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5220" calcext:value-type="float">
            <text:p>522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5280" calcext:value-type="float">
            <text:p>5280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5340" calcext:value-type="float">
            <text:p>534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5460" calcext:value-type="float">
            <text:p>546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float" office:value="5520" calcext:value-type="float">
            <text:p>55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5760" calcext:value-type="float">
            <text:p>576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940" calcext:value-type="float">
            <text:p>5940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6180" calcext:value-type="float">
            <text:p>61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6360" calcext:value-type="float">
            <text:p>636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6480" calcext:value-type="float">
            <text:p>648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6660" calcext:value-type="float">
            <text:p>666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6780" calcext:value-type="float">
            <text:p>6780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6840" calcext:value-type="float">
            <text:p>68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6960" calcext:value-type="float">
            <text:p>69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7080" calcext:value-type="float">
            <text:p>70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140" calcext:value-type="float">
            <text:p>71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260" calcext:value-type="float">
            <text:p>726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7320" calcext:value-type="float">
            <text:p>73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380" calcext:value-type="float">
            <text:p>73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440" calcext:value-type="float">
            <text:p>74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560" calcext:value-type="float">
            <text:p>75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680" calcext:value-type="float">
            <text:p>76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740" calcext:value-type="float">
            <text:p>77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860" calcext:value-type="float">
            <text:p>78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920" calcext:value-type="float">
            <text:p>79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980" calcext:value-type="float">
            <text:p>79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040" calcext:value-type="float">
            <text:p>80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float" office:value="8160" calcext:value-type="float">
            <text:p>816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float" office:value="8220" calcext:value-type="float">
            <text:p>82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280" calcext:value-type="float">
            <text:p>82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340" calcext:value-type="float">
            <text:p>83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460" calcext:value-type="float">
            <text:p>8460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8520" calcext:value-type="float">
            <text:p>852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8580" calcext:value-type="float">
            <text:p>858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float" office:value="8640" calcext:value-type="float">
            <text:p>86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880" calcext:value-type="float">
            <text:p>8880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8940" calcext:value-type="float">
            <text:p>89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9060" calcext:value-type="float">
            <text:p>906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9120" calcext:value-type="float">
            <text:p>91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9180" calcext:value-type="float">
            <text:p>918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9240" calcext:value-type="float">
            <text:p>924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9360" calcext:value-type="float">
            <text:p>936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9420" calcext:value-type="float">
            <text:p>94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9480" calcext:value-type="float">
            <text:p>94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9540" calcext:value-type="float">
            <text:p>95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9660" calcext:value-type="float">
            <text:p>966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9720" calcext:value-type="float">
            <text:p>97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9780" calcext:value-type="float">
            <text:p>97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9840" calcext:value-type="float">
            <text:p>98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9960" calcext:value-type="float">
            <text:p>9960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0260" calcext:value-type="float">
            <text:p>102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320" calcext:value-type="float">
            <text:p>1032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0380" calcext:value-type="float">
            <text:p>103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0440" calcext:value-type="float">
            <text:p>10440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0560" calcext:value-type="float">
            <text:p>1056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0620" calcext:value-type="float">
            <text:p>106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680" calcext:value-type="float">
            <text:p>106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740" calcext:value-type="float">
            <text:p>107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0860" calcext:value-type="float">
            <text:p>1086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0920" calcext:value-type="float">
            <text:p>109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0980" calcext:value-type="float">
            <text:p>109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1040" calcext:value-type="float">
            <text:p>110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1160" calcext:value-type="float">
            <text:p>1116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1220" calcext:value-type="float">
            <text:p>112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1280" calcext:value-type="float">
            <text:p>112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1340" calcext:value-type="float">
            <text:p>11340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1460" calcext:value-type="float">
            <text:p>114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520" calcext:value-type="float">
            <text:p>1152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1580" calcext:value-type="float">
            <text:p>1158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1640" calcext:value-type="float">
            <text:p>116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1700" calcext:value-type="float">
            <text:p>117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760" calcext:value-type="float">
            <text:p>1176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1820" calcext:value-type="float">
            <text:p>118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1880" calcext:value-type="float">
            <text:p>118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1940" calcext:value-type="float">
            <text:p>119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2060" calcext:value-type="float">
            <text:p>1206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2120" calcext:value-type="float">
            <text:p>121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2180" calcext:value-type="float">
            <text:p>121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2240" calcext:value-type="float">
            <text:p>122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2300" calcext:value-type="float">
            <text:p>1230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2360" calcext:value-type="float">
            <text:p>1236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2480" calcext:value-type="float">
            <text:p>124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2540" calcext:value-type="float">
            <text:p>1254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2660" calcext:value-type="float">
            <text:p>1266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2720" calcext:value-type="float">
            <text:p>127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2780" calcext:value-type="float">
            <text:p>12780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2840" calcext:value-type="float">
            <text:p>128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2900" calcext:value-type="float">
            <text:p>129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2960" calcext:value-type="float">
            <text:p>129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020" calcext:value-type="float">
            <text:p>13020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3080" calcext:value-type="float">
            <text:p>1308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3140" calcext:value-type="float">
            <text:p>131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3200" calcext:value-type="float">
            <text:p>13200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3260" calcext:value-type="float">
            <text:p>1326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3320" calcext:value-type="float">
            <text:p>13320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3380" calcext:value-type="float">
            <text:p>133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3440" calcext:value-type="float">
            <text:p>13440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3560" calcext:value-type="float">
            <text:p>1356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3620" calcext:value-type="float">
            <text:p>136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3680" calcext:value-type="float">
            <text:p>136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3740" calcext:value-type="float">
            <text:p>137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3860" calcext:value-type="float">
            <text:p>1386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3920" calcext:value-type="float">
            <text:p>139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3980" calcext:value-type="float">
            <text:p>139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4040" calcext:value-type="float">
            <text:p>1404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4100" calcext:value-type="float">
            <text:p>14100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14160" calcext:value-type="float">
            <text:p>1416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4220" calcext:value-type="float">
            <text:p>142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4280" calcext:value-type="float">
            <text:p>14280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4340" calcext:value-type="float">
            <text:p>143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4460" calcext:value-type="float">
            <text:p>1446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4520" calcext:value-type="float">
            <text:p>145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4580" calcext:value-type="float">
            <text:p>145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4640" calcext:value-type="float">
            <text:p>146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4760" calcext:value-type="float">
            <text:p>1476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4820" calcext:value-type="float">
            <text:p>148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4880" calcext:value-type="float">
            <text:p>14880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4940" calcext:value-type="float">
            <text:p>149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060" calcext:value-type="float">
            <text:p>1506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5120" calcext:value-type="float">
            <text:p>1512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5180" calcext:value-type="float">
            <text:p>1518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5240" calcext:value-type="float">
            <text:p>152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5300" calcext:value-type="float">
            <text:p>1530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5360" calcext:value-type="float">
            <text:p>1536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float" office:value="15420" calcext:value-type="float">
            <text:p>154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5480" calcext:value-type="float">
            <text:p>154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5540" calcext:value-type="float">
            <text:p>155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660" calcext:value-type="float">
            <text:p>1566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5720" calcext:value-type="float">
            <text:p>157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780" calcext:value-type="float">
            <text:p>157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5840" calcext:value-type="float">
            <text:p>158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900" calcext:value-type="float">
            <text:p>159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960" calcext:value-type="float">
            <text:p>159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020" calcext:value-type="float">
            <text:p>1602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6080" calcext:value-type="float">
            <text:p>160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140" calcext:value-type="float">
            <text:p>16140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float" office:value="16260" calcext:value-type="float">
            <text:p>162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320" calcext:value-type="float">
            <text:p>163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380" calcext:value-type="float">
            <text:p>16380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6440" calcext:value-type="float">
            <text:p>164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6560" calcext:value-type="float">
            <text:p>1656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6620" calcext:value-type="float">
            <text:p>1662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6680" calcext:value-type="float">
            <text:p>1668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6740" calcext:value-type="float">
            <text:p>1674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6860" calcext:value-type="float">
            <text:p>1686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6920" calcext:value-type="float">
            <text:p>1692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6980" calcext:value-type="float">
            <text:p>16980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7040" calcext:value-type="float">
            <text:p>17040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7100" calcext:value-type="float">
            <text:p>1710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7160" calcext:value-type="float">
            <text:p>1716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float" office:value="17220" calcext:value-type="float">
            <text:p>172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7280" calcext:value-type="float">
            <text:p>172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7340" calcext:value-type="float">
            <text:p>173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7400" calcext:value-type="float">
            <text:p>1740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7460" calcext:value-type="float">
            <text:p>17460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7520" calcext:value-type="float">
            <text:p>175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7580" calcext:value-type="float">
            <text:p>1758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7640" calcext:value-type="float">
            <text:p>1764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7700" calcext:value-type="float">
            <text:p>177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760" calcext:value-type="float">
            <text:p>1776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7820" calcext:value-type="float">
            <text:p>178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float" office:value="17880" calcext:value-type="float">
            <text:p>1788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7940" calcext:value-type="float">
            <text:p>17940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8060" calcext:value-type="float">
            <text:p>18060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18120" calcext:value-type="float">
            <text:p>181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8180" calcext:value-type="float">
            <text:p>181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8360" calcext:value-type="float">
            <text:p>1836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8420" calcext:value-type="float">
            <text:p>184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8480" calcext:value-type="float">
            <text:p>1848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8540" calcext:value-type="float">
            <text:p>18540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8660" calcext:value-type="float">
            <text:p>186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8720" calcext:value-type="float">
            <text:p>1872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8780" calcext:value-type="float">
            <text:p>18780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8840" calcext:value-type="float">
            <text:p>1884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8900" calcext:value-type="float">
            <text:p>1890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float" office:value="18960" calcext:value-type="float">
            <text:p>1896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9020" calcext:value-type="float">
            <text:p>19020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19080" calcext:value-type="float">
            <text:p>190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9140" calcext:value-type="float">
            <text:p>191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9260" calcext:value-type="float">
            <text:p>1926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9320" calcext:value-type="float">
            <text:p>193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9380" calcext:value-type="float">
            <text:p>1938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9440" calcext:value-type="float">
            <text:p>194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9560" calcext:value-type="float">
            <text:p>1956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9620" calcext:value-type="float">
            <text:p>19620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19680" calcext:value-type="float">
            <text:p>19680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9740" calcext:value-type="float">
            <text:p>19740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9800" calcext:value-type="float">
            <text:p>19800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19860" calcext:value-type="float">
            <text:p>19860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19920" calcext:value-type="float">
            <text:p>19920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19980" calcext:value-type="float">
            <text:p>19980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0040" calcext:value-type="float">
            <text:p>20040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0160" calcext:value-type="float">
            <text:p>20160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0220" calcext:value-type="float">
            <text:p>20220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0280" calcext:value-type="float">
            <text:p>20280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20340" calcext:value-type="float">
            <text:p>20340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20460" calcext:value-type="float">
            <text:p>2046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20520" calcext:value-type="float">
            <text:p>20520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20580" calcext:value-type="float">
            <text:p>20580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20640" calcext:value-type="float">
            <text:p>20640</text:p>
          </table:table-cell>
          <table:table-cell office:value-type="float" office:value="1.2" calcext:value-type="float">
            <text:p>1.20</text:p>
          </table:table-cell>
        </table:table-row>
        <table:table-row table:style-name="ro1">
          <table:table-cell office:value-type="float" office:value="20700" calcext:value-type="float">
            <text:p>20700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20760" calcext:value-type="float">
            <text:p>20760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820" calcext:value-type="float">
            <text:p>20820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20880" calcext:value-type="float">
            <text:p>20880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20940" calcext:value-type="float">
            <text:p>20940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21060" calcext:value-type="float">
            <text:p>21060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21120" calcext:value-type="float">
            <text:p>21120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21180" calcext:value-type="float">
            <text:p>21180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1240" calcext:value-type="float">
            <text:p>21240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float" office:value="21300" calcext:value-type="float">
            <text:p>21300</text:p>
          </table:table-cell>
          <table:table-cell office:value-type="float" office:value="1.3" calcext:value-type="float">
            <text:p>1.30</text:p>
          </table:table-cell>
        </table:table-row>
        <table:table-row table:style-name="ro1">
          <table:table-cell office:value-type="float" office:value="21360" calcext:value-type="float">
            <text:p>21360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float" office:value="21420" calcext:value-type="float">
            <text:p>21420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float" office:value="21480" calcext:value-type="float">
            <text:p>21480</text:p>
          </table:table-cell>
          <table:table-cell office:value-type="float" office:value="3.7" calcext:value-type="float">
            <text:p>3.70</text:p>
          </table:table-cell>
        </table:table-row>
        <table:table-row table:style-name="ro1">
          <table:table-cell office:value-type="float" office:value="21540" calcext:value-type="float">
            <text:p>21540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4.23" calcext:value-type="float">
            <text:p>4.23</text:p>
          </table:table-cell>
        </table:table-row>
        <table:table-row table:style-name="ro1">
          <table:table-cell office:value-type="float" office:value="21660" calcext:value-type="float">
            <text:p>21660</text:p>
          </table:table-cell>
          <table:table-cell office:value-type="float" office:value="4.39" calcext:value-type="float">
            <text:p>4.39</text:p>
          </table:table-cell>
        </table:table-row>
        <table:table-row table:style-name="ro1">
          <table:table-cell office:value-type="float" office:value="21720" calcext:value-type="float">
            <text:p>21720</text:p>
          </table:table-cell>
          <table:table-cell office:value-type="float" office:value="4.84" calcext:value-type="float">
            <text:p>4.84</text:p>
          </table:table-cell>
        </table:table-row>
        <table:table-row table:style-name="ro1">
          <table:table-cell office:value-type="float" office:value="21780" calcext:value-type="float">
            <text:p>21780</text:p>
          </table:table-cell>
          <table:table-cell office:value-type="float" office:value="4.63" calcext:value-type="float">
            <text:p>4.63</text:p>
          </table:table-cell>
        </table:table-row>
        <table:table-row table:style-name="ro1">
          <table:table-cell office:value-type="float" office:value="21840" calcext:value-type="float">
            <text:p>21840</text:p>
          </table:table-cell>
          <table:table-cell office:value-type="float" office:value="4.67" calcext:value-type="float">
            <text:p>4.67</text:p>
          </table:table-cell>
        </table:table-row>
        <table:table-row table:style-name="ro1">
          <table:table-cell office:value-type="float" office:value="21900" calcext:value-type="float">
            <text:p>21900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21960" calcext:value-type="float">
            <text:p>21960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22020" calcext:value-type="float">
            <text:p>22020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22080" calcext:value-type="float">
            <text:p>22080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22140" calcext:value-type="float">
            <text:p>22140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22200" calcext:value-type="float">
            <text:p>22200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float" office:value="22260" calcext:value-type="float">
            <text:p>22260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22320" calcext:value-type="float">
            <text:p>22320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22380" calcext:value-type="float">
            <text:p>22380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22440" calcext:value-type="float">
            <text:p>22440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22560" calcext:value-type="float">
            <text:p>22560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22620" calcext:value-type="float">
            <text:p>22620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22680" calcext:value-type="float">
            <text:p>22680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22740" calcext:value-type="float">
            <text:p>22740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office:value-type="float" office:value="22800" calcext:value-type="float">
            <text:p>2280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float" office:value="22860" calcext:value-type="float">
            <text:p>22860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22920" calcext:value-type="float">
            <text:p>22920</text:p>
          </table:table-cell>
          <table:table-cell office:value-type="float" office:value="4.88" calcext:value-type="float">
            <text:p>4.88</text:p>
          </table:table-cell>
        </table:table-row>
        <table:table-row table:style-name="ro1">
          <table:table-cell office:value-type="float" office:value="22980" calcext:value-type="float">
            <text:p>22980</text:p>
          </table:table-cell>
          <table:table-cell office:value-type="float" office:value="4.76" calcext:value-type="float">
            <text:p>4.76</text:p>
          </table:table-cell>
        </table:table-row>
        <table:table-row table:style-name="ro1">
          <table:table-cell office:value-type="float" office:value="23040" calcext:value-type="float">
            <text:p>23040</text:p>
          </table:table-cell>
          <table:table-cell office:value-type="float" office:value="4.28" calcext:value-type="float">
            <text:p>4.28</text:p>
          </table:table-cell>
        </table:table-row>
        <table:table-row table:style-name="ro1">
          <table:table-cell office:value-type="float" office:value="23100" calcext:value-type="float">
            <text:p>23100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23160" calcext:value-type="float">
            <text:p>23160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float" office:value="23220" calcext:value-type="float">
            <text:p>23220</text:p>
          </table:table-cell>
          <table:table-cell office:value-type="float" office:value="4.64" calcext:value-type="float">
            <text:p>4.64</text:p>
          </table:table-cell>
        </table:table-row>
        <table:table-row table:style-name="ro1">
          <table:table-cell office:value-type="float" office:value="23280" calcext:value-type="float">
            <text:p>23280</text:p>
          </table:table-cell>
          <table:table-cell office:value-type="float" office:value="4.9" calcext:value-type="float">
            <text:p>4.90</text:p>
          </table:table-cell>
        </table:table-row>
        <table:table-row table:style-name="ro1">
          <table:table-cell office:value-type="float" office:value="23340" calcext:value-type="float">
            <text:p>23340</text:p>
          </table:table-cell>
          <table:table-cell office:value-type="float" office:value="5.51" calcext:value-type="float">
            <text:p>5.51</text:p>
          </table:table-cell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5.49" calcext:value-type="float">
            <text:p>5.49</text:p>
          </table:table-cell>
        </table:table-row>
        <table:table-row table:style-name="ro1">
          <table:table-cell office:value-type="float" office:value="23460" calcext:value-type="float">
            <text:p>2346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float" office:value="23520" calcext:value-type="float">
            <text:p>23520</text:p>
          </table:table-cell>
          <table:table-cell office:value-type="float" office:value="8.57" calcext:value-type="float">
            <text:p>8.57</text:p>
          </table:table-cell>
        </table:table-row>
        <table:table-row table:style-name="ro1">
          <table:table-cell office:value-type="float" office:value="23580" calcext:value-type="float">
            <text:p>23580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float" office:value="23640" calcext:value-type="float">
            <text:p>23640</text:p>
          </table:table-cell>
          <table:table-cell office:value-type="float" office:value="9.04" calcext:value-type="float">
            <text:p>9.04</text:p>
          </table:table-cell>
        </table:table-row>
        <table:table-row table:style-name="ro1">
          <table:table-cell office:value-type="float" office:value="23700" calcext:value-type="float">
            <text:p>23700</text:p>
          </table:table-cell>
          <table:table-cell office:value-type="float" office:value="9.48" calcext:value-type="float">
            <text:p>9.48</text:p>
          </table:table-cell>
        </table:table-row>
        <table:table-row table:style-name="ro1">
          <table:table-cell office:value-type="float" office:value="23760" calcext:value-type="float">
            <text:p>23760</text:p>
          </table:table-cell>
          <table:table-cell office:value-type="float" office:value="10.94" calcext:value-type="float">
            <text:p>10.94</text:p>
          </table:table-cell>
        </table:table-row>
        <table:table-row table:style-name="ro1">
          <table:table-cell office:value-type="float" office:value="23820" calcext:value-type="float">
            <text:p>23820</text:p>
          </table:table-cell>
          <table:table-cell office:value-type="float" office:value="11.42" calcext:value-type="float">
            <text:p>11.42</text:p>
          </table:table-cell>
        </table:table-row>
        <table:table-row table:style-name="ro1">
          <table:table-cell office:value-type="float" office:value="23880" calcext:value-type="float">
            <text:p>23880</text:p>
          </table:table-cell>
          <table:table-cell office:value-type="float" office:value="10.48" calcext:value-type="float">
            <text:p>10.48</text:p>
          </table:table-cell>
        </table:table-row>
        <table:table-row table:style-name="ro1">
          <table:table-cell office:value-type="float" office:value="23940" calcext:value-type="float">
            <text:p>23940</text:p>
          </table:table-cell>
          <table:table-cell office:value-type="float" office:value="9.6" calcext:value-type="float">
            <text:p>9.60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9.05" calcext:value-type="float">
            <text:p>9.05</text:p>
          </table:table-cell>
        </table:table-row>
        <table:table-row table:style-name="ro1">
          <table:table-cell office:value-type="float" office:value="24060" calcext:value-type="float">
            <text:p>24060</text:p>
          </table:table-cell>
          <table:table-cell office:value-type="float" office:value="9.02" calcext:value-type="float">
            <text:p>9.02</text:p>
          </table:table-cell>
        </table:table-row>
        <table:table-row table:style-name="ro1">
          <table:table-cell office:value-type="float" office:value="24120" calcext:value-type="float">
            <text:p>24120</text:p>
          </table:table-cell>
          <table:table-cell office:value-type="float" office:value="12.92" calcext:value-type="float">
            <text:p>12.92</text:p>
          </table:table-cell>
        </table:table-row>
        <table:table-row table:style-name="ro1">
          <table:table-cell office:value-type="float" office:value="24180" calcext:value-type="float">
            <text:p>24180</text:p>
          </table:table-cell>
          <table:table-cell office:value-type="float" office:value="20" calcext:value-type="float">
            <text:p>20.00</text:p>
          </table:table-cell>
        </table:table-row>
        <table:table-row table:style-name="ro1">
          <table:table-cell office:value-type="float" office:value="24240" calcext:value-type="float">
            <text:p>24240</text:p>
          </table:table-cell>
          <table:table-cell office:value-type="float" office:value="28.47" calcext:value-type="float">
            <text:p>28.47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34.05" calcext:value-type="float">
            <text:p>34.05</text:p>
          </table:table-cell>
        </table:table-row>
        <table:table-row table:style-name="ro1">
          <table:table-cell office:value-type="float" office:value="24360" calcext:value-type="float">
            <text:p>24360</text:p>
          </table:table-cell>
          <table:table-cell office:value-type="float" office:value="40.38" calcext:value-type="float">
            <text:p>40.38</text:p>
          </table:table-cell>
        </table:table-row>
        <table:table-row table:style-name="ro1">
          <table:table-cell office:value-type="float" office:value="24420" calcext:value-type="float">
            <text:p>24420</text:p>
          </table:table-cell>
          <table:table-cell office:value-type="float" office:value="45.12" calcext:value-type="float">
            <text:p>45.12</text:p>
          </table:table-cell>
        </table:table-row>
        <table:table-row table:style-name="ro1">
          <table:table-cell office:value-type="float" office:value="24480" calcext:value-type="float">
            <text:p>24480</text:p>
          </table:table-cell>
          <table:table-cell office:value-type="float" office:value="44.5" calcext:value-type="float">
            <text:p>44.50</text:p>
          </table:table-cell>
        </table:table-row>
        <table:table-row table:style-name="ro1">
          <table:table-cell office:value-type="float" office:value="24540" calcext:value-type="float">
            <text:p>24540</text:p>
          </table:table-cell>
          <table:table-cell office:value-type="float" office:value="46.71" calcext:value-type="float">
            <text:p>46.71</text:p>
          </table:table-cell>
        </table:table-row>
        <table:table-row table:style-name="ro1">
          <table:table-cell office:value-type="float" office:value="24600" calcext:value-type="float">
            <text:p>24600</text:p>
          </table:table-cell>
          <table:table-cell office:value-type="float" office:value="52.97" calcext:value-type="float">
            <text:p>52.97</text:p>
          </table:table-cell>
        </table:table-row>
        <table:table-row table:style-name="ro1">
          <table:table-cell office:value-type="float" office:value="24660" calcext:value-type="float">
            <text:p>24660</text:p>
          </table:table-cell>
          <table:table-cell office:value-type="float" office:value="45.9" calcext:value-type="float">
            <text:p>45.90</text:p>
          </table:table-cell>
        </table:table-row>
        <table:table-row table:style-name="ro1">
          <table:table-cell office:value-type="float" office:value="24720" calcext:value-type="float">
            <text:p>24720</text:p>
          </table:table-cell>
          <table:table-cell office:value-type="float" office:value="42.47" calcext:value-type="float">
            <text:p>42.47</text:p>
          </table:table-cell>
        </table:table-row>
        <table:table-row table:style-name="ro1">
          <table:table-cell office:value-type="float" office:value="24780" calcext:value-type="float">
            <text:p>24780</text:p>
          </table:table-cell>
          <table:table-cell office:value-type="float" office:value="50.24" calcext:value-type="float">
            <text:p>50.24</text:p>
          </table:table-cell>
        </table:table-row>
        <table:table-row table:style-name="ro1">
          <table:table-cell office:value-type="float" office:value="24840" calcext:value-type="float">
            <text:p>24840</text:p>
          </table:table-cell>
          <table:table-cell office:value-type="float" office:value="48.07" calcext:value-type="float">
            <text:p>48.07</text:p>
          </table:table-cell>
        </table:table-row>
        <table:table-row table:style-name="ro1">
          <table:table-cell office:value-type="float" office:value="24900" calcext:value-type="float">
            <text:p>24900</text:p>
          </table:table-cell>
          <table:table-cell office:value-type="float" office:value="37.11" calcext:value-type="float">
            <text:p>37.11</text:p>
          </table:table-cell>
        </table:table-row>
        <table:table-row table:style-name="ro1">
          <table:table-cell office:value-type="float" office:value="24960" calcext:value-type="float">
            <text:p>24960</text:p>
          </table:table-cell>
          <table:table-cell office:value-type="float" office:value="35.68" calcext:value-type="float">
            <text:p>35.68</text:p>
          </table:table-cell>
        </table:table-row>
        <table:table-row table:style-name="ro1">
          <table:table-cell office:value-type="float" office:value="25020" calcext:value-type="float">
            <text:p>25020</text:p>
          </table:table-cell>
          <table:table-cell office:value-type="float" office:value="35.99" calcext:value-type="float">
            <text:p>35.99</text:p>
          </table:table-cell>
        </table:table-row>
        <table:table-row table:style-name="ro1">
          <table:table-cell office:value-type="float" office:value="25080" calcext:value-type="float">
            <text:p>25080</text:p>
          </table:table-cell>
          <table:table-cell office:value-type="float" office:value="35.01" calcext:value-type="float">
            <text:p>35.01</text:p>
          </table:table-cell>
        </table:table-row>
        <table:table-row table:style-name="ro1">
          <table:table-cell office:value-type="float" office:value="25140" calcext:value-type="float">
            <text:p>25140</text:p>
          </table:table-cell>
          <table:table-cell office:value-type="float" office:value="32.4" calcext:value-type="float">
            <text:p>32.40</text:p>
          </table:table-cell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39.53" calcext:value-type="float">
            <text:p>39.53</text:p>
          </table:table-cell>
        </table:table-row>
        <table:table-row table:style-name="ro1">
          <table:table-cell office:value-type="float" office:value="25260" calcext:value-type="float">
            <text:p>25260</text:p>
          </table:table-cell>
          <table:table-cell office:value-type="float" office:value="54.06" calcext:value-type="float">
            <text:p>54.06</text:p>
          </table:table-cell>
        </table:table-row>
        <table:table-row table:style-name="ro1">
          <table:table-cell office:value-type="float" office:value="25320" calcext:value-type="float">
            <text:p>25320</text:p>
          </table:table-cell>
          <table:table-cell office:value-type="float" office:value="72.15" calcext:value-type="float">
            <text:p>72.15</text:p>
          </table:table-cell>
        </table:table-row>
        <table:table-row table:style-name="ro1">
          <table:table-cell office:value-type="float" office:value="25380" calcext:value-type="float">
            <text:p>25380</text:p>
          </table:table-cell>
          <table:table-cell office:value-type="float" office:value="70.39" calcext:value-type="float">
            <text:p>70.39</text:p>
          </table:table-cell>
        </table:table-row>
        <table:table-row table:style-name="ro1">
          <table:table-cell office:value-type="float" office:value="25440" calcext:value-type="float">
            <text:p>25440</text:p>
          </table:table-cell>
          <table:table-cell office:value-type="float" office:value="76.5" calcext:value-type="float">
            <text:p>76.50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63" calcext:value-type="float">
            <text:p>63.00</text:p>
          </table:table-cell>
        </table:table-row>
        <table:table-row table:style-name="ro1">
          <table:table-cell office:value-type="float" office:value="25560" calcext:value-type="float">
            <text:p>25560</text:p>
          </table:table-cell>
          <table:table-cell office:value-type="float" office:value="48.92" calcext:value-type="float">
            <text:p>48.92</text:p>
          </table:table-cell>
        </table:table-row>
        <table:table-row table:style-name="ro1">
          <table:table-cell office:value-type="float" office:value="25620" calcext:value-type="float">
            <text:p>25620</text:p>
          </table:table-cell>
          <table:table-cell office:value-type="float" office:value="45.98" calcext:value-type="float">
            <text:p>45.98</text:p>
          </table:table-cell>
        </table:table-row>
        <table:table-row table:style-name="ro1">
          <table:table-cell office:value-type="float" office:value="25680" calcext:value-type="float">
            <text:p>25680</text:p>
          </table:table-cell>
          <table:table-cell office:value-type="float" office:value="49.64" calcext:value-type="float">
            <text:p>49.64</text:p>
          </table:table-cell>
        </table:table-row>
        <table:table-row table:style-name="ro1">
          <table:table-cell office:value-type="float" office:value="25740" calcext:value-type="float">
            <text:p>25740</text:p>
          </table:table-cell>
          <table:table-cell office:value-type="float" office:value="47.13" calcext:value-type="float">
            <text:p>47.13</text:p>
          </table:table-cell>
        </table:table-row>
        <table:table-row table:style-name="ro1">
          <table:table-cell office:value-type="float" office:value="25800" calcext:value-type="float">
            <text:p>25800</text:p>
          </table:table-cell>
          <table:table-cell office:value-type="float" office:value="40.42" calcext:value-type="float">
            <text:p>40.42</text:p>
          </table:table-cell>
        </table:table-row>
        <table:table-row table:style-name="ro1">
          <table:table-cell office:value-type="float" office:value="25860" calcext:value-type="float">
            <text:p>25860</text:p>
          </table:table-cell>
          <table:table-cell office:value-type="float" office:value="34.99" calcext:value-type="float">
            <text:p>34.99</text:p>
          </table:table-cell>
        </table:table-row>
        <table:table-row table:style-name="ro1">
          <table:table-cell office:value-type="float" office:value="25920" calcext:value-type="float">
            <text:p>25920</text:p>
          </table:table-cell>
          <table:table-cell office:value-type="float" office:value="37.14" calcext:value-type="float">
            <text:p>37.14</text:p>
          </table:table-cell>
        </table:table-row>
        <table:table-row table:style-name="ro1">
          <table:table-cell office:value-type="float" office:value="25980" calcext:value-type="float">
            <text:p>25980</text:p>
          </table:table-cell>
          <table:table-cell office:value-type="float" office:value="43.12" calcext:value-type="float">
            <text:p>43.12</text:p>
          </table:table-cell>
        </table:table-row>
        <table:table-row table:style-name="ro1">
          <table:table-cell office:value-type="float" office:value="26040" calcext:value-type="float">
            <text:p>26040</text:p>
          </table:table-cell>
          <table:table-cell office:value-type="float" office:value="53.69" calcext:value-type="float">
            <text:p>53.69</text:p>
          </table:table-cell>
        </table:table-row>
        <table:table-row table:style-name="ro1">
          <table:table-cell office:value-type="float" office:value="26100" calcext:value-type="float">
            <text:p>26100</text:p>
          </table:table-cell>
          <table:table-cell office:value-type="float" office:value="57.46" calcext:value-type="float">
            <text:p>57.46</text:p>
          </table:table-cell>
        </table:table-row>
        <table:table-row table:style-name="ro1">
          <table:table-cell office:value-type="float" office:value="26160" calcext:value-type="float">
            <text:p>26160</text:p>
          </table:table-cell>
          <table:table-cell office:value-type="float" office:value="60.47" calcext:value-type="float">
            <text:p>60.47</text:p>
          </table:table-cell>
        </table:table-row>
        <table:table-row table:style-name="ro1">
          <table:table-cell office:value-type="float" office:value="26220" calcext:value-type="float">
            <text:p>26220</text:p>
          </table:table-cell>
          <table:table-cell office:value-type="float" office:value="69.16" calcext:value-type="float">
            <text:p>69.16</text:p>
          </table:table-cell>
        </table:table-row>
        <table:table-row table:style-name="ro1">
          <table:table-cell office:value-type="float" office:value="26280" calcext:value-type="float">
            <text:p>26280</text:p>
          </table:table-cell>
          <table:table-cell office:value-type="float" office:value="73.5" calcext:value-type="float">
            <text:p>73.50</text:p>
          </table:table-cell>
        </table:table-row>
        <table:table-row table:style-name="ro1">
          <table:table-cell office:value-type="float" office:value="26340" calcext:value-type="float">
            <text:p>26340</text:p>
          </table:table-cell>
          <table:table-cell office:value-type="float" office:value="72.79" calcext:value-type="float">
            <text:p>72.79</text:p>
          </table:table-cell>
        </table:table-row>
        <table:table-row table:style-name="ro1">
          <table:table-cell office:value-type="float" office:value="26400" calcext:value-type="float">
            <text:p>26400</text:p>
          </table:table-cell>
          <table:table-cell office:value-type="float" office:value="67.25" calcext:value-type="float">
            <text:p>67.25</text:p>
          </table:table-cell>
        </table:table-row>
        <table:table-row table:style-name="ro1">
          <table:table-cell office:value-type="float" office:value="26460" calcext:value-type="float">
            <text:p>26460</text:p>
          </table:table-cell>
          <table:table-cell office:value-type="float" office:value="68.75" calcext:value-type="float">
            <text:p>68.75</text:p>
          </table:table-cell>
        </table:table-row>
        <table:table-row table:style-name="ro1">
          <table:table-cell office:value-type="float" office:value="26520" calcext:value-type="float">
            <text:p>26520</text:p>
          </table:table-cell>
          <table:table-cell office:value-type="float" office:value="71.11" calcext:value-type="float">
            <text:p>71.11</text:p>
          </table:table-cell>
        </table:table-row>
        <table:table-row table:style-name="ro1">
          <table:table-cell office:value-type="float" office:value="26580" calcext:value-type="float">
            <text:p>26580</text:p>
          </table:table-cell>
          <table:table-cell office:value-type="float" office:value="69.99" calcext:value-type="float">
            <text:p>69.99</text:p>
          </table:table-cell>
        </table:table-row>
        <table:table-row table:style-name="ro1">
          <table:table-cell office:value-type="float" office:value="26640" calcext:value-type="float">
            <text:p>26640</text:p>
          </table:table-cell>
          <table:table-cell office:value-type="float" office:value="75.01" calcext:value-type="float">
            <text:p>75.01</text:p>
          </table:table-cell>
        </table:table-row>
        <table:table-row table:style-name="ro1">
          <table:table-cell office:value-type="float" office:value="26700" calcext:value-type="float">
            <text:p>26700</text:p>
          </table:table-cell>
          <table:table-cell office:value-type="float" office:value="79.92" calcext:value-type="float">
            <text:p>79.92</text:p>
          </table:table-cell>
        </table:table-row>
        <table:table-row table:style-name="ro1">
          <table:table-cell office:value-type="float" office:value="26760" calcext:value-type="float">
            <text:p>26760</text:p>
          </table:table-cell>
          <table:table-cell office:value-type="float" office:value="70.57" calcext:value-type="float">
            <text:p>70.57</text:p>
          </table:table-cell>
        </table:table-row>
        <table:table-row table:style-name="ro1">
          <table:table-cell office:value-type="float" office:value="26820" calcext:value-type="float">
            <text:p>26820</text:p>
          </table:table-cell>
          <table:table-cell office:value-type="float" office:value="57.52" calcext:value-type="float">
            <text:p>57.52</text:p>
          </table:table-cell>
        </table:table-row>
        <table:table-row table:style-name="ro1">
          <table:table-cell office:value-type="float" office:value="26880" calcext:value-type="float">
            <text:p>26880</text:p>
          </table:table-cell>
          <table:table-cell office:value-type="float" office:value="54.55" calcext:value-type="float">
            <text:p>54.55</text:p>
          </table:table-cell>
        </table:table-row>
        <table:table-row table:style-name="ro1">
          <table:table-cell office:value-type="float" office:value="26940" calcext:value-type="float">
            <text:p>26940</text:p>
          </table:table-cell>
          <table:table-cell office:value-type="float" office:value="51.06" calcext:value-type="float">
            <text:p>51.06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47.4" calcext:value-type="float">
            <text:p>47.40</text:p>
          </table:table-cell>
        </table:table-row>
        <table:table-row table:style-name="ro1">
          <table:table-cell office:value-type="float" office:value="27060" calcext:value-type="float">
            <text:p>27060</text:p>
          </table:table-cell>
          <table:table-cell office:value-type="float" office:value="49.59" calcext:value-type="float">
            <text:p>49.59</text:p>
          </table:table-cell>
        </table:table-row>
        <table:table-row table:style-name="ro1">
          <table:table-cell office:value-type="float" office:value="27120" calcext:value-type="float">
            <text:p>27120</text:p>
          </table:table-cell>
          <table:table-cell office:value-type="float" office:value="55.65" calcext:value-type="float">
            <text:p>55.65</text:p>
          </table:table-cell>
        </table:table-row>
        <table:table-row table:style-name="ro1">
          <table:table-cell office:value-type="float" office:value="27180" calcext:value-type="float">
            <text:p>27180</text:p>
          </table:table-cell>
          <table:table-cell office:value-type="float" office:value="58.94" calcext:value-type="float">
            <text:p>58.94</text:p>
          </table:table-cell>
        </table:table-row>
        <table:table-row table:style-name="ro1">
          <table:table-cell office:value-type="float" office:value="27240" calcext:value-type="float">
            <text:p>27240</text:p>
          </table:table-cell>
          <table:table-cell office:value-type="float" office:value="64.65" calcext:value-type="float">
            <text:p>64.65</text:p>
          </table:table-cell>
        </table:table-row>
        <table:table-row table:style-name="ro1">
          <table:table-cell office:value-type="float" office:value="27300" calcext:value-type="float">
            <text:p>27300</text:p>
          </table:table-cell>
          <table:table-cell office:value-type="float" office:value="72.33" calcext:value-type="float">
            <text:p>72.33</text:p>
          </table:table-cell>
        </table:table-row>
        <table:table-row table:style-name="ro1">
          <table:table-cell office:value-type="float" office:value="27360" calcext:value-type="float">
            <text:p>27360</text:p>
          </table:table-cell>
          <table:table-cell office:value-type="float" office:value="72.6" calcext:value-type="float">
            <text:p>72.60</text:p>
          </table:table-cell>
        </table:table-row>
        <table:table-row table:style-name="ro1">
          <table:table-cell office:value-type="float" office:value="27420" calcext:value-type="float">
            <text:p>27420</text:p>
          </table:table-cell>
          <table:table-cell office:value-type="float" office:value="70.97" calcext:value-type="float">
            <text:p>70.97</text:p>
          </table:table-cell>
        </table:table-row>
        <table:table-row table:style-name="ro1">
          <table:table-cell office:value-type="float" office:value="27480" calcext:value-type="float">
            <text:p>27480</text:p>
          </table:table-cell>
          <table:table-cell office:value-type="float" office:value="66.33" calcext:value-type="float">
            <text:p>66.33</text:p>
          </table:table-cell>
        </table:table-row>
        <table:table-row table:style-name="ro1">
          <table:table-cell office:value-type="float" office:value="27540" calcext:value-type="float">
            <text:p>27540</text:p>
          </table:table-cell>
          <table:table-cell office:value-type="float" office:value="55.62" calcext:value-type="float">
            <text:p>55.62</text:p>
          </table:table-cell>
        </table:table-row>
        <table:table-row table:style-name="ro1">
          <table:table-cell office:value-type="float" office:value="27600" calcext:value-type="float">
            <text:p>27600</text:p>
          </table:table-cell>
          <table:table-cell office:value-type="float" office:value="50.64" calcext:value-type="float">
            <text:p>50.64</text:p>
          </table:table-cell>
        </table:table-row>
        <table:table-row table:style-name="ro1">
          <table:table-cell office:value-type="float" office:value="27660" calcext:value-type="float">
            <text:p>27660</text:p>
          </table:table-cell>
          <table:table-cell office:value-type="float" office:value="52.94" calcext:value-type="float">
            <text:p>52.94</text:p>
          </table:table-cell>
        </table:table-row>
        <table:table-row table:style-name="ro1">
          <table:table-cell office:value-type="float" office:value="27720" calcext:value-type="float">
            <text:p>27720</text:p>
          </table:table-cell>
          <table:table-cell office:value-type="float" office:value="57.08" calcext:value-type="float">
            <text:p>57.08</text:p>
          </table:table-cell>
        </table:table-row>
        <table:table-row table:style-name="ro1">
          <table:table-cell office:value-type="float" office:value="27780" calcext:value-type="float">
            <text:p>27780</text:p>
          </table:table-cell>
          <table:table-cell office:value-type="float" office:value="61.98" calcext:value-type="float">
            <text:p>61.98</text:p>
          </table:table-cell>
        </table:table-row>
        <table:table-row table:style-name="ro1">
          <table:table-cell office:value-type="float" office:value="27840" calcext:value-type="float">
            <text:p>27840</text:p>
          </table:table-cell>
          <table:table-cell office:value-type="float" office:value="65.71" calcext:value-type="float">
            <text:p>65.71</text:p>
          </table:table-cell>
        </table:table-row>
        <table:table-row table:style-name="ro1">
          <table:table-cell office:value-type="float" office:value="27900" calcext:value-type="float">
            <text:p>27900</text:p>
          </table:table-cell>
          <table:table-cell office:value-type="float" office:value="61.72" calcext:value-type="float">
            <text:p>61.72</text:p>
          </table:table-cell>
        </table:table-row>
        <table:table-row table:style-name="ro1">
          <table:table-cell office:value-type="float" office:value="27960" calcext:value-type="float">
            <text:p>27960</text:p>
          </table:table-cell>
          <table:table-cell office:value-type="float" office:value="53.11" calcext:value-type="float">
            <text:p>53.11</text:p>
          </table:table-cell>
        </table:table-row>
        <table:table-row table:style-name="ro1">
          <table:table-cell office:value-type="float" office:value="28020" calcext:value-type="float">
            <text:p>28020</text:p>
          </table:table-cell>
          <table:table-cell office:value-type="float" office:value="39.37" calcext:value-type="float">
            <text:p>39.37</text:p>
          </table:table-cell>
        </table:table-row>
        <table:table-row table:style-name="ro1">
          <table:table-cell office:value-type="float" office:value="28080" calcext:value-type="float">
            <text:p>28080</text:p>
          </table:table-cell>
          <table:table-cell office:value-type="float" office:value="28.91" calcext:value-type="float">
            <text:p>28.91</text:p>
          </table:table-cell>
        </table:table-row>
        <table:table-row table:style-name="ro1">
          <table:table-cell office:value-type="float" office:value="28140" calcext:value-type="float">
            <text:p>28140</text:p>
          </table:table-cell>
          <table:table-cell office:value-type="float" office:value="21.58" calcext:value-type="float">
            <text:p>21.58</text:p>
          </table:table-cell>
        </table:table-row>
        <table:table-row table:style-name="ro1">
          <table:table-cell office:value-type="float" office:value="28200" calcext:value-type="float">
            <text:p>28200</text:p>
          </table:table-cell>
          <table:table-cell office:value-type="float" office:value="17.71" calcext:value-type="float">
            <text:p>17.71</text:p>
          </table:table-cell>
        </table:table-row>
        <table:table-row table:style-name="ro1">
          <table:table-cell office:value-type="float" office:value="28260" calcext:value-type="float">
            <text:p>28260</text:p>
          </table:table-cell>
          <table:table-cell office:value-type="float" office:value="19.67" calcext:value-type="float">
            <text:p>19.67</text:p>
          </table:table-cell>
        </table:table-row>
        <table:table-row table:style-name="ro1">
          <table:table-cell office:value-type="float" office:value="28320" calcext:value-type="float">
            <text:p>28320</text:p>
          </table:table-cell>
          <table:table-cell office:value-type="float" office:value="22.61" calcext:value-type="float">
            <text:p>22.61</text:p>
          </table:table-cell>
        </table:table-row>
        <table:table-row table:style-name="ro1">
          <table:table-cell office:value-type="float" office:value="28380" calcext:value-type="float">
            <text:p>28380</text:p>
          </table:table-cell>
          <table:table-cell office:value-type="float" office:value="22.66" calcext:value-type="float">
            <text:p>22.66</text:p>
          </table:table-cell>
        </table:table-row>
        <table:table-row table:style-name="ro1">
          <table:table-cell office:value-type="float" office:value="28440" calcext:value-type="float">
            <text:p>28440</text:p>
          </table:table-cell>
          <table:table-cell office:value-type="float" office:value="21.9" calcext:value-type="float">
            <text:p>21.90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23.74" calcext:value-type="float">
            <text:p>23.74</text:p>
          </table:table-cell>
        </table:table-row>
        <table:table-row table:style-name="ro1">
          <table:table-cell office:value-type="float" office:value="28560" calcext:value-type="float">
            <text:p>28560</text:p>
          </table:table-cell>
          <table:table-cell office:value-type="float" office:value="23.62" calcext:value-type="float">
            <text:p>23.62</text:p>
          </table:table-cell>
        </table:table-row>
        <table:table-row table:style-name="ro1">
          <table:table-cell office:value-type="float" office:value="28620" calcext:value-type="float">
            <text:p>28620</text:p>
          </table:table-cell>
          <table:table-cell office:value-type="float" office:value="23.85" calcext:value-type="float">
            <text:p>23.85</text:p>
          </table:table-cell>
        </table:table-row>
        <table:table-row table:style-name="ro1">
          <table:table-cell office:value-type="float" office:value="28680" calcext:value-type="float">
            <text:p>28680</text:p>
          </table:table-cell>
          <table:table-cell office:value-type="float" office:value="22.46" calcext:value-type="float">
            <text:p>22.46</text:p>
          </table:table-cell>
        </table:table-row>
        <table:table-row table:style-name="ro1">
          <table:table-cell office:value-type="float" office:value="28740" calcext:value-type="float">
            <text:p>28740</text:p>
          </table:table-cell>
          <table:table-cell office:value-type="float" office:value="18.95" calcext:value-type="float">
            <text:p>18.95</text:p>
          </table:table-cell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9.11" calcext:value-type="float">
            <text:p>19.11</text:p>
          </table:table-cell>
        </table:table-row>
        <table:table-row table:style-name="ro1">
          <table:table-cell office:value-type="float" office:value="28860" calcext:value-type="float">
            <text:p>28860</text:p>
          </table:table-cell>
          <table:table-cell office:value-type="float" office:value="23.95" calcext:value-type="float">
            <text:p>23.95</text:p>
          </table:table-cell>
        </table:table-row>
        <table:table-row table:style-name="ro1">
          <table:table-cell office:value-type="float" office:value="28920" calcext:value-type="float">
            <text:p>28920</text:p>
          </table:table-cell>
          <table:table-cell office:value-type="float" office:value="26.93" calcext:value-type="float">
            <text:p>26.93</text:p>
          </table:table-cell>
        </table:table-row>
        <table:table-row table:style-name="ro1">
          <table:table-cell office:value-type="float" office:value="28980" calcext:value-type="float">
            <text:p>28980</text:p>
          </table:table-cell>
          <table:table-cell office:value-type="float" office:value="30.78" calcext:value-type="float">
            <text:p>30.78</text:p>
          </table:table-cell>
        </table:table-row>
        <table:table-row table:style-name="ro1">
          <table:table-cell office:value-type="float" office:value="29040" calcext:value-type="float">
            <text:p>29040</text:p>
          </table:table-cell>
          <table:table-cell office:value-type="float" office:value="41.36" calcext:value-type="float">
            <text:p>41.36</text:p>
          </table:table-cell>
        </table:table-row>
        <table:table-row table:style-name="ro1">
          <table:table-cell office:value-type="float" office:value="29100" calcext:value-type="float">
            <text:p>29100</text:p>
          </table:table-cell>
          <table:table-cell office:value-type="float" office:value="47.9" calcext:value-type="float">
            <text:p>47.90</text:p>
          </table:table-cell>
        </table:table-row>
        <table:table-row table:style-name="ro1">
          <table:table-cell office:value-type="float" office:value="29160" calcext:value-type="float">
            <text:p>29160</text:p>
          </table:table-cell>
          <table:table-cell office:value-type="float" office:value="51.69" calcext:value-type="float">
            <text:p>51.69</text:p>
          </table:table-cell>
        </table:table-row>
        <table:table-row table:style-name="ro1">
          <table:table-cell office:value-type="float" office:value="29220" calcext:value-type="float">
            <text:p>29220</text:p>
          </table:table-cell>
          <table:table-cell office:value-type="float" office:value="67.76" calcext:value-type="float">
            <text:p>67.76</text:p>
          </table:table-cell>
        </table:table-row>
        <table:table-row table:style-name="ro1">
          <table:table-cell office:value-type="float" office:value="29280" calcext:value-type="float">
            <text:p>29280</text:p>
          </table:table-cell>
          <table:table-cell office:value-type="float" office:value="76.19" calcext:value-type="float">
            <text:p>76.19</text:p>
          </table:table-cell>
        </table:table-row>
        <table:table-row table:style-name="ro1">
          <table:table-cell office:value-type="float" office:value="29340" calcext:value-type="float">
            <text:p>29340</text:p>
          </table:table-cell>
          <table:table-cell office:value-type="float" office:value="65.5" calcext:value-type="float">
            <text:p>65.50</text:p>
          </table:table-cell>
        </table:table-row>
        <table:table-row table:style-name="ro1">
          <table:table-cell office:value-type="float" office:value="29400" calcext:value-type="float">
            <text:p>29400</text:p>
          </table:table-cell>
          <table:table-cell office:value-type="float" office:value="72.83" calcext:value-type="float">
            <text:p>72.83</text:p>
          </table:table-cell>
        </table:table-row>
        <table:table-row table:style-name="ro1">
          <table:table-cell office:value-type="float" office:value="29460" calcext:value-type="float">
            <text:p>29460</text:p>
          </table:table-cell>
          <table:table-cell office:value-type="float" office:value="101" calcext:value-type="float">
            <text:p>101.00</text:p>
          </table:table-cell>
        </table:table-row>
        <table:table-row table:style-name="ro1">
          <table:table-cell office:value-type="float" office:value="29520" calcext:value-type="float">
            <text:p>29520</text:p>
          </table:table-cell>
          <table:table-cell office:value-type="float" office:value="114.22" calcext:value-type="float">
            <text:p>114.22</text:p>
          </table:table-cell>
        </table:table-row>
        <table:table-row table:style-name="ro1">
          <table:table-cell office:value-type="float" office:value="29580" calcext:value-type="float">
            <text:p>29580</text:p>
          </table:table-cell>
          <table:table-cell office:value-type="float" office:value="118.5" calcext:value-type="float">
            <text:p>118.50</text:p>
          </table:table-cell>
        </table:table-row>
        <table:table-row table:style-name="ro1">
          <table:table-cell office:value-type="float" office:value="29640" calcext:value-type="float">
            <text:p>29640</text:p>
          </table:table-cell>
          <table:table-cell office:value-type="float" office:value="120.26" calcext:value-type="float">
            <text:p>120.26</text:p>
          </table:table-cell>
        </table:table-row>
        <table:table-row table:style-name="ro1">
          <table:table-cell office:value-type="float" office:value="29700" calcext:value-type="float">
            <text:p>29700</text:p>
          </table:table-cell>
          <table:table-cell office:value-type="float" office:value="126.31" calcext:value-type="float">
            <text:p>126.31</text:p>
          </table:table-cell>
        </table:table-row>
        <table:table-row table:style-name="ro1">
          <table:table-cell office:value-type="float" office:value="29760" calcext:value-type="float">
            <text:p>29760</text:p>
          </table:table-cell>
          <table:table-cell office:value-type="float" office:value="138.54" calcext:value-type="float">
            <text:p>138.54</text:p>
          </table:table-cell>
        </table:table-row>
        <table:table-row table:style-name="ro1">
          <table:table-cell office:value-type="float" office:value="29820" calcext:value-type="float">
            <text:p>29820</text:p>
          </table:table-cell>
          <table:table-cell office:value-type="float" office:value="149.17" calcext:value-type="float">
            <text:p>149.17</text:p>
          </table:table-cell>
        </table:table-row>
        <table:table-row table:style-name="ro1">
          <table:table-cell office:value-type="float" office:value="29880" calcext:value-type="float">
            <text:p>29880</text:p>
          </table:table-cell>
          <table:table-cell office:value-type="float" office:value="156.75" calcext:value-type="float">
            <text:p>156.75</text:p>
          </table:table-cell>
        </table:table-row>
        <table:table-row table:style-name="ro1">
          <table:table-cell office:value-type="float" office:value="29940" calcext:value-type="float">
            <text:p>29940</text:p>
          </table:table-cell>
          <table:table-cell office:value-type="float" office:value="164.62" calcext:value-type="float">
            <text:p>164.6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72.54" calcext:value-type="float">
            <text:p>172.54</text:p>
          </table:table-cell>
        </table:table-row>
        <table:table-row table:style-name="ro1">
          <table:table-cell office:value-type="float" office:value="30060" calcext:value-type="float">
            <text:p>30060</text:p>
          </table:table-cell>
          <table:table-cell office:value-type="float" office:value="182.18" calcext:value-type="float">
            <text:p>182.18</text:p>
          </table:table-cell>
        </table:table-row>
        <table:table-row table:style-name="ro1">
          <table:table-cell office:value-type="float" office:value="30120" calcext:value-type="float">
            <text:p>30120</text:p>
          </table:table-cell>
          <table:table-cell office:value-type="float" office:value="196.22" calcext:value-type="float">
            <text:p>196.22</text:p>
          </table:table-cell>
        </table:table-row>
        <table:table-row table:style-name="ro1">
          <table:table-cell office:value-type="float" office:value="30180" calcext:value-type="float">
            <text:p>30180</text:p>
          </table:table-cell>
          <table:table-cell office:value-type="float" office:value="202.3" calcext:value-type="float">
            <text:p>202.30</text:p>
          </table:table-cell>
        </table:table-row>
        <table:table-row table:style-name="ro1">
          <table:table-cell office:value-type="float" office:value="30240" calcext:value-type="float">
            <text:p>30240</text:p>
          </table:table-cell>
          <table:table-cell office:value-type="float" office:value="193.28" calcext:value-type="float">
            <text:p>193.28</text:p>
          </table:table-cell>
        </table:table-row>
        <table:table-row table:style-name="ro1">
          <table:table-cell office:value-type="float" office:value="30300" calcext:value-type="float">
            <text:p>30300</text:p>
          </table:table-cell>
          <table:table-cell office:value-type="float" office:value="173.3" calcext:value-type="float">
            <text:p>173.30</text:p>
          </table:table-cell>
        </table:table-row>
        <table:table-row table:style-name="ro1">
          <table:table-cell office:value-type="float" office:value="30360" calcext:value-type="float">
            <text:p>30360</text:p>
          </table:table-cell>
          <table:table-cell office:value-type="float" office:value="166.87" calcext:value-type="float">
            <text:p>166.87</text:p>
          </table:table-cell>
        </table:table-row>
        <table:table-row table:style-name="ro1">
          <table:table-cell office:value-type="float" office:value="30420" calcext:value-type="float">
            <text:p>30420</text:p>
          </table:table-cell>
          <table:table-cell office:value-type="float" office:value="160.83" calcext:value-type="float">
            <text:p>160.83</text:p>
          </table:table-cell>
        </table:table-row>
        <table:table-row table:style-name="ro1">
          <table:table-cell office:value-type="float" office:value="30480" calcext:value-type="float">
            <text:p>30480</text:p>
          </table:table-cell>
          <table:table-cell office:value-type="float" office:value="148.18" calcext:value-type="float">
            <text:p>148.18</text:p>
          </table:table-cell>
        </table:table-row>
        <table:table-row table:style-name="ro1">
          <table:table-cell office:value-type="float" office:value="30540" calcext:value-type="float">
            <text:p>30540</text:p>
          </table:table-cell>
          <table:table-cell office:value-type="float" office:value="143.81" calcext:value-type="float">
            <text:p>143.81</text:p>
          </table:table-cell>
        </table:table-row>
        <table:table-row table:style-name="ro1">
          <table:table-cell office:value-type="float" office:value="30600" calcext:value-type="float">
            <text:p>30600</text:p>
          </table:table-cell>
          <table:table-cell office:value-type="float" office:value="141.68" calcext:value-type="float">
            <text:p>141.68</text:p>
          </table:table-cell>
        </table:table-row>
        <table:table-row table:style-name="ro1">
          <table:table-cell office:value-type="float" office:value="30660" calcext:value-type="float">
            <text:p>30660</text:p>
          </table:table-cell>
          <table:table-cell office:value-type="float" office:value="136.11" calcext:value-type="float">
            <text:p>136.11</text:p>
          </table:table-cell>
        </table:table-row>
        <table:table-row table:style-name="ro1">
          <table:table-cell office:value-type="float" office:value="30720" calcext:value-type="float">
            <text:p>30720</text:p>
          </table:table-cell>
          <table:table-cell office:value-type="float" office:value="145.8" calcext:value-type="float">
            <text:p>145.80</text:p>
          </table:table-cell>
        </table:table-row>
        <table:table-row table:style-name="ro1">
          <table:table-cell office:value-type="float" office:value="30780" calcext:value-type="float">
            <text:p>30780</text:p>
          </table:table-cell>
          <table:table-cell office:value-type="float" office:value="164.33" calcext:value-type="float">
            <text:p>164.33</text:p>
          </table:table-cell>
        </table:table-row>
        <table:table-row table:style-name="ro1">
          <table:table-cell office:value-type="float" office:value="30840" calcext:value-type="float">
            <text:p>30840</text:p>
          </table:table-cell>
          <table:table-cell office:value-type="float" office:value="173.96" calcext:value-type="float">
            <text:p>173.96</text:p>
          </table:table-cell>
        </table:table-row>
        <table:table-row table:style-name="ro1">
          <table:table-cell office:value-type="float" office:value="30900" calcext:value-type="float">
            <text:p>30900</text:p>
          </table:table-cell>
          <table:table-cell office:value-type="float" office:value="179.7" calcext:value-type="float">
            <text:p>179.70</text:p>
          </table:table-cell>
        </table:table-row>
        <table:table-row table:style-name="ro1">
          <table:table-cell office:value-type="float" office:value="30960" calcext:value-type="float">
            <text:p>30960</text:p>
          </table:table-cell>
          <table:table-cell office:value-type="float" office:value="178.7" calcext:value-type="float">
            <text:p>178.70</text:p>
          </table:table-cell>
        </table:table-row>
        <table:table-row table:style-name="ro1">
          <table:table-cell office:value-type="float" office:value="31020" calcext:value-type="float">
            <text:p>31020</text:p>
          </table:table-cell>
          <table:table-cell office:value-type="float" office:value="181.75" calcext:value-type="float">
            <text:p>181.75</text:p>
          </table:table-cell>
        </table:table-row>
        <table:table-row table:style-name="ro1">
          <table:table-cell office:value-type="float" office:value="31080" calcext:value-type="float">
            <text:p>31080</text:p>
          </table:table-cell>
          <table:table-cell office:value-type="float" office:value="178.82" calcext:value-type="float">
            <text:p>178.82</text:p>
          </table:table-cell>
        </table:table-row>
        <table:table-row table:style-name="ro1">
          <table:table-cell office:value-type="float" office:value="31140" calcext:value-type="float">
            <text:p>31140</text:p>
          </table:table-cell>
          <table:table-cell office:value-type="float" office:value="159.86" calcext:value-type="float">
            <text:p>159.86</text:p>
          </table:table-cell>
        </table:table-row>
        <table:table-row table:style-name="ro1">
          <table:table-cell office:value-type="float" office:value="31200" calcext:value-type="float">
            <text:p>31200</text:p>
          </table:table-cell>
          <table:table-cell office:value-type="float" office:value="148.54" calcext:value-type="float">
            <text:p>148.54</text:p>
          </table:table-cell>
        </table:table-row>
        <table:table-row table:style-name="ro1">
          <table:table-cell office:value-type="float" office:value="31260" calcext:value-type="float">
            <text:p>31260</text:p>
          </table:table-cell>
          <table:table-cell office:value-type="float" office:value="133.81" calcext:value-type="float">
            <text:p>133.81</text:p>
          </table:table-cell>
        </table:table-row>
        <table:table-row table:style-name="ro1">
          <table:table-cell office:value-type="float" office:value="31320" calcext:value-type="float">
            <text:p>31320</text:p>
          </table:table-cell>
          <table:table-cell office:value-type="float" office:value="111.37" calcext:value-type="float">
            <text:p>111.37</text:p>
          </table:table-cell>
        </table:table-row>
        <table:table-row table:style-name="ro1">
          <table:table-cell office:value-type="float" office:value="31380" calcext:value-type="float">
            <text:p>31380</text:p>
          </table:table-cell>
          <table:table-cell office:value-type="float" office:value="85.28" calcext:value-type="float">
            <text:p>85.28</text:p>
          </table:table-cell>
        </table:table-row>
        <table:table-row table:style-name="ro1">
          <table:table-cell office:value-type="float" office:value="31440" calcext:value-type="float">
            <text:p>31440</text:p>
          </table:table-cell>
          <table:table-cell office:value-type="float" office:value="66.89" calcext:value-type="float">
            <text:p>66.89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float" office:value="60.61" calcext:value-type="float">
            <text:p>60.61</text:p>
          </table:table-cell>
        </table:table-row>
        <table:table-row table:style-name="ro1">
          <table:table-cell office:value-type="float" office:value="31560" calcext:value-type="float">
            <text:p>31560</text:p>
          </table:table-cell>
          <table:table-cell office:value-type="float" office:value="63.17" calcext:value-type="float">
            <text:p>63.17</text:p>
          </table:table-cell>
        </table:table-row>
        <table:table-row table:style-name="ro1">
          <table:table-cell office:value-type="float" office:value="31620" calcext:value-type="float">
            <text:p>31620</text:p>
          </table:table-cell>
          <table:table-cell office:value-type="float" office:value="70.53" calcext:value-type="float">
            <text:p>70.53</text:p>
          </table:table-cell>
        </table:table-row>
        <table:table-row table:style-name="ro1">
          <table:table-cell office:value-type="float" office:value="31680" calcext:value-type="float">
            <text:p>31680</text:p>
          </table:table-cell>
          <table:table-cell office:value-type="float" office:value="71.26" calcext:value-type="float">
            <text:p>71.26</text:p>
          </table:table-cell>
        </table:table-row>
        <table:table-row table:style-name="ro1">
          <table:table-cell office:value-type="float" office:value="31740" calcext:value-type="float">
            <text:p>31740</text:p>
          </table:table-cell>
          <table:table-cell office:value-type="float" office:value="70.18" calcext:value-type="float">
            <text:p>70.18</text:p>
          </table:table-cell>
        </table:table-row>
        <table:table-row table:style-name="ro1">
          <table:table-cell office:value-type="float" office:value="31800" calcext:value-type="float">
            <text:p>31800</text:p>
          </table:table-cell>
          <table:table-cell office:value-type="float" office:value="67.2" calcext:value-type="float">
            <text:p>67.20</text:p>
          </table:table-cell>
        </table:table-row>
        <table:table-row table:style-name="ro1">
          <table:table-cell office:value-type="float" office:value="31860" calcext:value-type="float">
            <text:p>31860</text:p>
          </table:table-cell>
          <table:table-cell office:value-type="float" office:value="65.03" calcext:value-type="float">
            <text:p>65.03</text:p>
          </table:table-cell>
        </table:table-row>
        <table:table-row table:style-name="ro1">
          <table:table-cell office:value-type="float" office:value="31920" calcext:value-type="float">
            <text:p>31920</text:p>
          </table:table-cell>
          <table:table-cell office:value-type="float" office:value="60.75" calcext:value-type="float">
            <text:p>60.75</text:p>
          </table:table-cell>
        </table:table-row>
        <table:table-row table:style-name="ro1">
          <table:table-cell office:value-type="float" office:value="31980" calcext:value-type="float">
            <text:p>31980</text:p>
          </table:table-cell>
          <table:table-cell office:value-type="float" office:value="55.95" calcext:value-type="float">
            <text:p>55.95</text:p>
          </table:table-cell>
        </table:table-row>
        <table:table-row table:style-name="ro1">
          <table:table-cell office:value-type="float" office:value="32040" calcext:value-type="float">
            <text:p>32040</text:p>
          </table:table-cell>
          <table:table-cell office:value-type="float" office:value="54.29" calcext:value-type="float">
            <text:p>54.29</text:p>
          </table:table-cell>
        </table:table-row>
        <table:table-row table:style-name="ro1">
          <table:table-cell office:value-type="float" office:value="32100" calcext:value-type="float">
            <text:p>32100</text:p>
          </table:table-cell>
          <table:table-cell office:value-type="float" office:value="53.38" calcext:value-type="float">
            <text:p>53.38</text:p>
          </table:table-cell>
        </table:table-row>
        <table:table-row table:style-name="ro1">
          <table:table-cell office:value-type="float" office:value="32160" calcext:value-type="float">
            <text:p>32160</text:p>
          </table:table-cell>
          <table:table-cell office:value-type="float" office:value="52.35" calcext:value-type="float">
            <text:p>52.35</text:p>
          </table:table-cell>
        </table:table-row>
        <table:table-row table:style-name="ro1">
          <table:table-cell office:value-type="float" office:value="32220" calcext:value-type="float">
            <text:p>32220</text:p>
          </table:table-cell>
          <table:table-cell office:value-type="float" office:value="51.03" calcext:value-type="float">
            <text:p>51.03</text:p>
          </table:table-cell>
        </table:table-row>
        <table:table-row table:style-name="ro1">
          <table:table-cell office:value-type="float" office:value="32280" calcext:value-type="float">
            <text:p>32280</text:p>
          </table:table-cell>
          <table:table-cell office:value-type="float" office:value="51.08" calcext:value-type="float">
            <text:p>51.08</text:p>
          </table:table-cell>
        </table:table-row>
        <table:table-row table:style-name="ro1">
          <table:table-cell office:value-type="float" office:value="32340" calcext:value-type="float">
            <text:p>32340</text:p>
          </table:table-cell>
          <table:table-cell office:value-type="float" office:value="52.56" calcext:value-type="float">
            <text:p>52.56</text:p>
          </table:table-cell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51.88" calcext:value-type="float">
            <text:p>51.88</text:p>
          </table:table-cell>
        </table:table-row>
        <table:table-row table:style-name="ro1">
          <table:table-cell office:value-type="float" office:value="32460" calcext:value-type="float">
            <text:p>32460</text:p>
          </table:table-cell>
          <table:table-cell office:value-type="float" office:value="49.88" calcext:value-type="float">
            <text:p>49.88</text:p>
          </table:table-cell>
        </table:table-row>
        <table:table-row table:style-name="ro1">
          <table:table-cell office:value-type="float" office:value="32520" calcext:value-type="float">
            <text:p>32520</text:p>
          </table:table-cell>
          <table:table-cell office:value-type="float" office:value="47.82" calcext:value-type="float">
            <text:p>47.82</text:p>
          </table:table-cell>
        </table:table-row>
        <table:table-row table:style-name="ro1">
          <table:table-cell office:value-type="float" office:value="32580" calcext:value-type="float">
            <text:p>32580</text:p>
          </table:table-cell>
          <table:table-cell office:value-type="float" office:value="46.67" calcext:value-type="float">
            <text:p>46.67</text:p>
          </table:table-cell>
        </table:table-row>
        <table:table-row table:style-name="ro1">
          <table:table-cell office:value-type="float" office:value="32640" calcext:value-type="float">
            <text:p>32640</text:p>
          </table:table-cell>
          <table:table-cell office:value-type="float" office:value="46.39" calcext:value-type="float">
            <text:p>46.39</text:p>
          </table:table-cell>
        </table:table-row>
        <table:table-row table:style-name="ro1">
          <table:table-cell office:value-type="float" office:value="32700" calcext:value-type="float">
            <text:p>32700</text:p>
          </table:table-cell>
          <table:table-cell office:value-type="float" office:value="45.19" calcext:value-type="float">
            <text:p>45.19</text:p>
          </table:table-cell>
        </table:table-row>
        <table:table-row table:style-name="ro1">
          <table:table-cell office:value-type="float" office:value="32760" calcext:value-type="float">
            <text:p>32760</text:p>
          </table:table-cell>
          <table:table-cell office:value-type="float" office:value="46.95" calcext:value-type="float">
            <text:p>46.95</text:p>
          </table:table-cell>
        </table:table-row>
        <table:table-row table:style-name="ro1">
          <table:table-cell office:value-type="float" office:value="32820" calcext:value-type="float">
            <text:p>32820</text:p>
          </table:table-cell>
          <table:table-cell office:value-type="float" office:value="49.46" calcext:value-type="float">
            <text:p>49.46</text:p>
          </table:table-cell>
        </table:table-row>
        <table:table-row table:style-name="ro1">
          <table:table-cell office:value-type="float" office:value="32880" calcext:value-type="float">
            <text:p>32880</text:p>
          </table:table-cell>
          <table:table-cell office:value-type="float" office:value="47.07" calcext:value-type="float">
            <text:p>47.07</text:p>
          </table:table-cell>
        </table:table-row>
        <table:table-row table:style-name="ro1">
          <table:table-cell office:value-type="float" office:value="32940" calcext:value-type="float">
            <text:p>32940</text:p>
          </table:table-cell>
          <table:table-cell office:value-type="float" office:value="46.21" calcext:value-type="float">
            <text:p>46.21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45.19" calcext:value-type="float">
            <text:p>45.19</text:p>
          </table:table-cell>
        </table:table-row>
        <table:table-row table:style-name="ro1">
          <table:table-cell office:value-type="float" office:value="33060" calcext:value-type="float">
            <text:p>33060</text:p>
          </table:table-cell>
          <table:table-cell office:value-type="float" office:value="43.64" calcext:value-type="float">
            <text:p>43.64</text:p>
          </table:table-cell>
        </table:table-row>
        <table:table-row table:style-name="ro1">
          <table:table-cell office:value-type="float" office:value="33120" calcext:value-type="float">
            <text:p>33120</text:p>
          </table:table-cell>
          <table:table-cell office:value-type="float" office:value="42.79" calcext:value-type="float">
            <text:p>42.79</text:p>
          </table:table-cell>
        </table:table-row>
        <table:table-row table:style-name="ro1">
          <table:table-cell office:value-type="float" office:value="33180" calcext:value-type="float">
            <text:p>33180</text:p>
          </table:table-cell>
          <table:table-cell office:value-type="float" office:value="41.99" calcext:value-type="float">
            <text:p>41.99</text:p>
          </table:table-cell>
        </table:table-row>
        <table:table-row table:style-name="ro1">
          <table:table-cell office:value-type="float" office:value="33240" calcext:value-type="float">
            <text:p>33240</text:p>
          </table:table-cell>
          <table:table-cell office:value-type="float" office:value="41.07" calcext:value-type="float">
            <text:p>41.07</text:p>
          </table:table-cell>
        </table:table-row>
        <table:table-row table:style-name="ro1">
          <table:table-cell office:value-type="float" office:value="33300" calcext:value-type="float">
            <text:p>33300</text:p>
          </table:table-cell>
          <table:table-cell office:value-type="float" office:value="42.21" calcext:value-type="float">
            <text:p>42.21</text:p>
          </table:table-cell>
        </table:table-row>
        <table:table-row table:style-name="ro1">
          <table:table-cell office:value-type="float" office:value="33360" calcext:value-type="float">
            <text:p>33360</text:p>
          </table:table-cell>
          <table:table-cell office:value-type="float" office:value="45.35" calcext:value-type="float">
            <text:p>45.35</text:p>
          </table:table-cell>
        </table:table-row>
        <table:table-row table:style-name="ro1">
          <table:table-cell office:value-type="float" office:value="33420" calcext:value-type="float">
            <text:p>33420</text:p>
          </table:table-cell>
          <table:table-cell office:value-type="float" office:value="48.88" calcext:value-type="float">
            <text:p>48.88</text:p>
          </table:table-cell>
        </table:table-row>
        <table:table-row table:style-name="ro1">
          <table:table-cell office:value-type="float" office:value="33480" calcext:value-type="float">
            <text:p>33480</text:p>
          </table:table-cell>
          <table:table-cell office:value-type="float" office:value="53.5" calcext:value-type="float">
            <text:p>53.50</text:p>
          </table:table-cell>
        </table:table-row>
        <table:table-row table:style-name="ro1">
          <table:table-cell office:value-type="float" office:value="33540" calcext:value-type="float">
            <text:p>33540</text:p>
          </table:table-cell>
          <table:table-cell office:value-type="float" office:value="58.96" calcext:value-type="float">
            <text:p>58.96</text:p>
          </table:table-cell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float" office:value="65" calcext:value-type="float">
            <text:p>65.00</text:p>
          </table:table-cell>
        </table:table-row>
        <table:table-row table:style-name="ro1">
          <table:table-cell office:value-type="float" office:value="33660" calcext:value-type="float">
            <text:p>33660</text:p>
          </table:table-cell>
          <table:table-cell office:value-type="float" office:value="67.57" calcext:value-type="float">
            <text:p>67.57</text:p>
          </table:table-cell>
        </table:table-row>
        <table:table-row table:style-name="ro1">
          <table:table-cell office:value-type="float" office:value="33720" calcext:value-type="float">
            <text:p>33720</text:p>
          </table:table-cell>
          <table:table-cell office:value-type="float" office:value="63.41" calcext:value-type="float">
            <text:p>63.41</text:p>
          </table:table-cell>
        </table:table-row>
        <table:table-row table:style-name="ro1">
          <table:table-cell office:value-type="float" office:value="33780" calcext:value-type="float">
            <text:p>33780</text:p>
          </table:table-cell>
          <table:table-cell office:value-type="float" office:value="60.16" calcext:value-type="float">
            <text:p>60.16</text:p>
          </table:table-cell>
        </table:table-row>
        <table:table-row table:style-name="ro1">
          <table:table-cell office:value-type="float" office:value="33840" calcext:value-type="float">
            <text:p>33840</text:p>
          </table:table-cell>
          <table:table-cell office:value-type="float" office:value="62.03" calcext:value-type="float">
            <text:p>62.03</text:p>
          </table:table-cell>
        </table:table-row>
        <table:table-row table:style-name="ro1">
          <table:table-cell office:value-type="float" office:value="33900" calcext:value-type="float">
            <text:p>33900</text:p>
          </table:table-cell>
          <table:table-cell office:value-type="float" office:value="63.63" calcext:value-type="float">
            <text:p>63.63</text:p>
          </table:table-cell>
        </table:table-row>
        <table:table-row table:style-name="ro1">
          <table:table-cell office:value-type="float" office:value="33960" calcext:value-type="float">
            <text:p>33960</text:p>
          </table:table-cell>
          <table:table-cell office:value-type="float" office:value="69.55" calcext:value-type="float">
            <text:p>69.55</text:p>
          </table:table-cell>
        </table:table-row>
        <table:table-row table:style-name="ro1">
          <table:table-cell office:value-type="float" office:value="34020" calcext:value-type="float">
            <text:p>34020</text:p>
          </table:table-cell>
          <table:table-cell office:value-type="float" office:value="84.88" calcext:value-type="float">
            <text:p>84.88</text:p>
          </table:table-cell>
        </table:table-row>
        <table:table-row table:style-name="ro1">
          <table:table-cell office:value-type="float" office:value="34080" calcext:value-type="float">
            <text:p>34080</text:p>
          </table:table-cell>
          <table:table-cell office:value-type="float" office:value="107.83" calcext:value-type="float">
            <text:p>107.83</text:p>
          </table:table-cell>
        </table:table-row>
        <table:table-row table:style-name="ro1">
          <table:table-cell office:value-type="float" office:value="34140" calcext:value-type="float">
            <text:p>34140</text:p>
          </table:table-cell>
          <table:table-cell office:value-type="float" office:value="142.22" calcext:value-type="float">
            <text:p>142.22</text:p>
          </table:table-cell>
        </table:table-row>
        <table:table-row table:style-name="ro1">
          <table:table-cell office:value-type="float" office:value="34200" calcext:value-type="float">
            <text:p>34200</text:p>
          </table:table-cell>
          <table:table-cell office:value-type="float" office:value="198.55" calcext:value-type="float">
            <text:p>198.55</text:p>
          </table:table-cell>
        </table:table-row>
        <table:table-row table:style-name="ro1">
          <table:table-cell office:value-type="float" office:value="34260" calcext:value-type="float">
            <text:p>34260</text:p>
          </table:table-cell>
          <table:table-cell office:value-type="float" office:value="304.12" calcext:value-type="float">
            <text:p>304.12</text:p>
          </table:table-cell>
        </table:table-row>
        <table:table-row table:style-name="ro1">
          <table:table-cell office:value-type="float" office:value="34320" calcext:value-type="float">
            <text:p>34320</text:p>
          </table:table-cell>
          <table:table-cell office:value-type="float" office:value="446.88" calcext:value-type="float">
            <text:p>446.88</text:p>
          </table:table-cell>
        </table:table-row>
        <table:table-row table:style-name="ro1">
          <table:table-cell office:value-type="float" office:value="34380" calcext:value-type="float">
            <text:p>34380</text:p>
          </table:table-cell>
          <table:table-cell office:value-type="float" office:value="426.98" calcext:value-type="float">
            <text:p>426.98</text:p>
          </table:table-cell>
        </table:table-row>
        <table:table-row table:style-name="ro1">
          <table:table-cell office:value-type="float" office:value="34440" calcext:value-type="float">
            <text:p>34440</text:p>
          </table:table-cell>
          <table:table-cell office:value-type="float" office:value="264.36" calcext:value-type="float">
            <text:p>264.36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float" office:value="181.77" calcext:value-type="float">
            <text:p>181.77</text:p>
          </table:table-cell>
        </table:table-row>
        <table:table-row table:style-name="ro1">
          <table:table-cell office:value-type="float" office:value="34560" calcext:value-type="float">
            <text:p>34560</text:p>
          </table:table-cell>
          <table:table-cell office:value-type="float" office:value="164.87" calcext:value-type="float">
            <text:p>164.87</text:p>
          </table:table-cell>
        </table:table-row>
        <table:table-row table:style-name="ro1">
          <table:table-cell office:value-type="float" office:value="34620" calcext:value-type="float">
            <text:p>34620</text:p>
          </table:table-cell>
          <table:table-cell office:value-type="float" office:value="150.92" calcext:value-type="float">
            <text:p>150.92</text:p>
          </table:table-cell>
        </table:table-row>
        <table:table-row table:style-name="ro1">
          <table:table-cell office:value-type="float" office:value="34680" calcext:value-type="float">
            <text:p>34680</text:p>
          </table:table-cell>
          <table:table-cell office:value-type="float" office:value="140.05" calcext:value-type="float">
            <text:p>140.05</text:p>
          </table:table-cell>
        </table:table-row>
        <table:table-row table:style-name="ro1">
          <table:table-cell office:value-type="float" office:value="34740" calcext:value-type="float">
            <text:p>34740</text:p>
          </table:table-cell>
          <table:table-cell office:value-type="float" office:value="126.11" calcext:value-type="float">
            <text:p>126.11</text:p>
          </table:table-cell>
        </table:table-row>
        <table:table-row table:style-name="ro1">
          <table:table-cell office:value-type="float" office:value="34800" calcext:value-type="float">
            <text:p>34800</text:p>
          </table:table-cell>
          <table:table-cell office:value-type="float" office:value="115.42" calcext:value-type="float">
            <text:p>115.42</text:p>
          </table:table-cell>
        </table:table-row>
        <table:table-row table:style-name="ro1">
          <table:table-cell office:value-type="float" office:value="34860" calcext:value-type="float">
            <text:p>34860</text:p>
          </table:table-cell>
          <table:table-cell office:value-type="float" office:value="112.06" calcext:value-type="float">
            <text:p>112.06</text:p>
          </table:table-cell>
        </table:table-row>
        <table:table-row table:style-name="ro1">
          <table:table-cell office:value-type="float" office:value="34920" calcext:value-type="float">
            <text:p>34920</text:p>
          </table:table-cell>
          <table:table-cell office:value-type="float" office:value="110.98" calcext:value-type="float">
            <text:p>110.98</text:p>
          </table:table-cell>
        </table:table-row>
        <table:table-row table:style-name="ro1">
          <table:table-cell office:value-type="float" office:value="34980" calcext:value-type="float">
            <text:p>34980</text:p>
          </table:table-cell>
          <table:table-cell office:value-type="float" office:value="109.67" calcext:value-type="float">
            <text:p>109.67</text:p>
          </table:table-cell>
        </table:table-row>
        <table:table-row table:style-name="ro1">
          <table:table-cell office:value-type="float" office:value="35040" calcext:value-type="float">
            <text:p>35040</text:p>
          </table:table-cell>
          <table:table-cell office:value-type="float" office:value="107.05" calcext:value-type="float">
            <text:p>107.05</text:p>
          </table:table-cell>
        </table:table-row>
        <table:table-row table:style-name="ro1">
          <table:table-cell office:value-type="float" office:value="35100" calcext:value-type="float">
            <text:p>35100</text:p>
          </table:table-cell>
          <table:table-cell office:value-type="float" office:value="100.5" calcext:value-type="float">
            <text:p>100.50</text:p>
          </table:table-cell>
        </table:table-row>
        <table:table-row table:style-name="ro1">
          <table:table-cell office:value-type="float" office:value="35160" calcext:value-type="float">
            <text:p>35160</text:p>
          </table:table-cell>
          <table:table-cell office:value-type="float" office:value="93.27" calcext:value-type="float">
            <text:p>93.27</text:p>
          </table:table-cell>
        </table:table-row>
        <table:table-row table:style-name="ro1">
          <table:table-cell office:value-type="float" office:value="35220" calcext:value-type="float">
            <text:p>35220</text:p>
          </table:table-cell>
          <table:table-cell office:value-type="float" office:value="89.75" calcext:value-type="float">
            <text:p>89.75</text:p>
          </table:table-cell>
        </table:table-row>
        <table:table-row table:style-name="ro1">
          <table:table-cell office:value-type="float" office:value="35280" calcext:value-type="float">
            <text:p>35280</text:p>
          </table:table-cell>
          <table:table-cell office:value-type="float" office:value="79.72" calcext:value-type="float">
            <text:p>79.72</text:p>
          </table:table-cell>
        </table:table-row>
        <table:table-row table:style-name="ro1">
          <table:table-cell office:value-type="float" office:value="35340" calcext:value-type="float">
            <text:p>35340</text:p>
          </table:table-cell>
          <table:table-cell office:value-type="float" office:value="66.17" calcext:value-type="float">
            <text:p>66.17</text:p>
          </table:table-cell>
        </table:table-row>
        <table:table-row table:style-name="ro1">
          <table:table-cell office:value-type="float" office:value="35400" calcext:value-type="float">
            <text:p>35400</text:p>
          </table:table-cell>
          <table:table-cell office:value-type="float" office:value="66.17" calcext:value-type="float">
            <text:p>66.17</text:p>
          </table:table-cell>
        </table:table-row>
        <table:table-row table:style-name="ro1">
          <table:table-cell office:value-type="float" office:value="35460" calcext:value-type="float">
            <text:p>35460</text:p>
          </table:table-cell>
          <table:table-cell office:value-type="float" office:value="88.5" calcext:value-type="float">
            <text:p>88.50</text:p>
          </table:table-cell>
        </table:table-row>
        <table:table-row table:style-name="ro1">
          <table:table-cell office:value-type="float" office:value="35520" calcext:value-type="float">
            <text:p>35520</text:p>
          </table:table-cell>
          <table:table-cell office:value-type="float" office:value="139.17" calcext:value-type="float">
            <text:p>139.17</text:p>
          </table:table-cell>
        </table:table-row>
        <table:table-row table:style-name="ro1">
          <table:table-cell office:value-type="float" office:value="35580" calcext:value-type="float">
            <text:p>35580</text:p>
          </table:table-cell>
          <table:table-cell office:value-type="float" office:value="207.05" calcext:value-type="float">
            <text:p>207.05</text:p>
          </table:table-cell>
        </table:table-row>
        <table:table-row table:style-name="ro1">
          <table:table-cell office:value-type="float" office:value="35640" calcext:value-type="float">
            <text:p>35640</text:p>
          </table:table-cell>
          <table:table-cell office:value-type="float" office:value="224.73" calcext:value-type="float">
            <text:p>224.73</text:p>
          </table:table-cell>
        </table:table-row>
        <table:table-row table:style-name="ro1">
          <table:table-cell office:value-type="float" office:value="35700" calcext:value-type="float">
            <text:p>35700</text:p>
          </table:table-cell>
          <table:table-cell office:value-type="float" office:value="214.04" calcext:value-type="float">
            <text:p>214.04</text:p>
          </table:table-cell>
        </table:table-row>
        <table:table-row table:style-name="ro1">
          <table:table-cell office:value-type="float" office:value="35760" calcext:value-type="float">
            <text:p>35760</text:p>
          </table:table-cell>
          <table:table-cell office:value-type="float" office:value="193.73" calcext:value-type="float">
            <text:p>193.73</text:p>
          </table:table-cell>
        </table:table-row>
        <table:table-row table:style-name="ro1">
          <table:table-cell office:value-type="float" office:value="35820" calcext:value-type="float">
            <text:p>35820</text:p>
          </table:table-cell>
          <table:table-cell office:value-type="float" office:value="172.91" calcext:value-type="float">
            <text:p>172.91</text:p>
          </table:table-cell>
        </table:table-row>
        <table:table-row table:style-name="ro1">
          <table:table-cell office:value-type="float" office:value="35880" calcext:value-type="float">
            <text:p>35880</text:p>
          </table:table-cell>
          <table:table-cell office:value-type="float" office:value="172.41" calcext:value-type="float">
            <text:p>172.41</text:p>
          </table:table-cell>
        </table:table-row>
        <table:table-row table:style-name="ro1">
          <table:table-cell office:value-type="float" office:value="35940" calcext:value-type="float">
            <text:p>35940</text:p>
          </table:table-cell>
          <table:table-cell office:value-type="float" office:value="177.19" calcext:value-type="float">
            <text:p>177.19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74.91" calcext:value-type="float">
            <text:p>174.91</text:p>
          </table:table-cell>
        </table:table-row>
        <table:table-row table:style-name="ro1">
          <table:table-cell office:value-type="float" office:value="36060" calcext:value-type="float">
            <text:p>36060</text:p>
          </table:table-cell>
          <table:table-cell office:value-type="float" office:value="175.89" calcext:value-type="float">
            <text:p>175.89</text:p>
          </table:table-cell>
        </table:table-row>
        <table:table-row table:style-name="ro1">
          <table:table-cell office:value-type="float" office:value="36120" calcext:value-type="float">
            <text:p>36120</text:p>
          </table:table-cell>
          <table:table-cell office:value-type="float" office:value="183.41" calcext:value-type="float">
            <text:p>183.41</text:p>
          </table:table-cell>
        </table:table-row>
        <table:table-row table:style-name="ro1">
          <table:table-cell office:value-type="float" office:value="36180" calcext:value-type="float">
            <text:p>36180</text:p>
          </table:table-cell>
          <table:table-cell office:value-type="float" office:value="205.65" calcext:value-type="float">
            <text:p>205.65</text:p>
          </table:table-cell>
        </table:table-row>
        <table:table-row table:style-name="ro1">
          <table:table-cell office:value-type="float" office:value="36240" calcext:value-type="float">
            <text:p>36240</text:p>
          </table:table-cell>
          <table:table-cell office:value-type="float" office:value="228.23" calcext:value-type="float">
            <text:p>228.23</text:p>
          </table:table-cell>
        </table:table-row>
        <table:table-row table:style-name="ro1">
          <table:table-cell office:value-type="float" office:value="36300" calcext:value-type="float">
            <text:p>36300</text:p>
          </table:table-cell>
          <table:table-cell office:value-type="float" office:value="237.69" calcext:value-type="float">
            <text:p>237.69</text:p>
          </table:table-cell>
        </table:table-row>
        <table:table-row table:style-name="ro1">
          <table:table-cell office:value-type="float" office:value="36360" calcext:value-type="float">
            <text:p>36360</text:p>
          </table:table-cell>
          <table:table-cell office:value-type="float" office:value="232.64" calcext:value-type="float">
            <text:p>232.64</text:p>
          </table:table-cell>
        </table:table-row>
        <table:table-row table:style-name="ro1">
          <table:table-cell office:value-type="float" office:value="36420" calcext:value-type="float">
            <text:p>36420</text:p>
          </table:table-cell>
          <table:table-cell office:value-type="float" office:value="236.57" calcext:value-type="float">
            <text:p>236.57</text:p>
          </table:table-cell>
        </table:table-row>
        <table:table-row table:style-name="ro1">
          <table:table-cell office:value-type="float" office:value="36480" calcext:value-type="float">
            <text:p>36480</text:p>
          </table:table-cell>
          <table:table-cell office:value-type="float" office:value="235.04" calcext:value-type="float">
            <text:p>235.04</text:p>
          </table:table-cell>
        </table:table-row>
        <table:table-row table:style-name="ro1">
          <table:table-cell office:value-type="float" office:value="36540" calcext:value-type="float">
            <text:p>36540</text:p>
          </table:table-cell>
          <table:table-cell office:value-type="float" office:value="220.72" calcext:value-type="float">
            <text:p>220.72</text:p>
          </table:table-cell>
        </table:table-row>
        <table:table-row table:style-name="ro1">
          <table:table-cell office:value-type="float" office:value="36600" calcext:value-type="float">
            <text:p>36600</text:p>
          </table:table-cell>
          <table:table-cell office:value-type="float" office:value="204.4" calcext:value-type="float">
            <text:p>204.40</text:p>
          </table:table-cell>
        </table:table-row>
        <table:table-row table:style-name="ro1">
          <table:table-cell office:value-type="float" office:value="36660" calcext:value-type="float">
            <text:p>36660</text:p>
          </table:table-cell>
          <table:table-cell office:value-type="float" office:value="190.01" calcext:value-type="float">
            <text:p>190.01</text:p>
          </table:table-cell>
        </table:table-row>
        <table:table-row table:style-name="ro1">
          <table:table-cell office:value-type="float" office:value="36720" calcext:value-type="float">
            <text:p>36720</text:p>
          </table:table-cell>
          <table:table-cell office:value-type="float" office:value="175.57" calcext:value-type="float">
            <text:p>175.57</text:p>
          </table:table-cell>
        </table:table-row>
        <table:table-row table:style-name="ro1">
          <table:table-cell office:value-type="float" office:value="36780" calcext:value-type="float">
            <text:p>36780</text:p>
          </table:table-cell>
          <table:table-cell office:value-type="float" office:value="160.04" calcext:value-type="float">
            <text:p>160.04</text:p>
          </table:table-cell>
        </table:table-row>
        <table:table-row table:style-name="ro1">
          <table:table-cell office:value-type="float" office:value="36840" calcext:value-type="float">
            <text:p>36840</text:p>
          </table:table-cell>
          <table:table-cell office:value-type="float" office:value="150.94" calcext:value-type="float">
            <text:p>150.94</text:p>
          </table:table-cell>
        </table:table-row>
        <table:table-row table:style-name="ro1">
          <table:table-cell office:value-type="float" office:value="36900" calcext:value-type="float">
            <text:p>36900</text:p>
          </table:table-cell>
          <table:table-cell office:value-type="float" office:value="152.26" calcext:value-type="float">
            <text:p>152.26</text:p>
          </table:table-cell>
        </table:table-row>
        <table:table-row table:style-name="ro1">
          <table:table-cell office:value-type="float" office:value="36960" calcext:value-type="float">
            <text:p>36960</text:p>
          </table:table-cell>
          <table:table-cell office:value-type="float" office:value="161.61" calcext:value-type="float">
            <text:p>161.61</text:p>
          </table:table-cell>
        </table:table-row>
        <table:table-row table:style-name="ro1">
          <table:table-cell office:value-type="float" office:value="37020" calcext:value-type="float">
            <text:p>37020</text:p>
          </table:table-cell>
          <table:table-cell office:value-type="float" office:value="165.27" calcext:value-type="float">
            <text:p>165.27</text:p>
          </table:table-cell>
        </table:table-row>
        <table:table-row table:style-name="ro1">
          <table:table-cell office:value-type="float" office:value="37080" calcext:value-type="float">
            <text:p>37080</text:p>
          </table:table-cell>
          <table:table-cell office:value-type="float" office:value="163.12" calcext:value-type="float">
            <text:p>163.12</text:p>
          </table:table-cell>
        </table:table-row>
        <table:table-row table:style-name="ro1">
          <table:table-cell office:value-type="float" office:value="37140" calcext:value-type="float">
            <text:p>37140</text:p>
          </table:table-cell>
          <table:table-cell office:value-type="float" office:value="163.59" calcext:value-type="float">
            <text:p>163.59</text:p>
          </table:table-cell>
        </table:table-row>
        <table:table-row table:style-name="ro1">
          <table:table-cell office:value-type="float" office:value="37200" calcext:value-type="float">
            <text:p>37200</text:p>
          </table:table-cell>
          <table:table-cell office:value-type="float" office:value="172.04" calcext:value-type="float">
            <text:p>172.04</text:p>
          </table:table-cell>
        </table:table-row>
        <table:table-row table:style-name="ro1">
          <table:table-cell office:value-type="float" office:value="37260" calcext:value-type="float">
            <text:p>37260</text:p>
          </table:table-cell>
          <table:table-cell office:value-type="float" office:value="180.37" calcext:value-type="float">
            <text:p>180.37</text:p>
          </table:table-cell>
        </table:table-row>
        <table:table-row table:style-name="ro1">
          <table:table-cell office:value-type="float" office:value="37320" calcext:value-type="float">
            <text:p>37320</text:p>
          </table:table-cell>
          <table:table-cell office:value-type="float" office:value="181.58" calcext:value-type="float">
            <text:p>181.58</text:p>
          </table:table-cell>
        </table:table-row>
        <table:table-row table:style-name="ro1">
          <table:table-cell office:value-type="float" office:value="37380" calcext:value-type="float">
            <text:p>37380</text:p>
          </table:table-cell>
          <table:table-cell office:value-type="float" office:value="179.82" calcext:value-type="float">
            <text:p>179.82</text:p>
          </table:table-cell>
        </table:table-row>
        <table:table-row table:style-name="ro1">
          <table:table-cell office:value-type="float" office:value="37440" calcext:value-type="float">
            <text:p>37440</text:p>
          </table:table-cell>
          <table:table-cell office:value-type="float" office:value="178.3" calcext:value-type="float">
            <text:p>178.30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178.71" calcext:value-type="float">
            <text:p>178.71</text:p>
          </table:table-cell>
        </table:table-row>
        <table:table-row table:style-name="ro1">
          <table:table-cell office:value-type="float" office:value="37560" calcext:value-type="float">
            <text:p>37560</text:p>
          </table:table-cell>
          <table:table-cell office:value-type="float" office:value="180.21" calcext:value-type="float">
            <text:p>180.21</text:p>
          </table:table-cell>
        </table:table-row>
        <table:table-row table:style-name="ro1">
          <table:table-cell office:value-type="float" office:value="37620" calcext:value-type="float">
            <text:p>37620</text:p>
          </table:table-cell>
          <table:table-cell office:value-type="float" office:value="182.79" calcext:value-type="float">
            <text:p>182.79</text:p>
          </table:table-cell>
        </table:table-row>
        <table:table-row table:style-name="ro1">
          <table:table-cell office:value-type="float" office:value="37680" calcext:value-type="float">
            <text:p>37680</text:p>
          </table:table-cell>
          <table:table-cell office:value-type="float" office:value="185.76" calcext:value-type="float">
            <text:p>185.76</text:p>
          </table:table-cell>
        </table:table-row>
        <table:table-row table:style-name="ro1">
          <table:table-cell office:value-type="float" office:value="37740" calcext:value-type="float">
            <text:p>37740</text:p>
          </table:table-cell>
          <table:table-cell office:value-type="float" office:value="188.11" calcext:value-type="float">
            <text:p>188.11</text:p>
          </table:table-cell>
        </table:table-row>
        <table:table-row table:style-name="ro1">
          <table:table-cell office:value-type="float" office:value="37800" calcext:value-type="float">
            <text:p>37800</text:p>
          </table:table-cell>
          <table:table-cell office:value-type="float" office:value="187.5" calcext:value-type="float">
            <text:p>187.50</text:p>
          </table:table-cell>
        </table:table-row>
        <table:table-row table:style-name="ro1">
          <table:table-cell office:value-type="float" office:value="37860" calcext:value-type="float">
            <text:p>37860</text:p>
          </table:table-cell>
          <table:table-cell office:value-type="float" office:value="184.33" calcext:value-type="float">
            <text:p>184.33</text:p>
          </table:table-cell>
        </table:table-row>
        <table:table-row table:style-name="ro1">
          <table:table-cell office:value-type="float" office:value="37920" calcext:value-type="float">
            <text:p>37920</text:p>
          </table:table-cell>
          <table:table-cell office:value-type="float" office:value="184" calcext:value-type="float">
            <text:p>184.00</text:p>
          </table:table-cell>
        </table:table-row>
        <table:table-row table:style-name="ro1">
          <table:table-cell office:value-type="float" office:value="37980" calcext:value-type="float">
            <text:p>37980</text:p>
          </table:table-cell>
          <table:table-cell office:value-type="float" office:value="190.74" calcext:value-type="float">
            <text:p>190.74</text:p>
          </table:table-cell>
        </table:table-row>
        <table:table-row table:style-name="ro1">
          <table:table-cell office:value-type="float" office:value="38040" calcext:value-type="float">
            <text:p>38040</text:p>
          </table:table-cell>
          <table:table-cell office:value-type="float" office:value="197.2" calcext:value-type="float">
            <text:p>197.20</text:p>
          </table:table-cell>
        </table:table-row>
        <table:table-row table:style-name="ro1">
          <table:table-cell office:value-type="float" office:value="38100" calcext:value-type="float">
            <text:p>38100</text:p>
          </table:table-cell>
          <table:table-cell office:value-type="float" office:value="191.63" calcext:value-type="float">
            <text:p>191.63</text:p>
          </table:table-cell>
        </table:table-row>
        <table:table-row table:style-name="ro1">
          <table:table-cell office:value-type="float" office:value="38160" calcext:value-type="float">
            <text:p>38160</text:p>
          </table:table-cell>
          <table:table-cell office:value-type="float" office:value="168.89" calcext:value-type="float">
            <text:p>168.89</text:p>
          </table:table-cell>
        </table:table-row>
        <table:table-row table:style-name="ro1">
          <table:table-cell office:value-type="float" office:value="38220" calcext:value-type="float">
            <text:p>38220</text:p>
          </table:table-cell>
          <table:table-cell office:value-type="float" office:value="144.78" calcext:value-type="float">
            <text:p>144.78</text:p>
          </table:table-cell>
        </table:table-row>
        <table:table-row table:style-name="ro1">
          <table:table-cell office:value-type="float" office:value="38280" calcext:value-type="float">
            <text:p>38280</text:p>
          </table:table-cell>
          <table:table-cell office:value-type="float" office:value="137.49" calcext:value-type="float">
            <text:p>137.49</text:p>
          </table:table-cell>
        </table:table-row>
        <table:table-row table:style-name="ro1">
          <table:table-cell office:value-type="float" office:value="38340" calcext:value-type="float">
            <text:p>38340</text:p>
          </table:table-cell>
          <table:table-cell office:value-type="float" office:value="143.21" calcext:value-type="float">
            <text:p>143.21</text:p>
          </table:table-cell>
        </table:table-row>
        <table:table-row table:style-name="ro1">
          <table:table-cell office:value-type="float" office:value="38400" calcext:value-type="float">
            <text:p>38400</text:p>
          </table:table-cell>
          <table:table-cell office:value-type="float" office:value="169.13" calcext:value-type="float">
            <text:p>169.13</text:p>
          </table:table-cell>
        </table:table-row>
        <table:table-row table:style-name="ro1">
          <table:table-cell office:value-type="float" office:value="38460" calcext:value-type="float">
            <text:p>38460</text:p>
          </table:table-cell>
          <table:table-cell office:value-type="float" office:value="199.44" calcext:value-type="float">
            <text:p>199.44</text:p>
          </table:table-cell>
        </table:table-row>
        <table:table-row table:style-name="ro1">
          <table:table-cell office:value-type="float" office:value="38520" calcext:value-type="float">
            <text:p>38520</text:p>
          </table:table-cell>
          <table:table-cell office:value-type="float" office:value="213.55" calcext:value-type="float">
            <text:p>213.55</text:p>
          </table:table-cell>
        </table:table-row>
        <table:table-row table:style-name="ro1">
          <table:table-cell office:value-type="float" office:value="38580" calcext:value-type="float">
            <text:p>38580</text:p>
          </table:table-cell>
          <table:table-cell office:value-type="float" office:value="202.22" calcext:value-type="float">
            <text:p>202.22</text:p>
          </table:table-cell>
        </table:table-row>
        <table:table-row table:style-name="ro1">
          <table:table-cell office:value-type="float" office:value="38640" calcext:value-type="float">
            <text:p>38640</text:p>
          </table:table-cell>
          <table:table-cell office:value-type="float" office:value="177.58" calcext:value-type="float">
            <text:p>177.58</text:p>
          </table:table-cell>
        </table:table-row>
        <table:table-row table:style-name="ro1">
          <table:table-cell office:value-type="float" office:value="38700" calcext:value-type="float">
            <text:p>38700</text:p>
          </table:table-cell>
          <table:table-cell office:value-type="float" office:value="151.97" calcext:value-type="float">
            <text:p>151.97</text:p>
          </table:table-cell>
        </table:table-row>
        <table:table-row table:style-name="ro1">
          <table:table-cell office:value-type="float" office:value="38760" calcext:value-type="float">
            <text:p>38760</text:p>
          </table:table-cell>
          <table:table-cell office:value-type="float" office:value="134.74" calcext:value-type="float">
            <text:p>134.74</text:p>
          </table:table-cell>
        </table:table-row>
        <table:table-row table:style-name="ro1">
          <table:table-cell office:value-type="float" office:value="38820" calcext:value-type="float">
            <text:p>38820</text:p>
          </table:table-cell>
          <table:table-cell office:value-type="float" office:value="128.99" calcext:value-type="float">
            <text:p>128.99</text:p>
          </table:table-cell>
        </table:table-row>
        <table:table-row table:style-name="ro1">
          <table:table-cell office:value-type="float" office:value="38880" calcext:value-type="float">
            <text:p>38880</text:p>
          </table:table-cell>
          <table:table-cell office:value-type="float" office:value="138.71" calcext:value-type="float">
            <text:p>138.71</text:p>
          </table:table-cell>
        </table:table-row>
        <table:table-row table:style-name="ro1">
          <table:table-cell office:value-type="float" office:value="38940" calcext:value-type="float">
            <text:p>38940</text:p>
          </table:table-cell>
          <table:table-cell office:value-type="float" office:value="169.05" calcext:value-type="float">
            <text:p>169.05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235.24" calcext:value-type="float">
            <text:p>235.24</text:p>
          </table:table-cell>
        </table:table-row>
        <table:table-row table:style-name="ro1">
          <table:table-cell office:value-type="float" office:value="39060" calcext:value-type="float">
            <text:p>39060</text:p>
          </table:table-cell>
          <table:table-cell office:value-type="float" office:value="266.27" calcext:value-type="float">
            <text:p>266.27</text:p>
          </table:table-cell>
        </table:table-row>
        <table:table-row table:style-name="ro1">
          <table:table-cell office:value-type="float" office:value="39120" calcext:value-type="float">
            <text:p>39120</text:p>
          </table:table-cell>
          <table:table-cell office:value-type="float" office:value="229.08" calcext:value-type="float">
            <text:p>229.08</text:p>
          </table:table-cell>
        </table:table-row>
        <table:table-row table:style-name="ro1">
          <table:table-cell office:value-type="float" office:value="39180" calcext:value-type="float">
            <text:p>39180</text:p>
          </table:table-cell>
          <table:table-cell office:value-type="float" office:value="221.68" calcext:value-type="float">
            <text:p>221.68</text:p>
          </table:table-cell>
        </table:table-row>
        <table:table-row table:style-name="ro1">
          <table:table-cell office:value-type="float" office:value="39240" calcext:value-type="float">
            <text:p>39240</text:p>
          </table:table-cell>
          <table:table-cell office:value-type="float" office:value="285.37" calcext:value-type="float">
            <text:p>285.37</text:p>
          </table:table-cell>
        </table:table-row>
        <table:table-row table:style-name="ro1">
          <table:table-cell office:value-type="float" office:value="39300" calcext:value-type="float">
            <text:p>39300</text:p>
          </table:table-cell>
          <table:table-cell office:value-type="float" office:value="351.42" calcext:value-type="float">
            <text:p>351.42</text:p>
          </table:table-cell>
        </table:table-row>
        <table:table-row table:style-name="ro1">
          <table:table-cell office:value-type="float" office:value="39360" calcext:value-type="float">
            <text:p>39360</text:p>
          </table:table-cell>
          <table:table-cell office:value-type="float" office:value="370.06" calcext:value-type="float">
            <text:p>370.06</text:p>
          </table:table-cell>
        </table:table-row>
        <table:table-row table:style-name="ro1">
          <table:table-cell office:value-type="float" office:value="39420" calcext:value-type="float">
            <text:p>39420</text:p>
          </table:table-cell>
          <table:table-cell office:value-type="float" office:value="420.86" calcext:value-type="float">
            <text:p>420.86</text:p>
          </table:table-cell>
        </table:table-row>
        <table:table-row table:style-name="ro1">
          <table:table-cell office:value-type="float" office:value="39480" calcext:value-type="float">
            <text:p>39480</text:p>
          </table:table-cell>
          <table:table-cell office:value-type="float" office:value="494" calcext:value-type="float">
            <text:p>494.00</text:p>
          </table:table-cell>
        </table:table-row>
        <table:table-row table:style-name="ro1">
          <table:table-cell office:value-type="float" office:value="39540" calcext:value-type="float">
            <text:p>39540</text:p>
          </table:table-cell>
          <table:table-cell office:value-type="float" office:value="497.96" calcext:value-type="float">
            <text:p>497.96</text:p>
          </table:table-cell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517.21" calcext:value-type="float">
            <text:p>517.21</text:p>
          </table:table-cell>
        </table:table-row>
        <table:table-row table:style-name="ro1">
          <table:table-cell office:value-type="float" office:value="39660" calcext:value-type="float">
            <text:p>39660</text:p>
          </table:table-cell>
          <table:table-cell office:value-type="float" office:value="513.3" calcext:value-type="float">
            <text:p>513.30</text:p>
          </table:table-cell>
        </table:table-row>
        <table:table-row table:style-name="ro1">
          <table:table-cell office:value-type="float" office:value="39720" calcext:value-type="float">
            <text:p>39720</text:p>
          </table:table-cell>
          <table:table-cell office:value-type="float" office:value="539.05" calcext:value-type="float">
            <text:p>539.05</text:p>
          </table:table-cell>
        </table:table-row>
        <table:table-row table:style-name="ro1">
          <table:table-cell office:value-type="float" office:value="39780" calcext:value-type="float">
            <text:p>39780</text:p>
          </table:table-cell>
          <table:table-cell office:value-type="float" office:value="772.03" calcext:value-type="float">
            <text:p>772.03</text:p>
          </table:table-cell>
        </table:table-row>
        <table:table-row table:style-name="ro1">
          <table:table-cell office:value-type="float" office:value="39840" calcext:value-type="float">
            <text:p>39840</text:p>
          </table:table-cell>
          <table:table-cell office:value-type="float" office:value="567.6" calcext:value-type="float">
            <text:p>567.60</text:p>
          </table:table-cell>
        </table:table-row>
        <table:table-row table:style-name="ro1">
          <table:table-cell office:value-type="float" office:value="39900" calcext:value-type="float">
            <text:p>39900</text:p>
          </table:table-cell>
          <table:table-cell office:value-type="float" office:value="679.6" calcext:value-type="float">
            <text:p>679.60</text:p>
          </table:table-cell>
        </table:table-row>
        <table:table-row table:style-name="ro1">
          <table:table-cell office:value-type="float" office:value="39960" calcext:value-type="float">
            <text:p>39960</text:p>
          </table:table-cell>
          <table:table-cell office:value-type="float" office:value="826.97" calcext:value-type="float">
            <text:p>826.97</text:p>
          </table:table-cell>
        </table:table-row>
        <table:table-row table:style-name="ro1">
          <table:table-cell office:value-type="float" office:value="40020" calcext:value-type="float">
            <text:p>40020</text:p>
          </table:table-cell>
          <table:table-cell office:value-type="float" office:value="837.31" calcext:value-type="float">
            <text:p>837.31</text:p>
          </table:table-cell>
        </table:table-row>
        <table:table-row table:style-name="ro1">
          <table:table-cell office:value-type="float" office:value="40080" calcext:value-type="float">
            <text:p>40080</text:p>
          </table:table-cell>
          <table:table-cell office:value-type="float" office:value="529.85" calcext:value-type="float">
            <text:p>529.85</text:p>
          </table:table-cell>
        </table:table-row>
        <table:table-row table:style-name="ro1">
          <table:table-cell office:value-type="float" office:value="40140" calcext:value-type="float">
            <text:p>40140</text:p>
          </table:table-cell>
          <table:table-cell office:value-type="float" office:value="423.63" calcext:value-type="float">
            <text:p>423.63</text:p>
          </table:table-cell>
        </table:table-row>
        <table:table-row table:style-name="ro1">
          <table:table-cell office:value-type="float" office:value="40200" calcext:value-type="float">
            <text:p>40200</text:p>
          </table:table-cell>
          <table:table-cell office:value-type="float" office:value="509.62" calcext:value-type="float">
            <text:p>509.62</text:p>
          </table:table-cell>
        </table:table-row>
        <table:table-row table:style-name="ro1">
          <table:table-cell office:value-type="float" office:value="40260" calcext:value-type="float">
            <text:p>40260</text:p>
          </table:table-cell>
          <table:table-cell office:value-type="float" office:value="706.12" calcext:value-type="float">
            <text:p>706.12</text:p>
          </table:table-cell>
        </table:table-row>
        <table:table-row table:style-name="ro1">
          <table:table-cell office:value-type="float" office:value="40320" calcext:value-type="float">
            <text:p>40320</text:p>
          </table:table-cell>
          <table:table-cell office:value-type="float" office:value="605.35" calcext:value-type="float">
            <text:p>605.35</text:p>
          </table:table-cell>
        </table:table-row>
        <table:table-row table:style-name="ro1">
          <table:table-cell office:value-type="float" office:value="40380" calcext:value-type="float">
            <text:p>40380</text:p>
          </table:table-cell>
          <table:table-cell office:value-type="float" office:value="948.86" calcext:value-type="float">
            <text:p>948.86</text:p>
          </table:table-cell>
        </table:table-row>
        <table:table-row table:style-name="ro1">
          <table:table-cell office:value-type="float" office:value="40440" calcext:value-type="float">
            <text:p>40440</text:p>
          </table:table-cell>
          <table:table-cell office:value-type="float" office:value="1120.75" calcext:value-type="float">
            <text:p>1120.75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float" office:value="768.16" calcext:value-type="float">
            <text:p>768.16</text:p>
          </table:table-cell>
        </table:table-row>
        <table:table-row table:style-name="ro1">
          <table:table-cell office:value-type="float" office:value="40560" calcext:value-type="float">
            <text:p>40560</text:p>
          </table:table-cell>
          <table:table-cell office:value-type="float" office:value="821.82" calcext:value-type="float">
            <text:p>821.82</text:p>
          </table:table-cell>
        </table:table-row>
        <table:table-row table:style-name="ro1">
          <table:table-cell office:value-type="float" office:value="40620" calcext:value-type="float">
            <text:p>40620</text:p>
          </table:table-cell>
          <table:table-cell office:value-type="float" office:value="851.31" calcext:value-type="float">
            <text:p>851.31</text:p>
          </table:table-cell>
        </table:table-row>
        <table:table-row table:style-name="ro1">
          <table:table-cell office:value-type="float" office:value="40680" calcext:value-type="float">
            <text:p>40680</text:p>
          </table:table-cell>
          <table:table-cell office:value-type="float" office:value="515.75" calcext:value-type="float">
            <text:p>515.75</text:p>
          </table:table-cell>
        </table:table-row>
        <table:table-row table:style-name="ro1">
          <table:table-cell office:value-type="float" office:value="40740" calcext:value-type="float">
            <text:p>40740</text:p>
          </table:table-cell>
          <table:table-cell office:value-type="float" office:value="419.81" calcext:value-type="float">
            <text:p>419.81</text:p>
          </table:table-cell>
        </table:table-row>
        <table:table-row table:style-name="ro1">
          <table:table-cell office:value-type="float" office:value="40800" calcext:value-type="float">
            <text:p>40800</text:p>
          </table:table-cell>
          <table:table-cell office:value-type="float" office:value="333.15" calcext:value-type="float">
            <text:p>333.15</text:p>
          </table:table-cell>
        </table:table-row>
        <table:table-row table:style-name="ro1">
          <table:table-cell office:value-type="float" office:value="40860" calcext:value-type="float">
            <text:p>40860</text:p>
          </table:table-cell>
          <table:table-cell office:value-type="float" office:value="277.23" calcext:value-type="float">
            <text:p>277.23</text:p>
          </table:table-cell>
        </table:table-row>
        <table:table-row table:style-name="ro1">
          <table:table-cell office:value-type="float" office:value="40920" calcext:value-type="float">
            <text:p>40920</text:p>
          </table:table-cell>
          <table:table-cell office:value-type="float" office:value="248.4" calcext:value-type="float">
            <text:p>248.40</text:p>
          </table:table-cell>
        </table:table-row>
        <table:table-row table:style-name="ro1">
          <table:table-cell office:value-type="float" office:value="40980" calcext:value-type="float">
            <text:p>40980</text:p>
          </table:table-cell>
          <table:table-cell office:value-type="float" office:value="217.25" calcext:value-type="float">
            <text:p>217.25</text:p>
          </table:table-cell>
        </table:table-row>
        <table:table-row table:style-name="ro1">
          <table:table-cell office:value-type="float" office:value="41040" calcext:value-type="float">
            <text:p>41040</text:p>
          </table:table-cell>
          <table:table-cell office:value-type="float" office:value="207.67" calcext:value-type="float">
            <text:p>207.67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float" office:value="207.36" calcext:value-type="float">
            <text:p>207.36</text:p>
          </table:table-cell>
        </table:table-row>
        <table:table-row table:style-name="ro1">
          <table:table-cell office:value-type="float" office:value="41160" calcext:value-type="float">
            <text:p>41160</text:p>
          </table:table-cell>
          <table:table-cell office:value-type="float" office:value="206.25" calcext:value-type="float">
            <text:p>206.25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float" office:value="197.4" calcext:value-type="float">
            <text:p>197.40</text:p>
          </table:table-cell>
        </table:table-row>
        <table:table-row table:style-name="ro1">
          <table:table-cell office:value-type="float" office:value="41280" calcext:value-type="float">
            <text:p>41280</text:p>
          </table:table-cell>
          <table:table-cell office:value-type="float" office:value="184.59" calcext:value-type="float">
            <text:p>184.59</text:p>
          </table:table-cell>
        </table:table-row>
        <table:table-row table:style-name="ro1">
          <table:table-cell office:value-type="float" office:value="41340" calcext:value-type="float">
            <text:p>41340</text:p>
          </table:table-cell>
          <table:table-cell office:value-type="float" office:value="191.9" calcext:value-type="float">
            <text:p>191.90</text:p>
          </table:table-cell>
        </table:table-row>
        <table:table-row table:style-name="ro1">
          <table:table-cell office:value-type="float" office:value="41400" calcext:value-type="float">
            <text:p>41400</text:p>
          </table:table-cell>
          <table:table-cell office:value-type="float" office:value="214.17" calcext:value-type="float">
            <text:p>214.17</text:p>
          </table:table-cell>
        </table:table-row>
        <table:table-row table:style-name="ro1">
          <table:table-cell office:value-type="float" office:value="41460" calcext:value-type="float">
            <text:p>41460</text:p>
          </table:table-cell>
          <table:table-cell office:value-type="float" office:value="229.78" calcext:value-type="float">
            <text:p>229.78</text:p>
          </table:table-cell>
        </table:table-row>
        <table:table-row table:style-name="ro1">
          <table:table-cell office:value-type="float" office:value="41520" calcext:value-type="float">
            <text:p>41520</text:p>
          </table:table-cell>
          <table:table-cell office:value-type="float" office:value="250.5" calcext:value-type="float">
            <text:p>250.50</text:p>
          </table:table-cell>
        </table:table-row>
        <table:table-row table:style-name="ro1">
          <table:table-cell office:value-type="float" office:value="41580" calcext:value-type="float">
            <text:p>41580</text:p>
          </table:table-cell>
          <table:table-cell office:value-type="float" office:value="262.15" calcext:value-type="float">
            <text:p>262.15</text:p>
          </table:table-cell>
        </table:table-row>
        <table:table-row table:style-name="ro1">
          <table:table-cell office:value-type="float" office:value="41640" calcext:value-type="float">
            <text:p>41640</text:p>
          </table:table-cell>
          <table:table-cell office:value-type="float" office:value="265.22" calcext:value-type="float">
            <text:p>265.22</text:p>
          </table:table-cell>
        </table:table-row>
        <table:table-row table:style-name="ro1">
          <table:table-cell office:value-type="float" office:value="41700" calcext:value-type="float">
            <text:p>41700</text:p>
          </table:table-cell>
          <table:table-cell office:value-type="float" office:value="265.36" calcext:value-type="float">
            <text:p>265.36</text:p>
          </table:table-cell>
        </table:table-row>
        <table:table-row table:style-name="ro1">
          <table:table-cell office:value-type="float" office:value="41760" calcext:value-type="float">
            <text:p>41760</text:p>
          </table:table-cell>
          <table:table-cell office:value-type="float" office:value="260.7" calcext:value-type="float">
            <text:p>260.70</text:p>
          </table:table-cell>
        </table:table-row>
        <table:table-row table:style-name="ro1">
          <table:table-cell office:value-type="float" office:value="41820" calcext:value-type="float">
            <text:p>41820</text:p>
          </table:table-cell>
          <table:table-cell office:value-type="float" office:value="249.88" calcext:value-type="float">
            <text:p>249.88</text:p>
          </table:table-cell>
        </table:table-row>
        <table:table-row table:style-name="ro1">
          <table:table-cell office:value-type="float" office:value="41880" calcext:value-type="float">
            <text:p>41880</text:p>
          </table:table-cell>
          <table:table-cell office:value-type="float" office:value="236.66" calcext:value-type="float">
            <text:p>236.66</text:p>
          </table:table-cell>
        </table:table-row>
        <table:table-row table:style-name="ro1">
          <table:table-cell office:value-type="float" office:value="41940" calcext:value-type="float">
            <text:p>41940</text:p>
          </table:table-cell>
          <table:table-cell office:value-type="float" office:value="223.21" calcext:value-type="float">
            <text:p>223.21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210.5" calcext:value-type="float">
            <text:p>210.50</text:p>
          </table:table-cell>
        </table:table-row>
        <table:table-row table:style-name="ro1">
          <table:table-cell office:value-type="float" office:value="42060" calcext:value-type="float">
            <text:p>42060</text:p>
          </table:table-cell>
          <table:table-cell office:value-type="float" office:value="200.37" calcext:value-type="float">
            <text:p>200.37</text:p>
          </table:table-cell>
        </table:table-row>
        <table:table-row table:style-name="ro1">
          <table:table-cell office:value-type="float" office:value="42120" calcext:value-type="float">
            <text:p>42120</text:p>
          </table:table-cell>
          <table:table-cell office:value-type="float" office:value="193.45" calcext:value-type="float">
            <text:p>193.45</text:p>
          </table:table-cell>
        </table:table-row>
        <table:table-row table:style-name="ro1">
          <table:table-cell office:value-type="float" office:value="42180" calcext:value-type="float">
            <text:p>42180</text:p>
          </table:table-cell>
          <table:table-cell office:value-type="float" office:value="188.99" calcext:value-type="float">
            <text:p>188.99</text:p>
          </table:table-cell>
        </table:table-row>
        <table:table-row table:style-name="ro1">
          <table:table-cell office:value-type="float" office:value="42240" calcext:value-type="float">
            <text:p>42240</text:p>
          </table:table-cell>
          <table:table-cell office:value-type="float" office:value="182.93" calcext:value-type="float">
            <text:p>182.93</text:p>
          </table:table-cell>
        </table:table-row>
        <table:table-row table:style-name="ro1">
          <table:table-cell office:value-type="float" office:value="42300" calcext:value-type="float">
            <text:p>42300</text:p>
          </table:table-cell>
          <table:table-cell office:value-type="float" office:value="173.82" calcext:value-type="float">
            <text:p>173.82</text:p>
          </table:table-cell>
        </table:table-row>
        <table:table-row table:style-name="ro1">
          <table:table-cell office:value-type="float" office:value="42360" calcext:value-type="float">
            <text:p>42360</text:p>
          </table:table-cell>
          <table:table-cell office:value-type="float" office:value="165.57" calcext:value-type="float">
            <text:p>165.57</text:p>
          </table:table-cell>
        </table:table-row>
        <table:table-row table:style-name="ro1">
          <table:table-cell office:value-type="float" office:value="42420" calcext:value-type="float">
            <text:p>42420</text:p>
          </table:table-cell>
          <table:table-cell office:value-type="float" office:value="162.55" calcext:value-type="float">
            <text:p>162.55</text:p>
          </table:table-cell>
        </table:table-row>
        <table:table-row table:style-name="ro1">
          <table:table-cell office:value-type="float" office:value="42480" calcext:value-type="float">
            <text:p>42480</text:p>
          </table:table-cell>
          <table:table-cell office:value-type="float" office:value="163.6" calcext:value-type="float">
            <text:p>163.60</text:p>
          </table:table-cell>
        </table:table-row>
        <table:table-row table:style-name="ro1">
          <table:table-cell office:value-type="float" office:value="42540" calcext:value-type="float">
            <text:p>42540</text:p>
          </table:table-cell>
          <table:table-cell office:value-type="float" office:value="166.26" calcext:value-type="float">
            <text:p>166.26</text:p>
          </table:table-cell>
        </table:table-row>
        <table:table-row table:style-name="ro1">
          <table:table-cell office:value-type="float" office:value="42600" calcext:value-type="float">
            <text:p>42600</text:p>
          </table:table-cell>
          <table:table-cell office:value-type="float" office:value="168.29" calcext:value-type="float">
            <text:p>168.29</text:p>
          </table:table-cell>
        </table:table-row>
        <table:table-row table:style-name="ro1">
          <table:table-cell office:value-type="float" office:value="42660" calcext:value-type="float">
            <text:p>42660</text:p>
          </table:table-cell>
          <table:table-cell office:value-type="float" office:value="170.15" calcext:value-type="float">
            <text:p>170.15</text:p>
          </table:table-cell>
        </table:table-row>
        <table:table-row table:style-name="ro1">
          <table:table-cell office:value-type="float" office:value="42720" calcext:value-type="float">
            <text:p>42720</text:p>
          </table:table-cell>
          <table:table-cell office:value-type="float" office:value="170.51" calcext:value-type="float">
            <text:p>170.51</text:p>
          </table:table-cell>
        </table:table-row>
        <table:table-row table:style-name="ro1">
          <table:table-cell office:value-type="float" office:value="42780" calcext:value-type="float">
            <text:p>42780</text:p>
          </table:table-cell>
          <table:table-cell office:value-type="float" office:value="168.06" calcext:value-type="float">
            <text:p>168.06</text:p>
          </table:table-cell>
        </table:table-row>
        <table:table-row table:style-name="ro1">
          <table:table-cell office:value-type="float" office:value="42840" calcext:value-type="float">
            <text:p>42840</text:p>
          </table:table-cell>
          <table:table-cell office:value-type="float" office:value="158.7" calcext:value-type="float">
            <text:p>158.70</text:p>
          </table:table-cell>
        </table:table-row>
        <table:table-row table:style-name="ro1">
          <table:table-cell office:value-type="float" office:value="42900" calcext:value-type="float">
            <text:p>42900</text:p>
          </table:table-cell>
          <table:table-cell office:value-type="float" office:value="148.01" calcext:value-type="float">
            <text:p>148.01</text:p>
          </table:table-cell>
        </table:table-row>
        <table:table-row table:style-name="ro1">
          <table:table-cell office:value-type="float" office:value="42960" calcext:value-type="float">
            <text:p>42960</text:p>
          </table:table-cell>
          <table:table-cell office:value-type="float" office:value="130.2" calcext:value-type="float">
            <text:p>130.20</text:p>
          </table:table-cell>
        </table:table-row>
        <table:table-row table:style-name="ro1">
          <table:table-cell office:value-type="float" office:value="43020" calcext:value-type="float">
            <text:p>43020</text:p>
          </table:table-cell>
          <table:table-cell office:value-type="float" office:value="125.61" calcext:value-type="float">
            <text:p>125.61</text:p>
          </table:table-cell>
        </table:table-row>
        <table:table-row table:style-name="ro1">
          <table:table-cell office:value-type="float" office:value="43080" calcext:value-type="float">
            <text:p>43080</text:p>
          </table:table-cell>
          <table:table-cell office:value-type="float" office:value="172" calcext:value-type="float">
            <text:p>172.00</text:p>
          </table:table-cell>
        </table:table-row>
        <table:table-row table:style-name="ro1">
          <table:table-cell office:value-type="float" office:value="43140" calcext:value-type="float">
            <text:p>43140</text:p>
          </table:table-cell>
          <table:table-cell office:value-type="float" office:value="213.31" calcext:value-type="float">
            <text:p>213.31</text:p>
          </table:table-cell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39.07" calcext:value-type="float">
            <text:p>239.07</text:p>
          </table:table-cell>
        </table:table-row>
        <table:table-row table:style-name="ro1">
          <table:table-cell office:value-type="float" office:value="43260" calcext:value-type="float">
            <text:p>43260</text:p>
          </table:table-cell>
          <table:table-cell office:value-type="float" office:value="271.52" calcext:value-type="float">
            <text:p>271.52</text:p>
          </table:table-cell>
        </table:table-row>
        <table:table-row table:style-name="ro1">
          <table:table-cell office:value-type="float" office:value="43320" calcext:value-type="float">
            <text:p>43320</text:p>
          </table:table-cell>
          <table:table-cell office:value-type="float" office:value="295.93" calcext:value-type="float">
            <text:p>295.93</text:p>
          </table:table-cell>
        </table:table-row>
        <table:table-row table:style-name="ro1">
          <table:table-cell office:value-type="float" office:value="43380" calcext:value-type="float">
            <text:p>43380</text:p>
          </table:table-cell>
          <table:table-cell office:value-type="float" office:value="302.64" calcext:value-type="float">
            <text:p>302.64</text:p>
          </table:table-cell>
        </table:table-row>
        <table:table-row table:style-name="ro1">
          <table:table-cell office:value-type="float" office:value="43440" calcext:value-type="float">
            <text:p>43440</text:p>
          </table:table-cell>
          <table:table-cell office:value-type="float" office:value="288.07" calcext:value-type="float">
            <text:p>288.07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float" office:value="262" calcext:value-type="float">
            <text:p>262.00</text:p>
          </table:table-cell>
        </table:table-row>
        <table:table-row table:style-name="ro1">
          <table:table-cell office:value-type="float" office:value="43560" calcext:value-type="float">
            <text:p>43560</text:p>
          </table:table-cell>
          <table:table-cell office:value-type="float" office:value="245.68" calcext:value-type="float">
            <text:p>245.68</text:p>
          </table:table-cell>
        </table:table-row>
        <table:table-row table:style-name="ro1">
          <table:table-cell office:value-type="float" office:value="43620" calcext:value-type="float">
            <text:p>43620</text:p>
          </table:table-cell>
          <table:table-cell office:value-type="float" office:value="258.24" calcext:value-type="float">
            <text:p>258.24</text:p>
          </table:table-cell>
        </table:table-row>
        <table:table-row table:style-name="ro1">
          <table:table-cell office:value-type="float" office:value="43680" calcext:value-type="float">
            <text:p>43680</text:p>
          </table:table-cell>
          <table:table-cell office:value-type="float" office:value="286.28" calcext:value-type="float">
            <text:p>286.28</text:p>
          </table:table-cell>
        </table:table-row>
        <table:table-row table:style-name="ro1">
          <table:table-cell office:value-type="float" office:value="43740" calcext:value-type="float">
            <text:p>43740</text:p>
          </table:table-cell>
          <table:table-cell office:value-type="float" office:value="303.1" calcext:value-type="float">
            <text:p>303.10</text:p>
          </table:table-cell>
        </table:table-row>
        <table:table-row table:style-name="ro1">
          <table:table-cell office:value-type="float" office:value="43800" calcext:value-type="float">
            <text:p>43800</text:p>
          </table:table-cell>
          <table:table-cell office:value-type="float" office:value="288.46" calcext:value-type="float">
            <text:p>288.46</text:p>
          </table:table-cell>
        </table:table-row>
        <table:table-row table:style-name="ro1">
          <table:table-cell office:value-type="float" office:value="43860" calcext:value-type="float">
            <text:p>43860</text:p>
          </table:table-cell>
          <table:table-cell office:value-type="float" office:value="248.67" calcext:value-type="float">
            <text:p>248.67</text:p>
          </table:table-cell>
        </table:table-row>
        <table:table-row table:style-name="ro1">
          <table:table-cell office:value-type="float" office:value="43920" calcext:value-type="float">
            <text:p>43920</text:p>
          </table:table-cell>
          <table:table-cell office:value-type="float" office:value="230.21" calcext:value-type="float">
            <text:p>230.21</text:p>
          </table:table-cell>
        </table:table-row>
        <table:table-row table:style-name="ro1">
          <table:table-cell office:value-type="float" office:value="43980" calcext:value-type="float">
            <text:p>43980</text:p>
          </table:table-cell>
          <table:table-cell office:value-type="float" office:value="240.36" calcext:value-type="float">
            <text:p>240.36</text:p>
          </table:table-cell>
        </table:table-row>
        <table:table-row table:style-name="ro1">
          <table:table-cell office:value-type="float" office:value="44040" calcext:value-type="float">
            <text:p>44040</text:p>
          </table:table-cell>
          <table:table-cell office:value-type="float" office:value="233.12" calcext:value-type="float">
            <text:p>233.12</text:p>
          </table:table-cell>
        </table:table-row>
        <table:table-row table:style-name="ro1">
          <table:table-cell office:value-type="float" office:value="44100" calcext:value-type="float">
            <text:p>44100</text:p>
          </table:table-cell>
          <table:table-cell office:value-type="float" office:value="200.49" calcext:value-type="float">
            <text:p>200.49</text:p>
          </table:table-cell>
        </table:table-row>
        <table:table-row table:style-name="ro1">
          <table:table-cell office:value-type="float" office:value="44160" calcext:value-type="float">
            <text:p>44160</text:p>
          </table:table-cell>
          <table:table-cell office:value-type="float" office:value="161.04" calcext:value-type="float">
            <text:p>161.04</text:p>
          </table:table-cell>
        </table:table-row>
        <table:table-row table:style-name="ro1">
          <table:table-cell office:value-type="float" office:value="44220" calcext:value-type="float">
            <text:p>44220</text:p>
          </table:table-cell>
          <table:table-cell office:value-type="float" office:value="124.11" calcext:value-type="float">
            <text:p>124.11</text:p>
          </table:table-cell>
        </table:table-row>
        <table:table-row table:style-name="ro1">
          <table:table-cell office:value-type="float" office:value="44280" calcext:value-type="float">
            <text:p>44280</text:p>
          </table:table-cell>
          <table:table-cell office:value-type="float" office:value="98.52" calcext:value-type="float">
            <text:p>98.52</text:p>
          </table:table-cell>
        </table:table-row>
        <table:table-row table:style-name="ro1">
          <table:table-cell office:value-type="float" office:value="44340" calcext:value-type="float">
            <text:p>44340</text:p>
          </table:table-cell>
          <table:table-cell office:value-type="float" office:value="84.45" calcext:value-type="float">
            <text:p>84.45</text:p>
          </table:table-cell>
        </table:table-row>
        <table:table-row table:style-name="ro1">
          <table:table-cell office:value-type="float" office:value="44400" calcext:value-type="float">
            <text:p>44400</text:p>
          </table:table-cell>
          <table:table-cell office:value-type="float" office:value="79.9" calcext:value-type="float">
            <text:p>79.90</text:p>
          </table:table-cell>
        </table:table-row>
        <table:table-row table:style-name="ro1">
          <table:table-cell office:value-type="float" office:value="44460" calcext:value-type="float">
            <text:p>44460</text:p>
          </table:table-cell>
          <table:table-cell office:value-type="float" office:value="82.5" calcext:value-type="float">
            <text:p>82.50</text:p>
          </table:table-cell>
        </table:table-row>
        <table:table-row table:style-name="ro1">
          <table:table-cell office:value-type="float" office:value="44520" calcext:value-type="float">
            <text:p>44520</text:p>
          </table:table-cell>
          <table:table-cell office:value-type="float" office:value="86.32" calcext:value-type="float">
            <text:p>86.32</text:p>
          </table:table-cell>
        </table:table-row>
        <table:table-row table:style-name="ro1">
          <table:table-cell office:value-type="float" office:value="44580" calcext:value-type="float">
            <text:p>44580</text:p>
          </table:table-cell>
          <table:table-cell office:value-type="float" office:value="97.87" calcext:value-type="float">
            <text:p>97.87</text:p>
          </table:table-cell>
        </table:table-row>
        <table:table-row table:style-name="ro1">
          <table:table-cell office:value-type="float" office:value="44640" calcext:value-type="float">
            <text:p>44640</text:p>
          </table:table-cell>
          <table:table-cell office:value-type="float" office:value="119.64" calcext:value-type="float">
            <text:p>119.64</text:p>
          </table:table-cell>
        </table:table-row>
        <table:table-row table:style-name="ro1">
          <table:table-cell office:value-type="float" office:value="44700" calcext:value-type="float">
            <text:p>44700</text:p>
          </table:table-cell>
          <table:table-cell office:value-type="float" office:value="132.63" calcext:value-type="float">
            <text:p>132.63</text:p>
          </table:table-cell>
        </table:table-row>
        <table:table-row table:style-name="ro1">
          <table:table-cell office:value-type="float" office:value="44760" calcext:value-type="float">
            <text:p>44760</text:p>
          </table:table-cell>
          <table:table-cell office:value-type="float" office:value="136.28" calcext:value-type="float">
            <text:p>136.28</text:p>
          </table:table-cell>
        </table:table-row>
        <table:table-row table:style-name="ro1">
          <table:table-cell office:value-type="float" office:value="44820" calcext:value-type="float">
            <text:p>44820</text:p>
          </table:table-cell>
          <table:table-cell office:value-type="float" office:value="132.03" calcext:value-type="float">
            <text:p>132.03</text:p>
          </table:table-cell>
        </table:table-row>
        <table:table-row table:style-name="ro1">
          <table:table-cell office:value-type="float" office:value="44880" calcext:value-type="float">
            <text:p>44880</text:p>
          </table:table-cell>
          <table:table-cell office:value-type="float" office:value="123.15" calcext:value-type="float">
            <text:p>123.15</text:p>
          </table:table-cell>
        </table:table-row>
        <table:table-row table:style-name="ro1">
          <table:table-cell office:value-type="float" office:value="44940" calcext:value-type="float">
            <text:p>44940</text:p>
          </table:table-cell>
          <table:table-cell office:value-type="float" office:value="110.11" calcext:value-type="float">
            <text:p>110.11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05.97" calcext:value-type="float">
            <text:p>105.97</text:p>
          </table:table-cell>
        </table:table-row>
        <table:table-row table:style-name="ro1">
          <table:table-cell office:value-type="float" office:value="45060" calcext:value-type="float">
            <text:p>45060</text:p>
          </table:table-cell>
          <table:table-cell office:value-type="float" office:value="115.61" calcext:value-type="float">
            <text:p>115.61</text:p>
          </table:table-cell>
        </table:table-row>
        <table:table-row table:style-name="ro1">
          <table:table-cell office:value-type="float" office:value="45120" calcext:value-type="float">
            <text:p>45120</text:p>
          </table:table-cell>
          <table:table-cell office:value-type="float" office:value="138.01" calcext:value-type="float">
            <text:p>138.01</text:p>
          </table:table-cell>
        </table:table-row>
        <table:table-row table:style-name="ro1">
          <table:table-cell office:value-type="float" office:value="45180" calcext:value-type="float">
            <text:p>45180</text:p>
          </table:table-cell>
          <table:table-cell office:value-type="float" office:value="168.59" calcext:value-type="float">
            <text:p>168.59</text:p>
          </table:table-cell>
        </table:table-row>
        <table:table-row table:style-name="ro1">
          <table:table-cell office:value-type="float" office:value="45240" calcext:value-type="float">
            <text:p>45240</text:p>
          </table:table-cell>
          <table:table-cell office:value-type="float" office:value="219.35" calcext:value-type="float">
            <text:p>219.35</text:p>
          </table:table-cell>
        </table:table-row>
        <table:table-row table:style-name="ro1">
          <table:table-cell office:value-type="float" office:value="45300" calcext:value-type="float">
            <text:p>45300</text:p>
          </table:table-cell>
          <table:table-cell office:value-type="float" office:value="278.67" calcext:value-type="float">
            <text:p>278.67</text:p>
          </table:table-cell>
        </table:table-row>
        <table:table-row table:style-name="ro1">
          <table:table-cell office:value-type="float" office:value="45360" calcext:value-type="float">
            <text:p>45360</text:p>
          </table:table-cell>
          <table:table-cell office:value-type="float" office:value="297.28" calcext:value-type="float">
            <text:p>297.28</text:p>
          </table:table-cell>
        </table:table-row>
        <table:table-row table:style-name="ro1">
          <table:table-cell office:value-type="float" office:value="45420" calcext:value-type="float">
            <text:p>45420</text:p>
          </table:table-cell>
          <table:table-cell office:value-type="float" office:value="355.28" calcext:value-type="float">
            <text:p>355.28</text:p>
          </table:table-cell>
        </table:table-row>
        <table:table-row table:style-name="ro1">
          <table:table-cell office:value-type="float" office:value="45480" calcext:value-type="float">
            <text:p>45480</text:p>
          </table:table-cell>
          <table:table-cell office:value-type="float" office:value="470.98" calcext:value-type="float">
            <text:p>470.98</text:p>
          </table:table-cell>
        </table:table-row>
        <table:table-row table:style-name="ro1">
          <table:table-cell office:value-type="float" office:value="45540" calcext:value-type="float">
            <text:p>45540</text:p>
          </table:table-cell>
          <table:table-cell office:value-type="float" office:value="452.65" calcext:value-type="float">
            <text:p>452.65</text:p>
          </table:table-cell>
        </table:table-row>
        <table:table-row table:style-name="ro1">
          <table:table-cell office:value-type="float" office:value="45600" calcext:value-type="float">
            <text:p>45600</text:p>
          </table:table-cell>
          <table:table-cell office:value-type="float" office:value="474.73" calcext:value-type="float">
            <text:p>474.73</text:p>
          </table:table-cell>
        </table:table-row>
        <table:table-row table:style-name="ro1">
          <table:table-cell office:value-type="float" office:value="45660" calcext:value-type="float">
            <text:p>45660</text:p>
          </table:table-cell>
          <table:table-cell office:value-type="float" office:value="485.32" calcext:value-type="float">
            <text:p>485.32</text:p>
          </table:table-cell>
        </table:table-row>
        <table:table-row table:style-name="ro1">
          <table:table-cell office:value-type="float" office:value="45720" calcext:value-type="float">
            <text:p>45720</text:p>
          </table:table-cell>
          <table:table-cell office:value-type="float" office:value="504.92" calcext:value-type="float">
            <text:p>504.92</text:p>
          </table:table-cell>
        </table:table-row>
        <table:table-row table:style-name="ro1">
          <table:table-cell office:value-type="float" office:value="45780" calcext:value-type="float">
            <text:p>45780</text:p>
          </table:table-cell>
          <table:table-cell office:value-type="float" office:value="549.6" calcext:value-type="float">
            <text:p>549.60</text:p>
          </table:table-cell>
        </table:table-row>
        <table:table-row table:style-name="ro1">
          <table:table-cell office:value-type="float" office:value="45840" calcext:value-type="float">
            <text:p>45840</text:p>
          </table:table-cell>
          <table:table-cell office:value-type="float" office:value="570.56" calcext:value-type="float">
            <text:p>570.56</text:p>
          </table:table-cell>
        </table:table-row>
        <table:table-row table:style-name="ro1">
          <table:table-cell office:value-type="float" office:value="45900" calcext:value-type="float">
            <text:p>45900</text:p>
          </table:table-cell>
          <table:table-cell office:value-type="float" office:value="522.05" calcext:value-type="float">
            <text:p>522.05</text:p>
          </table:table-cell>
        </table:table-row>
        <table:table-row table:style-name="ro1">
          <table:table-cell office:value-type="float" office:value="45960" calcext:value-type="float">
            <text:p>45960</text:p>
          </table:table-cell>
          <table:table-cell office:value-type="float" office:value="522.41" calcext:value-type="float">
            <text:p>522.41</text:p>
          </table:table-cell>
        </table:table-row>
        <table:table-row table:style-name="ro1">
          <table:table-cell office:value-type="float" office:value="46020" calcext:value-type="float">
            <text:p>46020</text:p>
          </table:table-cell>
          <table:table-cell office:value-type="float" office:value="492.77" calcext:value-type="float">
            <text:p>492.77</text:p>
          </table:table-cell>
        </table:table-row>
        <table:table-row table:style-name="ro1">
          <table:table-cell office:value-type="float" office:value="46080" calcext:value-type="float">
            <text:p>46080</text:p>
          </table:table-cell>
          <table:table-cell office:value-type="float" office:value="469.09" calcext:value-type="float">
            <text:p>469.09</text:p>
          </table:table-cell>
        </table:table-row>
        <table:table-row table:style-name="ro1">
          <table:table-cell office:value-type="float" office:value="46140" calcext:value-type="float">
            <text:p>46140</text:p>
          </table:table-cell>
          <table:table-cell office:value-type="float" office:value="420.57" calcext:value-type="float">
            <text:p>420.57</text:p>
          </table:table-cell>
        </table:table-row>
        <table:table-row table:style-name="ro1">
          <table:table-cell office:value-type="float" office:value="46200" calcext:value-type="float">
            <text:p>46200</text:p>
          </table:table-cell>
          <table:table-cell office:value-type="float" office:value="364.21" calcext:value-type="float">
            <text:p>364.21</text:p>
          </table:table-cell>
        </table:table-row>
        <table:table-row table:style-name="ro1">
          <table:table-cell office:value-type="float" office:value="46260" calcext:value-type="float">
            <text:p>46260</text:p>
          </table:table-cell>
          <table:table-cell office:value-type="float" office:value="333.08" calcext:value-type="float">
            <text:p>333.08</text:p>
          </table:table-cell>
        </table:table-row>
        <table:table-row table:style-name="ro1">
          <table:table-cell office:value-type="float" office:value="46320" calcext:value-type="float">
            <text:p>46320</text:p>
          </table:table-cell>
          <table:table-cell office:value-type="float" office:value="277.85" calcext:value-type="float">
            <text:p>277.85</text:p>
          </table:table-cell>
        </table:table-row>
        <table:table-row table:style-name="ro1">
          <table:table-cell office:value-type="float" office:value="46380" calcext:value-type="float">
            <text:p>46380</text:p>
          </table:table-cell>
          <table:table-cell office:value-type="float" office:value="205.43" calcext:value-type="float">
            <text:p>205.43</text:p>
          </table:table-cell>
        </table:table-row>
        <table:table-row table:style-name="ro1">
          <table:table-cell office:value-type="float" office:value="46440" calcext:value-type="float">
            <text:p>46440</text:p>
          </table:table-cell>
          <table:table-cell office:value-type="float" office:value="150.27" calcext:value-type="float">
            <text:p>150.27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float" office:value="126.92" calcext:value-type="float">
            <text:p>126.92</text:p>
          </table:table-cell>
        </table:table-row>
        <table:table-row table:style-name="ro1">
          <table:table-cell office:value-type="float" office:value="46560" calcext:value-type="float">
            <text:p>46560</text:p>
          </table:table-cell>
          <table:table-cell office:value-type="float" office:value="119.07" calcext:value-type="float">
            <text:p>119.07</text:p>
          </table:table-cell>
        </table:table-row>
        <table:table-row table:style-name="ro1">
          <table:table-cell office:value-type="float" office:value="46620" calcext:value-type="float">
            <text:p>46620</text:p>
          </table:table-cell>
          <table:table-cell office:value-type="float" office:value="122.07" calcext:value-type="float">
            <text:p>122.07</text:p>
          </table:table-cell>
        </table:table-row>
        <table:table-row table:style-name="ro1">
          <table:table-cell office:value-type="float" office:value="46680" calcext:value-type="float">
            <text:p>46680</text:p>
          </table:table-cell>
          <table:table-cell office:value-type="float" office:value="130.26" calcext:value-type="float">
            <text:p>130.26</text:p>
          </table:table-cell>
        </table:table-row>
        <table:table-row table:style-name="ro1">
          <table:table-cell office:value-type="float" office:value="46740" calcext:value-type="float">
            <text:p>46740</text:p>
          </table:table-cell>
          <table:table-cell office:value-type="float" office:value="136.32" calcext:value-type="float">
            <text:p>136.32</text:p>
          </table:table-cell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163.3" calcext:value-type="float">
            <text:p>163.30</text:p>
          </table:table-cell>
        </table:table-row>
        <table:table-row table:style-name="ro1">
          <table:table-cell office:value-type="float" office:value="46860" calcext:value-type="float">
            <text:p>46860</text:p>
          </table:table-cell>
          <table:table-cell office:value-type="float" office:value="223.31" calcext:value-type="float">
            <text:p>223.31</text:p>
          </table:table-cell>
        </table:table-row>
        <table:table-row table:style-name="ro1">
          <table:table-cell office:value-type="float" office:value="46920" calcext:value-type="float">
            <text:p>46920</text:p>
          </table:table-cell>
          <table:table-cell office:value-type="float" office:value="323.53" calcext:value-type="float">
            <text:p>323.53</text:p>
          </table:table-cell>
        </table:table-row>
        <table:table-row table:style-name="ro1">
          <table:table-cell office:value-type="float" office:value="46980" calcext:value-type="float">
            <text:p>46980</text:p>
          </table:table-cell>
          <table:table-cell office:value-type="float" office:value="410.07" calcext:value-type="float">
            <text:p>410.07</text:p>
          </table:table-cell>
        </table:table-row>
        <table:table-row table:style-name="ro1">
          <table:table-cell office:value-type="float" office:value="47040" calcext:value-type="float">
            <text:p>47040</text:p>
          </table:table-cell>
          <table:table-cell office:value-type="float" office:value="424.06" calcext:value-type="float">
            <text:p>424.06</text:p>
          </table:table-cell>
        </table:table-row>
        <table:table-row table:style-name="ro1">
          <table:table-cell office:value-type="float" office:value="47100" calcext:value-type="float">
            <text:p>47100</text:p>
          </table:table-cell>
          <table:table-cell office:value-type="float" office:value="416.67" calcext:value-type="float">
            <text:p>416.67</text:p>
          </table:table-cell>
        </table:table-row>
        <table:table-row table:style-name="ro1">
          <table:table-cell office:value-type="float" office:value="47160" calcext:value-type="float">
            <text:p>47160</text:p>
          </table:table-cell>
          <table:table-cell office:value-type="float" office:value="427.98" calcext:value-type="float">
            <text:p>427.98</text:p>
          </table:table-cell>
        </table:table-row>
        <table:table-row table:style-name="ro1">
          <table:table-cell office:value-type="float" office:value="47220" calcext:value-type="float">
            <text:p>47220</text:p>
          </table:table-cell>
          <table:table-cell office:value-type="float" office:value="450.9" calcext:value-type="float">
            <text:p>450.90</text:p>
          </table:table-cell>
        </table:table-row>
        <table:table-row table:style-name="ro1">
          <table:table-cell office:value-type="float" office:value="47280" calcext:value-type="float">
            <text:p>47280</text:p>
          </table:table-cell>
          <table:table-cell office:value-type="float" office:value="475.73" calcext:value-type="float">
            <text:p>475.73</text:p>
          </table:table-cell>
        </table:table-row>
        <table:table-row table:style-name="ro1">
          <table:table-cell office:value-type="float" office:value="47340" calcext:value-type="float">
            <text:p>47340</text:p>
          </table:table-cell>
          <table:table-cell office:value-type="float" office:value="487.96" calcext:value-type="float">
            <text:p>487.96</text:p>
          </table:table-cell>
        </table:table-row>
        <table:table-row table:style-name="ro1">
          <table:table-cell office:value-type="float" office:value="47400" calcext:value-type="float">
            <text:p>47400</text:p>
          </table:table-cell>
          <table:table-cell office:value-type="float" office:value="498.85" calcext:value-type="float">
            <text:p>498.85</text:p>
          </table:table-cell>
        </table:table-row>
        <table:table-row table:style-name="ro1">
          <table:table-cell office:value-type="float" office:value="47460" calcext:value-type="float">
            <text:p>47460</text:p>
          </table:table-cell>
          <table:table-cell office:value-type="float" office:value="507.25" calcext:value-type="float">
            <text:p>507.25</text:p>
          </table:table-cell>
        </table:table-row>
        <table:table-row table:style-name="ro1">
          <table:table-cell office:value-type="float" office:value="47520" calcext:value-type="float">
            <text:p>47520</text:p>
          </table:table-cell>
          <table:table-cell office:value-type="float" office:value="533.31" calcext:value-type="float">
            <text:p>533.31</text:p>
          </table:table-cell>
        </table:table-row>
        <table:table-row table:style-name="ro1">
          <table:table-cell office:value-type="float" office:value="47580" calcext:value-type="float">
            <text:p>47580</text:p>
          </table:table-cell>
          <table:table-cell office:value-type="float" office:value="636.42" calcext:value-type="float">
            <text:p>636.42</text:p>
          </table:table-cell>
        </table:table-row>
        <table:table-row table:style-name="ro1">
          <table:table-cell office:value-type="float" office:value="47640" calcext:value-type="float">
            <text:p>47640</text:p>
          </table:table-cell>
          <table:table-cell office:value-type="float" office:value="548.71" calcext:value-type="float">
            <text:p>548.71</text:p>
          </table:table-cell>
        </table:table-row>
        <table:table-row table:style-name="ro1">
          <table:table-cell office:value-type="float" office:value="47700" calcext:value-type="float">
            <text:p>47700</text:p>
          </table:table-cell>
          <table:table-cell office:value-type="float" office:value="537.43" calcext:value-type="float">
            <text:p>537.43</text:p>
          </table:table-cell>
        </table:table-row>
        <table:table-row table:style-name="ro1">
          <table:table-cell office:value-type="float" office:value="47760" calcext:value-type="float">
            <text:p>47760</text:p>
          </table:table-cell>
          <table:table-cell office:value-type="float" office:value="533.55" calcext:value-type="float">
            <text:p>533.55</text:p>
          </table:table-cell>
        </table:table-row>
        <table:table-row table:style-name="ro1">
          <table:table-cell office:value-type="float" office:value="47820" calcext:value-type="float">
            <text:p>47820</text:p>
          </table:table-cell>
          <table:table-cell office:value-type="float" office:value="552.05" calcext:value-type="float">
            <text:p>552.05</text:p>
          </table:table-cell>
        </table:table-row>
        <table:table-row table:style-name="ro1">
          <table:table-cell office:value-type="float" office:value="47880" calcext:value-type="float">
            <text:p>47880</text:p>
          </table:table-cell>
          <table:table-cell office:value-type="float" office:value="552.56" calcext:value-type="float">
            <text:p>552.56</text:p>
          </table:table-cell>
        </table:table-row>
        <table:table-row table:style-name="ro1">
          <table:table-cell office:value-type="float" office:value="47940" calcext:value-type="float">
            <text:p>47940</text:p>
          </table:table-cell>
          <table:table-cell office:value-type="float" office:value="566.13" calcext:value-type="float">
            <text:p>566.13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631.79" calcext:value-type="float">
            <text:p>631.79</text:p>
          </table:table-cell>
        </table:table-row>
        <table:table-row table:style-name="ro1">
          <table:table-cell office:value-type="float" office:value="48060" calcext:value-type="float">
            <text:p>48060</text:p>
          </table:table-cell>
          <table:table-cell office:value-type="float" office:value="733.28" calcext:value-type="float">
            <text:p>733.28</text:p>
          </table:table-cell>
        </table:table-row>
        <table:table-row table:style-name="ro1">
          <table:table-cell office:value-type="float" office:value="48120" calcext:value-type="float">
            <text:p>48120</text:p>
          </table:table-cell>
          <table:table-cell office:value-type="float" office:value="758.08" calcext:value-type="float">
            <text:p>758.08</text:p>
          </table:table-cell>
        </table:table-row>
        <table:table-row table:style-name="ro1">
          <table:table-cell office:value-type="float" office:value="48180" calcext:value-type="float">
            <text:p>48180</text:p>
          </table:table-cell>
          <table:table-cell office:value-type="float" office:value="656.24" calcext:value-type="float">
            <text:p>656.24</text:p>
          </table:table-cell>
        </table:table-row>
        <table:table-row table:style-name="ro1">
          <table:table-cell office:value-type="float" office:value="48240" calcext:value-type="float">
            <text:p>48240</text:p>
          </table:table-cell>
          <table:table-cell office:value-type="float" office:value="679.31" calcext:value-type="float">
            <text:p>679.31</text:p>
          </table:table-cell>
        </table:table-row>
        <table:table-row table:style-name="ro1">
          <table:table-cell office:value-type="float" office:value="48300" calcext:value-type="float">
            <text:p>48300</text:p>
          </table:table-cell>
          <table:table-cell office:value-type="float" office:value="977.86" calcext:value-type="float">
            <text:p>977.86</text:p>
          </table:table-cell>
        </table:table-row>
        <table:table-row table:style-name="ro1">
          <table:table-cell office:value-type="float" office:value="48360" calcext:value-type="float">
            <text:p>48360</text:p>
          </table:table-cell>
          <table:table-cell office:value-type="float" office:value="957.77" calcext:value-type="float">
            <text:p>957.77</text:p>
          </table:table-cell>
        </table:table-row>
        <table:table-row table:style-name="ro1">
          <table:table-cell office:value-type="float" office:value="48420" calcext:value-type="float">
            <text:p>48420</text:p>
          </table:table-cell>
          <table:table-cell office:value-type="float" office:value="938.55" calcext:value-type="float">
            <text:p>938.55</text:p>
          </table:table-cell>
        </table:table-row>
        <table:table-row table:style-name="ro1">
          <table:table-cell office:value-type="float" office:value="48480" calcext:value-type="float">
            <text:p>48480</text:p>
          </table:table-cell>
          <table:table-cell office:value-type="float" office:value="979.69" calcext:value-type="float">
            <text:p>979.69</text:p>
          </table:table-cell>
        </table:table-row>
        <table:table-row table:style-name="ro1">
          <table:table-cell office:value-type="float" office:value="48540" calcext:value-type="float">
            <text:p>48540</text:p>
          </table:table-cell>
          <table:table-cell office:value-type="float" office:value="816.19" calcext:value-type="float">
            <text:p>816.19</text:p>
          </table:table-cell>
        </table:table-row>
        <table:table-row table:style-name="ro1">
          <table:table-cell office:value-type="float" office:value="48600" calcext:value-type="float">
            <text:p>48600</text:p>
          </table:table-cell>
          <table:table-cell office:value-type="float" office:value="705.22" calcext:value-type="float">
            <text:p>705.22</text:p>
          </table:table-cell>
        </table:table-row>
        <table:table-row table:style-name="ro1">
          <table:table-cell office:value-type="float" office:value="48660" calcext:value-type="float">
            <text:p>48660</text:p>
          </table:table-cell>
          <table:table-cell office:value-type="float" office:value="608.73" calcext:value-type="float">
            <text:p>608.73</text:p>
          </table:table-cell>
        </table:table-row>
        <table:table-row table:style-name="ro1">
          <table:table-cell office:value-type="float" office:value="48720" calcext:value-type="float">
            <text:p>48720</text:p>
          </table:table-cell>
          <table:table-cell office:value-type="float" office:value="642.43" calcext:value-type="float">
            <text:p>642.43</text:p>
          </table:table-cell>
        </table:table-row>
        <table:table-row table:style-name="ro1">
          <table:table-cell office:value-type="float" office:value="48780" calcext:value-type="float">
            <text:p>48780</text:p>
          </table:table-cell>
          <table:table-cell office:value-type="float" office:value="745.79" calcext:value-type="float">
            <text:p>745.79</text:p>
          </table:table-cell>
        </table:table-row>
        <table:table-row table:style-name="ro1">
          <table:table-cell office:value-type="float" office:value="48840" calcext:value-type="float">
            <text:p>48840</text:p>
          </table:table-cell>
          <table:table-cell office:value-type="float" office:value="654.06" calcext:value-type="float">
            <text:p>654.06</text:p>
          </table:table-cell>
        </table:table-row>
        <table:table-row table:style-name="ro1">
          <table:table-cell office:value-type="float" office:value="48900" calcext:value-type="float">
            <text:p>48900</text:p>
          </table:table-cell>
          <table:table-cell office:value-type="float" office:value="625.39" calcext:value-type="float">
            <text:p>625.39</text:p>
          </table:table-cell>
        </table:table-row>
        <table:table-row table:style-name="ro1">
          <table:table-cell office:value-type="float" office:value="48960" calcext:value-type="float">
            <text:p>48960</text:p>
          </table:table-cell>
          <table:table-cell office:value-type="float" office:value="700.06" calcext:value-type="float">
            <text:p>700.06</text:p>
          </table:table-cell>
        </table:table-row>
        <table:table-row table:style-name="ro1">
          <table:table-cell office:value-type="float" office:value="49020" calcext:value-type="float">
            <text:p>49020</text:p>
          </table:table-cell>
          <table:table-cell office:value-type="float" office:value="787.16" calcext:value-type="float">
            <text:p>787.16</text:p>
          </table:table-cell>
        </table:table-row>
        <table:table-row table:style-name="ro1">
          <table:table-cell office:value-type="float" office:value="49080" calcext:value-type="float">
            <text:p>49080</text:p>
          </table:table-cell>
          <table:table-cell office:value-type="float" office:value="929.25" calcext:value-type="float">
            <text:p>929.25</text:p>
          </table:table-cell>
        </table:table-row>
        <table:table-row table:style-name="ro1">
          <table:table-cell office:value-type="float" office:value="49140" calcext:value-type="float">
            <text:p>49140</text:p>
          </table:table-cell>
          <table:table-cell office:value-type="float" office:value="1097.76" calcext:value-type="float">
            <text:p>1097.76</text:p>
          </table:table-cell>
        </table:table-row>
        <table:table-row table:style-name="ro1">
          <table:table-cell office:value-type="float" office:value="49200" calcext:value-type="float">
            <text:p>49200</text:p>
          </table:table-cell>
          <table:table-cell office:value-type="float" office:value="895.39" calcext:value-type="float">
            <text:p>895.39</text:p>
          </table:table-cell>
        </table:table-row>
        <table:table-row table:style-name="ro1">
          <table:table-cell office:value-type="float" office:value="49260" calcext:value-type="float">
            <text:p>49260</text:p>
          </table:table-cell>
          <table:table-cell office:value-type="float" office:value="606.47" calcext:value-type="float">
            <text:p>606.47</text:p>
          </table:table-cell>
        </table:table-row>
        <table:table-row table:style-name="ro1">
          <table:table-cell office:value-type="float" office:value="49320" calcext:value-type="float">
            <text:p>49320</text:p>
          </table:table-cell>
          <table:table-cell office:value-type="float" office:value="569.86" calcext:value-type="float">
            <text:p>569.86</text:p>
          </table:table-cell>
        </table:table-row>
        <table:table-row table:style-name="ro1">
          <table:table-cell office:value-type="float" office:value="49380" calcext:value-type="float">
            <text:p>49380</text:p>
          </table:table-cell>
          <table:table-cell office:value-type="float" office:value="630.63" calcext:value-type="float">
            <text:p>630.63</text:p>
          </table:table-cell>
        </table:table-row>
        <table:table-row table:style-name="ro1">
          <table:table-cell office:value-type="float" office:value="49440" calcext:value-type="float">
            <text:p>49440</text:p>
          </table:table-cell>
          <table:table-cell office:value-type="float" office:value="426.74" calcext:value-type="float">
            <text:p>426.74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float" office:value="406.71" calcext:value-type="float">
            <text:p>406.71</text:p>
          </table:table-cell>
        </table:table-row>
        <table:table-row table:style-name="ro1">
          <table:table-cell office:value-type="float" office:value="49560" calcext:value-type="float">
            <text:p>49560</text:p>
          </table:table-cell>
          <table:table-cell office:value-type="float" office:value="398.98" calcext:value-type="float">
            <text:p>398.98</text:p>
          </table:table-cell>
        </table:table-row>
        <table:table-row table:style-name="ro1">
          <table:table-cell office:value-type="float" office:value="49620" calcext:value-type="float">
            <text:p>49620</text:p>
          </table:table-cell>
          <table:table-cell office:value-type="float" office:value="384.39" calcext:value-type="float">
            <text:p>384.39</text:p>
          </table:table-cell>
        </table:table-row>
        <table:table-row table:style-name="ro1">
          <table:table-cell office:value-type="float" office:value="49680" calcext:value-type="float">
            <text:p>49680</text:p>
          </table:table-cell>
          <table:table-cell office:value-type="float" office:value="379.7" calcext:value-type="float">
            <text:p>379.70</text:p>
          </table:table-cell>
        </table:table-row>
        <table:table-row table:style-name="ro1">
          <table:table-cell office:value-type="float" office:value="49740" calcext:value-type="float">
            <text:p>49740</text:p>
          </table:table-cell>
          <table:table-cell office:value-type="float" office:value="394.38" calcext:value-type="float">
            <text:p>394.38</text:p>
          </table:table-cell>
        </table:table-row>
        <table:table-row table:style-name="ro1">
          <table:table-cell office:value-type="float" office:value="49800" calcext:value-type="float">
            <text:p>49800</text:p>
          </table:table-cell>
          <table:table-cell office:value-type="float" office:value="378.04" calcext:value-type="float">
            <text:p>378.04</text:p>
          </table:table-cell>
        </table:table-row>
        <table:table-row table:style-name="ro1">
          <table:table-cell office:value-type="float" office:value="49860" calcext:value-type="float">
            <text:p>49860</text:p>
          </table:table-cell>
          <table:table-cell office:value-type="float" office:value="482.31" calcext:value-type="float">
            <text:p>482.31</text:p>
          </table:table-cell>
        </table:table-row>
        <table:table-row table:style-name="ro1">
          <table:table-cell office:value-type="float" office:value="49920" calcext:value-type="float">
            <text:p>49920</text:p>
          </table:table-cell>
          <table:table-cell office:value-type="float" office:value="466.24" calcext:value-type="float">
            <text:p>466.24</text:p>
          </table:table-cell>
        </table:table-row>
        <table:table-row table:style-name="ro1">
          <table:table-cell office:value-type="float" office:value="49980" calcext:value-type="float">
            <text:p>49980</text:p>
          </table:table-cell>
          <table:table-cell office:value-type="float" office:value="426.42" calcext:value-type="float">
            <text:p>426.42</text:p>
          </table:table-cell>
        </table:table-row>
        <table:table-row table:style-name="ro1">
          <table:table-cell office:value-type="float" office:value="50040" calcext:value-type="float">
            <text:p>50040</text:p>
          </table:table-cell>
          <table:table-cell office:value-type="float" office:value="378.22" calcext:value-type="float">
            <text:p>378.22</text:p>
          </table:table-cell>
        </table:table-row>
        <table:table-row table:style-name="ro1">
          <table:table-cell office:value-type="float" office:value="50100" calcext:value-type="float">
            <text:p>50100</text:p>
          </table:table-cell>
          <table:table-cell office:value-type="float" office:value="365.86" calcext:value-type="float">
            <text:p>365.86</text:p>
          </table:table-cell>
        </table:table-row>
        <table:table-row table:style-name="ro1">
          <table:table-cell office:value-type="float" office:value="50160" calcext:value-type="float">
            <text:p>50160</text:p>
          </table:table-cell>
          <table:table-cell office:value-type="float" office:value="371.94" calcext:value-type="float">
            <text:p>371.94</text:p>
          </table:table-cell>
        </table:table-row>
        <table:table-row table:style-name="ro1">
          <table:table-cell office:value-type="float" office:value="50220" calcext:value-type="float">
            <text:p>50220</text:p>
          </table:table-cell>
          <table:table-cell office:value-type="float" office:value="466.3" calcext:value-type="float">
            <text:p>466.30</text:p>
          </table:table-cell>
        </table:table-row>
        <table:table-row table:style-name="ro1">
          <table:table-cell office:value-type="float" office:value="50280" calcext:value-type="float">
            <text:p>50280</text:p>
          </table:table-cell>
          <table:table-cell office:value-type="float" office:value="832.54" calcext:value-type="float">
            <text:p>832.54</text:p>
          </table:table-cell>
        </table:table-row>
        <table:table-row table:style-name="ro1">
          <table:table-cell office:value-type="float" office:value="50340" calcext:value-type="float">
            <text:p>50340</text:p>
          </table:table-cell>
          <table:table-cell office:value-type="float" office:value="1182.65" calcext:value-type="float">
            <text:p>1182.65</text:p>
          </table:table-cell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965.75" calcext:value-type="float">
            <text:p>965.75</text:p>
          </table:table-cell>
        </table:table-row>
        <table:table-row table:style-name="ro1">
          <table:table-cell office:value-type="float" office:value="50460" calcext:value-type="float">
            <text:p>50460</text:p>
          </table:table-cell>
          <table:table-cell office:value-type="float" office:value="527.36" calcext:value-type="float">
            <text:p>527.36</text:p>
          </table:table-cell>
        </table:table-row>
        <table:table-row table:style-name="ro1">
          <table:table-cell office:value-type="float" office:value="50520" calcext:value-type="float">
            <text:p>50520</text:p>
          </table:table-cell>
          <table:table-cell office:value-type="float" office:value="501.78" calcext:value-type="float">
            <text:p>501.78</text:p>
          </table:table-cell>
        </table:table-row>
        <table:table-row table:style-name="ro1">
          <table:table-cell office:value-type="float" office:value="50580" calcext:value-type="float">
            <text:p>50580</text:p>
          </table:table-cell>
          <table:table-cell office:value-type="float" office:value="612.61" calcext:value-type="float">
            <text:p>612.61</text:p>
          </table:table-cell>
        </table:table-row>
        <table:table-row table:style-name="ro1">
          <table:table-cell office:value-type="float" office:value="50640" calcext:value-type="float">
            <text:p>50640</text:p>
          </table:table-cell>
          <table:table-cell office:value-type="float" office:value="724.54" calcext:value-type="float">
            <text:p>724.54</text:p>
          </table:table-cell>
        </table:table-row>
        <table:table-row table:style-name="ro1">
          <table:table-cell office:value-type="float" office:value="50700" calcext:value-type="float">
            <text:p>50700</text:p>
          </table:table-cell>
          <table:table-cell office:value-type="float" office:value="755.83" calcext:value-type="float">
            <text:p>755.83</text:p>
          </table:table-cell>
        </table:table-row>
        <table:table-row table:style-name="ro1">
          <table:table-cell office:value-type="float" office:value="50760" calcext:value-type="float">
            <text:p>50760</text:p>
          </table:table-cell>
          <table:table-cell office:value-type="float" office:value="596.86" calcext:value-type="float">
            <text:p>596.86</text:p>
          </table:table-cell>
        </table:table-row>
        <table:table-row table:style-name="ro1">
          <table:table-cell office:value-type="float" office:value="50820" calcext:value-type="float">
            <text:p>50820</text:p>
          </table:table-cell>
          <table:table-cell office:value-type="float" office:value="644.92" calcext:value-type="float">
            <text:p>644.92</text:p>
          </table:table-cell>
        </table:table-row>
        <table:table-row table:style-name="ro1">
          <table:table-cell office:value-type="float" office:value="50880" calcext:value-type="float">
            <text:p>50880</text:p>
          </table:table-cell>
          <table:table-cell office:value-type="float" office:value="738.88" calcext:value-type="float">
            <text:p>738.88</text:p>
          </table:table-cell>
        </table:table-row>
        <table:table-row table:style-name="ro1">
          <table:table-cell office:value-type="float" office:value="50940" calcext:value-type="float">
            <text:p>50940</text:p>
          </table:table-cell>
          <table:table-cell office:value-type="float" office:value="757.9" calcext:value-type="float">
            <text:p>757.90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838.07" calcext:value-type="float">
            <text:p>838.07</text:p>
          </table:table-cell>
        </table:table-row>
        <table:table-row table:style-name="ro1">
          <table:table-cell office:value-type="float" office:value="51060" calcext:value-type="float">
            <text:p>51060</text:p>
          </table:table-cell>
          <table:table-cell office:value-type="float" office:value="572.72" calcext:value-type="float">
            <text:p>572.72</text:p>
          </table:table-cell>
        </table:table-row>
        <table:table-row table:style-name="ro1">
          <table:table-cell office:value-type="float" office:value="51120" calcext:value-type="float">
            <text:p>51120</text:p>
          </table:table-cell>
          <table:table-cell office:value-type="float" office:value="395.97" calcext:value-type="float">
            <text:p>395.97</text:p>
          </table:table-cell>
        </table:table-row>
        <table:table-row table:style-name="ro1">
          <table:table-cell office:value-type="float" office:value="51180" calcext:value-type="float">
            <text:p>51180</text:p>
          </table:table-cell>
          <table:table-cell office:value-type="float" office:value="818.03" calcext:value-type="float">
            <text:p>818.03</text:p>
          </table:table-cell>
        </table:table-row>
        <table:table-row table:style-name="ro1">
          <table:table-cell office:value-type="float" office:value="51240" calcext:value-type="float">
            <text:p>51240</text:p>
          </table:table-cell>
          <table:table-cell office:value-type="float" office:value="1079.26" calcext:value-type="float">
            <text:p>1079.26</text:p>
          </table:table-cell>
        </table:table-row>
        <table:table-row table:style-name="ro1">
          <table:table-cell office:value-type="float" office:value="51300" calcext:value-type="float">
            <text:p>51300</text:p>
          </table:table-cell>
          <table:table-cell office:value-type="float" office:value="979.57" calcext:value-type="float">
            <text:p>979.57</text:p>
          </table:table-cell>
        </table:table-row>
        <table:table-row table:style-name="ro1">
          <table:table-cell office:value-type="float" office:value="51360" calcext:value-type="float">
            <text:p>51360</text:p>
          </table:table-cell>
          <table:table-cell office:value-type="float" office:value="296.03" calcext:value-type="float">
            <text:p>296.03</text:p>
          </table:table-cell>
        </table:table-row>
        <table:table-row table:style-name="ro1">
          <table:table-cell office:value-type="float" office:value="51420" calcext:value-type="float">
            <text:p>51420</text:p>
          </table:table-cell>
          <table:table-cell office:value-type="float" office:value="280.07" calcext:value-type="float">
            <text:p>280.07</text:p>
          </table:table-cell>
        </table:table-row>
        <table:table-row table:style-name="ro1">
          <table:table-cell office:value-type="float" office:value="51480" calcext:value-type="float">
            <text:p>51480</text:p>
          </table:table-cell>
          <table:table-cell office:value-type="float" office:value="489.74" calcext:value-type="float">
            <text:p>489.74</text:p>
          </table:table-cell>
        </table:table-row>
        <table:table-row table:style-name="ro1">
          <table:table-cell office:value-type="float" office:value="51540" calcext:value-type="float">
            <text:p>51540</text:p>
          </table:table-cell>
          <table:table-cell office:value-type="float" office:value="722.2" calcext:value-type="float">
            <text:p>722.20</text:p>
          </table:table-cell>
        </table:table-row>
        <table:table-row table:style-name="ro1">
          <table:table-cell office:value-type="float" office:value="51600" calcext:value-type="float">
            <text:p>51600</text:p>
          </table:table-cell>
          <table:table-cell office:value-type="float" office:value="723.9" calcext:value-type="float">
            <text:p>723.90</text:p>
          </table:table-cell>
        </table:table-row>
        <table:table-row table:style-name="ro1">
          <table:table-cell office:value-type="float" office:value="51660" calcext:value-type="float">
            <text:p>51660</text:p>
          </table:table-cell>
          <table:table-cell office:value-type="float" office:value="615.02" calcext:value-type="float">
            <text:p>615.02</text:p>
          </table:table-cell>
        </table:table-row>
        <table:table-row table:style-name="ro1">
          <table:table-cell office:value-type="float" office:value="51720" calcext:value-type="float">
            <text:p>51720</text:p>
          </table:table-cell>
          <table:table-cell office:value-type="float" office:value="440.5" calcext:value-type="float">
            <text:p>440.50</text:p>
          </table:table-cell>
        </table:table-row>
        <table:table-row table:style-name="ro1">
          <table:table-cell office:value-type="float" office:value="51780" calcext:value-type="float">
            <text:p>51780</text:p>
          </table:table-cell>
          <table:table-cell office:value-type="float" office:value="919.07" calcext:value-type="float">
            <text:p>919.07</text:p>
          </table:table-cell>
        </table:table-row>
        <table:table-row table:style-name="ro1">
          <table:table-cell office:value-type="float" office:value="51840" calcext:value-type="float">
            <text:p>51840</text:p>
          </table:table-cell>
          <table:table-cell office:value-type="float" office:value="1051.65" calcext:value-type="float">
            <text:p>1051.65</text:p>
          </table:table-cell>
        </table:table-row>
        <table:table-row table:style-name="ro1">
          <table:table-cell office:value-type="float" office:value="51900" calcext:value-type="float">
            <text:p>51900</text:p>
          </table:table-cell>
          <table:table-cell office:value-type="float" office:value="496.37" calcext:value-type="float">
            <text:p>496.37</text:p>
          </table:table-cell>
        </table:table-row>
        <table:table-row table:style-name="ro1">
          <table:table-cell office:value-type="float" office:value="51960" calcext:value-type="float">
            <text:p>51960</text:p>
          </table:table-cell>
          <table:table-cell office:value-type="float" office:value="330.96" calcext:value-type="float">
            <text:p>330.96</text:p>
          </table:table-cell>
        </table:table-row>
        <table:table-row table:style-name="ro1">
          <table:table-cell office:value-type="float" office:value="52020" calcext:value-type="float">
            <text:p>52020</text:p>
          </table:table-cell>
          <table:table-cell office:value-type="float" office:value="417.49" calcext:value-type="float">
            <text:p>417.49</text:p>
          </table:table-cell>
        </table:table-row>
        <table:table-row table:style-name="ro1">
          <table:table-cell office:value-type="float" office:value="52080" calcext:value-type="float">
            <text:p>52080</text:p>
          </table:table-cell>
          <table:table-cell office:value-type="float" office:value="413.11" calcext:value-type="float">
            <text:p>413.11</text:p>
          </table:table-cell>
        </table:table-row>
        <table:table-row table:style-name="ro1">
          <table:table-cell office:value-type="float" office:value="52140" calcext:value-type="float">
            <text:p>52140</text:p>
          </table:table-cell>
          <table:table-cell office:value-type="float" office:value="370.29" calcext:value-type="float">
            <text:p>370.29</text:p>
          </table:table-cell>
        </table:table-row>
        <table:table-row table:style-name="ro1">
          <table:table-cell office:value-type="float" office:value="52200" calcext:value-type="float">
            <text:p>52200</text:p>
          </table:table-cell>
          <table:table-cell office:value-type="float" office:value="326.58" calcext:value-type="float">
            <text:p>326.58</text:p>
          </table:table-cell>
        </table:table-row>
        <table:table-row table:style-name="ro1">
          <table:table-cell office:value-type="float" office:value="52260" calcext:value-type="float">
            <text:p>52260</text:p>
          </table:table-cell>
          <table:table-cell office:value-type="float" office:value="291" calcext:value-type="float">
            <text:p>291.00</text:p>
          </table:table-cell>
        </table:table-row>
        <table:table-row table:style-name="ro1">
          <table:table-cell office:value-type="float" office:value="52320" calcext:value-type="float">
            <text:p>52320</text:p>
          </table:table-cell>
          <table:table-cell office:value-type="float" office:value="287.27" calcext:value-type="float">
            <text:p>287.27</text:p>
          </table:table-cell>
        </table:table-row>
        <table:table-row table:style-name="ro1">
          <table:table-cell office:value-type="float" office:value="52380" calcext:value-type="float">
            <text:p>52380</text:p>
          </table:table-cell>
          <table:table-cell office:value-type="float" office:value="302.06" calcext:value-type="float">
            <text:p>302.06</text:p>
          </table:table-cell>
        </table:table-row>
        <table:table-row table:style-name="ro1">
          <table:table-cell office:value-type="float" office:value="52440" calcext:value-type="float">
            <text:p>52440</text:p>
          </table:table-cell>
          <table:table-cell office:value-type="float" office:value="328.98" calcext:value-type="float">
            <text:p>328.98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516.76" calcext:value-type="float">
            <text:p>516.76</text:p>
          </table:table-cell>
        </table:table-row>
        <table:table-row table:style-name="ro1">
          <table:table-cell office:value-type="float" office:value="52560" calcext:value-type="float">
            <text:p>52560</text:p>
          </table:table-cell>
          <table:table-cell office:value-type="float" office:value="401.04" calcext:value-type="float">
            <text:p>401.04</text:p>
          </table:table-cell>
        </table:table-row>
        <table:table-row table:style-name="ro1">
          <table:table-cell office:value-type="float" office:value="52620" calcext:value-type="float">
            <text:p>52620</text:p>
          </table:table-cell>
          <table:table-cell office:value-type="float" office:value="586.78" calcext:value-type="float">
            <text:p>586.78</text:p>
          </table:table-cell>
        </table:table-row>
        <table:table-row table:style-name="ro1">
          <table:table-cell office:value-type="float" office:value="52680" calcext:value-type="float">
            <text:p>52680</text:p>
          </table:table-cell>
          <table:table-cell office:value-type="float" office:value="846.21" calcext:value-type="float">
            <text:p>846.21</text:p>
          </table:table-cell>
        </table:table-row>
        <table:table-row table:style-name="ro1">
          <table:table-cell office:value-type="float" office:value="52740" calcext:value-type="float">
            <text:p>52740</text:p>
          </table:table-cell>
          <table:table-cell office:value-type="float" office:value="748.21" calcext:value-type="float">
            <text:p>748.21</text:p>
          </table:table-cell>
        </table:table-row>
        <table:table-row table:style-name="ro1">
          <table:table-cell office:value-type="float" office:value="52800" calcext:value-type="float">
            <text:p>52800</text:p>
          </table:table-cell>
          <table:table-cell office:value-type="float" office:value="334.99" calcext:value-type="float">
            <text:p>334.99</text:p>
          </table:table-cell>
        </table:table-row>
        <table:table-row table:style-name="ro1">
          <table:table-cell office:value-type="float" office:value="52860" calcext:value-type="float">
            <text:p>52860</text:p>
          </table:table-cell>
          <table:table-cell office:value-type="float" office:value="304.78" calcext:value-type="float">
            <text:p>304.78</text:p>
          </table:table-cell>
        </table:table-row>
        <table:table-row table:style-name="ro1">
          <table:table-cell office:value-type="float" office:value="52920" calcext:value-type="float">
            <text:p>52920</text:p>
          </table:table-cell>
          <table:table-cell office:value-type="float" office:value="336.61" calcext:value-type="float">
            <text:p>336.61</text:p>
          </table:table-cell>
        </table:table-row>
        <table:table-row table:style-name="ro1">
          <table:table-cell office:value-type="float" office:value="52980" calcext:value-type="float">
            <text:p>52980</text:p>
          </table:table-cell>
          <table:table-cell office:value-type="float" office:value="371.21" calcext:value-type="float">
            <text:p>371.21</text:p>
          </table:table-cell>
        </table:table-row>
        <table:table-row table:style-name="ro1">
          <table:table-cell office:value-type="float" office:value="53040" calcext:value-type="float">
            <text:p>53040</text:p>
          </table:table-cell>
          <table:table-cell office:value-type="float" office:value="424" calcext:value-type="float">
            <text:p>424.00</text:p>
          </table:table-cell>
        </table:table-row>
        <table:table-row table:style-name="ro1">
          <table:table-cell office:value-type="float" office:value="53100" calcext:value-type="float">
            <text:p>53100</text:p>
          </table:table-cell>
          <table:table-cell office:value-type="float" office:value="499.21" calcext:value-type="float">
            <text:p>499.21</text:p>
          </table:table-cell>
        </table:table-row>
        <table:table-row table:style-name="ro1">
          <table:table-cell office:value-type="float" office:value="53160" calcext:value-type="float">
            <text:p>53160</text:p>
          </table:table-cell>
          <table:table-cell office:value-type="float" office:value="362.11" calcext:value-type="float">
            <text:p>362.11</text:p>
          </table:table-cell>
        </table:table-row>
        <table:table-row table:style-name="ro1">
          <table:table-cell office:value-type="float" office:value="53220" calcext:value-type="float">
            <text:p>53220</text:p>
          </table:table-cell>
          <table:table-cell office:value-type="float" office:value="318.72" calcext:value-type="float">
            <text:p>318.72</text:p>
          </table:table-cell>
        </table:table-row>
        <table:table-row table:style-name="ro1">
          <table:table-cell office:value-type="float" office:value="53280" calcext:value-type="float">
            <text:p>53280</text:p>
          </table:table-cell>
          <table:table-cell office:value-type="float" office:value="283.69" calcext:value-type="float">
            <text:p>283.69</text:p>
          </table:table-cell>
        </table:table-row>
        <table:table-row table:style-name="ro1">
          <table:table-cell office:value-type="float" office:value="53340" calcext:value-type="float">
            <text:p>53340</text:p>
          </table:table-cell>
          <table:table-cell office:value-type="float" office:value="234.38" calcext:value-type="float">
            <text:p>234.38</text:p>
          </table:table-cell>
        </table:table-row>
        <table:table-row table:style-name="ro1">
          <table:table-cell office:value-type="float" office:value="53400" calcext:value-type="float">
            <text:p>53400</text:p>
          </table:table-cell>
          <table:table-cell office:value-type="float" office:value="192.33" calcext:value-type="float">
            <text:p>192.33</text:p>
          </table:table-cell>
        </table:table-row>
        <table:table-row table:style-name="ro1">
          <table:table-cell office:value-type="float" office:value="53460" calcext:value-type="float">
            <text:p>53460</text:p>
          </table:table-cell>
          <table:table-cell office:value-type="float" office:value="171.43" calcext:value-type="float">
            <text:p>171.43</text:p>
          </table:table-cell>
        </table:table-row>
        <table:table-row table:style-name="ro1">
          <table:table-cell office:value-type="float" office:value="53520" calcext:value-type="float">
            <text:p>53520</text:p>
          </table:table-cell>
          <table:table-cell office:value-type="float" office:value="177.16" calcext:value-type="float">
            <text:p>177.16</text:p>
          </table:table-cell>
        </table:table-row>
        <table:table-row table:style-name="ro1">
          <table:table-cell office:value-type="float" office:value="53580" calcext:value-type="float">
            <text:p>53580</text:p>
          </table:table-cell>
          <table:table-cell office:value-type="float" office:value="189.78" calcext:value-type="float">
            <text:p>189.78</text:p>
          </table:table-cell>
        </table:table-row>
        <table:table-row table:style-name="ro1">
          <table:table-cell office:value-type="float" office:value="53640" calcext:value-type="float">
            <text:p>53640</text:p>
          </table:table-cell>
          <table:table-cell office:value-type="float" office:value="196.87" calcext:value-type="float">
            <text:p>196.87</text:p>
          </table:table-cell>
        </table:table-row>
        <table:table-row table:style-name="ro1">
          <table:table-cell office:value-type="float" office:value="53700" calcext:value-type="float">
            <text:p>53700</text:p>
          </table:table-cell>
          <table:table-cell office:value-type="float" office:value="212.04" calcext:value-type="float">
            <text:p>212.04</text:p>
          </table:table-cell>
        </table:table-row>
        <table:table-row table:style-name="ro1">
          <table:table-cell office:value-type="float" office:value="53760" calcext:value-type="float">
            <text:p>53760</text:p>
          </table:table-cell>
          <table:table-cell office:value-type="float" office:value="235.44" calcext:value-type="float">
            <text:p>235.44</text:p>
          </table:table-cell>
        </table:table-row>
        <table:table-row table:style-name="ro1">
          <table:table-cell office:value-type="float" office:value="53820" calcext:value-type="float">
            <text:p>53820</text:p>
          </table:table-cell>
          <table:table-cell office:value-type="float" office:value="254.68" calcext:value-type="float">
            <text:p>254.68</text:p>
          </table:table-cell>
        </table:table-row>
        <table:table-row table:style-name="ro1">
          <table:table-cell office:value-type="float" office:value="53880" calcext:value-type="float">
            <text:p>53880</text:p>
          </table:table-cell>
          <table:table-cell office:value-type="float" office:value="268.98" calcext:value-type="float">
            <text:p>268.98</text:p>
          </table:table-cell>
        </table:table-row>
        <table:table-row table:style-name="ro1">
          <table:table-cell office:value-type="float" office:value="53940" calcext:value-type="float">
            <text:p>53940</text:p>
          </table:table-cell>
          <table:table-cell office:value-type="float" office:value="242.42" calcext:value-type="float">
            <text:p>242.42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63.76" calcext:value-type="float">
            <text:p>263.76</text:p>
          </table:table-cell>
        </table:table-row>
        <table:table-row table:style-name="ro1">
          <table:table-cell office:value-type="float" office:value="54060" calcext:value-type="float">
            <text:p>54060</text:p>
          </table:table-cell>
          <table:table-cell office:value-type="float" office:value="302.86" calcext:value-type="float">
            <text:p>302.86</text:p>
          </table:table-cell>
        </table:table-row>
        <table:table-row table:style-name="ro1">
          <table:table-cell office:value-type="float" office:value="54120" calcext:value-type="float">
            <text:p>54120</text:p>
          </table:table-cell>
          <table:table-cell office:value-type="float" office:value="277.5" calcext:value-type="float">
            <text:p>277.50</text:p>
          </table:table-cell>
        </table:table-row>
        <table:table-row table:style-name="ro1">
          <table:table-cell office:value-type="float" office:value="54180" calcext:value-type="float">
            <text:p>54180</text:p>
          </table:table-cell>
          <table:table-cell office:value-type="float" office:value="303.19" calcext:value-type="float">
            <text:p>303.19</text:p>
          </table:table-cell>
        </table:table-row>
        <table:table-row table:style-name="ro1">
          <table:table-cell office:value-type="float" office:value="54240" calcext:value-type="float">
            <text:p>54240</text:p>
          </table:table-cell>
          <table:table-cell office:value-type="float" office:value="308.77" calcext:value-type="float">
            <text:p>308.77</text:p>
          </table:table-cell>
        </table:table-row>
        <table:table-row table:style-name="ro1">
          <table:table-cell office:value-type="float" office:value="54300" calcext:value-type="float">
            <text:p>54300</text:p>
          </table:table-cell>
          <table:table-cell office:value-type="float" office:value="274.68" calcext:value-type="float">
            <text:p>274.68</text:p>
          </table:table-cell>
        </table:table-row>
        <table:table-row table:style-name="ro1">
          <table:table-cell office:value-type="float" office:value="54360" calcext:value-type="float">
            <text:p>54360</text:p>
          </table:table-cell>
          <table:table-cell office:value-type="float" office:value="263.81" calcext:value-type="float">
            <text:p>263.81</text:p>
          </table:table-cell>
        </table:table-row>
        <table:table-row table:style-name="ro1">
          <table:table-cell office:value-type="float" office:value="54420" calcext:value-type="float">
            <text:p>54420</text:p>
          </table:table-cell>
          <table:table-cell office:value-type="float" office:value="233.07" calcext:value-type="float">
            <text:p>233.07</text:p>
          </table:table-cell>
        </table:table-row>
        <table:table-row table:style-name="ro1">
          <table:table-cell office:value-type="float" office:value="54480" calcext:value-type="float">
            <text:p>54480</text:p>
          </table:table-cell>
          <table:table-cell office:value-type="float" office:value="224.37" calcext:value-type="float">
            <text:p>224.37</text:p>
          </table:table-cell>
        </table:table-row>
        <table:table-row table:style-name="ro1">
          <table:table-cell office:value-type="float" office:value="54540" calcext:value-type="float">
            <text:p>54540</text:p>
          </table:table-cell>
          <table:table-cell office:value-type="float" office:value="188.24" calcext:value-type="float">
            <text:p>188.24</text:p>
          </table:table-cell>
        </table:table-row>
        <table:table-row table:style-name="ro1">
          <table:table-cell office:value-type="float" office:value="54600" calcext:value-type="float">
            <text:p>54600</text:p>
          </table:table-cell>
          <table:table-cell office:value-type="float" office:value="171.48" calcext:value-type="float">
            <text:p>171.48</text:p>
          </table:table-cell>
        </table:table-row>
        <table:table-row table:style-name="ro1">
          <table:table-cell office:value-type="float" office:value="54660" calcext:value-type="float">
            <text:p>54660</text:p>
          </table:table-cell>
          <table:table-cell office:value-type="float" office:value="171.01" calcext:value-type="float">
            <text:p>171.01</text:p>
          </table:table-cell>
        </table:table-row>
        <table:table-row table:style-name="ro1">
          <table:table-cell office:value-type="float" office:value="54720" calcext:value-type="float">
            <text:p>54720</text:p>
          </table:table-cell>
          <table:table-cell office:value-type="float" office:value="199.75" calcext:value-type="float">
            <text:p>199.75</text:p>
          </table:table-cell>
        </table:table-row>
        <table:table-row table:style-name="ro1">
          <table:table-cell office:value-type="float" office:value="54780" calcext:value-type="float">
            <text:p>54780</text:p>
          </table:table-cell>
          <table:table-cell office:value-type="float" office:value="190.2" calcext:value-type="float">
            <text:p>190.20</text:p>
          </table:table-cell>
        </table:table-row>
        <table:table-row table:style-name="ro1">
          <table:table-cell office:value-type="float" office:value="54840" calcext:value-type="float">
            <text:p>54840</text:p>
          </table:table-cell>
          <table:table-cell office:value-type="float" office:value="172.47" calcext:value-type="float">
            <text:p>172.47</text:p>
          </table:table-cell>
        </table:table-row>
        <table:table-row table:style-name="ro1">
          <table:table-cell office:value-type="float" office:value="54900" calcext:value-type="float">
            <text:p>54900</text:p>
          </table:table-cell>
          <table:table-cell office:value-type="float" office:value="145.3" calcext:value-type="float">
            <text:p>145.30</text:p>
          </table:table-cell>
        </table:table-row>
        <table:table-row table:style-name="ro1">
          <table:table-cell office:value-type="float" office:value="54960" calcext:value-type="float">
            <text:p>54960</text:p>
          </table:table-cell>
          <table:table-cell office:value-type="float" office:value="114.04" calcext:value-type="float">
            <text:p>114.04</text:p>
          </table:table-cell>
        </table:table-row>
        <table:table-row table:style-name="ro1">
          <table:table-cell office:value-type="float" office:value="55020" calcext:value-type="float">
            <text:p>55020</text:p>
          </table:table-cell>
          <table:table-cell office:value-type="float" office:value="90.62" calcext:value-type="float">
            <text:p>90.62</text:p>
          </table:table-cell>
        </table:table-row>
        <table:table-row table:style-name="ro1">
          <table:table-cell office:value-type="float" office:value="55080" calcext:value-type="float">
            <text:p>55080</text:p>
          </table:table-cell>
          <table:table-cell office:value-type="float" office:value="82.03" calcext:value-type="float">
            <text:p>82.03</text:p>
          </table:table-cell>
        </table:table-row>
        <table:table-row table:style-name="ro1">
          <table:table-cell office:value-type="float" office:value="55140" calcext:value-type="float">
            <text:p>55140</text:p>
          </table:table-cell>
          <table:table-cell office:value-type="float" office:value="81.4" calcext:value-type="float">
            <text:p>81.40</text:p>
          </table:table-cell>
        </table:table-row>
        <table:table-row table:style-name="ro1">
          <table:table-cell office:value-type="float" office:value="55200" calcext:value-type="float">
            <text:p>55200</text:p>
          </table:table-cell>
          <table:table-cell office:value-type="float" office:value="75.15" calcext:value-type="float">
            <text:p>75.15</text:p>
          </table:table-cell>
        </table:table-row>
        <table:table-row table:style-name="ro1">
          <table:table-cell office:value-type="float" office:value="55260" calcext:value-type="float">
            <text:p>55260</text:p>
          </table:table-cell>
          <table:table-cell office:value-type="float" office:value="65.2" calcext:value-type="float">
            <text:p>65.20</text:p>
          </table:table-cell>
        </table:table-row>
        <table:table-row table:style-name="ro1">
          <table:table-cell office:value-type="float" office:value="55320" calcext:value-type="float">
            <text:p>55320</text:p>
          </table:table-cell>
          <table:table-cell office:value-type="float" office:value="57.75" calcext:value-type="float">
            <text:p>57.75</text:p>
          </table:table-cell>
        </table:table-row>
        <table:table-row table:style-name="ro1">
          <table:table-cell office:value-type="float" office:value="55380" calcext:value-type="float">
            <text:p>55380</text:p>
          </table:table-cell>
          <table:table-cell office:value-type="float" office:value="58.26" calcext:value-type="float">
            <text:p>58.26</text:p>
          </table:table-cell>
        </table:table-row>
        <table:table-row table:style-name="ro1">
          <table:table-cell office:value-type="float" office:value="55440" calcext:value-type="float">
            <text:p>55440</text:p>
          </table:table-cell>
          <table:table-cell office:value-type="float" office:value="71.28" calcext:value-type="float">
            <text:p>71.28</text:p>
          </table:table-cell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float" office:value="79.87" calcext:value-type="float">
            <text:p>79.87</text:p>
          </table:table-cell>
        </table:table-row>
        <table:table-row table:style-name="ro1">
          <table:table-cell office:value-type="float" office:value="55560" calcext:value-type="float">
            <text:p>55560</text:p>
          </table:table-cell>
          <table:table-cell office:value-type="float" office:value="78.67" calcext:value-type="float">
            <text:p>78.67</text:p>
          </table:table-cell>
        </table:table-row>
        <table:table-row table:style-name="ro1">
          <table:table-cell office:value-type="float" office:value="55620" calcext:value-type="float">
            <text:p>55620</text:p>
          </table:table-cell>
          <table:table-cell office:value-type="float" office:value="70.14" calcext:value-type="float">
            <text:p>70.14</text:p>
          </table:table-cell>
        </table:table-row>
        <table:table-row table:style-name="ro1">
          <table:table-cell office:value-type="float" office:value="55680" calcext:value-type="float">
            <text:p>55680</text:p>
          </table:table-cell>
          <table:table-cell office:value-type="float" office:value="59.74" calcext:value-type="float">
            <text:p>59.74</text:p>
          </table:table-cell>
        </table:table-row>
        <table:table-row table:style-name="ro1">
          <table:table-cell office:value-type="float" office:value="55740" calcext:value-type="float">
            <text:p>55740</text:p>
          </table:table-cell>
          <table:table-cell office:value-type="float" office:value="54.62" calcext:value-type="float">
            <text:p>54.62</text:p>
          </table:table-cell>
        </table:table-row>
        <table:table-row table:style-name="ro1">
          <table:table-cell office:value-type="float" office:value="55800" calcext:value-type="float">
            <text:p>55800</text:p>
          </table:table-cell>
          <table:table-cell office:value-type="float" office:value="54.12" calcext:value-type="float">
            <text:p>54.12</text:p>
          </table:table-cell>
        </table:table-row>
        <table:table-row table:style-name="ro1">
          <table:table-cell office:value-type="float" office:value="55860" calcext:value-type="float">
            <text:p>55860</text:p>
          </table:table-cell>
          <table:table-cell office:value-type="float" office:value="51.5" calcext:value-type="float">
            <text:p>51.50</text:p>
          </table:table-cell>
        </table:table-row>
        <table:table-row table:style-name="ro1">
          <table:table-cell office:value-type="float" office:value="55920" calcext:value-type="float">
            <text:p>55920</text:p>
          </table:table-cell>
          <table:table-cell office:value-type="float" office:value="49.68" calcext:value-type="float">
            <text:p>49.68</text:p>
          </table:table-cell>
        </table:table-row>
        <table:table-row table:style-name="ro1">
          <table:table-cell office:value-type="float" office:value="55980" calcext:value-type="float">
            <text:p>55980</text:p>
          </table:table-cell>
          <table:table-cell office:value-type="float" office:value="49.05" calcext:value-type="float">
            <text:p>49.05</text:p>
          </table:table-cell>
        </table:table-row>
        <table:table-row table:style-name="ro1">
          <table:table-cell office:value-type="float" office:value="56040" calcext:value-type="float">
            <text:p>56040</text:p>
          </table:table-cell>
          <table:table-cell office:value-type="float" office:value="32.95" calcext:value-type="float">
            <text:p>32.95</text:p>
          </table:table-cell>
        </table:table-row>
        <table:table-row table:style-name="ro1">
          <table:table-cell office:value-type="float" office:value="56100" calcext:value-type="float">
            <text:p>56100</text:p>
          </table:table-cell>
          <table:table-cell office:value-type="float" office:value="18.84" calcext:value-type="float">
            <text:p>18.84</text:p>
          </table:table-cell>
        </table:table-row>
        <table:table-row table:style-name="ro1">
          <table:table-cell office:value-type="float" office:value="56160" calcext:value-type="float">
            <text:p>56160</text:p>
          </table:table-cell>
          <table:table-cell office:value-type="float" office:value="19.19" calcext:value-type="float">
            <text:p>19.19</text:p>
          </table:table-cell>
        </table:table-row>
        <table:table-row table:style-name="ro1">
          <table:table-cell office:value-type="float" office:value="56220" calcext:value-type="float">
            <text:p>56220</text:p>
          </table:table-cell>
          <table:table-cell office:value-type="float" office:value="26.89" calcext:value-type="float">
            <text:p>26.89</text:p>
          </table:table-cell>
        </table:table-row>
        <table:table-row table:style-name="ro1">
          <table:table-cell office:value-type="float" office:value="56280" calcext:value-type="float">
            <text:p>56280</text:p>
          </table:table-cell>
          <table:table-cell office:value-type="float" office:value="39.08" calcext:value-type="float">
            <text:p>39.08</text:p>
          </table:table-cell>
        </table:table-row>
        <table:table-row table:style-name="ro1">
          <table:table-cell office:value-type="float" office:value="56340" calcext:value-type="float">
            <text:p>56340</text:p>
          </table:table-cell>
          <table:table-cell office:value-type="float" office:value="53.68" calcext:value-type="float">
            <text:p>53.68</text:p>
          </table:table-cell>
        </table:table-row>
        <table:table-row table:style-name="ro1">
          <table:table-cell office:value-type="float" office:value="56400" calcext:value-type="float">
            <text:p>56400</text:p>
          </table:table-cell>
          <table:table-cell office:value-type="float" office:value="68.1" calcext:value-type="float">
            <text:p>68.10</text:p>
          </table:table-cell>
        </table:table-row>
        <table:table-row table:style-name="ro1">
          <table:table-cell office:value-type="float" office:value="56460" calcext:value-type="float">
            <text:p>56460</text:p>
          </table:table-cell>
          <table:table-cell office:value-type="float" office:value="79.5" calcext:value-type="float">
            <text:p>79.50</text:p>
          </table:table-cell>
        </table:table-row>
        <table:table-row table:style-name="ro1">
          <table:table-cell office:value-type="float" office:value="56520" calcext:value-type="float">
            <text:p>56520</text:p>
          </table:table-cell>
          <table:table-cell office:value-type="float" office:value="93.34" calcext:value-type="float">
            <text:p>93.34</text:p>
          </table:table-cell>
        </table:table-row>
        <table:table-row table:style-name="ro1">
          <table:table-cell office:value-type="float" office:value="56580" calcext:value-type="float">
            <text:p>56580</text:p>
          </table:table-cell>
          <table:table-cell office:value-type="float" office:value="108.38" calcext:value-type="float">
            <text:p>108.38</text:p>
          </table:table-cell>
        </table:table-row>
        <table:table-row table:style-name="ro1">
          <table:table-cell office:value-type="float" office:value="56640" calcext:value-type="float">
            <text:p>56640</text:p>
          </table:table-cell>
          <table:table-cell office:value-type="float" office:value="124.95" calcext:value-type="float">
            <text:p>124.95</text:p>
          </table:table-cell>
        </table:table-row>
        <table:table-row table:style-name="ro1">
          <table:table-cell office:value-type="float" office:value="56700" calcext:value-type="float">
            <text:p>56700</text:p>
          </table:table-cell>
          <table:table-cell office:value-type="float" office:value="146.36" calcext:value-type="float">
            <text:p>146.36</text:p>
          </table:table-cell>
        </table:table-row>
        <table:table-row table:style-name="ro1">
          <table:table-cell office:value-type="float" office:value="56760" calcext:value-type="float">
            <text:p>56760</text:p>
          </table:table-cell>
          <table:table-cell office:value-type="float" office:value="179.08" calcext:value-type="float">
            <text:p>179.08</text:p>
          </table:table-cell>
        </table:table-row>
        <table:table-row table:style-name="ro1">
          <table:table-cell office:value-type="float" office:value="56820" calcext:value-type="float">
            <text:p>56820</text:p>
          </table:table-cell>
          <table:table-cell office:value-type="float" office:value="230.61" calcext:value-type="float">
            <text:p>230.61</text:p>
          </table:table-cell>
        </table:table-row>
        <table:table-row table:style-name="ro1">
          <table:table-cell office:value-type="float" office:value="56880" calcext:value-type="float">
            <text:p>56880</text:p>
          </table:table-cell>
          <table:table-cell office:value-type="float" office:value="312.01" calcext:value-type="float">
            <text:p>312.01</text:p>
          </table:table-cell>
        </table:table-row>
        <table:table-row table:style-name="ro1">
          <table:table-cell office:value-type="float" office:value="56940" calcext:value-type="float">
            <text:p>56940</text:p>
          </table:table-cell>
          <table:table-cell office:value-type="float" office:value="413.95" calcext:value-type="float">
            <text:p>413.95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617.33" calcext:value-type="float">
            <text:p>617.33</text:p>
          </table:table-cell>
        </table:table-row>
        <table:table-row table:style-name="ro1">
          <table:table-cell office:value-type="float" office:value="57060" calcext:value-type="float">
            <text:p>57060</text:p>
          </table:table-cell>
          <table:table-cell office:value-type="float" office:value="746.56" calcext:value-type="float">
            <text:p>746.56</text:p>
          </table:table-cell>
        </table:table-row>
        <table:table-row table:style-name="ro1">
          <table:table-cell office:value-type="float" office:value="57120" calcext:value-type="float">
            <text:p>57120</text:p>
          </table:table-cell>
          <table:table-cell office:value-type="float" office:value="630.95" calcext:value-type="float">
            <text:p>630.95</text:p>
          </table:table-cell>
        </table:table-row>
        <table:table-row table:style-name="ro1">
          <table:table-cell office:value-type="float" office:value="57180" calcext:value-type="float">
            <text:p>57180</text:p>
          </table:table-cell>
          <table:table-cell office:value-type="float" office:value="607.49" calcext:value-type="float">
            <text:p>607.49</text:p>
          </table:table-cell>
        </table:table-row>
        <table:table-row table:style-name="ro1">
          <table:table-cell office:value-type="float" office:value="57240" calcext:value-type="float">
            <text:p>57240</text:p>
          </table:table-cell>
          <table:table-cell office:value-type="float" office:value="500.25" calcext:value-type="float">
            <text:p>500.25</text:p>
          </table:table-cell>
        </table:table-row>
        <table:table-row table:style-name="ro1">
          <table:table-cell office:value-type="float" office:value="57300" calcext:value-type="float">
            <text:p>57300</text:p>
          </table:table-cell>
          <table:table-cell office:value-type="float" office:value="465.86" calcext:value-type="float">
            <text:p>465.86</text:p>
          </table:table-cell>
        </table:table-row>
        <table:table-row table:style-name="ro1">
          <table:table-cell office:value-type="float" office:value="57360" calcext:value-type="float">
            <text:p>57360</text:p>
          </table:table-cell>
          <table:table-cell office:value-type="float" office:value="486.67" calcext:value-type="float">
            <text:p>486.67</text:p>
          </table:table-cell>
        </table:table-row>
        <table:table-row table:style-name="ro1">
          <table:table-cell office:value-type="float" office:value="57420" calcext:value-type="float">
            <text:p>57420</text:p>
          </table:table-cell>
          <table:table-cell office:value-type="float" office:value="509.78" calcext:value-type="float">
            <text:p>509.78</text:p>
          </table:table-cell>
        </table:table-row>
        <table:table-row table:style-name="ro1">
          <table:table-cell office:value-type="float" office:value="57480" calcext:value-type="float">
            <text:p>57480</text:p>
          </table:table-cell>
          <table:table-cell office:value-type="float" office:value="519.92" calcext:value-type="float">
            <text:p>519.92</text:p>
          </table:table-cell>
        </table:table-row>
        <table:table-row table:style-name="ro1">
          <table:table-cell office:value-type="float" office:value="57540" calcext:value-type="float">
            <text:p>57540</text:p>
          </table:table-cell>
          <table:table-cell office:value-type="float" office:value="717.13" calcext:value-type="float">
            <text:p>717.13</text:p>
          </table:table-cell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874.45" calcext:value-type="float">
            <text:p>874.45</text:p>
          </table:table-cell>
        </table:table-row>
        <table:table-row table:style-name="ro1">
          <table:table-cell office:value-type="float" office:value="57660" calcext:value-type="float">
            <text:p>57660</text:p>
          </table:table-cell>
          <table:table-cell office:value-type="float" office:value="798.55" calcext:value-type="float">
            <text:p>798.55</text:p>
          </table:table-cell>
        </table:table-row>
        <table:table-row table:style-name="ro1">
          <table:table-cell office:value-type="float" office:value="57720" calcext:value-type="float">
            <text:p>57720</text:p>
          </table:table-cell>
          <table:table-cell office:value-type="float" office:value="915.94" calcext:value-type="float">
            <text:p>915.94</text:p>
          </table:table-cell>
        </table:table-row>
        <table:table-row table:style-name="ro1">
          <table:table-cell office:value-type="float" office:value="57780" calcext:value-type="float">
            <text:p>57780</text:p>
          </table:table-cell>
          <table:table-cell office:value-type="float" office:value="908.67" calcext:value-type="float">
            <text:p>908.67</text:p>
          </table:table-cell>
        </table:table-row>
        <table:table-row table:style-name="ro1">
          <table:table-cell office:value-type="float" office:value="57840" calcext:value-type="float">
            <text:p>57840</text:p>
          </table:table-cell>
          <table:table-cell office:value-type="float" office:value="732.15" calcext:value-type="float">
            <text:p>732.15</text:p>
          </table:table-cell>
        </table:table-row>
        <table:table-row table:style-name="ro1">
          <table:table-cell office:value-type="float" office:value="57900" calcext:value-type="float">
            <text:p>57900</text:p>
          </table:table-cell>
          <table:table-cell office:value-type="float" office:value="693.5" calcext:value-type="float">
            <text:p>693.50</text:p>
          </table:table-cell>
        </table:table-row>
        <table:table-row table:style-name="ro1">
          <table:table-cell office:value-type="float" office:value="57960" calcext:value-type="float">
            <text:p>57960</text:p>
          </table:table-cell>
          <table:table-cell office:value-type="float" office:value="605.82" calcext:value-type="float">
            <text:p>605.82</text:p>
          </table:table-cell>
        </table:table-row>
        <table:table-row table:style-name="ro1">
          <table:table-cell office:value-type="float" office:value="58020" calcext:value-type="float">
            <text:p>58020</text:p>
          </table:table-cell>
          <table:table-cell office:value-type="float" office:value="457.42" calcext:value-type="float">
            <text:p>457.42</text:p>
          </table:table-cell>
        </table:table-row>
        <table:table-row table:style-name="ro1">
          <table:table-cell office:value-type="float" office:value="58080" calcext:value-type="float">
            <text:p>58080</text:p>
          </table:table-cell>
          <table:table-cell office:value-type="float" office:value="425" calcext:value-type="float">
            <text:p>425.00</text:p>
          </table:table-cell>
        </table:table-row>
        <table:table-row table:style-name="ro1">
          <table:table-cell office:value-type="float" office:value="58140" calcext:value-type="float">
            <text:p>58140</text:p>
          </table:table-cell>
          <table:table-cell office:value-type="float" office:value="494.94" calcext:value-type="float">
            <text:p>494.94</text:p>
          </table:table-cell>
        </table:table-row>
        <table:table-row table:style-name="ro1">
          <table:table-cell office:value-type="float" office:value="58200" calcext:value-type="float">
            <text:p>58200</text:p>
          </table:table-cell>
          <table:table-cell office:value-type="float" office:value="403.45" calcext:value-type="float">
            <text:p>403.45</text:p>
          </table:table-cell>
        </table:table-row>
        <table:table-row table:style-name="ro1">
          <table:table-cell office:value-type="float" office:value="58260" calcext:value-type="float">
            <text:p>58260</text:p>
          </table:table-cell>
          <table:table-cell office:value-type="float" office:value="617.3" calcext:value-type="float">
            <text:p>617.30</text:p>
          </table:table-cell>
        </table:table-row>
        <table:table-row table:style-name="ro1">
          <table:table-cell office:value-type="float" office:value="58320" calcext:value-type="float">
            <text:p>58320</text:p>
          </table:table-cell>
          <table:table-cell office:value-type="float" office:value="801.5" calcext:value-type="float">
            <text:p>801.50</text:p>
          </table:table-cell>
        </table:table-row>
        <table:table-row table:style-name="ro1">
          <table:table-cell office:value-type="float" office:value="58380" calcext:value-type="float">
            <text:p>58380</text:p>
          </table:table-cell>
          <table:table-cell office:value-type="float" office:value="665.55" calcext:value-type="float">
            <text:p>665.55</text:p>
          </table:table-cell>
        </table:table-row>
        <table:table-row table:style-name="ro1">
          <table:table-cell office:value-type="float" office:value="58440" calcext:value-type="float">
            <text:p>58440</text:p>
          </table:table-cell>
          <table:table-cell office:value-type="float" office:value="623.41" calcext:value-type="float">
            <text:p>623.41</text:p>
          </table:table-cell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float" office:value="756.19" calcext:value-type="float">
            <text:p>756.19</text:p>
          </table:table-cell>
        </table:table-row>
        <table:table-row table:style-name="ro1">
          <table:table-cell office:value-type="float" office:value="58560" calcext:value-type="float">
            <text:p>58560</text:p>
          </table:table-cell>
          <table:table-cell office:value-type="float" office:value="601.46" calcext:value-type="float">
            <text:p>601.46</text:p>
          </table:table-cell>
        </table:table-row>
        <table:table-row table:style-name="ro1">
          <table:table-cell office:value-type="float" office:value="58620" calcext:value-type="float">
            <text:p>58620</text:p>
          </table:table-cell>
          <table:table-cell office:value-type="float" office:value="478.81" calcext:value-type="float">
            <text:p>478.81</text:p>
          </table:table-cell>
        </table:table-row>
        <table:table-row table:style-name="ro1">
          <table:table-cell office:value-type="float" office:value="58680" calcext:value-type="float">
            <text:p>58680</text:p>
          </table:table-cell>
          <table:table-cell office:value-type="float" office:value="523.1" calcext:value-type="float">
            <text:p>523.10</text:p>
          </table:table-cell>
        </table:table-row>
        <table:table-row table:style-name="ro1">
          <table:table-cell office:value-type="float" office:value="58740" calcext:value-type="float">
            <text:p>58740</text:p>
          </table:table-cell>
          <table:table-cell office:value-type="float" office:value="653.67" calcext:value-type="float">
            <text:p>653.67</text:p>
          </table:table-cell>
        </table:table-row>
        <table:table-row table:style-name="ro1">
          <table:table-cell office:value-type="float" office:value="58800" calcext:value-type="float">
            <text:p>58800</text:p>
          </table:table-cell>
          <table:table-cell office:value-type="float" office:value="667.7" calcext:value-type="float">
            <text:p>667.70</text:p>
          </table:table-cell>
        </table:table-row>
        <table:table-row table:style-name="ro1">
          <table:table-cell office:value-type="float" office:value="58860" calcext:value-type="float">
            <text:p>58860</text:p>
          </table:table-cell>
          <table:table-cell office:value-type="float" office:value="611.49" calcext:value-type="float">
            <text:p>611.49</text:p>
          </table:table-cell>
        </table:table-row>
        <table:table-row table:style-name="ro1">
          <table:table-cell office:value-type="float" office:value="58920" calcext:value-type="float">
            <text:p>58920</text:p>
          </table:table-cell>
          <table:table-cell office:value-type="float" office:value="731.08" calcext:value-type="float">
            <text:p>731.08</text:p>
          </table:table-cell>
        </table:table-row>
        <table:table-row table:style-name="ro1">
          <table:table-cell office:value-type="float" office:value="58980" calcext:value-type="float">
            <text:p>58980</text:p>
          </table:table-cell>
          <table:table-cell office:value-type="float" office:value="653.74" calcext:value-type="float">
            <text:p>653.74</text:p>
          </table:table-cell>
        </table:table-row>
        <table:table-row table:style-name="ro1">
          <table:table-cell office:value-type="float" office:value="59040" calcext:value-type="float">
            <text:p>59040</text:p>
          </table:table-cell>
          <table:table-cell office:value-type="float" office:value="512.45" calcext:value-type="float">
            <text:p>512.45</text:p>
          </table:table-cell>
        </table:table-row>
        <table:table-row table:style-name="ro1">
          <table:table-cell office:value-type="float" office:value="59100" calcext:value-type="float">
            <text:p>59100</text:p>
          </table:table-cell>
          <table:table-cell office:value-type="float" office:value="529.95" calcext:value-type="float">
            <text:p>529.95</text:p>
          </table:table-cell>
        </table:table-row>
        <table:table-row table:style-name="ro1">
          <table:table-cell office:value-type="float" office:value="59160" calcext:value-type="float">
            <text:p>59160</text:p>
          </table:table-cell>
          <table:table-cell office:value-type="float" office:value="627.57" calcext:value-type="float">
            <text:p>627.57</text:p>
          </table:table-cell>
        </table:table-row>
        <table:table-row table:style-name="ro1">
          <table:table-cell office:value-type="float" office:value="59220" calcext:value-type="float">
            <text:p>59220</text:p>
          </table:table-cell>
          <table:table-cell office:value-type="float" office:value="566.38" calcext:value-type="float">
            <text:p>566.38</text:p>
          </table:table-cell>
        </table:table-row>
        <table:table-row table:style-name="ro1">
          <table:table-cell office:value-type="float" office:value="59280" calcext:value-type="float">
            <text:p>59280</text:p>
          </table:table-cell>
          <table:table-cell office:value-type="float" office:value="672.82" calcext:value-type="float">
            <text:p>672.82</text:p>
          </table:table-cell>
        </table:table-row>
        <table:table-row table:style-name="ro1">
          <table:table-cell office:value-type="float" office:value="59340" calcext:value-type="float">
            <text:p>59340</text:p>
          </table:table-cell>
          <table:table-cell office:value-type="float" office:value="656.61" calcext:value-type="float">
            <text:p>656.61</text:p>
          </table:table-cell>
        </table:table-row>
        <table:table-row table:style-name="ro1">
          <table:table-cell office:value-type="float" office:value="59400" calcext:value-type="float">
            <text:p>59400</text:p>
          </table:table-cell>
          <table:table-cell office:value-type="float" office:value="546.15" calcext:value-type="float">
            <text:p>546.15</text:p>
          </table:table-cell>
        </table:table-row>
        <table:table-row table:style-name="ro1">
          <table:table-cell office:value-type="float" office:value="59460" calcext:value-type="float">
            <text:p>59460</text:p>
          </table:table-cell>
          <table:table-cell office:value-type="float" office:value="648" calcext:value-type="float">
            <text:p>648.00</text:p>
          </table:table-cell>
        </table:table-row>
        <table:table-row table:style-name="ro1">
          <table:table-cell office:value-type="float" office:value="59520" calcext:value-type="float">
            <text:p>59520</text:p>
          </table:table-cell>
          <table:table-cell office:value-type="float" office:value="569.73" calcext:value-type="float">
            <text:p>569.73</text:p>
          </table:table-cell>
        </table:table-row>
        <table:table-row table:style-name="ro1">
          <table:table-cell office:value-type="float" office:value="59580" calcext:value-type="float">
            <text:p>59580</text:p>
          </table:table-cell>
          <table:table-cell office:value-type="float" office:value="590.24" calcext:value-type="float">
            <text:p>590.24</text:p>
          </table:table-cell>
        </table:table-row>
        <table:table-row table:style-name="ro1">
          <table:table-cell office:value-type="float" office:value="59640" calcext:value-type="float">
            <text:p>59640</text:p>
          </table:table-cell>
          <table:table-cell office:value-type="float" office:value="553.03" calcext:value-type="float">
            <text:p>553.03</text:p>
          </table:table-cell>
        </table:table-row>
        <table:table-row table:style-name="ro1">
          <table:table-cell office:value-type="float" office:value="59700" calcext:value-type="float">
            <text:p>59700</text:p>
          </table:table-cell>
          <table:table-cell office:value-type="float" office:value="551.3" calcext:value-type="float">
            <text:p>551.30</text:p>
          </table:table-cell>
        </table:table-row>
        <table:table-row table:style-name="ro1">
          <table:table-cell office:value-type="float" office:value="59760" calcext:value-type="float">
            <text:p>59760</text:p>
          </table:table-cell>
          <table:table-cell office:value-type="float" office:value="403.62" calcext:value-type="float">
            <text:p>403.62</text:p>
          </table:table-cell>
        </table:table-row>
        <table:table-row table:style-name="ro1">
          <table:table-cell office:value-type="float" office:value="59820" calcext:value-type="float">
            <text:p>59820</text:p>
          </table:table-cell>
          <table:table-cell office:value-type="float" office:value="344.84" calcext:value-type="float">
            <text:p>344.84</text:p>
          </table:table-cell>
        </table:table-row>
        <table:table-row table:style-name="ro1">
          <table:table-cell office:value-type="float" office:value="59880" calcext:value-type="float">
            <text:p>59880</text:p>
          </table:table-cell>
          <table:table-cell office:value-type="float" office:value="335.31" calcext:value-type="float">
            <text:p>335.31</text:p>
          </table:table-cell>
        </table:table-row>
        <table:table-row table:style-name="ro1">
          <table:table-cell office:value-type="float" office:value="59940" calcext:value-type="float">
            <text:p>59940</text:p>
          </table:table-cell>
          <table:table-cell office:value-type="float" office:value="336.74" calcext:value-type="float">
            <text:p>336.74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330.55" calcext:value-type="float">
            <text:p>330.55</text:p>
          </table:table-cell>
        </table:table-row>
        <table:table-row table:style-name="ro1">
          <table:table-cell office:value-type="float" office:value="60060" calcext:value-type="float">
            <text:p>60060</text:p>
          </table:table-cell>
          <table:table-cell office:value-type="float" office:value="311.62" calcext:value-type="float">
            <text:p>311.62</text:p>
          </table:table-cell>
        </table:table-row>
        <table:table-row table:style-name="ro1">
          <table:table-cell office:value-type="float" office:value="60120" calcext:value-type="float">
            <text:p>60120</text:p>
          </table:table-cell>
          <table:table-cell office:value-type="float" office:value="316.17" calcext:value-type="float">
            <text:p>316.17</text:p>
          </table:table-cell>
        </table:table-row>
        <table:table-row table:style-name="ro1">
          <table:table-cell office:value-type="float" office:value="60180" calcext:value-type="float">
            <text:p>60180</text:p>
          </table:table-cell>
          <table:table-cell office:value-type="float" office:value="304.55" calcext:value-type="float">
            <text:p>304.55</text:p>
          </table:table-cell>
        </table:table-row>
        <table:table-row table:style-name="ro1">
          <table:table-cell office:value-type="float" office:value="60240" calcext:value-type="float">
            <text:p>60240</text:p>
          </table:table-cell>
          <table:table-cell office:value-type="float" office:value="331.7" calcext:value-type="float">
            <text:p>331.70</text:p>
          </table:table-cell>
        </table:table-row>
        <table:table-row table:style-name="ro1">
          <table:table-cell office:value-type="float" office:value="60300" calcext:value-type="float">
            <text:p>60300</text:p>
          </table:table-cell>
          <table:table-cell office:value-type="float" office:value="293.15" calcext:value-type="float">
            <text:p>293.15</text:p>
          </table:table-cell>
        </table:table-row>
        <table:table-row table:style-name="ro1">
          <table:table-cell office:value-type="float" office:value="60360" calcext:value-type="float">
            <text:p>60360</text:p>
          </table:table-cell>
          <table:table-cell office:value-type="float" office:value="294.79" calcext:value-type="float">
            <text:p>294.79</text:p>
          </table:table-cell>
        </table:table-row>
        <table:table-row table:style-name="ro1">
          <table:table-cell office:value-type="float" office:value="60420" calcext:value-type="float">
            <text:p>60420</text:p>
          </table:table-cell>
          <table:table-cell office:value-type="float" office:value="351.12" calcext:value-type="float">
            <text:p>351.12</text:p>
          </table:table-cell>
        </table:table-row>
        <table:table-row table:style-name="ro1">
          <table:table-cell office:value-type="float" office:value="60480" calcext:value-type="float">
            <text:p>60480</text:p>
          </table:table-cell>
          <table:table-cell office:value-type="float" office:value="499.69" calcext:value-type="float">
            <text:p>499.69</text:p>
          </table:table-cell>
        </table:table-row>
        <table:table-row table:style-name="ro1">
          <table:table-cell office:value-type="float" office:value="60540" calcext:value-type="float">
            <text:p>60540</text:p>
          </table:table-cell>
          <table:table-cell office:value-type="float" office:value="522.07" calcext:value-type="float">
            <text:p>522.07</text:p>
          </table:table-cell>
        </table:table-row>
        <table:table-row table:style-name="ro1">
          <table:table-cell office:value-type="float" office:value="60600" calcext:value-type="float">
            <text:p>60600</text:p>
          </table:table-cell>
          <table:table-cell office:value-type="float" office:value="576.25" calcext:value-type="float">
            <text:p>576.25</text:p>
          </table:table-cell>
        </table:table-row>
        <table:table-row table:style-name="ro1">
          <table:table-cell office:value-type="float" office:value="60660" calcext:value-type="float">
            <text:p>60660</text:p>
          </table:table-cell>
          <table:table-cell office:value-type="float" office:value="464.2" calcext:value-type="float">
            <text:p>464.20</text:p>
          </table:table-cell>
        </table:table-row>
        <table:table-row table:style-name="ro1">
          <table:table-cell office:value-type="float" office:value="60720" calcext:value-type="float">
            <text:p>60720</text:p>
          </table:table-cell>
          <table:table-cell office:value-type="float" office:value="446.08" calcext:value-type="float">
            <text:p>446.08</text:p>
          </table:table-cell>
        </table:table-row>
        <table:table-row table:style-name="ro1">
          <table:table-cell office:value-type="float" office:value="60780" calcext:value-type="float">
            <text:p>60780</text:p>
          </table:table-cell>
          <table:table-cell office:value-type="float" office:value="327.04" calcext:value-type="float">
            <text:p>327.04</text:p>
          </table:table-cell>
        </table:table-row>
        <table:table-row table:style-name="ro1">
          <table:table-cell office:value-type="float" office:value="60840" calcext:value-type="float">
            <text:p>60840</text:p>
          </table:table-cell>
          <table:table-cell office:value-type="float" office:value="460.66" calcext:value-type="float">
            <text:p>460.66</text:p>
          </table:table-cell>
        </table:table-row>
        <table:table-row table:style-name="ro1">
          <table:table-cell office:value-type="float" office:value="60900" calcext:value-type="float">
            <text:p>60900</text:p>
          </table:table-cell>
          <table:table-cell office:value-type="float" office:value="371.54" calcext:value-type="float">
            <text:p>371.54</text:p>
          </table:table-cell>
        </table:table-row>
        <table:table-row table:style-name="ro1">
          <table:table-cell office:value-type="float" office:value="60960" calcext:value-type="float">
            <text:p>60960</text:p>
          </table:table-cell>
          <table:table-cell office:value-type="float" office:value="258.8" calcext:value-type="float">
            <text:p>258.80</text:p>
          </table:table-cell>
        </table:table-row>
        <table:table-row table:style-name="ro1">
          <table:table-cell office:value-type="float" office:value="61020" calcext:value-type="float">
            <text:p>61020</text:p>
          </table:table-cell>
          <table:table-cell office:value-type="float" office:value="372.16" calcext:value-type="float">
            <text:p>372.16</text:p>
          </table:table-cell>
        </table:table-row>
        <table:table-row table:style-name="ro1">
          <table:table-cell office:value-type="float" office:value="61080" calcext:value-type="float">
            <text:p>61080</text:p>
          </table:table-cell>
          <table:table-cell office:value-type="float" office:value="528.12" calcext:value-type="float">
            <text:p>528.12</text:p>
          </table:table-cell>
        </table:table-row>
        <table:table-row table:style-name="ro1">
          <table:table-cell office:value-type="float" office:value="61140" calcext:value-type="float">
            <text:p>61140</text:p>
          </table:table-cell>
          <table:table-cell office:value-type="float" office:value="496.32" calcext:value-type="float">
            <text:p>496.32</text:p>
          </table:table-cell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497.13" calcext:value-type="float">
            <text:p>497.13</text:p>
          </table:table-cell>
        </table:table-row>
        <table:table-row table:style-name="ro1">
          <table:table-cell office:value-type="float" office:value="61260" calcext:value-type="float">
            <text:p>61260</text:p>
          </table:table-cell>
          <table:table-cell office:value-type="float" office:value="476.96" calcext:value-type="float">
            <text:p>476.96</text:p>
          </table:table-cell>
        </table:table-row>
        <table:table-row table:style-name="ro1">
          <table:table-cell office:value-type="float" office:value="61320" calcext:value-type="float">
            <text:p>61320</text:p>
          </table:table-cell>
          <table:table-cell office:value-type="float" office:value="473.47" calcext:value-type="float">
            <text:p>473.47</text:p>
          </table:table-cell>
        </table:table-row>
        <table:table-row table:style-name="ro1">
          <table:table-cell office:value-type="float" office:value="61380" calcext:value-type="float">
            <text:p>61380</text:p>
          </table:table-cell>
          <table:table-cell office:value-type="float" office:value="448.72" calcext:value-type="float">
            <text:p>448.72</text:p>
          </table:table-cell>
        </table:table-row>
        <table:table-row table:style-name="ro1">
          <table:table-cell office:value-type="float" office:value="61440" calcext:value-type="float">
            <text:p>61440</text:p>
          </table:table-cell>
          <table:table-cell office:value-type="float" office:value="409.27" calcext:value-type="float">
            <text:p>409.27</text:p>
          </table:table-cell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float" office:value="379.97" calcext:value-type="float">
            <text:p>379.97</text:p>
          </table:table-cell>
        </table:table-row>
        <table:table-row table:style-name="ro1">
          <table:table-cell office:value-type="float" office:value="61560" calcext:value-type="float">
            <text:p>61560</text:p>
          </table:table-cell>
          <table:table-cell office:value-type="float" office:value="362.57" calcext:value-type="float">
            <text:p>362.57</text:p>
          </table:table-cell>
        </table:table-row>
        <table:table-row table:style-name="ro1">
          <table:table-cell office:value-type="float" office:value="61620" calcext:value-type="float">
            <text:p>61620</text:p>
          </table:table-cell>
          <table:table-cell office:value-type="float" office:value="357.74" calcext:value-type="float">
            <text:p>357.74</text:p>
          </table:table-cell>
        </table:table-row>
        <table:table-row table:style-name="ro1">
          <table:table-cell office:value-type="float" office:value="61680" calcext:value-type="float">
            <text:p>61680</text:p>
          </table:table-cell>
          <table:table-cell office:value-type="float" office:value="369.52" calcext:value-type="float">
            <text:p>369.52</text:p>
          </table:table-cell>
        </table:table-row>
        <table:table-row table:style-name="ro1">
          <table:table-cell office:value-type="float" office:value="61740" calcext:value-type="float">
            <text:p>61740</text:p>
          </table:table-cell>
          <table:table-cell office:value-type="float" office:value="324.95" calcext:value-type="float">
            <text:p>324.95</text:p>
          </table:table-cell>
        </table:table-row>
        <table:table-row table:style-name="ro1">
          <table:table-cell office:value-type="float" office:value="61800" calcext:value-type="float">
            <text:p>61800</text:p>
          </table:table-cell>
          <table:table-cell office:value-type="float" office:value="304.47" calcext:value-type="float">
            <text:p>304.47</text:p>
          </table:table-cell>
        </table:table-row>
        <table:table-row table:style-name="ro1">
          <table:table-cell office:value-type="float" office:value="61860" calcext:value-type="float">
            <text:p>61860</text:p>
          </table:table-cell>
          <table:table-cell office:value-type="float" office:value="246.8" calcext:value-type="float">
            <text:p>246.80</text:p>
          </table:table-cell>
        </table:table-row>
        <table:table-row table:style-name="ro1">
          <table:table-cell office:value-type="float" office:value="61920" calcext:value-type="float">
            <text:p>61920</text:p>
          </table:table-cell>
          <table:table-cell office:value-type="float" office:value="251.55" calcext:value-type="float">
            <text:p>251.55</text:p>
          </table:table-cell>
        </table:table-row>
        <table:table-row table:style-name="ro1">
          <table:table-cell office:value-type="float" office:value="61980" calcext:value-type="float">
            <text:p>61980</text:p>
          </table:table-cell>
          <table:table-cell office:value-type="float" office:value="178.77" calcext:value-type="float">
            <text:p>178.77</text:p>
          </table:table-cell>
        </table:table-row>
        <table:table-row table:style-name="ro1">
          <table:table-cell office:value-type="float" office:value="62040" calcext:value-type="float">
            <text:p>62040</text:p>
          </table:table-cell>
          <table:table-cell office:value-type="float" office:value="143.77" calcext:value-type="float">
            <text:p>143.77</text:p>
          </table:table-cell>
        </table:table-row>
        <table:table-row table:style-name="ro1">
          <table:table-cell office:value-type="float" office:value="62100" calcext:value-type="float">
            <text:p>62100</text:p>
          </table:table-cell>
          <table:table-cell office:value-type="float" office:value="216.92" calcext:value-type="float">
            <text:p>216.92</text:p>
          </table:table-cell>
        </table:table-row>
        <table:table-row table:style-name="ro1">
          <table:table-cell office:value-type="float" office:value="62160" calcext:value-type="float">
            <text:p>62160</text:p>
          </table:table-cell>
          <table:table-cell office:value-type="float" office:value="230.11" calcext:value-type="float">
            <text:p>230.11</text:p>
          </table:table-cell>
        </table:table-row>
        <table:table-row table:style-name="ro1">
          <table:table-cell office:value-type="float" office:value="62220" calcext:value-type="float">
            <text:p>62220</text:p>
          </table:table-cell>
          <table:table-cell office:value-type="float" office:value="179.73" calcext:value-type="float">
            <text:p>179.73</text:p>
          </table:table-cell>
        </table:table-row>
        <table:table-row table:style-name="ro1">
          <table:table-cell office:value-type="float" office:value="62280" calcext:value-type="float">
            <text:p>62280</text:p>
          </table:table-cell>
          <table:table-cell office:value-type="float" office:value="182.81" calcext:value-type="float">
            <text:p>182.81</text:p>
          </table:table-cell>
        </table:table-row>
        <table:table-row table:style-name="ro1">
          <table:table-cell office:value-type="float" office:value="62340" calcext:value-type="float">
            <text:p>62340</text:p>
          </table:table-cell>
          <table:table-cell office:value-type="float" office:value="223.52" calcext:value-type="float">
            <text:p>223.52</text:p>
          </table:table-cell>
        </table:table-row>
        <table:table-row table:style-name="ro1">
          <table:table-cell office:value-type="float" office:value="62400" calcext:value-type="float">
            <text:p>62400</text:p>
          </table:table-cell>
          <table:table-cell office:value-type="float" office:value="259.77" calcext:value-type="float">
            <text:p>259.77</text:p>
          </table:table-cell>
        </table:table-row>
        <table:table-row table:style-name="ro1">
          <table:table-cell office:value-type="float" office:value="62460" calcext:value-type="float">
            <text:p>62460</text:p>
          </table:table-cell>
          <table:table-cell office:value-type="float" office:value="230.93" calcext:value-type="float">
            <text:p>230.93</text:p>
          </table:table-cell>
        </table:table-row>
        <table:table-row table:style-name="ro1">
          <table:table-cell office:value-type="float" office:value="62520" calcext:value-type="float">
            <text:p>62520</text:p>
          </table:table-cell>
          <table:table-cell office:value-type="float" office:value="262.44" calcext:value-type="float">
            <text:p>262.44</text:p>
          </table:table-cell>
        </table:table-row>
        <table:table-row table:style-name="ro1">
          <table:table-cell office:value-type="float" office:value="62580" calcext:value-type="float">
            <text:p>62580</text:p>
          </table:table-cell>
          <table:table-cell office:value-type="float" office:value="260.19" calcext:value-type="float">
            <text:p>260.19</text:p>
          </table:table-cell>
        </table:table-row>
        <table:table-row table:style-name="ro1">
          <table:table-cell office:value-type="float" office:value="62640" calcext:value-type="float">
            <text:p>62640</text:p>
          </table:table-cell>
          <table:table-cell office:value-type="float" office:value="237.34" calcext:value-type="float">
            <text:p>237.34</text:p>
          </table:table-cell>
        </table:table-row>
        <table:table-row table:style-name="ro1">
          <table:table-cell office:value-type="float" office:value="62700" calcext:value-type="float">
            <text:p>62700</text:p>
          </table:table-cell>
          <table:table-cell office:value-type="float" office:value="211.67" calcext:value-type="float">
            <text:p>211.67</text:p>
          </table:table-cell>
        </table:table-row>
        <table:table-row table:style-name="ro1">
          <table:table-cell office:value-type="float" office:value="62760" calcext:value-type="float">
            <text:p>62760</text:p>
          </table:table-cell>
          <table:table-cell office:value-type="float" office:value="206.46" calcext:value-type="float">
            <text:p>206.46</text:p>
          </table:table-cell>
        </table:table-row>
        <table:table-row table:style-name="ro1">
          <table:table-cell office:value-type="float" office:value="62820" calcext:value-type="float">
            <text:p>62820</text:p>
          </table:table-cell>
          <table:table-cell office:value-type="float" office:value="201.85" calcext:value-type="float">
            <text:p>201.85</text:p>
          </table:table-cell>
        </table:table-row>
        <table:table-row table:style-name="ro1">
          <table:table-cell office:value-type="float" office:value="62880" calcext:value-type="float">
            <text:p>62880</text:p>
          </table:table-cell>
          <table:table-cell office:value-type="float" office:value="146.87" calcext:value-type="float">
            <text:p>146.87</text:p>
          </table:table-cell>
        </table:table-row>
        <table:table-row table:style-name="ro1">
          <table:table-cell office:value-type="float" office:value="62940" calcext:value-type="float">
            <text:p>62940</text:p>
          </table:table-cell>
          <table:table-cell office:value-type="float" office:value="139.62" calcext:value-type="float">
            <text:p>139.62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136.15" calcext:value-type="float">
            <text:p>136.15</text:p>
          </table:table-cell>
        </table:table-row>
        <table:table-row table:style-name="ro1">
          <table:table-cell office:value-type="float" office:value="63060" calcext:value-type="float">
            <text:p>63060</text:p>
          </table:table-cell>
          <table:table-cell office:value-type="float" office:value="135.43" calcext:value-type="float">
            <text:p>135.43</text:p>
          </table:table-cell>
        </table:table-row>
        <table:table-row table:style-name="ro1">
          <table:table-cell office:value-type="float" office:value="63120" calcext:value-type="float">
            <text:p>63120</text:p>
          </table:table-cell>
          <table:table-cell office:value-type="float" office:value="128.64" calcext:value-type="float">
            <text:p>128.64</text:p>
          </table:table-cell>
        </table:table-row>
        <table:table-row table:style-name="ro1">
          <table:table-cell office:value-type="float" office:value="63180" calcext:value-type="float">
            <text:p>63180</text:p>
          </table:table-cell>
          <table:table-cell office:value-type="float" office:value="126.95" calcext:value-type="float">
            <text:p>126.95</text:p>
          </table:table-cell>
        </table:table-row>
        <table:table-row table:style-name="ro1">
          <table:table-cell office:value-type="float" office:value="63240" calcext:value-type="float">
            <text:p>63240</text:p>
          </table:table-cell>
          <table:table-cell office:value-type="float" office:value="130.32" calcext:value-type="float">
            <text:p>130.32</text:p>
          </table:table-cell>
        </table:table-row>
        <table:table-row table:style-name="ro1">
          <table:table-cell office:value-type="float" office:value="63300" calcext:value-type="float">
            <text:p>63300</text:p>
          </table:table-cell>
          <table:table-cell office:value-type="float" office:value="135.17" calcext:value-type="float">
            <text:p>135.17</text:p>
          </table:table-cell>
        </table:table-row>
        <table:table-row table:style-name="ro1">
          <table:table-cell office:value-type="float" office:value="63360" calcext:value-type="float">
            <text:p>63360</text:p>
          </table:table-cell>
          <table:table-cell office:value-type="float" office:value="138.88" calcext:value-type="float">
            <text:p>138.88</text:p>
          </table:table-cell>
        </table:table-row>
        <table:table-row table:style-name="ro1">
          <table:table-cell office:value-type="float" office:value="63420" calcext:value-type="float">
            <text:p>63420</text:p>
          </table:table-cell>
          <table:table-cell office:value-type="float" office:value="142.36" calcext:value-type="float">
            <text:p>142.36</text:p>
          </table:table-cell>
        </table:table-row>
        <table:table-row table:style-name="ro1">
          <table:table-cell office:value-type="float" office:value="63480" calcext:value-type="float">
            <text:p>63480</text:p>
          </table:table-cell>
          <table:table-cell office:value-type="float" office:value="146.64" calcext:value-type="float">
            <text:p>146.64</text:p>
          </table:table-cell>
        </table:table-row>
        <table:table-row table:style-name="ro1">
          <table:table-cell office:value-type="float" office:value="63540" calcext:value-type="float">
            <text:p>63540</text:p>
          </table:table-cell>
          <table:table-cell office:value-type="float" office:value="152.71" calcext:value-type="float">
            <text:p>152.71</text:p>
          </table:table-cell>
        </table:table-row>
        <table:table-row table:style-name="ro1">
          <table:table-cell office:value-type="float" office:value="63600" calcext:value-type="float">
            <text:p>63600</text:p>
          </table:table-cell>
          <table:table-cell office:value-type="float" office:value="159.93" calcext:value-type="float">
            <text:p>159.93</text:p>
          </table:table-cell>
        </table:table-row>
        <table:table-row table:style-name="ro1">
          <table:table-cell office:value-type="float" office:value="63660" calcext:value-type="float">
            <text:p>63660</text:p>
          </table:table-cell>
          <table:table-cell office:value-type="float" office:value="169.86" calcext:value-type="float">
            <text:p>169.86</text:p>
          </table:table-cell>
        </table:table-row>
        <table:table-row table:style-name="ro1">
          <table:table-cell office:value-type="float" office:value="63720" calcext:value-type="float">
            <text:p>63720</text:p>
          </table:table-cell>
          <table:table-cell office:value-type="float" office:value="185.24" calcext:value-type="float">
            <text:p>185.24</text:p>
          </table:table-cell>
        </table:table-row>
        <table:table-row table:style-name="ro1">
          <table:table-cell office:value-type="float" office:value="63780" calcext:value-type="float">
            <text:p>63780</text:p>
          </table:table-cell>
          <table:table-cell office:value-type="float" office:value="192.52" calcext:value-type="float">
            <text:p>192.52</text:p>
          </table:table-cell>
        </table:table-row>
        <table:table-row table:style-name="ro1">
          <table:table-cell office:value-type="float" office:value="63840" calcext:value-type="float">
            <text:p>63840</text:p>
          </table:table-cell>
          <table:table-cell office:value-type="float" office:value="203.31" calcext:value-type="float">
            <text:p>203.31</text:p>
          </table:table-cell>
        </table:table-row>
        <table:table-row table:style-name="ro1">
          <table:table-cell office:value-type="float" office:value="63900" calcext:value-type="float">
            <text:p>63900</text:p>
          </table:table-cell>
          <table:table-cell office:value-type="float" office:value="213.87" calcext:value-type="float">
            <text:p>213.87</text:p>
          </table:table-cell>
        </table:table-row>
        <table:table-row table:style-name="ro1">
          <table:table-cell office:value-type="float" office:value="63960" calcext:value-type="float">
            <text:p>63960</text:p>
          </table:table-cell>
          <table:table-cell office:value-type="float" office:value="223.76" calcext:value-type="float">
            <text:p>223.76</text:p>
          </table:table-cell>
        </table:table-row>
        <table:table-row table:style-name="ro1">
          <table:table-cell office:value-type="float" office:value="64020" calcext:value-type="float">
            <text:p>64020</text:p>
          </table:table-cell>
          <table:table-cell office:value-type="float" office:value="234.62" calcext:value-type="float">
            <text:p>234.62</text:p>
          </table:table-cell>
        </table:table-row>
        <table:table-row table:style-name="ro1">
          <table:table-cell office:value-type="float" office:value="64080" calcext:value-type="float">
            <text:p>64080</text:p>
          </table:table-cell>
          <table:table-cell office:value-type="float" office:value="291.94" calcext:value-type="float">
            <text:p>291.94</text:p>
          </table:table-cell>
        </table:table-row>
        <table:table-row table:style-name="ro1">
          <table:table-cell office:value-type="float" office:value="64140" calcext:value-type="float">
            <text:p>64140</text:p>
          </table:table-cell>
          <table:table-cell office:value-type="float" office:value="343.08" calcext:value-type="float">
            <text:p>343.08</text:p>
          </table:table-cell>
        </table:table-row>
        <table:table-row table:style-name="ro1">
          <table:table-cell office:value-type="float" office:value="64200" calcext:value-type="float">
            <text:p>64200</text:p>
          </table:table-cell>
          <table:table-cell office:value-type="float" office:value="402.5" calcext:value-type="float">
            <text:p>402.50</text:p>
          </table:table-cell>
        </table:table-row>
        <table:table-row table:style-name="ro1">
          <table:table-cell office:value-type="float" office:value="64260" calcext:value-type="float">
            <text:p>64260</text:p>
          </table:table-cell>
          <table:table-cell office:value-type="float" office:value="401.04" calcext:value-type="float">
            <text:p>401.04</text:p>
          </table:table-cell>
        </table:table-row>
        <table:table-row table:style-name="ro1">
          <table:table-cell office:value-type="float" office:value="64320" calcext:value-type="float">
            <text:p>64320</text:p>
          </table:table-cell>
          <table:table-cell office:value-type="float" office:value="341.86" calcext:value-type="float">
            <text:p>341.86</text:p>
          </table:table-cell>
        </table:table-row>
        <table:table-row table:style-name="ro1">
          <table:table-cell office:value-type="float" office:value="64380" calcext:value-type="float">
            <text:p>64380</text:p>
          </table:table-cell>
          <table:table-cell office:value-type="float" office:value="349.74" calcext:value-type="float">
            <text:p>349.74</text:p>
          </table:table-cell>
        </table:table-row>
        <table:table-row table:style-name="ro1">
          <table:table-cell office:value-type="float" office:value="64440" calcext:value-type="float">
            <text:p>64440</text:p>
          </table:table-cell>
          <table:table-cell office:value-type="float" office:value="315.31" calcext:value-type="float">
            <text:p>315.31</text:p>
          </table:table-cell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float" office:value="235.32" calcext:value-type="float">
            <text:p>235.32</text:p>
          </table:table-cell>
        </table:table-row>
        <table:table-row table:style-name="ro1">
          <table:table-cell office:value-type="float" office:value="64560" calcext:value-type="float">
            <text:p>64560</text:p>
          </table:table-cell>
          <table:table-cell office:value-type="float" office:value="270.39" calcext:value-type="float">
            <text:p>270.39</text:p>
          </table:table-cell>
        </table:table-row>
        <table:table-row table:style-name="ro1">
          <table:table-cell office:value-type="float" office:value="64620" calcext:value-type="float">
            <text:p>64620</text:p>
          </table:table-cell>
          <table:table-cell office:value-type="float" office:value="218.31" calcext:value-type="float">
            <text:p>218.31</text:p>
          </table:table-cell>
        </table:table-row>
        <table:table-row table:style-name="ro1">
          <table:table-cell office:value-type="float" office:value="64680" calcext:value-type="float">
            <text:p>64680</text:p>
          </table:table-cell>
          <table:table-cell office:value-type="float" office:value="187.93" calcext:value-type="float">
            <text:p>187.93</text:p>
          </table:table-cell>
        </table:table-row>
        <table:table-row table:style-name="ro1">
          <table:table-cell office:value-type="float" office:value="64740" calcext:value-type="float">
            <text:p>64740</text:p>
          </table:table-cell>
          <table:table-cell office:value-type="float" office:value="228.42" calcext:value-type="float">
            <text:p>228.42</text:p>
          </table:table-cell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225.52" calcext:value-type="float">
            <text:p>225.52</text:p>
          </table:table-cell>
        </table:table-row>
        <table:table-row table:style-name="ro1">
          <table:table-cell office:value-type="float" office:value="64860" calcext:value-type="float">
            <text:p>64860</text:p>
          </table:table-cell>
          <table:table-cell office:value-type="float" office:value="225.67" calcext:value-type="float">
            <text:p>225.67</text:p>
          </table:table-cell>
        </table:table-row>
        <table:table-row table:style-name="ro1">
          <table:table-cell office:value-type="float" office:value="64920" calcext:value-type="float">
            <text:p>64920</text:p>
          </table:table-cell>
          <table:table-cell office:value-type="float" office:value="245.91" calcext:value-type="float">
            <text:p>245.91</text:p>
          </table:table-cell>
        </table:table-row>
        <table:table-row table:style-name="ro1">
          <table:table-cell office:value-type="float" office:value="64980" calcext:value-type="float">
            <text:p>64980</text:p>
          </table:table-cell>
          <table:table-cell office:value-type="float" office:value="210.69" calcext:value-type="float">
            <text:p>210.69</text:p>
          </table:table-cell>
        </table:table-row>
        <table:table-row table:style-name="ro1">
          <table:table-cell office:value-type="float" office:value="65040" calcext:value-type="float">
            <text:p>65040</text:p>
          </table:table-cell>
          <table:table-cell office:value-type="float" office:value="109.73" calcext:value-type="float">
            <text:p>109.73</text:p>
          </table:table-cell>
        </table:table-row>
        <table:table-row table:style-name="ro1">
          <table:table-cell office:value-type="float" office:value="65100" calcext:value-type="float">
            <text:p>65100</text:p>
          </table:table-cell>
          <table:table-cell office:value-type="float" office:value="128.78" calcext:value-type="float">
            <text:p>128.78</text:p>
          </table:table-cell>
        </table:table-row>
        <table:table-row table:style-name="ro1">
          <table:table-cell office:value-type="float" office:value="65160" calcext:value-type="float">
            <text:p>65160</text:p>
          </table:table-cell>
          <table:table-cell office:value-type="float" office:value="97.48" calcext:value-type="float">
            <text:p>97.48</text:p>
          </table:table-cell>
        </table:table-row>
        <table:table-row table:style-name="ro1">
          <table:table-cell office:value-type="float" office:value="65220" calcext:value-type="float">
            <text:p>65220</text:p>
          </table:table-cell>
          <table:table-cell office:value-type="float" office:value="89.07" calcext:value-type="float">
            <text:p>89.07</text:p>
          </table:table-cell>
        </table:table-row>
        <table:table-row table:style-name="ro1">
          <table:table-cell office:value-type="float" office:value="65280" calcext:value-type="float">
            <text:p>65280</text:p>
          </table:table-cell>
          <table:table-cell office:value-type="float" office:value="117.75" calcext:value-type="float">
            <text:p>117.75</text:p>
          </table:table-cell>
        </table:table-row>
        <table:table-row table:style-name="ro1">
          <table:table-cell office:value-type="float" office:value="65340" calcext:value-type="float">
            <text:p>65340</text:p>
          </table:table-cell>
          <table:table-cell office:value-type="float" office:value="95.9" calcext:value-type="float">
            <text:p>95.90</text:p>
          </table:table-cell>
        </table:table-row>
        <table:table-row table:style-name="ro1">
          <table:table-cell office:value-type="float" office:value="65400" calcext:value-type="float">
            <text:p>65400</text:p>
          </table:table-cell>
          <table:table-cell office:value-type="float" office:value="89.27" calcext:value-type="float">
            <text:p>89.27</text:p>
          </table:table-cell>
        </table:table-row>
        <table:table-row table:style-name="ro1">
          <table:table-cell office:value-type="float" office:value="65460" calcext:value-type="float">
            <text:p>65460</text:p>
          </table:table-cell>
          <table:table-cell office:value-type="float" office:value="97.23" calcext:value-type="float">
            <text:p>97.23</text:p>
          </table:table-cell>
        </table:table-row>
        <table:table-row table:style-name="ro1">
          <table:table-cell office:value-type="float" office:value="65520" calcext:value-type="float">
            <text:p>65520</text:p>
          </table:table-cell>
          <table:table-cell office:value-type="float" office:value="175.57" calcext:value-type="float">
            <text:p>175.57</text:p>
          </table:table-cell>
        </table:table-row>
        <table:table-row table:style-name="ro1">
          <table:table-cell office:value-type="float" office:value="65580" calcext:value-type="float">
            <text:p>65580</text:p>
          </table:table-cell>
          <table:table-cell office:value-type="float" office:value="151.28" calcext:value-type="float">
            <text:p>151.28</text:p>
          </table:table-cell>
        </table:table-row>
        <table:table-row table:style-name="ro1">
          <table:table-cell office:value-type="float" office:value="65640" calcext:value-type="float">
            <text:p>65640</text:p>
          </table:table-cell>
          <table:table-cell office:value-type="float" office:value="98.99" calcext:value-type="float">
            <text:p>98.99</text:p>
          </table:table-cell>
        </table:table-row>
        <table:table-row table:style-name="ro1">
          <table:table-cell office:value-type="float" office:value="65700" calcext:value-type="float">
            <text:p>65700</text:p>
          </table:table-cell>
          <table:table-cell office:value-type="float" office:value="100.63" calcext:value-type="float">
            <text:p>100.63</text:p>
          </table:table-cell>
        </table:table-row>
        <table:table-row table:style-name="ro1">
          <table:table-cell office:value-type="float" office:value="65760" calcext:value-type="float">
            <text:p>65760</text:p>
          </table:table-cell>
          <table:table-cell office:value-type="float" office:value="138.18" calcext:value-type="float">
            <text:p>138.18</text:p>
          </table:table-cell>
        </table:table-row>
        <table:table-row table:style-name="ro1">
          <table:table-cell office:value-type="float" office:value="65820" calcext:value-type="float">
            <text:p>65820</text:p>
          </table:table-cell>
          <table:table-cell office:value-type="float" office:value="172.02" calcext:value-type="float">
            <text:p>172.02</text:p>
          </table:table-cell>
        </table:table-row>
        <table:table-row table:style-name="ro1">
          <table:table-cell office:value-type="float" office:value="65880" calcext:value-type="float">
            <text:p>65880</text:p>
          </table:table-cell>
          <table:table-cell office:value-type="float" office:value="156.57" calcext:value-type="float">
            <text:p>156.57</text:p>
          </table:table-cell>
        </table:table-row>
        <table:table-row table:style-name="ro1">
          <table:table-cell office:value-type="float" office:value="65940" calcext:value-type="float">
            <text:p>65940</text:p>
          </table:table-cell>
          <table:table-cell office:value-type="float" office:value="138.5" calcext:value-type="float">
            <text:p>138.50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135.75" calcext:value-type="float">
            <text:p>135.75</text:p>
          </table:table-cell>
        </table:table-row>
        <table:table-row table:style-name="ro1">
          <table:table-cell office:value-type="float" office:value="66060" calcext:value-type="float">
            <text:p>66060</text:p>
          </table:table-cell>
          <table:table-cell office:value-type="float" office:value="141.65" calcext:value-type="float">
            <text:p>141.65</text:p>
          </table:table-cell>
        </table:table-row>
        <table:table-row table:style-name="ro1">
          <table:table-cell office:value-type="float" office:value="66120" calcext:value-type="float">
            <text:p>66120</text:p>
          </table:table-cell>
          <table:table-cell office:value-type="float" office:value="145.17" calcext:value-type="float">
            <text:p>145.17</text:p>
          </table:table-cell>
        </table:table-row>
        <table:table-row table:style-name="ro1">
          <table:table-cell office:value-type="float" office:value="66180" calcext:value-type="float">
            <text:p>66180</text:p>
          </table:table-cell>
          <table:table-cell office:value-type="float" office:value="146.2" calcext:value-type="float">
            <text:p>146.20</text:p>
          </table:table-cell>
        </table:table-row>
        <table:table-row table:style-name="ro1">
          <table:table-cell office:value-type="float" office:value="66240" calcext:value-type="float">
            <text:p>66240</text:p>
          </table:table-cell>
          <table:table-cell office:value-type="float" office:value="134.48" calcext:value-type="float">
            <text:p>134.48</text:p>
          </table:table-cell>
        </table:table-row>
        <table:table-row table:style-name="ro1">
          <table:table-cell office:value-type="float" office:value="66300" calcext:value-type="float">
            <text:p>66300</text:p>
          </table:table-cell>
          <table:table-cell office:value-type="float" office:value="127.44" calcext:value-type="float">
            <text:p>127.44</text:p>
          </table:table-cell>
        </table:table-row>
        <table:table-row table:style-name="ro1">
          <table:table-cell office:value-type="float" office:value="66360" calcext:value-type="float">
            <text:p>66360</text:p>
          </table:table-cell>
          <table:table-cell office:value-type="float" office:value="122.88" calcext:value-type="float">
            <text:p>122.88</text:p>
          </table:table-cell>
        </table:table-row>
        <table:table-row table:style-name="ro1">
          <table:table-cell office:value-type="float" office:value="66420" calcext:value-type="float">
            <text:p>66420</text:p>
          </table:table-cell>
          <table:table-cell office:value-type="float" office:value="110.4" calcext:value-type="float">
            <text:p>110.40</text:p>
          </table:table-cell>
        </table:table-row>
        <table:table-row table:style-name="ro1">
          <table:table-cell office:value-type="float" office:value="66480" calcext:value-type="float">
            <text:p>66480</text:p>
          </table:table-cell>
          <table:table-cell office:value-type="float" office:value="101.97" calcext:value-type="float">
            <text:p>101.97</text:p>
          </table:table-cell>
        </table:table-row>
        <table:table-row table:style-name="ro1">
          <table:table-cell office:value-type="float" office:value="66540" calcext:value-type="float">
            <text:p>66540</text:p>
          </table:table-cell>
          <table:table-cell office:value-type="float" office:value="100.22" calcext:value-type="float">
            <text:p>100.22</text:p>
          </table:table-cell>
        </table:table-row>
        <table:table-row table:style-name="ro1">
          <table:table-cell office:value-type="float" office:value="66600" calcext:value-type="float">
            <text:p>66600</text:p>
          </table:table-cell>
          <table:table-cell office:value-type="float" office:value="91.6" calcext:value-type="float">
            <text:p>91.60</text:p>
          </table:table-cell>
        </table:table-row>
        <table:table-row table:style-name="ro1">
          <table:table-cell office:value-type="float" office:value="66660" calcext:value-type="float">
            <text:p>66660</text:p>
          </table:table-cell>
          <table:table-cell office:value-type="float" office:value="88.15" calcext:value-type="float">
            <text:p>88.15</text:p>
          </table:table-cell>
        </table:table-row>
        <table:table-row table:style-name="ro1">
          <table:table-cell office:value-type="float" office:value="66720" calcext:value-type="float">
            <text:p>66720</text:p>
          </table:table-cell>
          <table:table-cell office:value-type="float" office:value="81.43" calcext:value-type="float">
            <text:p>81.43</text:p>
          </table:table-cell>
        </table:table-row>
        <table:table-row table:style-name="ro1">
          <table:table-cell office:value-type="float" office:value="66780" calcext:value-type="float">
            <text:p>66780</text:p>
          </table:table-cell>
          <table:table-cell office:value-type="float" office:value="74.87" calcext:value-type="float">
            <text:p>74.87</text:p>
          </table:table-cell>
        </table:table-row>
        <table:table-row table:style-name="ro1">
          <table:table-cell office:value-type="float" office:value="66840" calcext:value-type="float">
            <text:p>66840</text:p>
          </table:table-cell>
          <table:table-cell office:value-type="float" office:value="70.99" calcext:value-type="float">
            <text:p>70.99</text:p>
          </table:table-cell>
        </table:table-row>
        <table:table-row table:style-name="ro1">
          <table:table-cell office:value-type="float" office:value="66900" calcext:value-type="float">
            <text:p>66900</text:p>
          </table:table-cell>
          <table:table-cell office:value-type="float" office:value="69.61" calcext:value-type="float">
            <text:p>69.61</text:p>
          </table:table-cell>
        </table:table-row>
        <table:table-row table:style-name="ro1">
          <table:table-cell office:value-type="float" office:value="66960" calcext:value-type="float">
            <text:p>66960</text:p>
          </table:table-cell>
          <table:table-cell office:value-type="float" office:value="68.33" calcext:value-type="float">
            <text:p>68.33</text:p>
          </table:table-cell>
        </table:table-row>
        <table:table-row table:style-name="ro1">
          <table:table-cell office:value-type="float" office:value="67020" calcext:value-type="float">
            <text:p>67020</text:p>
          </table:table-cell>
          <table:table-cell office:value-type="float" office:value="67.05" calcext:value-type="float">
            <text:p>67.05</text:p>
          </table:table-cell>
        </table:table-row>
        <table:table-row table:style-name="ro1">
          <table:table-cell office:value-type="float" office:value="67080" calcext:value-type="float">
            <text:p>67080</text:p>
          </table:table-cell>
          <table:table-cell office:value-type="float" office:value="65.24" calcext:value-type="float">
            <text:p>65.24</text:p>
          </table:table-cell>
        </table:table-row>
        <table:table-row table:style-name="ro1">
          <table:table-cell office:value-type="float" office:value="67140" calcext:value-type="float">
            <text:p>67140</text:p>
          </table:table-cell>
          <table:table-cell office:value-type="float" office:value="63.48" calcext:value-type="float">
            <text:p>63.48</text:p>
          </table:table-cell>
        </table:table-row>
        <table:table-row table:style-name="ro1">
          <table:table-cell office:value-type="float" office:value="67200" calcext:value-type="float">
            <text:p>67200</text:p>
          </table:table-cell>
          <table:table-cell office:value-type="float" office:value="62.07" calcext:value-type="float">
            <text:p>62.07</text:p>
          </table:table-cell>
        </table:table-row>
        <table:table-row table:style-name="ro1">
          <table:table-cell office:value-type="float" office:value="67260" calcext:value-type="float">
            <text:p>67260</text:p>
          </table:table-cell>
          <table:table-cell office:value-type="float" office:value="60.37" calcext:value-type="float">
            <text:p>60.37</text:p>
          </table:table-cell>
        </table:table-row>
        <table:table-row table:style-name="ro1">
          <table:table-cell office:value-type="float" office:value="67320" calcext:value-type="float">
            <text:p>67320</text:p>
          </table:table-cell>
          <table:table-cell office:value-type="float" office:value="59.07" calcext:value-type="float">
            <text:p>59.07</text:p>
          </table:table-cell>
        </table:table-row>
        <table:table-row table:style-name="ro1">
          <table:table-cell office:value-type="float" office:value="67380" calcext:value-type="float">
            <text:p>67380</text:p>
          </table:table-cell>
          <table:table-cell office:value-type="float" office:value="58.28" calcext:value-type="float">
            <text:p>58.28</text:p>
          </table:table-cell>
        </table:table-row>
        <table:table-row table:style-name="ro1">
          <table:table-cell office:value-type="float" office:value="67440" calcext:value-type="float">
            <text:p>67440</text:p>
          </table:table-cell>
          <table:table-cell office:value-type="float" office:value="57.26" calcext:value-type="float">
            <text:p>57.26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55.96" calcext:value-type="float">
            <text:p>55.96</text:p>
          </table:table-cell>
        </table:table-row>
        <table:table-row table:style-name="ro1">
          <table:table-cell office:value-type="float" office:value="67560" calcext:value-type="float">
            <text:p>67560</text:p>
          </table:table-cell>
          <table:table-cell office:value-type="float" office:value="54.59" calcext:value-type="float">
            <text:p>54.59</text:p>
          </table:table-cell>
        </table:table-row>
        <table:table-row table:style-name="ro1">
          <table:table-cell office:value-type="float" office:value="67620" calcext:value-type="float">
            <text:p>67620</text:p>
          </table:table-cell>
          <table:table-cell office:value-type="float" office:value="52.83" calcext:value-type="float">
            <text:p>52.83</text:p>
          </table:table-cell>
        </table:table-row>
        <table:table-row table:style-name="ro1">
          <table:table-cell office:value-type="float" office:value="67680" calcext:value-type="float">
            <text:p>67680</text:p>
          </table:table-cell>
          <table:table-cell office:value-type="float" office:value="51.01" calcext:value-type="float">
            <text:p>51.01</text:p>
          </table:table-cell>
        </table:table-row>
        <table:table-row table:style-name="ro1">
          <table:table-cell office:value-type="float" office:value="67740" calcext:value-type="float">
            <text:p>67740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float" office:value="67800" calcext:value-type="float">
            <text:p>67800</text:p>
          </table:table-cell>
          <table:table-cell office:value-type="float" office:value="49.7" calcext:value-type="float">
            <text:p>49.70</text:p>
          </table:table-cell>
        </table:table-row>
        <table:table-row table:style-name="ro1">
          <table:table-cell office:value-type="float" office:value="67860" calcext:value-type="float">
            <text:p>67860</text:p>
          </table:table-cell>
          <table:table-cell office:value-type="float" office:value="49.81" calcext:value-type="float">
            <text:p>49.81</text:p>
          </table:table-cell>
        </table:table-row>
        <table:table-row table:style-name="ro1">
          <table:table-cell office:value-type="float" office:value="67920" calcext:value-type="float">
            <text:p>67920</text:p>
          </table:table-cell>
          <table:table-cell office:value-type="float" office:value="49.41" calcext:value-type="float">
            <text:p>49.41</text:p>
          </table:table-cell>
        </table:table-row>
        <table:table-row table:style-name="ro1">
          <table:table-cell office:value-type="float" office:value="67980" calcext:value-type="float">
            <text:p>67980</text:p>
          </table:table-cell>
          <table:table-cell office:value-type="float" office:value="48.44" calcext:value-type="float">
            <text:p>48.44</text:p>
          </table:table-cell>
        </table:table-row>
        <table:table-row table:style-name="ro1">
          <table:table-cell office:value-type="float" office:value="68040" calcext:value-type="float">
            <text:p>68040</text:p>
          </table:table-cell>
          <table:table-cell office:value-type="float" office:value="47.43" calcext:value-type="float">
            <text:p>47.43</text:p>
          </table:table-cell>
        </table:table-row>
        <table:table-row table:style-name="ro1">
          <table:table-cell office:value-type="float" office:value="68100" calcext:value-type="float">
            <text:p>68100</text:p>
          </table:table-cell>
          <table:table-cell office:value-type="float" office:value="46.41" calcext:value-type="float">
            <text:p>46.41</text:p>
          </table:table-cell>
        </table:table-row>
        <table:table-row table:style-name="ro1">
          <table:table-cell office:value-type="float" office:value="68160" calcext:value-type="float">
            <text:p>68160</text:p>
          </table:table-cell>
          <table:table-cell office:value-type="float" office:value="45.36" calcext:value-type="float">
            <text:p>45.36</text:p>
          </table:table-cell>
        </table:table-row>
        <table:table-row table:style-name="ro1">
          <table:table-cell office:value-type="float" office:value="68220" calcext:value-type="float">
            <text:p>68220</text:p>
          </table:table-cell>
          <table:table-cell office:value-type="float" office:value="44.39" calcext:value-type="float">
            <text:p>44.39</text:p>
          </table:table-cell>
        </table:table-row>
        <table:table-row table:style-name="ro1">
          <table:table-cell office:value-type="float" office:value="68280" calcext:value-type="float">
            <text:p>68280</text:p>
          </table:table-cell>
          <table:table-cell office:value-type="float" office:value="43.39" calcext:value-type="float">
            <text:p>43.39</text:p>
          </table:table-cell>
        </table:table-row>
        <table:table-row table:style-name="ro1">
          <table:table-cell office:value-type="float" office:value="68340" calcext:value-type="float">
            <text:p>68340</text:p>
          </table:table-cell>
          <table:table-cell office:value-type="float" office:value="41.95" calcext:value-type="float">
            <text:p>41.95</text:p>
          </table:table-cell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40.59" calcext:value-type="float">
            <text:p>40.59</text:p>
          </table:table-cell>
        </table:table-row>
        <table:table-row table:style-name="ro1">
          <table:table-cell office:value-type="float" office:value="68460" calcext:value-type="float">
            <text:p>68460</text:p>
          </table:table-cell>
          <table:table-cell office:value-type="float" office:value="39.53" calcext:value-type="float">
            <text:p>39.53</text:p>
          </table:table-cell>
        </table:table-row>
        <table:table-row table:style-name="ro1">
          <table:table-cell office:value-type="float" office:value="68520" calcext:value-type="float">
            <text:p>68520</text:p>
          </table:table-cell>
          <table:table-cell office:value-type="float" office:value="38.83" calcext:value-type="float">
            <text:p>38.83</text:p>
          </table:table-cell>
        </table:table-row>
        <table:table-row table:style-name="ro1">
          <table:table-cell office:value-type="float" office:value="68580" calcext:value-type="float">
            <text:p>68580</text:p>
          </table:table-cell>
          <table:table-cell office:value-type="float" office:value="37.97" calcext:value-type="float">
            <text:p>37.97</text:p>
          </table:table-cell>
        </table:table-row>
        <table:table-row table:style-name="ro1">
          <table:table-cell office:value-type="float" office:value="68640" calcext:value-type="float">
            <text:p>68640</text:p>
          </table:table-cell>
          <table:table-cell office:value-type="float" office:value="36.78" calcext:value-type="float">
            <text:p>36.78</text:p>
          </table:table-cell>
        </table:table-row>
        <table:table-row table:style-name="ro1">
          <table:table-cell office:value-type="float" office:value="68700" calcext:value-type="float">
            <text:p>68700</text:p>
          </table:table-cell>
          <table:table-cell office:value-type="float" office:value="35.83" calcext:value-type="float">
            <text:p>35.83</text:p>
          </table:table-cell>
        </table:table-row>
        <table:table-row table:style-name="ro1">
          <table:table-cell office:value-type="float" office:value="68760" calcext:value-type="float">
            <text:p>68760</text:p>
          </table:table-cell>
          <table:table-cell office:value-type="float" office:value="34.84" calcext:value-type="float">
            <text:p>34.84</text:p>
          </table:table-cell>
        </table:table-row>
        <table:table-row table:style-name="ro1">
          <table:table-cell office:value-type="float" office:value="68820" calcext:value-type="float">
            <text:p>68820</text:p>
          </table:table-cell>
          <table:table-cell office:value-type="float" office:value="33.92" calcext:value-type="float">
            <text:p>33.92</text:p>
          </table:table-cell>
        </table:table-row>
        <table:table-row table:style-name="ro1">
          <table:table-cell office:value-type="float" office:value="68880" calcext:value-type="float">
            <text:p>68880</text:p>
          </table:table-cell>
          <table:table-cell office:value-type="float" office:value="33.35" calcext:value-type="float">
            <text:p>33.35</text:p>
          </table:table-cell>
        </table:table-row>
        <table:table-row table:style-name="ro1">
          <table:table-cell office:value-type="float" office:value="68940" calcext:value-type="float">
            <text:p>68940</text:p>
          </table:table-cell>
          <table:table-cell office:value-type="float" office:value="32.84" calcext:value-type="float">
            <text:p>32.84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32.86" calcext:value-type="float">
            <text:p>32.86</text:p>
          </table:table-cell>
        </table:table-row>
        <table:table-row table:style-name="ro1">
          <table:table-cell office:value-type="float" office:value="69060" calcext:value-type="float">
            <text:p>69060</text:p>
          </table:table-cell>
          <table:table-cell office:value-type="float" office:value="33.12" calcext:value-type="float">
            <text:p>33.12</text:p>
          </table:table-cell>
        </table:table-row>
        <table:table-row table:style-name="ro1">
          <table:table-cell office:value-type="float" office:value="69120" calcext:value-type="float">
            <text:p>69120</text:p>
          </table:table-cell>
          <table:table-cell office:value-type="float" office:value="34.21" calcext:value-type="float">
            <text:p>34.21</text:p>
          </table:table-cell>
        </table:table-row>
        <table:table-row table:style-name="ro1">
          <table:table-cell office:value-type="float" office:value="69180" calcext:value-type="float">
            <text:p>69180</text:p>
          </table:table-cell>
          <table:table-cell office:value-type="float" office:value="35.88" calcext:value-type="float">
            <text:p>35.88</text:p>
          </table:table-cell>
        </table:table-row>
        <table:table-row table:style-name="ro1">
          <table:table-cell office:value-type="float" office:value="69240" calcext:value-type="float">
            <text:p>69240</text:p>
          </table:table-cell>
          <table:table-cell office:value-type="float" office:value="38.21" calcext:value-type="float">
            <text:p>38.21</text:p>
          </table:table-cell>
        </table:table-row>
        <table:table-row table:style-name="ro1">
          <table:table-cell office:value-type="float" office:value="69300" calcext:value-type="float">
            <text:p>69300</text:p>
          </table:table-cell>
          <table:table-cell office:value-type="float" office:value="39.99" calcext:value-type="float">
            <text:p>39.99</text:p>
          </table:table-cell>
        </table:table-row>
        <table:table-row table:style-name="ro1">
          <table:table-cell office:value-type="float" office:value="69360" calcext:value-type="float">
            <text:p>69360</text:p>
          </table:table-cell>
          <table:table-cell office:value-type="float" office:value="39.79" calcext:value-type="float">
            <text:p>39.79</text:p>
          </table:table-cell>
        </table:table-row>
        <table:table-row table:style-name="ro1">
          <table:table-cell office:value-type="float" office:value="69420" calcext:value-type="float">
            <text:p>69420</text:p>
          </table:table-cell>
          <table:table-cell office:value-type="float" office:value="38.2" calcext:value-type="float">
            <text:p>38.20</text:p>
          </table:table-cell>
        </table:table-row>
        <table:table-row table:style-name="ro1">
          <table:table-cell office:value-type="float" office:value="69480" calcext:value-type="float">
            <text:p>69480</text:p>
          </table:table-cell>
          <table:table-cell office:value-type="float" office:value="36.54" calcext:value-type="float">
            <text:p>36.54</text:p>
          </table:table-cell>
        </table:table-row>
        <table:table-row table:style-name="ro1">
          <table:table-cell office:value-type="float" office:value="69540" calcext:value-type="float">
            <text:p>69540</text:p>
          </table:table-cell>
          <table:table-cell office:value-type="float" office:value="34.44" calcext:value-type="float">
            <text:p>34.44</text:p>
          </table:table-cell>
        </table:table-row>
        <table:table-row table:style-name="ro1">
          <table:table-cell office:value-type="float" office:value="69600" calcext:value-type="float">
            <text:p>69600</text:p>
          </table:table-cell>
          <table:table-cell office:value-type="float" office:value="31.07" calcext:value-type="float">
            <text:p>31.07</text:p>
          </table:table-cell>
        </table:table-row>
        <table:table-row table:style-name="ro1">
          <table:table-cell office:value-type="float" office:value="69660" calcext:value-type="float">
            <text:p>69660</text:p>
          </table:table-cell>
          <table:table-cell office:value-type="float" office:value="26.46" calcext:value-type="float">
            <text:p>26.46</text:p>
          </table:table-cell>
        </table:table-row>
        <table:table-row table:style-name="ro1">
          <table:table-cell office:value-type="float" office:value="69720" calcext:value-type="float">
            <text:p>69720</text:p>
          </table:table-cell>
          <table:table-cell office:value-type="float" office:value="21.74" calcext:value-type="float">
            <text:p>21.74</text:p>
          </table:table-cell>
        </table:table-row>
        <table:table-row table:style-name="ro1">
          <table:table-cell office:value-type="float" office:value="69780" calcext:value-type="float">
            <text:p>69780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office:value-type="float" office:value="69840" calcext:value-type="float">
            <text:p>69840</text:p>
          </table:table-cell>
          <table:table-cell office:value-type="float" office:value="13.94" calcext:value-type="float">
            <text:p>13.94</text:p>
          </table:table-cell>
        </table:table-row>
        <table:table-row table:style-name="ro1">
          <table:table-cell office:value-type="float" office:value="69900" calcext:value-type="float">
            <text:p>69900</text:p>
          </table:table-cell>
          <table:table-cell office:value-type="float" office:value="11.49" calcext:value-type="float">
            <text:p>11.49</text:p>
          </table:table-cell>
        </table:table-row>
        <table:table-row table:style-name="ro1">
          <table:table-cell office:value-type="float" office:value="69960" calcext:value-type="float">
            <text:p>69960</text:p>
          </table:table-cell>
          <table:table-cell office:value-type="float" office:value="9.63" calcext:value-type="float">
            <text:p>9.63</text:p>
          </table:table-cell>
        </table:table-row>
        <table:table-row table:style-name="ro1">
          <table:table-cell office:value-type="float" office:value="70020" calcext:value-type="float">
            <text:p>70020</text:p>
          </table:table-cell>
          <table:table-cell office:value-type="float" office:value="8.06" calcext:value-type="float">
            <text:p>8.06</text:p>
          </table:table-cell>
        </table:table-row>
        <table:table-row table:style-name="ro1">
          <table:table-cell office:value-type="float" office:value="70080" calcext:value-type="float">
            <text:p>70080</text:p>
          </table:table-cell>
          <table:table-cell office:value-type="float" office:value="6.68" calcext:value-type="float">
            <text:p>6.68</text:p>
          </table:table-cell>
        </table:table-row>
        <table:table-row table:style-name="ro1">
          <table:table-cell office:value-type="float" office:value="70140" calcext:value-type="float">
            <text:p>70140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float" office:value="70200" calcext:value-type="float">
            <text:p>70200</text:p>
          </table:table-cell>
          <table:table-cell office:value-type="float" office:value="4.63" calcext:value-type="float">
            <text:p>4.63</text:p>
          </table:table-cell>
        </table:table-row>
        <table:table-row table:style-name="ro1">
          <table:table-cell office:value-type="float" office:value="70260" calcext:value-type="float">
            <text:p>70260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70320" calcext:value-type="float">
            <text:p>70320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70380" calcext:value-type="float">
            <text:p>7038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70440" calcext:value-type="float">
            <text:p>70440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70560" calcext:value-type="float">
            <text:p>7056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70620" calcext:value-type="float">
            <text:p>70620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70680" calcext:value-type="float">
            <text:p>70680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70740" calcext:value-type="float">
            <text:p>70740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70800" calcext:value-type="float">
            <text:p>70800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70860" calcext:value-type="float">
            <text:p>7086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float" office:value="70920" calcext:value-type="float">
            <text:p>7092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70980" calcext:value-type="float">
            <text:p>70980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71040" calcext:value-type="float">
            <text:p>71040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71100" calcext:value-type="float">
            <text:p>71100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71160" calcext:value-type="float">
            <text:p>71160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71220" calcext:value-type="float">
            <text:p>71220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71280" calcext:value-type="float">
            <text:p>71280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71340" calcext:value-type="float">
            <text:p>71340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71400" calcext:value-type="float">
            <text:p>71400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71460" calcext:value-type="float">
            <text:p>71460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71520" calcext:value-type="float">
            <text:p>71520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71580" calcext:value-type="float">
            <text:p>71580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71640" calcext:value-type="float">
            <text:p>71640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71700" calcext:value-type="float">
            <text:p>71700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71760" calcext:value-type="float">
            <text:p>71760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71820" calcext:value-type="float">
            <text:p>71820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71880" calcext:value-type="float">
            <text:p>718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1940" calcext:value-type="float">
            <text:p>719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72060" calcext:value-type="float">
            <text:p>72060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72120" calcext:value-type="float">
            <text:p>7212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72180" calcext:value-type="float">
            <text:p>7218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72240" calcext:value-type="float">
            <text:p>722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2300" calcext:value-type="float">
            <text:p>723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2360" calcext:value-type="float">
            <text:p>7236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2420" calcext:value-type="float">
            <text:p>724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2480" calcext:value-type="float">
            <text:p>724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2540" calcext:value-type="float">
            <text:p>725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2600" calcext:value-type="float">
            <text:p>726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2660" calcext:value-type="float">
            <text:p>726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2720" calcext:value-type="float">
            <text:p>727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2780" calcext:value-type="float">
            <text:p>727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2840" calcext:value-type="float">
            <text:p>728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2900" calcext:value-type="float">
            <text:p>72900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72960" calcext:value-type="float">
            <text:p>7296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3020" calcext:value-type="float">
            <text:p>73020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73080" calcext:value-type="float">
            <text:p>730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3140" calcext:value-type="float">
            <text:p>731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3200" calcext:value-type="float">
            <text:p>73200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73260" calcext:value-type="float">
            <text:p>7326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3320" calcext:value-type="float">
            <text:p>733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3380" calcext:value-type="float">
            <text:p>733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3440" calcext:value-type="float">
            <text:p>7344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3560" calcext:value-type="float">
            <text:p>7356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3620" calcext:value-type="float">
            <text:p>736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3680" calcext:value-type="float">
            <text:p>73680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73740" calcext:value-type="float">
            <text:p>737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3800" calcext:value-type="float">
            <text:p>738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3860" calcext:value-type="float">
            <text:p>7386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3920" calcext:value-type="float">
            <text:p>739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3980" calcext:value-type="float">
            <text:p>739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4040" calcext:value-type="float">
            <text:p>740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4100" calcext:value-type="float">
            <text:p>741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4160" calcext:value-type="float">
            <text:p>741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4220" calcext:value-type="float">
            <text:p>742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4280" calcext:value-type="float">
            <text:p>742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4340" calcext:value-type="float">
            <text:p>743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4400" calcext:value-type="float">
            <text:p>744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4460" calcext:value-type="float">
            <text:p>7446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4520" calcext:value-type="float">
            <text:p>745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4580" calcext:value-type="float">
            <text:p>745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4640" calcext:value-type="float">
            <text:p>746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4700" calcext:value-type="float">
            <text:p>7470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74760" calcext:value-type="float">
            <text:p>74760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74820" calcext:value-type="float">
            <text:p>7482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74880" calcext:value-type="float">
            <text:p>748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4940" calcext:value-type="float">
            <text:p>74940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5060" calcext:value-type="float">
            <text:p>7506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5120" calcext:value-type="float">
            <text:p>7512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5180" calcext:value-type="float">
            <text:p>7518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75240" calcext:value-type="float">
            <text:p>752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5300" calcext:value-type="float">
            <text:p>753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5360" calcext:value-type="float">
            <text:p>753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5420" calcext:value-type="float">
            <text:p>7542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75480" calcext:value-type="float">
            <text:p>7548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75540" calcext:value-type="float">
            <text:p>755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75660" calcext:value-type="float">
            <text:p>7566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75720" calcext:value-type="float">
            <text:p>7572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75780" calcext:value-type="float">
            <text:p>757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5840" calcext:value-type="float">
            <text:p>758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5900" calcext:value-type="float">
            <text:p>75900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75960" calcext:value-type="float">
            <text:p>75960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76020" calcext:value-type="float">
            <text:p>76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6080" calcext:value-type="float">
            <text:p>76080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76140" calcext:value-type="float">
            <text:p>76140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76200" calcext:value-type="float">
            <text:p>762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6260" calcext:value-type="float">
            <text:p>76260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76320" calcext:value-type="float">
            <text:p>7632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76380" calcext:value-type="float">
            <text:p>763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6440" calcext:value-type="float">
            <text:p>764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76560" calcext:value-type="float">
            <text:p>7656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6620" calcext:value-type="float">
            <text:p>7662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76680" calcext:value-type="float">
            <text:p>76680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76740" calcext:value-type="float">
            <text:p>7674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float" office:value="76800" calcext:value-type="float">
            <text:p>768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6860" calcext:value-type="float">
            <text:p>768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6920" calcext:value-type="float">
            <text:p>769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6980" calcext:value-type="float">
            <text:p>769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7040" calcext:value-type="float">
            <text:p>770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7100" calcext:value-type="float">
            <text:p>771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7160" calcext:value-type="float">
            <text:p>7716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7220" calcext:value-type="float">
            <text:p>772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7280" calcext:value-type="float">
            <text:p>772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7340" calcext:value-type="float">
            <text:p>7734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77400" calcext:value-type="float">
            <text:p>774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77460" calcext:value-type="float">
            <text:p>7746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77520" calcext:value-type="float">
            <text:p>775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float" office:value="77580" calcext:value-type="float">
            <text:p>775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7640" calcext:value-type="float">
            <text:p>7764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77700" calcext:value-type="float">
            <text:p>777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7760" calcext:value-type="float">
            <text:p>7776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77820" calcext:value-type="float">
            <text:p>778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7880" calcext:value-type="float">
            <text:p>778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7940" calcext:value-type="float">
            <text:p>7794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78060" calcext:value-type="float">
            <text:p>78060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78120" calcext:value-type="float">
            <text:p>781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float" office:value="78180" calcext:value-type="float">
            <text:p>781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8240" calcext:value-type="float">
            <text:p>782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8300" calcext:value-type="float">
            <text:p>783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8360" calcext:value-type="float">
            <text:p>783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8420" calcext:value-type="float">
            <text:p>784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8480" calcext:value-type="float">
            <text:p>7848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78540" calcext:value-type="float">
            <text:p>78540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78600" calcext:value-type="float">
            <text:p>78600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78660" calcext:value-type="float">
            <text:p>7866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8720" calcext:value-type="float">
            <text:p>7872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78780" calcext:value-type="float">
            <text:p>787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8840" calcext:value-type="float">
            <text:p>788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8900" calcext:value-type="float">
            <text:p>78900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78960" calcext:value-type="float">
            <text:p>7896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9020" calcext:value-type="float">
            <text:p>790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9080" calcext:value-type="float">
            <text:p>790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9140" calcext:value-type="float">
            <text:p>7914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79260" calcext:value-type="float">
            <text:p>79260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79320" calcext:value-type="float">
            <text:p>7932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79380" calcext:value-type="float">
            <text:p>793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9440" calcext:value-type="float">
            <text:p>794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79560" calcext:value-type="float">
            <text:p>7956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79620" calcext:value-type="float">
            <text:p>7962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79680" calcext:value-type="float">
            <text:p>7968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79740" calcext:value-type="float">
            <text:p>797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9800" calcext:value-type="float">
            <text:p>798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9860" calcext:value-type="float">
            <text:p>7986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79920" calcext:value-type="float">
            <text:p>799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9980" calcext:value-type="float">
            <text:p>799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0040" calcext:value-type="float">
            <text:p>8004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80100" calcext:value-type="float">
            <text:p>801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0160" calcext:value-type="float">
            <text:p>80160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80220" calcext:value-type="float">
            <text:p>8022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80280" calcext:value-type="float">
            <text:p>8028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80340" calcext:value-type="float">
            <text:p>803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0400" calcext:value-type="float">
            <text:p>804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0460" calcext:value-type="float">
            <text:p>8046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80520" calcext:value-type="float">
            <text:p>80520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80580" calcext:value-type="float">
            <text:p>805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0640" calcext:value-type="float">
            <text:p>806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0700" calcext:value-type="float">
            <text:p>807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80760" calcext:value-type="float">
            <text:p>807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0820" calcext:value-type="float">
            <text:p>808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0880" calcext:value-type="float">
            <text:p>808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0940" calcext:value-type="float">
            <text:p>80940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1060" calcext:value-type="float">
            <text:p>81060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81120" calcext:value-type="float">
            <text:p>811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float" office:value="81180" calcext:value-type="float">
            <text:p>811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1240" calcext:value-type="float">
            <text:p>812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1300" calcext:value-type="float">
            <text:p>81300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81360" calcext:value-type="float">
            <text:p>81360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81420" calcext:value-type="float">
            <text:p>814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1480" calcext:value-type="float">
            <text:p>8148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81540" calcext:value-type="float">
            <text:p>8154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float" office:value="81600" calcext:value-type="float">
            <text:p>816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1660" calcext:value-type="float">
            <text:p>8166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1720" calcext:value-type="float">
            <text:p>817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1780" calcext:value-type="float">
            <text:p>817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1840" calcext:value-type="float">
            <text:p>818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1900" calcext:value-type="float">
            <text:p>819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1960" calcext:value-type="float">
            <text:p>8196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2020" calcext:value-type="float">
            <text:p>820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2080" calcext:value-type="float">
            <text:p>82080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82140" calcext:value-type="float">
            <text:p>821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2200" calcext:value-type="float">
            <text:p>822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2260" calcext:value-type="float">
            <text:p>822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2320" calcext:value-type="float">
            <text:p>823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2380" calcext:value-type="float">
            <text:p>823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2440" calcext:value-type="float">
            <text:p>824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82560" calcext:value-type="float">
            <text:p>8256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float" office:value="82620" calcext:value-type="float">
            <text:p>826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2680" calcext:value-type="float">
            <text:p>826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2740" calcext:value-type="float">
            <text:p>8274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82860" calcext:value-type="float">
            <text:p>82860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82920" calcext:value-type="float">
            <text:p>829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float" office:value="82980" calcext:value-type="float">
            <text:p>82980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83040" calcext:value-type="float">
            <text:p>830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3100" calcext:value-type="float">
            <text:p>831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3160" calcext:value-type="float">
            <text:p>8316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3220" calcext:value-type="float">
            <text:p>8322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83280" calcext:value-type="float">
            <text:p>83280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83340" calcext:value-type="float">
            <text:p>83340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83400" calcext:value-type="float">
            <text:p>834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3460" calcext:value-type="float">
            <text:p>834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3520" calcext:value-type="float">
            <text:p>8352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83580" calcext:value-type="float">
            <text:p>83580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83640" calcext:value-type="float">
            <text:p>836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3700" calcext:value-type="float">
            <text:p>837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3760" calcext:value-type="float">
            <text:p>837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3820" calcext:value-type="float">
            <text:p>83820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83880" calcext:value-type="float">
            <text:p>8388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83940" calcext:value-type="float">
            <text:p>839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84060" calcext:value-type="float">
            <text:p>8406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float" office:value="84120" calcext:value-type="float">
            <text:p>841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4180" calcext:value-type="float">
            <text:p>841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4240" calcext:value-type="float">
            <text:p>842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4300" calcext:value-type="float">
            <text:p>843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84360" calcext:value-type="float">
            <text:p>8436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84420" calcext:value-type="float">
            <text:p>84420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84480" calcext:value-type="float">
            <text:p>844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4540" calcext:value-type="float">
            <text:p>845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4600" calcext:value-type="float">
            <text:p>846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4660" calcext:value-type="float">
            <text:p>8466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84720" calcext:value-type="float">
            <text:p>847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4780" calcext:value-type="float">
            <text:p>847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4840" calcext:value-type="float">
            <text:p>848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4900" calcext:value-type="float">
            <text:p>8490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84960" calcext:value-type="float">
            <text:p>84960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85020" calcext:value-type="float">
            <text:p>8502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85080" calcext:value-type="float">
            <text:p>850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5140" calcext:value-type="float">
            <text:p>851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5200" calcext:value-type="float">
            <text:p>852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5260" calcext:value-type="float">
            <text:p>8526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5320" calcext:value-type="float">
            <text:p>853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5380" calcext:value-type="float">
            <text:p>85380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85440" calcext:value-type="float">
            <text:p>854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5560" calcext:value-type="float">
            <text:p>8556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5620" calcext:value-type="float">
            <text:p>856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5680" calcext:value-type="float">
            <text:p>856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5740" calcext:value-type="float">
            <text:p>8574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5800" calcext:value-type="float">
            <text:p>858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5860" calcext:value-type="float">
            <text:p>858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5920" calcext:value-type="float">
            <text:p>859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5980" calcext:value-type="float">
            <text:p>8598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86040" calcext:value-type="float">
            <text:p>8604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86100" calcext:value-type="float">
            <text:p>861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6160" calcext:value-type="float">
            <text:p>8616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6220" calcext:value-type="float">
            <text:p>862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6280" calcext:value-type="float">
            <text:p>8628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6340" calcext:value-type="float">
            <text:p>8634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86460" calcext:value-type="float">
            <text:p>86460</text:p>
          </table:table-cell>
          <table:table-cell office:value-type="float" office:value="0.76472" calcext:value-type="float">
            <text:p>0.76</text:p>
          </table:table-cell>
        </table:table-row>
        <table:table-row table:style-name="ro1">
          <table:table-cell office:value-type="float" office:value="86520" calcext:value-type="float">
            <text:p>86520</text:p>
          </table:table-cell>
          <table:table-cell office:value-type="float" office:value="0.76472" calcext:value-type="float">
            <text:p>0.76</text:p>
          </table:table-cell>
        </table:table-row>
        <table:table-row table:style-name="ro1">
          <table:table-cell office:value-type="float" office:value="86580" calcext:value-type="float">
            <text:p>86580</text:p>
          </table:table-cell>
          <table:table-cell office:value-type="float" office:value="0.76472" calcext:value-type="float">
            <text:p>0.76</text:p>
          </table:table-cell>
        </table:table-row>
        <table:table-row table:style-name="ro1">
          <table:table-cell office:value-type="float" office:value="86640" calcext:value-type="float">
            <text:p>86640</text:p>
          </table:table-cell>
          <table:table-cell office:value-type="float" office:value="0.75204" calcext:value-type="float">
            <text:p>0.75</text:p>
          </table:table-cell>
        </table:table-row>
        <table:table-row table:style-name="ro1">
          <table:table-cell office:value-type="float" office:value="86700" calcext:value-type="float">
            <text:p>86700</text:p>
          </table:table-cell>
          <table:table-cell office:value-type="float" office:value="0.75838" calcext:value-type="float">
            <text:p>0.76</text:p>
          </table:table-cell>
        </table:table-row>
        <table:table-row table:style-name="ro1">
          <table:table-cell office:value-type="float" office:value="86760" calcext:value-type="float">
            <text:p>86760</text:p>
          </table:table-cell>
          <table:table-cell office:value-type="float" office:value="0.76472" calcext:value-type="float">
            <text:p>0.76</text:p>
          </table:table-cell>
        </table:table-row>
        <table:table-row table:style-name="ro1">
          <table:table-cell office:value-type="float" office:value="86820" calcext:value-type="float">
            <text:p>86820</text:p>
          </table:table-cell>
          <table:table-cell office:value-type="float" office:value="0.76472" calcext:value-type="float">
            <text:p>0.76</text:p>
          </table:table-cell>
        </table:table-row>
        <table:table-row table:style-name="ro1">
          <table:table-cell office:value-type="float" office:value="86880" calcext:value-type="float">
            <text:p>86880</text:p>
          </table:table-cell>
          <table:table-cell office:value-type="float" office:value="0.75838" calcext:value-type="float">
            <text:p>0.76</text:p>
          </table:table-cell>
        </table:table-row>
        <table:table-row table:style-name="ro1">
          <table:table-cell office:value-type="float" office:value="86940" calcext:value-type="float">
            <text:p>86940</text:p>
          </table:table-cell>
          <table:table-cell office:value-type="float" office:value="0.76472" calcext:value-type="float">
            <text:p>0.76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0.76472" calcext:value-type="float">
            <text:p>0.76</text:p>
          </table:table-cell>
        </table:table-row>
        <table:table-row table:style-name="ro1">
          <table:table-cell office:value-type="float" office:value="87060" calcext:value-type="float">
            <text:p>87060</text:p>
          </table:table-cell>
          <table:table-cell office:value-type="float" office:value="0.35669" calcext:value-type="float">
            <text:p>0.36</text:p>
          </table:table-cell>
        </table:table-row>
        <table:table-row table:style-name="ro1">
          <table:table-cell office:value-type="float" office:value="87120" calcext:value-type="float">
            <text:p>87120</text:p>
          </table:table-cell>
          <table:table-cell office:value-type="float" office:value="0.4778" calcext:value-type="float">
            <text:p>0.48</text:p>
          </table:table-cell>
        </table:table-row>
        <table:table-row table:style-name="ro1">
          <table:table-cell office:value-type="float" office:value="87180" calcext:value-type="float">
            <text:p>87180</text:p>
          </table:table-cell>
          <table:table-cell office:value-type="float" office:value="0.76472" calcext:value-type="float">
            <text:p>0.76</text:p>
          </table:table-cell>
        </table:table-row>
        <table:table-row table:style-name="ro1">
          <table:table-cell office:value-type="float" office:value="87240" calcext:value-type="float">
            <text:p>87240</text:p>
          </table:table-cell>
          <table:table-cell office:value-type="float" office:value="0.75838" calcext:value-type="float">
            <text:p>0.76</text:p>
          </table:table-cell>
        </table:table-row>
        <table:table-row table:style-name="ro1">
          <table:table-cell office:value-type="float" office:value="87300" calcext:value-type="float">
            <text:p>87300</text:p>
          </table:table-cell>
          <table:table-cell office:value-type="float" office:value="0.75838" calcext:value-type="float">
            <text:p>0.76</text:p>
          </table:table-cell>
        </table:table-row>
        <table:table-row table:style-name="ro1">
          <table:table-cell office:value-type="float" office:value="87360" calcext:value-type="float">
            <text:p>87360</text:p>
          </table:table-cell>
          <table:table-cell office:value-type="float" office:value="0.76472" calcext:value-type="float">
            <text:p>0.76</text:p>
          </table:table-cell>
        </table:table-row>
        <table:table-row table:style-name="ro1">
          <table:table-cell office:value-type="float" office:value="87420" calcext:value-type="float">
            <text:p>87420</text:p>
          </table:table-cell>
          <table:table-cell office:value-type="float" office:value="0.76472" calcext:value-type="float">
            <text:p>0.76</text:p>
          </table:table-cell>
        </table:table-row>
        <table:table-row table:style-name="ro1">
          <table:table-cell office:value-type="float" office:value="87480" calcext:value-type="float">
            <text:p>87480</text:p>
          </table:table-cell>
          <table:table-cell office:value-type="float" office:value="0.75838" calcext:value-type="float">
            <text:p>0.76</text:p>
          </table:table-cell>
        </table:table-row>
        <table:table-row table:style-name="ro1">
          <table:table-cell office:value-type="float" office:value="87540" calcext:value-type="float">
            <text:p>87540</text:p>
          </table:table-cell>
          <table:table-cell office:value-type="float" office:value="0.76472" calcext:value-type="float">
            <text:p>0.76</text:p>
          </table:table-cell>
        </table:table-row>
        <table:table-row table:style-name="ro1">
          <table:table-cell office:value-type="float" office:value="87600" calcext:value-type="float">
            <text:p>87600</text:p>
          </table:table-cell>
          <table:table-cell office:value-type="float" office:value="0.75838" calcext:value-type="float">
            <text:p>0.76</text:p>
          </table:table-cell>
        </table:table-row>
        <table:table-row table:style-name="ro1">
          <table:table-cell office:value-type="float" office:value="87660" calcext:value-type="float">
            <text:p>87660</text:p>
          </table:table-cell>
          <table:table-cell office:value-type="float" office:value="0.76472" calcext:value-type="float">
            <text:p>0.76</text:p>
          </table:table-cell>
        </table:table-row>
        <table:table-row table:style-name="ro1">
          <table:table-cell office:value-type="float" office:value="87720" calcext:value-type="float">
            <text:p>87720</text:p>
          </table:table-cell>
          <table:table-cell office:value-type="float" office:value="0.76472" calcext:value-type="float">
            <text:p>0.76</text:p>
          </table:table-cell>
        </table:table-row>
        <table:table-row table:style-name="ro1">
          <table:table-cell office:value-type="float" office:value="87780" calcext:value-type="float">
            <text:p>87780</text:p>
          </table:table-cell>
          <table:table-cell office:value-type="float" office:value="0.76472" calcext:value-type="float">
            <text:p>0.76</text:p>
          </table:table-cell>
        </table:table-row>
        <table:table-row table:style-name="ro1">
          <table:table-cell office:value-type="float" office:value="87840" calcext:value-type="float">
            <text:p>87840</text:p>
          </table:table-cell>
          <table:table-cell office:value-type="float" office:value="0.75838" calcext:value-type="float">
            <text:p>0.76</text:p>
          </table:table-cell>
        </table:table-row>
        <table:table-row table:style-name="ro1">
          <table:table-cell office:value-type="float" office:value="87900" calcext:value-type="float">
            <text:p>87900</text:p>
          </table:table-cell>
          <table:table-cell office:value-type="float" office:value="0.76472" calcext:value-type="float">
            <text:p>0.76</text:p>
          </table:table-cell>
        </table:table-row>
        <table:table-row table:style-name="ro1">
          <table:table-cell office:value-type="float" office:value="87960" calcext:value-type="float">
            <text:p>87960</text:p>
          </table:table-cell>
          <table:table-cell office:value-type="float" office:value="0.76472" calcext:value-type="float">
            <text:p>0.76</text:p>
          </table:table-cell>
        </table:table-row>
        <table:table-row table:style-name="ro1">
          <table:table-cell office:value-type="float" office:value="88020" calcext:value-type="float">
            <text:p>88020</text:p>
          </table:table-cell>
          <table:table-cell office:value-type="float" office:value="0.76472" calcext:value-type="float">
            <text:p>0.76</text:p>
          </table:table-cell>
        </table:table-row>
        <table:table-row table:style-name="ro1">
          <table:table-cell office:value-type="float" office:value="88080" calcext:value-type="float">
            <text:p>88080</text:p>
          </table:table-cell>
          <table:table-cell office:value-type="float" office:value="0.76472" calcext:value-type="float">
            <text:p>0.76</text:p>
          </table:table-cell>
        </table:table-row>
        <table:table-row table:style-name="ro1">
          <table:table-cell office:value-type="float" office:value="88140" calcext:value-type="float">
            <text:p>88140</text:p>
          </table:table-cell>
          <table:table-cell office:value-type="float" office:value="0.76472" calcext:value-type="float">
            <text:p>0.76</text:p>
          </table:table-cell>
        </table:table-row>
        <table:table-row table:style-name="ro1">
          <table:table-cell office:value-type="float" office:value="88200" calcext:value-type="float">
            <text:p>88200</text:p>
          </table:table-cell>
          <table:table-cell office:value-type="float" office:value="0.76472" calcext:value-type="float">
            <text:p>0.76</text:p>
          </table:table-cell>
        </table:table-row>
        <table:table-row table:style-name="ro1">
          <table:table-cell office:value-type="float" office:value="88260" calcext:value-type="float">
            <text:p>88260</text:p>
          </table:table-cell>
          <table:table-cell office:value-type="float" office:value="0.76472" calcext:value-type="float">
            <text:p>0.76</text:p>
          </table:table-cell>
        </table:table-row>
        <table:table-row table:style-name="ro1">
          <table:table-cell office:value-type="float" office:value="88320" calcext:value-type="float">
            <text:p>88320</text:p>
          </table:table-cell>
          <table:table-cell office:value-type="float" office:value="0.76472" calcext:value-type="float">
            <text:p>0.76</text:p>
          </table:table-cell>
        </table:table-row>
        <table:table-row table:style-name="ro1">
          <table:table-cell office:value-type="float" office:value="88380" calcext:value-type="float">
            <text:p>88380</text:p>
          </table:table-cell>
          <table:table-cell office:value-type="float" office:value="0.76472" calcext:value-type="float">
            <text:p>0.76</text:p>
          </table:table-cell>
        </table:table-row>
        <table:table-row table:style-name="ro1">
          <table:table-cell office:value-type="float" office:value="88440" calcext:value-type="float">
            <text:p>88440</text:p>
          </table:table-cell>
          <table:table-cell office:value-type="float" office:value="0.76472" calcext:value-type="float">
            <text:p>0.76</text:p>
          </table:table-cell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float" office:value="0.76472" calcext:value-type="float">
            <text:p>0.76</text:p>
          </table:table-cell>
        </table:table-row>
        <table:table-row table:style-name="ro1">
          <table:table-cell office:value-type="float" office:value="88560" calcext:value-type="float">
            <text:p>88560</text:p>
          </table:table-cell>
          <table:table-cell office:value-type="float" office:value="0.76472" calcext:value-type="float">
            <text:p>0.76</text:p>
          </table:table-cell>
        </table:table-row>
        <table:table-row table:style-name="ro1">
          <table:table-cell office:value-type="float" office:value="88620" calcext:value-type="float">
            <text:p>88620</text:p>
          </table:table-cell>
          <table:table-cell office:value-type="float" office:value="0.76472" calcext:value-type="float">
            <text:p>0.76</text:p>
          </table:table-cell>
        </table:table-row>
        <table:table-row table:style-name="ro1">
          <table:table-cell office:value-type="float" office:value="88680" calcext:value-type="float">
            <text:p>88680</text:p>
          </table:table-cell>
          <table:table-cell office:value-type="float" office:value="0.76472" calcext:value-type="float">
            <text:p>0.76</text:p>
          </table:table-cell>
        </table:table-row>
        <table:table-row table:style-name="ro1">
          <table:table-cell office:value-type="float" office:value="88740" calcext:value-type="float">
            <text:p>88740</text:p>
          </table:table-cell>
          <table:table-cell office:value-type="float" office:value="0.75838" calcext:value-type="float">
            <text:p>0.76</text:p>
          </table:table-cell>
        </table:table-row>
        <table:table-row table:style-name="ro1">
          <table:table-cell office:value-type="float" office:value="88800" calcext:value-type="float">
            <text:p>88800</text:p>
          </table:table-cell>
          <table:table-cell office:value-type="float" office:value="0.76472" calcext:value-type="float">
            <text:p>0.76</text:p>
          </table:table-cell>
        </table:table-row>
        <table:table-row table:style-name="ro1">
          <table:table-cell office:value-type="float" office:value="88860" calcext:value-type="float">
            <text:p>88860</text:p>
          </table:table-cell>
          <table:table-cell office:value-type="float" office:value="0.76472" calcext:value-type="float">
            <text:p>0.76</text:p>
          </table:table-cell>
        </table:table-row>
        <table:table-row table:style-name="ro1">
          <table:table-cell office:value-type="float" office:value="88920" calcext:value-type="float">
            <text:p>88920</text:p>
          </table:table-cell>
          <table:table-cell office:value-type="float" office:value="0.76472" calcext:value-type="float">
            <text:p>0.76</text:p>
          </table:table-cell>
        </table:table-row>
        <table:table-row table:style-name="ro1">
          <table:table-cell office:value-type="float" office:value="88980" calcext:value-type="float">
            <text:p>88980</text:p>
          </table:table-cell>
          <table:table-cell office:value-type="float" office:value="0.76472" calcext:value-type="float">
            <text:p>0.76</text:p>
          </table:table-cell>
        </table:table-row>
        <table:table-row table:style-name="ro1">
          <table:table-cell office:value-type="float" office:value="89040" calcext:value-type="float">
            <text:p>89040</text:p>
          </table:table-cell>
          <table:table-cell office:value-type="float" office:value="0.76472" calcext:value-type="float">
            <text:p>0.76</text:p>
          </table:table-cell>
        </table:table-row>
        <table:table-row table:style-name="ro1">
          <table:table-cell office:value-type="float" office:value="89100" calcext:value-type="float">
            <text:p>89100</text:p>
          </table:table-cell>
          <table:table-cell office:value-type="float" office:value="0.75838" calcext:value-type="float">
            <text:p>0.76</text:p>
          </table:table-cell>
        </table:table-row>
        <table:table-row table:style-name="ro1">
          <table:table-cell office:value-type="float" office:value="89160" calcext:value-type="float">
            <text:p>89160</text:p>
          </table:table-cell>
          <table:table-cell office:value-type="float" office:value="0.76472" calcext:value-type="float">
            <text:p>0.76</text:p>
          </table:table-cell>
        </table:table-row>
        <table:table-row table:style-name="ro1">
          <table:table-cell office:value-type="float" office:value="89220" calcext:value-type="float">
            <text:p>89220</text:p>
          </table:table-cell>
          <table:table-cell office:value-type="float" office:value="0.76472" calcext:value-type="float">
            <text:p>0.76</text:p>
          </table:table-cell>
        </table:table-row>
        <table:table-row table:style-name="ro1">
          <table:table-cell office:value-type="float" office:value="89280" calcext:value-type="float">
            <text:p>89280</text:p>
          </table:table-cell>
          <table:table-cell office:value-type="float" office:value="0.76472" calcext:value-type="float">
            <text:p>0.76</text:p>
          </table:table-cell>
        </table:table-row>
        <table:table-row table:style-name="ro1">
          <table:table-cell office:value-type="float" office:value="89340" calcext:value-type="float">
            <text:p>89340</text:p>
          </table:table-cell>
          <table:table-cell office:value-type="float" office:value="0.75204" calcext:value-type="float">
            <text:p>0.75</text:p>
          </table:table-cell>
        </table:table-row>
        <table:table-row table:style-name="ro1">
          <table:table-cell office:value-type="float" office:value="89400" calcext:value-type="float">
            <text:p>89400</text:p>
          </table:table-cell>
          <table:table-cell office:value-type="float" office:value="0.76472" calcext:value-type="float">
            <text:p>0.76</text:p>
          </table:table-cell>
        </table:table-row>
        <table:table-row table:style-name="ro1">
          <table:table-cell office:value-type="float" office:value="89460" calcext:value-type="float">
            <text:p>89460</text:p>
          </table:table-cell>
          <table:table-cell office:value-type="float" office:value="0.75838" calcext:value-type="float">
            <text:p>0.76</text:p>
          </table:table-cell>
        </table:table-row>
        <table:table-row table:style-name="ro1">
          <table:table-cell office:value-type="float" office:value="89520" calcext:value-type="float">
            <text:p>89520</text:p>
          </table:table-cell>
          <table:table-cell office:value-type="float" office:value="0.75838" calcext:value-type="float">
            <text:p>0.76</text:p>
          </table:table-cell>
        </table:table-row>
        <table:table-row table:style-name="ro1">
          <table:table-cell office:value-type="float" office:value="89580" calcext:value-type="float">
            <text:p>89580</text:p>
          </table:table-cell>
          <table:table-cell office:value-type="float" office:value="0.76472" calcext:value-type="float">
            <text:p>0.76</text:p>
          </table:table-cell>
        </table:table-row>
        <table:table-row table:style-name="ro1">
          <table:table-cell office:value-type="float" office:value="89640" calcext:value-type="float">
            <text:p>89640</text:p>
          </table:table-cell>
          <table:table-cell office:value-type="float" office:value="0.76472" calcext:value-type="float">
            <text:p>0.76</text:p>
          </table:table-cell>
        </table:table-row>
        <table:table-row table:style-name="ro1">
          <table:table-cell office:value-type="float" office:value="89700" calcext:value-type="float">
            <text:p>89700</text:p>
          </table:table-cell>
          <table:table-cell office:value-type="float" office:value="0.42041" calcext:value-type="float">
            <text:p>0.42</text:p>
          </table:table-cell>
        </table:table-row>
        <table:table-row table:style-name="ro1">
          <table:table-cell office:value-type="float" office:value="89760" calcext:value-type="float">
            <text:p>89760</text:p>
          </table:table-cell>
          <table:table-cell office:value-type="float" office:value="0.75838" calcext:value-type="float">
            <text:p>0.76</text:p>
          </table:table-cell>
        </table:table-row>
        <table:table-row table:style-name="ro1">
          <table:table-cell office:value-type="float" office:value="89820" calcext:value-type="float">
            <text:p>89820</text:p>
          </table:table-cell>
          <table:table-cell office:value-type="float" office:value="0.75838" calcext:value-type="float">
            <text:p>0.76</text:p>
          </table:table-cell>
        </table:table-row>
        <table:table-row table:style-name="ro1">
          <table:table-cell office:value-type="float" office:value="89880" calcext:value-type="float">
            <text:p>89880</text:p>
          </table:table-cell>
          <table:table-cell office:value-type="float" office:value="0.75204" calcext:value-type="float">
            <text:p>0.75</text:p>
          </table:table-cell>
        </table:table-row>
        <table:table-row table:style-name="ro1">
          <table:table-cell office:value-type="float" office:value="89940" calcext:value-type="float">
            <text:p>89940</text:p>
          </table:table-cell>
          <table:table-cell office:value-type="float" office:value="0.75204" calcext:value-type="float">
            <text:p>0.7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75838" calcext:value-type="float">
            <text:p>0.76</text:p>
          </table:table-cell>
        </table:table-row>
        <table:table-row table:style-name="ro1">
          <table:table-cell office:value-type="float" office:value="90060" calcext:value-type="float">
            <text:p>90060</text:p>
          </table:table-cell>
          <table:table-cell office:value-type="float" office:value="0.76472" calcext:value-type="float">
            <text:p>0.76</text:p>
          </table:table-cell>
        </table:table-row>
        <table:table-row table:style-name="ro1">
          <table:table-cell office:value-type="float" office:value="90120" calcext:value-type="float">
            <text:p>90120</text:p>
          </table:table-cell>
          <table:table-cell office:value-type="float" office:value="0.41407" calcext:value-type="float">
            <text:p>0.41</text:p>
          </table:table-cell>
        </table:table-row>
        <table:table-row table:style-name="ro1">
          <table:table-cell office:value-type="float" office:value="90180" calcext:value-type="float">
            <text:p>90180</text:p>
          </table:table-cell>
          <table:table-cell office:value-type="float" office:value="0.76472" calcext:value-type="float">
            <text:p>0.76</text:p>
          </table:table-cell>
        </table:table-row>
        <table:table-row table:style-name="ro1">
          <table:table-cell office:value-type="float" office:value="90240" calcext:value-type="float">
            <text:p>90240</text:p>
          </table:table-cell>
          <table:table-cell office:value-type="float" office:value="0.75838" calcext:value-type="float">
            <text:p>0.76</text:p>
          </table:table-cell>
        </table:table-row>
        <table:table-row table:style-name="ro1">
          <table:table-cell office:value-type="float" office:value="90300" calcext:value-type="float">
            <text:p>90300</text:p>
          </table:table-cell>
          <table:table-cell office:value-type="float" office:value="0.7457" calcext:value-type="float">
            <text:p>0.75</text:p>
          </table:table-cell>
        </table:table-row>
        <table:table-row table:style-name="ro1">
          <table:table-cell office:value-type="float" office:value="90360" calcext:value-type="float">
            <text:p>90360</text:p>
          </table:table-cell>
          <table:table-cell office:value-type="float" office:value="0.75204" calcext:value-type="float">
            <text:p>0.75</text:p>
          </table:table-cell>
        </table:table-row>
        <table:table-row table:style-name="ro1">
          <table:table-cell office:value-type="float" office:value="90420" calcext:value-type="float">
            <text:p>90420</text:p>
          </table:table-cell>
          <table:table-cell office:value-type="float" office:value="0.701" calcext:value-type="float">
            <text:p>0.70</text:p>
          </table:table-cell>
        </table:table-row>
        <table:table-row table:style-name="ro1">
          <table:table-cell office:value-type="float" office:value="90480" calcext:value-type="float">
            <text:p>90480</text:p>
          </table:table-cell>
          <table:table-cell office:value-type="float" office:value="0.47146" calcext:value-type="float">
            <text:p>0.47</text:p>
          </table:table-cell>
        </table:table-row>
        <table:table-row table:style-name="ro1">
          <table:table-cell office:value-type="float" office:value="90540" calcext:value-type="float">
            <text:p>90540</text:p>
          </table:table-cell>
          <table:table-cell office:value-type="float" office:value="0.70734" calcext:value-type="float">
            <text:p>0.71</text:p>
          </table:table-cell>
        </table:table-row>
        <table:table-row table:style-name="ro1">
          <table:table-cell office:value-type="float" office:value="90600" calcext:value-type="float">
            <text:p>90600</text:p>
          </table:table-cell>
          <table:table-cell office:value-type="float" office:value="0.4778" calcext:value-type="float">
            <text:p>0.48</text:p>
          </table:table-cell>
        </table:table-row>
        <table:table-row table:style-name="ro1">
          <table:table-cell office:value-type="float" office:value="90660" calcext:value-type="float">
            <text:p>90660</text:p>
          </table:table-cell>
          <table:table-cell office:value-type="float" office:value="0.76472" calcext:value-type="float">
            <text:p>0.76</text:p>
          </table:table-cell>
        </table:table-row>
        <table:table-row table:style-name="ro1">
          <table:table-cell office:value-type="float" office:value="90720" calcext:value-type="float">
            <text:p>90720</text:p>
          </table:table-cell>
          <table:table-cell office:value-type="float" office:value="0.76472" calcext:value-type="float">
            <text:p>0.76</text:p>
          </table:table-cell>
        </table:table-row>
        <table:table-row table:style-name="ro1">
          <table:table-cell office:value-type="float" office:value="90780" calcext:value-type="float">
            <text:p>90780</text:p>
          </table:table-cell>
          <table:table-cell office:value-type="float" office:value="0.75204" calcext:value-type="float">
            <text:p>0.75</text:p>
          </table:table-cell>
        </table:table-row>
        <table:table-row table:style-name="ro1">
          <table:table-cell office:value-type="float" office:value="90840" calcext:value-type="float">
            <text:p>90840</text:p>
          </table:table-cell>
          <table:table-cell office:value-type="float" office:value="0.75838" calcext:value-type="float">
            <text:p>0.76</text:p>
          </table:table-cell>
        </table:table-row>
        <table:table-row table:style-name="ro1">
          <table:table-cell office:value-type="float" office:value="90900" calcext:value-type="float">
            <text:p>90900</text:p>
          </table:table-cell>
          <table:table-cell office:value-type="float" office:value="0.70734" calcext:value-type="float">
            <text:p>0.71</text:p>
          </table:table-cell>
        </table:table-row>
        <table:table-row table:style-name="ro1">
          <table:table-cell office:value-type="float" office:value="90960" calcext:value-type="float">
            <text:p>90960</text:p>
          </table:table-cell>
          <table:table-cell office:value-type="float" office:value="0.47146" calcext:value-type="float">
            <text:p>0.47</text:p>
          </table:table-cell>
        </table:table-row>
        <table:table-row table:style-name="ro1">
          <table:table-cell office:value-type="float" office:value="91020" calcext:value-type="float">
            <text:p>91020</text:p>
          </table:table-cell>
          <table:table-cell office:value-type="float" office:value="0.75204" calcext:value-type="float">
            <text:p>0.75</text:p>
          </table:table-cell>
        </table:table-row>
        <table:table-row table:style-name="ro1">
          <table:table-cell office:value-type="float" office:value="91080" calcext:value-type="float">
            <text:p>91080</text:p>
          </table:table-cell>
          <table:table-cell office:value-type="float" office:value="0.76472" calcext:value-type="float">
            <text:p>0.76</text:p>
          </table:table-cell>
        </table:table-row>
        <table:table-row table:style-name="ro1">
          <table:table-cell office:value-type="float" office:value="91140" calcext:value-type="float">
            <text:p>91140</text:p>
          </table:table-cell>
          <table:table-cell office:value-type="float" office:value="0.75838" calcext:value-type="float">
            <text:p>0.76</text:p>
          </table:table-cell>
        </table:table-row>
        <table:table-row table:style-name="ro1">
          <table:table-cell office:value-type="float" office:value="91200" calcext:value-type="float">
            <text:p>91200</text:p>
          </table:table-cell>
          <table:table-cell office:value-type="float" office:value="0.75204" calcext:value-type="float">
            <text:p>0.75</text:p>
          </table:table-cell>
        </table:table-row>
        <table:table-row table:style-name="ro1">
          <table:table-cell office:value-type="float" office:value="91260" calcext:value-type="float">
            <text:p>91260</text:p>
          </table:table-cell>
          <table:table-cell office:value-type="float" office:value="0.75204" calcext:value-type="float">
            <text:p>0.75</text:p>
          </table:table-cell>
        </table:table-row>
        <table:table-row table:style-name="ro1">
          <table:table-cell office:value-type="float" office:value="91320" calcext:value-type="float">
            <text:p>91320</text:p>
          </table:table-cell>
          <table:table-cell office:value-type="float" office:value="0.76472" calcext:value-type="float">
            <text:p>0.76</text:p>
          </table:table-cell>
        </table:table-row>
        <table:table-row table:style-name="ro1">
          <table:table-cell office:value-type="float" office:value="91380" calcext:value-type="float">
            <text:p>91380</text:p>
          </table:table-cell>
          <table:table-cell office:value-type="float" office:value="0.75838" calcext:value-type="float">
            <text:p>0.76</text:p>
          </table:table-cell>
        </table:table-row>
        <table:table-row table:style-name="ro1">
          <table:table-cell office:value-type="float" office:value="91440" calcext:value-type="float">
            <text:p>91440</text:p>
          </table:table-cell>
          <table:table-cell office:value-type="float" office:value="0.75838" calcext:value-type="float">
            <text:p>0.76</text:p>
          </table:table-cell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float" office:value="0.75838" calcext:value-type="float">
            <text:p>0.76</text:p>
          </table:table-cell>
        </table:table-row>
        <table:table-row table:style-name="ro1">
          <table:table-cell office:value-type="float" office:value="91560" calcext:value-type="float">
            <text:p>91560</text:p>
          </table:table-cell>
          <table:table-cell office:value-type="float" office:value="0.75204" calcext:value-type="float">
            <text:p>0.75</text:p>
          </table:table-cell>
        </table:table-row>
        <table:table-row table:style-name="ro1">
          <table:table-cell office:value-type="float" office:value="91620" calcext:value-type="float">
            <text:p>91620</text:p>
          </table:table-cell>
          <table:table-cell office:value-type="float" office:value="0.75838" calcext:value-type="float">
            <text:p>0.76</text:p>
          </table:table-cell>
        </table:table-row>
        <table:table-row table:style-name="ro1">
          <table:table-cell office:value-type="float" office:value="91680" calcext:value-type="float">
            <text:p>91680</text:p>
          </table:table-cell>
          <table:table-cell office:value-type="float" office:value="0.7457" calcext:value-type="float">
            <text:p>0.75</text:p>
          </table:table-cell>
        </table:table-row>
        <table:table-row table:style-name="ro1">
          <table:table-cell office:value-type="float" office:value="91740" calcext:value-type="float">
            <text:p>91740</text:p>
          </table:table-cell>
          <table:table-cell office:value-type="float" office:value="0.75838" calcext:value-type="float">
            <text:p>0.76</text:p>
          </table:table-cell>
        </table:table-row>
        <table:table-row table:style-name="ro1">
          <table:table-cell office:value-type="float" office:value="91800" calcext:value-type="float">
            <text:p>91800</text:p>
          </table:table-cell>
          <table:table-cell office:value-type="float" office:value="0.75204" calcext:value-type="float">
            <text:p>0.75</text:p>
          </table:table-cell>
        </table:table-row>
        <table:table-row table:style-name="ro1">
          <table:table-cell office:value-type="float" office:value="91860" calcext:value-type="float">
            <text:p>91860</text:p>
          </table:table-cell>
          <table:table-cell office:value-type="float" office:value="0.42041" calcext:value-type="float">
            <text:p>0.42</text:p>
          </table:table-cell>
        </table:table-row>
        <table:table-row table:style-name="ro1">
          <table:table-cell office:value-type="float" office:value="91920" calcext:value-type="float">
            <text:p>91920</text:p>
          </table:table-cell>
          <table:table-cell office:value-type="float" office:value="0.701" calcext:value-type="float">
            <text:p>0.70</text:p>
          </table:table-cell>
        </table:table-row>
        <table:table-row table:style-name="ro1">
          <table:table-cell office:value-type="float" office:value="91980" calcext:value-type="float">
            <text:p>91980</text:p>
          </table:table-cell>
          <table:table-cell office:value-type="float" office:value="0.4778" calcext:value-type="float">
            <text:p>0.48</text:p>
          </table:table-cell>
        </table:table-row>
        <table:table-row table:style-name="ro1">
          <table:table-cell office:value-type="float" office:value="92040" calcext:value-type="float">
            <text:p>92040</text:p>
          </table:table-cell>
          <table:table-cell office:value-type="float" office:value="0.75838" calcext:value-type="float">
            <text:p>0.76</text:p>
          </table:table-cell>
        </table:table-row>
        <table:table-row table:style-name="ro1">
          <table:table-cell office:value-type="float" office:value="92100" calcext:value-type="float">
            <text:p>92100</text:p>
          </table:table-cell>
          <table:table-cell office:value-type="float" office:value="0.75838" calcext:value-type="float">
            <text:p>0.76</text:p>
          </table:table-cell>
        </table:table-row>
        <table:table-row table:style-name="ro1">
          <table:table-cell office:value-type="float" office:value="92160" calcext:value-type="float">
            <text:p>92160</text:p>
          </table:table-cell>
          <table:table-cell office:value-type="float" office:value="0.75204" calcext:value-type="float">
            <text:p>0.75</text:p>
          </table:table-cell>
        </table:table-row>
        <table:table-row table:style-name="ro1">
          <table:table-cell office:value-type="float" office:value="92220" calcext:value-type="float">
            <text:p>92220</text:p>
          </table:table-cell>
          <table:table-cell office:value-type="float" office:value="0.75204" calcext:value-type="float">
            <text:p>0.75</text:p>
          </table:table-cell>
        </table:table-row>
        <table:table-row table:style-name="ro1">
          <table:table-cell office:value-type="float" office:value="92280" calcext:value-type="float">
            <text:p>92280</text:p>
          </table:table-cell>
          <table:table-cell office:value-type="float" office:value="0.75204" calcext:value-type="float">
            <text:p>0.75</text:p>
          </table:table-cell>
        </table:table-row>
        <table:table-row table:style-name="ro1">
          <table:table-cell office:value-type="float" office:value="92340" calcext:value-type="float">
            <text:p>92340</text:p>
          </table:table-cell>
          <table:table-cell office:value-type="float" office:value="0.76472" calcext:value-type="float">
            <text:p>0.76</text:p>
          </table:table-cell>
        </table:table-row>
        <table:table-row table:style-name="ro1">
          <table:table-cell office:value-type="float" office:value="92400" calcext:value-type="float">
            <text:p>92400</text:p>
          </table:table-cell>
          <table:table-cell office:value-type="float" office:value="0.40773" calcext:value-type="float">
            <text:p>0.41</text:p>
          </table:table-cell>
        </table:table-row>
        <table:table-row table:style-name="ro1">
          <table:table-cell office:value-type="float" office:value="92460" calcext:value-type="float">
            <text:p>92460</text:p>
          </table:table-cell>
          <table:table-cell office:value-type="float" office:value="0.7457" calcext:value-type="float">
            <text:p>0.75</text:p>
          </table:table-cell>
        </table:table-row>
        <table:table-row table:style-name="ro1">
          <table:table-cell office:value-type="float" office:value="92520" calcext:value-type="float">
            <text:p>92520</text:p>
          </table:table-cell>
          <table:table-cell office:value-type="float" office:value="0.75204" calcext:value-type="float">
            <text:p>0.75</text:p>
          </table:table-cell>
        </table:table-row>
        <table:table-row table:style-name="ro1">
          <table:table-cell office:value-type="float" office:value="92580" calcext:value-type="float">
            <text:p>92580</text:p>
          </table:table-cell>
          <table:table-cell office:value-type="float" office:value="0.69465" calcext:value-type="float">
            <text:p>0.69</text:p>
          </table:table-cell>
        </table:table-row>
        <table:table-row table:style-name="ro1">
          <table:table-cell office:value-type="float" office:value="92640" calcext:value-type="float">
            <text:p>92640</text:p>
          </table:table-cell>
          <table:table-cell office:value-type="float" office:value="0.4778" calcext:value-type="float">
            <text:p>0.48</text:p>
          </table:table-cell>
        </table:table-row>
        <table:table-row table:style-name="ro1">
          <table:table-cell office:value-type="float" office:value="92700" calcext:value-type="float">
            <text:p>92700</text:p>
          </table:table-cell>
          <table:table-cell office:value-type="float" office:value="0.75204" calcext:value-type="float">
            <text:p>0.75</text:p>
          </table:table-cell>
        </table:table-row>
        <table:table-row table:style-name="ro1">
          <table:table-cell office:value-type="float" office:value="92760" calcext:value-type="float">
            <text:p>92760</text:p>
          </table:table-cell>
          <table:table-cell office:value-type="float" office:value="0.75204" calcext:value-type="float">
            <text:p>0.75</text:p>
          </table:table-cell>
        </table:table-row>
        <table:table-row table:style-name="ro1">
          <table:table-cell office:value-type="float" office:value="92820" calcext:value-type="float">
            <text:p>92820</text:p>
          </table:table-cell>
          <table:table-cell office:value-type="float" office:value="0.75838" calcext:value-type="float">
            <text:p>0.76</text:p>
          </table:table-cell>
        </table:table-row>
        <table:table-row table:style-name="ro1">
          <table:table-cell office:value-type="float" office:value="92880" calcext:value-type="float">
            <text:p>92880</text:p>
          </table:table-cell>
          <table:table-cell office:value-type="float" office:value="0.40773" calcext:value-type="float">
            <text:p>0.41</text:p>
          </table:table-cell>
        </table:table-row>
        <table:table-row table:style-name="ro1">
          <table:table-cell office:value-type="float" office:value="92940" calcext:value-type="float">
            <text:p>92940</text:p>
          </table:table-cell>
          <table:table-cell office:value-type="float" office:value="0.75838" calcext:value-type="float">
            <text:p>0.76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0.75204" calcext:value-type="float">
            <text:p>0.75</text:p>
          </table:table-cell>
        </table:table-row>
        <table:table-row table:style-name="ro1">
          <table:table-cell office:value-type="float" office:value="93060" calcext:value-type="float">
            <text:p>93060</text:p>
          </table:table-cell>
          <table:table-cell office:value-type="float" office:value="0.41407" calcext:value-type="float">
            <text:p>0.41</text:p>
          </table:table-cell>
        </table:table-row>
        <table:table-row table:style-name="ro1">
          <table:table-cell office:value-type="float" office:value="93120" calcext:value-type="float">
            <text:p>93120</text:p>
          </table:table-cell>
          <table:table-cell office:value-type="float" office:value="0.75204" calcext:value-type="float">
            <text:p>0.75</text:p>
          </table:table-cell>
        </table:table-row>
        <table:table-row table:style-name="ro1">
          <table:table-cell office:value-type="float" office:value="93180" calcext:value-type="float">
            <text:p>93180</text:p>
          </table:table-cell>
          <table:table-cell office:value-type="float" office:value="0.68197" calcext:value-type="float">
            <text:p>0.68</text:p>
          </table:table-cell>
        </table:table-row>
        <table:table-row table:style-name="ro1">
          <table:table-cell office:value-type="float" office:value="93240" calcext:value-type="float">
            <text:p>93240</text:p>
          </table:table-cell>
          <table:table-cell office:value-type="float" office:value="0.47146" calcext:value-type="float">
            <text:p>0.47</text:p>
          </table:table-cell>
        </table:table-row>
        <table:table-row table:style-name="ro1">
          <table:table-cell office:value-type="float" office:value="93300" calcext:value-type="float">
            <text:p>93300</text:p>
          </table:table-cell>
          <table:table-cell office:value-type="float" office:value="0.75838" calcext:value-type="float">
            <text:p>0.76</text:p>
          </table:table-cell>
        </table:table-row>
        <table:table-row table:style-name="ro1">
          <table:table-cell office:value-type="float" office:value="93360" calcext:value-type="float">
            <text:p>93360</text:p>
          </table:table-cell>
          <table:table-cell office:value-type="float" office:value="0.7457" calcext:value-type="float">
            <text:p>0.75</text:p>
          </table:table-cell>
        </table:table-row>
        <table:table-row table:style-name="ro1">
          <table:table-cell office:value-type="float" office:value="93420" calcext:value-type="float">
            <text:p>93420</text:p>
          </table:table-cell>
          <table:table-cell office:value-type="float" office:value="0.75838" calcext:value-type="float">
            <text:p>0.76</text:p>
          </table:table-cell>
        </table:table-row>
        <table:table-row table:style-name="ro1">
          <table:table-cell office:value-type="float" office:value="93480" calcext:value-type="float">
            <text:p>93480</text:p>
          </table:table-cell>
          <table:table-cell office:value-type="float" office:value="0.7457" calcext:value-type="float">
            <text:p>0.75</text:p>
          </table:table-cell>
        </table:table-row>
        <table:table-row table:style-name="ro1">
          <table:table-cell office:value-type="float" office:value="93540" calcext:value-type="float">
            <text:p>93540</text:p>
          </table:table-cell>
          <table:table-cell office:value-type="float" office:value="0.75204" calcext:value-type="float">
            <text:p>0.75</text:p>
          </table:table-cell>
        </table:table-row>
        <table:table-row table:style-name="ro1">
          <table:table-cell office:value-type="float" office:value="93600" calcext:value-type="float">
            <text:p>93600</text:p>
          </table:table-cell>
          <table:table-cell office:value-type="float" office:value="0.73936" calcext:value-type="float">
            <text:p>0.74</text:p>
          </table:table-cell>
        </table:table-row>
        <table:table-row table:style-name="ro1">
          <table:table-cell office:value-type="float" office:value="93660" calcext:value-type="float">
            <text:p>93660</text:p>
          </table:table-cell>
          <table:table-cell office:value-type="float" office:value="0.67563" calcext:value-type="float">
            <text:p>0.68</text:p>
          </table:table-cell>
        </table:table-row>
        <table:table-row table:style-name="ro1">
          <table:table-cell office:value-type="float" office:value="93720" calcext:value-type="float">
            <text:p>93720</text:p>
          </table:table-cell>
          <table:table-cell office:value-type="float" office:value="0.45877" calcext:value-type="float">
            <text:p>0.46</text:p>
          </table:table-cell>
        </table:table-row>
        <table:table-row table:style-name="ro1">
          <table:table-cell office:value-type="float" office:value="93780" calcext:value-type="float">
            <text:p>93780</text:p>
          </table:table-cell>
          <table:table-cell office:value-type="float" office:value="0.76472" calcext:value-type="float">
            <text:p>0.76</text:p>
          </table:table-cell>
        </table:table-row>
        <table:table-row table:style-name="ro1">
          <table:table-cell office:value-type="float" office:value="93840" calcext:value-type="float">
            <text:p>93840</text:p>
          </table:table-cell>
          <table:table-cell office:value-type="float" office:value="0.73936" calcext:value-type="float">
            <text:p>0.74</text:p>
          </table:table-cell>
        </table:table-row>
        <table:table-row table:style-name="ro1">
          <table:table-cell office:value-type="float" office:value="93900" calcext:value-type="float">
            <text:p>93900</text:p>
          </table:table-cell>
          <table:table-cell office:value-type="float" office:value="0.75838" calcext:value-type="float">
            <text:p>0.76</text:p>
          </table:table-cell>
        </table:table-row>
        <table:table-row table:style-name="ro1">
          <table:table-cell office:value-type="float" office:value="93960" calcext:value-type="float">
            <text:p>93960</text:p>
          </table:table-cell>
          <table:table-cell office:value-type="float" office:value="0.701" calcext:value-type="float">
            <text:p>0.70</text:p>
          </table:table-cell>
        </table:table-row>
        <table:table-row table:style-name="ro1">
          <table:table-cell office:value-type="float" office:value="94020" calcext:value-type="float">
            <text:p>94020</text:p>
          </table:table-cell>
          <table:table-cell office:value-type="float" office:value="0.42041" calcext:value-type="float">
            <text:p>0.42</text:p>
          </table:table-cell>
        </table:table-row>
        <table:table-row table:style-name="ro1">
          <table:table-cell office:value-type="float" office:value="94080" calcext:value-type="float">
            <text:p>94080</text:p>
          </table:table-cell>
          <table:table-cell office:value-type="float" office:value="0.47146" calcext:value-type="float">
            <text:p>0.47</text:p>
          </table:table-cell>
        </table:table-row>
        <table:table-row table:style-name="ro1">
          <table:table-cell office:value-type="float" office:value="94140" calcext:value-type="float">
            <text:p>94140</text:p>
          </table:table-cell>
          <table:table-cell office:value-type="float" office:value="0.75204" calcext:value-type="float">
            <text:p>0.75</text:p>
          </table:table-cell>
        </table:table-row>
        <table:table-row table:style-name="ro1">
          <table:table-cell office:value-type="float" office:value="94200" calcext:value-type="float">
            <text:p>94200</text:p>
          </table:table-cell>
          <table:table-cell office:value-type="float" office:value="0.38236" calcext:value-type="float">
            <text:p>0.38</text:p>
          </table:table-cell>
        </table:table-row>
        <table:table-row table:style-name="ro1">
          <table:table-cell office:value-type="float" office:value="94260" calcext:value-type="float">
            <text:p>94260</text:p>
          </table:table-cell>
          <table:table-cell office:value-type="float" office:value="0.40773" calcext:value-type="float">
            <text:p>0.41</text:p>
          </table:table-cell>
        </table:table-row>
        <table:table-row table:style-name="ro1">
          <table:table-cell office:value-type="float" office:value="94320" calcext:value-type="float">
            <text:p>94320</text:p>
          </table:table-cell>
          <table:table-cell office:value-type="float" office:value="0.701" calcext:value-type="float">
            <text:p>0.70</text:p>
          </table:table-cell>
        </table:table-row>
        <table:table-row table:style-name="ro1">
          <table:table-cell office:value-type="float" office:value="94380" calcext:value-type="float">
            <text:p>94380</text:p>
          </table:table-cell>
          <table:table-cell office:value-type="float" office:value="0.46511" calcext:value-type="float">
            <text:p>0.47</text:p>
          </table:table-cell>
        </table:table-row>
        <table:table-row table:style-name="ro1">
          <table:table-cell office:value-type="float" office:value="94440" calcext:value-type="float">
            <text:p>94440</text:p>
          </table:table-cell>
          <table:table-cell office:value-type="float" office:value="0.73301" calcext:value-type="float">
            <text:p>0.73</text:p>
          </table:table-cell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float" office:value="0.67563" calcext:value-type="float">
            <text:p>0.68</text:p>
          </table:table-cell>
        </table:table-row>
        <table:table-row table:style-name="ro1">
          <table:table-cell office:value-type="float" office:value="94560" calcext:value-type="float">
            <text:p>94560</text:p>
          </table:table-cell>
          <table:table-cell office:value-type="float" office:value="0.45877" calcext:value-type="float">
            <text:p>0.46</text:p>
          </table:table-cell>
        </table:table-row>
        <table:table-row table:style-name="ro1">
          <table:table-cell office:value-type="float" office:value="94620" calcext:value-type="float">
            <text:p>94620</text:p>
          </table:table-cell>
          <table:table-cell office:value-type="float" office:value="0.37602" calcext:value-type="float">
            <text:p>0.38</text:p>
          </table:table-cell>
        </table:table-row>
        <table:table-row table:style-name="ro1">
          <table:table-cell office:value-type="float" office:value="94680" calcext:value-type="float">
            <text:p>94680</text:p>
          </table:table-cell>
          <table:table-cell office:value-type="float" office:value="0.35034" calcext:value-type="float">
            <text:p>0.35</text:p>
          </table:table-cell>
        </table:table-row>
        <table:table-row table:style-name="ro1">
          <table:table-cell office:value-type="float" office:value="94740" calcext:value-type="float">
            <text:p>94740</text:p>
          </table:table-cell>
          <table:table-cell office:value-type="float" office:value="0.11446" calcext:value-type="float">
            <text:p>0.11</text:p>
          </table:table-cell>
        </table:table-row>
        <table:table-row table:style-name="ro1">
          <table:table-cell office:value-type="float" office:value="94800" calcext:value-type="float">
            <text:p>94800</text:p>
          </table:table-cell>
          <table:table-cell office:value-type="float" office:value="0.67563" calcext:value-type="float">
            <text:p>0.68</text:p>
          </table:table-cell>
        </table:table-row>
        <table:table-row table:style-name="ro1">
          <table:table-cell office:value-type="float" office:value="94860" calcext:value-type="float">
            <text:p>94860</text:p>
          </table:table-cell>
          <table:table-cell office:value-type="float" office:value="0.45877" calcext:value-type="float">
            <text:p>0.46</text:p>
          </table:table-cell>
        </table:table-row>
        <table:table-row table:style-name="ro1">
          <table:table-cell office:value-type="float" office:value="94920" calcext:value-type="float">
            <text:p>94920</text:p>
          </table:table-cell>
          <table:table-cell office:value-type="float" office:value="0.69465" calcext:value-type="float">
            <text:p>0.69</text:p>
          </table:table-cell>
        </table:table-row>
        <table:table-row table:style-name="ro1">
          <table:table-cell office:value-type="float" office:value="94980" calcext:value-type="float">
            <text:p>94980</text:p>
          </table:table-cell>
          <table:table-cell office:value-type="float" office:value="0.05708" calcext:value-type="float">
            <text:p>0.06</text:p>
          </table:table-cell>
        </table:table-row>
        <table:table-row table:style-name="ro1">
          <table:table-cell office:value-type="float" office:value="95040" calcext:value-type="float">
            <text:p>95040</text:p>
          </table:table-cell>
          <table:table-cell office:value-type="float" office:value="0.46511" calcext:value-type="float">
            <text:p>0.47</text:p>
          </table:table-cell>
        </table:table-row>
        <table:table-row table:style-name="ro1">
          <table:table-cell office:value-type="float" office:value="95100" calcext:value-type="float">
            <text:p>95100</text:p>
          </table:table-cell>
          <table:table-cell office:value-type="float" office:value="0.40137" calcext:value-type="float">
            <text:p>0.40</text:p>
          </table:table-cell>
        </table:table-row>
        <table:table-row table:style-name="ro1">
          <table:table-cell office:value-type="float" office:value="95160" calcext:value-type="float">
            <text:p>95160</text:p>
          </table:table-cell>
          <table:table-cell office:value-type="float" office:value="0.6756" calcext:value-type="float">
            <text:p>0.68</text:p>
          </table:table-cell>
        </table:table-row>
        <table:table-row table:style-name="ro1">
          <table:table-cell office:value-type="float" office:value="95220" calcext:value-type="float">
            <text:p>95220</text:p>
          </table:table-cell>
          <table:table-cell office:value-type="float" office:value="0.04439" calcext:value-type="float">
            <text:p>0.04</text:p>
          </table:table-cell>
        </table:table-row>
        <table:table-row table:style-name="ro1">
          <table:table-cell office:value-type="float" office:value="95280" calcext:value-type="float">
            <text:p>95280</text:p>
          </table:table-cell>
          <table:table-cell office:value-type="float" office:value="0.1208" calcext:value-type="float">
            <text:p>0.12</text:p>
          </table:table-cell>
        </table:table-row>
        <table:table-row table:style-name="ro1">
          <table:table-cell office:value-type="float" office:value="95340" calcext:value-type="float">
            <text:p>95340</text:p>
          </table:table-cell>
          <table:table-cell office:value-type="float" office:value="0.73932" calcext:value-type="float">
            <text:p>0.74</text:p>
          </table:table-cell>
        </table:table-row>
        <table:table-row table:style-name="ro1">
          <table:table-cell office:value-type="float" office:value="95400" calcext:value-type="float">
            <text:p>95400</text:p>
          </table:table-cell>
          <table:table-cell office:value-type="float" office:value="0.39503" calcext:value-type="float">
            <text:p>0.40</text:p>
          </table:table-cell>
        </table:table-row>
        <table:table-row table:style-name="ro1">
          <table:table-cell office:value-type="float" office:value="95460" calcext:value-type="float">
            <text:p>95460</text:p>
          </table:table-cell>
          <table:table-cell office:value-type="float" office:value="0.68828" calcext:value-type="float">
            <text:p>0.69</text:p>
          </table:table-cell>
        </table:table-row>
        <table:table-row table:style-name="ro1">
          <table:table-cell office:value-type="float" office:value="95520" calcext:value-type="float">
            <text:p>95520</text:p>
          </table:table-cell>
          <table:table-cell office:value-type="float" office:value="0.44607" calcext:value-type="float">
            <text:p>0.45</text:p>
          </table:table-cell>
        </table:table-row>
        <table:table-row table:style-name="ro1">
          <table:table-cell office:value-type="float" office:value="95580" calcext:value-type="float">
            <text:p>95580</text:p>
          </table:table-cell>
          <table:table-cell office:value-type="float" office:value="0.72663" calcext:value-type="float">
            <text:p>0.73</text:p>
          </table:table-cell>
        </table:table-row>
        <table:table-row table:style-name="ro1">
          <table:table-cell office:value-type="float" office:value="95640" calcext:value-type="float">
            <text:p>95640</text:p>
          </table:table-cell>
          <table:table-cell office:value-type="float" office:value="0.3313" calcext:value-type="float">
            <text:p>0.33</text:p>
          </table:table-cell>
        </table:table-row>
        <table:table-row table:style-name="ro1">
          <table:table-cell office:value-type="float" office:value="95700" calcext:value-type="float">
            <text:p>95700</text:p>
          </table:table-cell>
          <table:table-cell office:value-type="float" office:value="0.44606" calcext:value-type="float">
            <text:p>0.45</text:p>
          </table:table-cell>
        </table:table-row>
        <table:table-row table:style-name="ro1">
          <table:table-cell office:value-type="float" office:value="95760" calcext:value-type="float">
            <text:p>95760</text:p>
          </table:table-cell>
          <table:table-cell office:value-type="float" office:value="0.38234" calcext:value-type="float">
            <text:p>0.38</text:p>
          </table:table-cell>
        </table:table-row>
        <table:table-row table:style-name="ro1">
          <table:table-cell office:value-type="float" office:value="95820" calcext:value-type="float">
            <text:p>95820</text:p>
          </table:table-cell>
          <table:table-cell office:value-type="float" office:value="0.72029" calcext:value-type="float">
            <text:p>0.72</text:p>
          </table:table-cell>
        </table:table-row>
        <table:table-row table:style-name="ro1">
          <table:table-cell office:value-type="float" office:value="95880" calcext:value-type="float">
            <text:p>95880</text:p>
          </table:table-cell>
          <table:table-cell office:value-type="float" office:value="0.6629" calcext:value-type="float">
            <text:p>0.66</text:p>
          </table:table-cell>
        </table:table-row>
        <table:table-row table:style-name="ro1">
          <table:table-cell office:value-type="float" office:value="95940" calcext:value-type="float">
            <text:p>95940</text:p>
          </table:table-cell>
          <table:table-cell office:value-type="float" office:value="0.09543" calcext:value-type="float">
            <text:p>0.10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0.31861" calcext:value-type="float">
            <text:p>0.32</text:p>
          </table:table-cell>
        </table:table-row>
        <table:table-row table:style-name="ro1">
          <table:table-cell office:value-type="float" office:value="96060" calcext:value-type="float">
            <text:p>96060</text:p>
          </table:table-cell>
          <table:table-cell office:value-type="float" office:value="0.04439" calcext:value-type="float">
            <text:p>0.04</text:p>
          </table:table-cell>
        </table:table-row>
        <table:table-row table:style-name="ro1">
          <table:table-cell office:value-type="float" office:value="96120" calcext:value-type="float">
            <text:p>96120</text:p>
          </table:table-cell>
          <table:table-cell office:value-type="float" office:value="0.10177" calcext:value-type="float">
            <text:p>0.10</text:p>
          </table:table-cell>
        </table:table-row>
        <table:table-row table:style-name="ro1">
          <table:table-cell office:value-type="float" office:value="96180" calcext:value-type="float">
            <text:p>96180</text:p>
          </table:table-cell>
          <table:table-cell office:value-type="float" office:value="0.68825" calcext:value-type="float">
            <text:p>0.69</text:p>
          </table:table-cell>
        </table:table-row>
        <table:table-row table:style-name="ro1">
          <table:table-cell office:value-type="float" office:value="96240" calcext:value-type="float">
            <text:p>96240</text:p>
          </table:table-cell>
          <table:table-cell office:value-type="float" office:value="0.44605" calcext:value-type="float">
            <text:p>0.45</text:p>
          </table:table-cell>
        </table:table-row>
        <table:table-row table:style-name="ro1">
          <table:table-cell office:value-type="float" office:value="96300" calcext:value-type="float">
            <text:p>96300</text:p>
          </table:table-cell>
          <table:table-cell office:value-type="float" office:value="0.75198" calcext:value-type="float">
            <text:p>0.75</text:p>
          </table:table-cell>
        </table:table-row>
        <table:table-row table:style-name="ro1">
          <table:table-cell office:value-type="float" office:value="96360" calcext:value-type="float">
            <text:p>96360</text:p>
          </table:table-cell>
          <table:table-cell office:value-type="float" office:value="0.66923" calcext:value-type="float">
            <text:p>0.67</text:p>
          </table:table-cell>
        </table:table-row>
        <table:table-row table:style-name="ro1">
          <table:table-cell office:value-type="float" office:value="96420" calcext:value-type="float">
            <text:p>96420</text:p>
          </table:table-cell>
          <table:table-cell office:value-type="float" office:value="0.43971" calcext:value-type="float">
            <text:p>0.44</text:p>
          </table:table-cell>
        </table:table-row>
        <table:table-row table:style-name="ro1">
          <table:table-cell office:value-type="float" office:value="96480" calcext:value-type="float">
            <text:p>96480</text:p>
          </table:table-cell>
          <table:table-cell office:value-type="float" office:value="0.32495" calcext:value-type="float">
            <text:p>0.32</text:p>
          </table:table-cell>
        </table:table-row>
        <table:table-row table:style-name="ro1">
          <table:table-cell office:value-type="float" office:value="96540" calcext:value-type="float">
            <text:p>96540</text:p>
          </table:table-cell>
          <table:table-cell office:value-type="float" office:value="0.44605" calcext:value-type="float">
            <text:p>0.45</text:p>
          </table:table-cell>
        </table:table-row>
        <table:table-row table:style-name="ro1">
          <table:table-cell office:value-type="float" office:value="96600" calcext:value-type="float">
            <text:p>96600</text:p>
          </table:table-cell>
          <table:table-cell office:value-type="float" office:value="0.74564" calcext:value-type="float">
            <text:p>0.75</text:p>
          </table:table-cell>
        </table:table-row>
        <table:table-row table:style-name="ro1">
          <table:table-cell office:value-type="float" office:value="96660" calcext:value-type="float">
            <text:p>96660</text:p>
          </table:table-cell>
          <table:table-cell office:value-type="float" office:value="0.33763" calcext:value-type="float">
            <text:p>0.34</text:p>
          </table:table-cell>
        </table:table-row>
        <table:table-row table:style-name="ro1">
          <table:table-cell office:value-type="float" office:value="96720" calcext:value-type="float">
            <text:p>96720</text:p>
          </table:table-cell>
          <table:table-cell office:value-type="float" office:value="0.10177" calcext:value-type="float">
            <text:p>0.10</text:p>
          </table:table-cell>
        </table:table-row>
        <table:table-row table:style-name="ro1">
          <table:table-cell office:value-type="float" office:value="96780" calcext:value-type="float">
            <text:p>96780</text:p>
          </table:table-cell>
          <table:table-cell office:value-type="float" office:value="0.67556" calcext:value-type="float">
            <text:p>0.68</text:p>
          </table:table-cell>
        </table:table-row>
        <table:table-row table:style-name="ro1">
          <table:table-cell office:value-type="float" office:value="96840" calcext:value-type="float">
            <text:p>96840</text:p>
          </table:table-cell>
          <table:table-cell office:value-type="float" office:value="0.38233" calcext:value-type="float">
            <text:p>0.38</text:p>
          </table:table-cell>
        </table:table-row>
        <table:table-row table:style-name="ro1">
          <table:table-cell office:value-type="float" office:value="96900" calcext:value-type="float">
            <text:p>96900</text:p>
          </table:table-cell>
          <table:table-cell office:value-type="float" office:value="0.38232" calcext:value-type="float">
            <text:p>0.38</text:p>
          </table:table-cell>
        </table:table-row>
        <table:table-row table:style-name="ro1">
          <table:table-cell office:value-type="float" office:value="96960" calcext:value-type="float">
            <text:p>96960</text:p>
          </table:table-cell>
          <table:table-cell office:value-type="float" office:value="0.44605" calcext:value-type="float">
            <text:p>0.45</text:p>
          </table:table-cell>
        </table:table-row>
        <table:table-row table:style-name="ro1">
          <table:table-cell office:value-type="float" office:value="97020" calcext:value-type="float">
            <text:p>97020</text:p>
          </table:table-cell>
          <table:table-cell office:value-type="float" office:value="0.32495" calcext:value-type="float">
            <text:p>0.32</text:p>
          </table:table-cell>
        </table:table-row>
        <table:table-row table:style-name="ro1">
          <table:table-cell office:value-type="float" office:value="97080" calcext:value-type="float">
            <text:p>97080</text:p>
          </table:table-cell>
          <table:table-cell office:value-type="float" office:value="0.10177" calcext:value-type="float">
            <text:p>0.10</text:p>
          </table:table-cell>
        </table:table-row>
        <table:table-row table:style-name="ro1">
          <table:table-cell office:value-type="float" office:value="97140" calcext:value-type="float">
            <text:p>97140</text:p>
          </table:table-cell>
          <table:table-cell office:value-type="float" office:value="0.33129" calcext:value-type="float">
            <text:p>0.33</text:p>
          </table:table-cell>
        </table:table-row>
        <table:table-row table:style-name="ro1">
          <table:table-cell office:value-type="float" office:value="97200" calcext:value-type="float">
            <text:p>97200</text:p>
          </table:table-cell>
          <table:table-cell office:value-type="float" office:value="0.03171" calcext:value-type="float">
            <text:p>0.03</text:p>
          </table:table-cell>
        </table:table-row>
        <table:table-row table:style-name="ro1">
          <table:table-cell office:value-type="float" office:value="97260" calcext:value-type="float">
            <text:p>97260</text:p>
          </table:table-cell>
          <table:table-cell office:value-type="float" office:value="0.38867" calcext:value-type="float">
            <text:p>0.39</text:p>
          </table:table-cell>
        </table:table-row>
        <table:table-row table:style-name="ro1">
          <table:table-cell office:value-type="float" office:value="97320" calcext:value-type="float">
            <text:p>97320</text:p>
          </table:table-cell>
          <table:table-cell office:value-type="float" office:value="0.02537" calcext:value-type="float">
            <text:p>0.03</text:p>
          </table:table-cell>
        </table:table-row>
        <table:table-row table:style-name="ro1">
          <table:table-cell office:value-type="float" office:value="97380" calcext:value-type="float">
            <text:p>97380</text:p>
          </table:table-cell>
          <table:table-cell office:value-type="float" office:value="0.38233" calcext:value-type="float">
            <text:p>0.38</text:p>
          </table:table-cell>
        </table:table-row>
        <table:table-row table:style-name="ro1">
          <table:table-cell office:value-type="float" office:value="97440" calcext:value-type="float">
            <text:p>97440</text:p>
          </table:table-cell>
          <table:table-cell office:value-type="float" office:value="0.11445" calcext:value-type="float">
            <text:p>0.11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0.31227" calcext:value-type="float">
            <text:p>0.31</text:p>
          </table:table-cell>
        </table:table-row>
        <table:table-row table:style-name="ro1">
          <table:table-cell office:value-type="float" office:value="97560" calcext:value-type="float">
            <text:p>97560</text:p>
          </table:table-cell>
          <table:table-cell office:value-type="float" office:value="0.05073" calcext:value-type="float">
            <text:p>0.05</text:p>
          </table:table-cell>
        </table:table-row>
        <table:table-row table:style-name="ro1">
          <table:table-cell office:value-type="float" office:value="97620" calcext:value-type="float">
            <text:p>9762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97680" calcext:value-type="float">
            <text:p>97680</text:p>
          </table:table-cell>
          <table:table-cell office:value-type="float" office:value="0.43336" calcext:value-type="float">
            <text:p>0.43</text:p>
          </table:table-cell>
        </table:table-row>
        <table:table-row table:style-name="ro1">
          <table:table-cell office:value-type="float" office:value="97740" calcext:value-type="float">
            <text:p>97740</text:p>
          </table:table-cell>
          <table:table-cell office:value-type="float" office:value="0.33763" calcext:value-type="float">
            <text:p>0.34</text:p>
          </table:table-cell>
        </table:table-row>
        <table:table-row table:style-name="ro1">
          <table:table-cell office:value-type="float" office:value="97800" calcext:value-type="float">
            <text:p>97800</text:p>
          </table:table-cell>
          <table:table-cell office:value-type="float" office:value="0.02537" calcext:value-type="float">
            <text:p>0.03</text:p>
          </table:table-cell>
        </table:table-row>
        <table:table-row table:style-name="ro1">
          <table:table-cell office:value-type="float" office:value="97860" calcext:value-type="float">
            <text:p>97860</text:p>
          </table:table-cell>
          <table:table-cell office:value-type="float" office:value="0.3633" calcext:value-type="float">
            <text:p>0.36</text:p>
          </table:table-cell>
        </table:table-row>
        <table:table-row table:style-name="ro1">
          <table:table-cell office:value-type="float" office:value="97920" calcext:value-type="float">
            <text:p>97920</text:p>
          </table:table-cell>
          <table:table-cell office:value-type="float" office:value="0.37598" calcext:value-type="float">
            <text:p>0.38</text:p>
          </table:table-cell>
        </table:table-row>
        <table:table-row table:style-name="ro1">
          <table:table-cell office:value-type="float" office:value="97980" calcext:value-type="float">
            <text:p>97980</text:p>
          </table:table-cell>
          <table:table-cell office:value-type="float" office:value="0.01902" calcext:value-type="float">
            <text:p>0.02</text:p>
          </table:table-cell>
        </table:table-row>
        <table:table-row table:style-name="ro1">
          <table:table-cell office:value-type="float" office:value="98040" calcext:value-type="float">
            <text:p>98040</text:p>
          </table:table-cell>
          <table:table-cell office:value-type="float" office:value="0.02537" calcext:value-type="float">
            <text:p>0.03</text:p>
          </table:table-cell>
        </table:table-row>
        <table:table-row table:style-name="ro1">
          <table:table-cell office:value-type="float" office:value="98100" calcext:value-type="float">
            <text:p>98100</text:p>
          </table:table-cell>
          <table:table-cell office:value-type="float" office:value="0.10177" calcext:value-type="float">
            <text:p>0.10</text:p>
          </table:table-cell>
        </table:table-row>
        <table:table-row table:style-name="ro1">
          <table:table-cell office:value-type="float" office:value="98160" calcext:value-type="float">
            <text:p>98160</text:p>
          </table:table-cell>
          <table:table-cell office:value-type="float" office:value="0.31226" calcext:value-type="float">
            <text:p>0.31</text:p>
          </table:table-cell>
        </table:table-row>
        <table:table-row table:style-name="ro1">
          <table:table-cell office:value-type="float" office:value="98220" calcext:value-type="float">
            <text:p>98220</text:p>
          </table:table-cell>
          <table:table-cell office:value-type="float" office:value="0.03171" calcext:value-type="float">
            <text:p>0.03</text:p>
          </table:table-cell>
        </table:table-row>
        <table:table-row table:style-name="ro1">
          <table:table-cell office:value-type="float" office:value="98280" calcext:value-type="float">
            <text:p>98280</text:p>
          </table:table-cell>
          <table:table-cell office:value-type="float" office:value="0.08908" calcext:value-type="float">
            <text:p>0.09</text:p>
          </table:table-cell>
        </table:table-row>
        <table:table-row table:style-name="ro1">
          <table:table-cell office:value-type="float" office:value="98340" calcext:value-type="float">
            <text:p>98340</text:p>
          </table:table-cell>
          <table:table-cell office:value-type="float" office:value="0.66286" calcext:value-type="float">
            <text:p>0.66</text:p>
          </table:table-cell>
        </table:table-row>
        <table:table-row table:style-name="ro1">
          <table:table-cell office:value-type="float" office:value="98400" calcext:value-type="float">
            <text:p>98400</text:p>
          </table:table-cell>
          <table:table-cell office:value-type="float" office:value="0.04439" calcext:value-type="float">
            <text:p>0.04</text:p>
          </table:table-cell>
        </table:table-row>
        <table:table-row table:style-name="ro1">
          <table:table-cell office:value-type="float" office:value="98460" calcext:value-type="float">
            <text:p>98460</text:p>
          </table:table-cell>
          <table:table-cell office:value-type="float" office:value="0.03171" calcext:value-type="float">
            <text:p>0.03</text:p>
          </table:table-cell>
        </table:table-row>
        <table:table-row table:style-name="ro1">
          <table:table-cell office:value-type="float" office:value="98520" calcext:value-type="float">
            <text:p>98520</text:p>
          </table:table-cell>
          <table:table-cell office:value-type="float" office:value="0.43969" calcext:value-type="float">
            <text:p>0.44</text:p>
          </table:table-cell>
        </table:table-row>
        <table:table-row table:style-name="ro1">
          <table:table-cell office:value-type="float" office:value="98580" calcext:value-type="float">
            <text:p>98580</text:p>
          </table:table-cell>
          <table:table-cell office:value-type="float" office:value="0.36963" calcext:value-type="float">
            <text:p>0.37</text:p>
          </table:table-cell>
        </table:table-row>
        <table:table-row table:style-name="ro1">
          <table:table-cell office:value-type="float" office:value="98640" calcext:value-type="float">
            <text:p>98640</text:p>
          </table:table-cell>
          <table:table-cell office:value-type="float" office:value="0.31225" calcext:value-type="float">
            <text:p>0.31</text:p>
          </table:table-cell>
        </table:table-row>
        <table:table-row table:style-name="ro1">
          <table:table-cell office:value-type="float" office:value="98700" calcext:value-type="float">
            <text:p>98700</text:p>
          </table:table-cell>
          <table:table-cell office:value-type="float" office:value="0.09542" calcext:value-type="float">
            <text:p>0.10</text:p>
          </table:table-cell>
        </table:table-row>
        <table:table-row table:style-name="ro1">
          <table:table-cell office:value-type="float" office:value="98760" calcext:value-type="float">
            <text:p>98760</text:p>
          </table:table-cell>
          <table:table-cell office:value-type="float" office:value="0.30591" calcext:value-type="float">
            <text:p>0.31</text:p>
          </table:table-cell>
        </table:table-row>
        <table:table-row table:style-name="ro1">
          <table:table-cell office:value-type="float" office:value="98820" calcext:value-type="float">
            <text:p>98820</text:p>
          </table:table-cell>
          <table:table-cell office:value-type="float" office:value="0.38231" calcext:value-type="float">
            <text:p>0.38</text:p>
          </table:table-cell>
        </table:table-row>
        <table:table-row table:style-name="ro1">
          <table:table-cell office:value-type="float" office:value="98880" calcext:value-type="float">
            <text:p>98880</text:p>
          </table:table-cell>
          <table:table-cell office:value-type="float" office:value="0.0764" calcext:value-type="float">
            <text:p>0.08</text:p>
          </table:table-cell>
        </table:table-row>
        <table:table-row table:style-name="ro1">
          <table:table-cell office:value-type="float" office:value="98940" calcext:value-type="float">
            <text:p>98940</text:p>
          </table:table-cell>
          <table:table-cell office:value-type="float" office:value="0.65018" calcext:value-type="float">
            <text:p>0.65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0.03171" calcext:value-type="float">
            <text:p>0.03</text:p>
          </table:table-cell>
        </table:table-row>
        <table:table-row table:style-name="ro1">
          <table:table-cell office:value-type="float" office:value="99060" calcext:value-type="float">
            <text:p>99060</text:p>
          </table:table-cell>
          <table:table-cell office:value-type="float" office:value="0.07006" calcext:value-type="float">
            <text:p>0.07</text:p>
          </table:table-cell>
        </table:table-row>
        <table:table-row table:style-name="ro1">
          <table:table-cell office:value-type="float" office:value="99120" calcext:value-type="float">
            <text:p>99120</text:p>
          </table:table-cell>
          <table:table-cell office:value-type="float" office:value="0.31225" calcext:value-type="float">
            <text:p>0.31</text:p>
          </table:table-cell>
        </table:table-row>
        <table:table-row table:style-name="ro1">
          <table:table-cell office:value-type="float" office:value="99180" calcext:value-type="float">
            <text:p>99180</text:p>
          </table:table-cell>
          <table:table-cell office:value-type="float" office:value="0.05073" calcext:value-type="float">
            <text:p>0.05</text:p>
          </table:table-cell>
        </table:table-row>
        <table:table-row table:style-name="ro1">
          <table:table-cell office:value-type="float" office:value="99240" calcext:value-type="float">
            <text:p>99240</text:p>
          </table:table-cell>
          <table:table-cell office:value-type="float" office:value="0.02536" calcext:value-type="float">
            <text:p>0.03</text:p>
          </table:table-cell>
        </table:table-row>
        <table:table-row table:style-name="ro1">
          <table:table-cell office:value-type="float" office:value="99300" calcext:value-type="float">
            <text:p>99300</text:p>
          </table:table-cell>
          <table:table-cell office:value-type="float" office:value="0.01902" calcext:value-type="float">
            <text:p>0.02</text:p>
          </table:table-cell>
        </table:table-row>
        <table:table-row table:style-name="ro1">
          <table:table-cell office:value-type="float" office:value="99360" calcext:value-type="float">
            <text:p>99360</text:p>
          </table:table-cell>
          <table:table-cell office:value-type="float" office:value="0.01902" calcext:value-type="float">
            <text:p>0.02</text:p>
          </table:table-cell>
        </table:table-row>
        <table:table-row table:style-name="ro1">
          <table:table-cell office:value-type="float" office:value="99420" calcext:value-type="float">
            <text:p>99420</text:p>
          </table:table-cell>
          <table:table-cell office:value-type="float" office:value="0.01902" calcext:value-type="float">
            <text:p>0.02</text:p>
          </table:table-cell>
        </table:table-row>
        <table:table-row table:style-name="ro1">
          <table:table-cell office:value-type="float" office:value="99480" calcext:value-type="float">
            <text:p>99480</text:p>
          </table:table-cell>
          <table:table-cell office:value-type="float" office:value="0.42702" calcext:value-type="float">
            <text:p>0.43</text:p>
          </table:table-cell>
        </table:table-row>
        <table:table-row table:style-name="ro1">
          <table:table-cell office:value-type="float" office:value="99540" calcext:value-type="float">
            <text:p>99540</text:p>
          </table:table-cell>
          <table:table-cell office:value-type="float" office:value="0.66287" calcext:value-type="float">
            <text:p>0.66</text:p>
          </table:table-cell>
        </table:table-row>
        <table:table-row table:style-name="ro1">
          <table:table-cell office:value-type="float" office:value="99600" calcext:value-type="float">
            <text:p>99600</text:p>
          </table:table-cell>
          <table:table-cell office:value-type="float" office:value="0.0764" calcext:value-type="float">
            <text:p>0.08</text:p>
          </table:table-cell>
        </table:table-row>
        <table:table-row table:style-name="ro1">
          <table:table-cell office:value-type="float" office:value="99660" calcext:value-type="float">
            <text:p>99660</text:p>
          </table:table-cell>
          <table:table-cell office:value-type="float" office:value="0.66288" calcext:value-type="float">
            <text:p>0.66</text:p>
          </table:table-cell>
        </table:table-row>
        <table:table-row table:style-name="ro1">
          <table:table-cell office:value-type="float" office:value="99720" calcext:value-type="float">
            <text:p>99720</text:p>
          </table:table-cell>
          <table:table-cell office:value-type="float" office:value="0.43336" calcext:value-type="float">
            <text:p>0.43</text:p>
          </table:table-cell>
        </table:table-row>
        <table:table-row table:style-name="ro1">
          <table:table-cell office:value-type="float" office:value="99780" calcext:value-type="float">
            <text:p>99780</text:p>
          </table:table-cell>
          <table:table-cell office:value-type="float" office:value="0.38232" calcext:value-type="float">
            <text:p>0.38</text:p>
          </table:table-cell>
        </table:table-row>
        <table:table-row table:style-name="ro1">
          <table:table-cell office:value-type="float" office:value="99840" calcext:value-type="float">
            <text:p>99840</text:p>
          </table:table-cell>
          <table:table-cell office:value-type="float" office:value="0.32494" calcext:value-type="float">
            <text:p>0.32</text:p>
          </table:table-cell>
        </table:table-row>
        <table:table-row table:style-name="ro1">
          <table:table-cell office:value-type="float" office:value="99900" calcext:value-type="float">
            <text:p>99900</text:p>
          </table:table-cell>
          <table:table-cell office:value-type="float" office:value="0.08274" calcext:value-type="float">
            <text:p>0.08</text:p>
          </table:table-cell>
        </table:table-row>
        <table:table-row table:style-name="ro1">
          <table:table-cell office:value-type="float" office:value="99960" calcext:value-type="float">
            <text:p>99960</text:p>
          </table:table-cell>
          <table:table-cell office:value-type="float" office:value="0.31226" calcext:value-type="float">
            <text:p>0.31</text:p>
          </table:table-cell>
        </table:table-row>
        <table:table-row table:style-name="ro1">
          <table:table-cell office:value-type="float" office:value="100020" calcext:value-type="float">
            <text:p>100020</text:p>
          </table:table-cell>
          <table:table-cell office:value-type="float" office:value="0.3633" calcext:value-type="float">
            <text:p>0.36</text:p>
          </table:table-cell>
        </table:table-row>
        <table:table-row table:style-name="ro1">
          <table:table-cell office:value-type="float" office:value="100080" calcext:value-type="float">
            <text:p>100080</text:p>
          </table:table-cell>
          <table:table-cell office:value-type="float" office:value="0.45239" calcext:value-type="float">
            <text:p>0.45</text:p>
          </table:table-cell>
        </table:table-row>
        <table:table-row table:style-name="ro1">
          <table:table-cell office:value-type="float" office:value="100140" calcext:value-type="float">
            <text:p>100140</text:p>
          </table:table-cell>
          <table:table-cell office:value-type="float" office:value="0.31861" calcext:value-type="float">
            <text:p>0.32</text:p>
          </table:table-cell>
        </table:table-row>
        <table:table-row table:style-name="ro1">
          <table:table-cell office:value-type="float" office:value="100200" calcext:value-type="float">
            <text:p>100200</text:p>
          </table:table-cell>
          <table:table-cell office:value-type="float" office:value="0.37599" calcext:value-type="float">
            <text:p>0.38</text:p>
          </table:table-cell>
        </table:table-row>
        <table:table-row table:style-name="ro1">
          <table:table-cell office:value-type="float" office:value="100260" calcext:value-type="float">
            <text:p>100260</text:p>
          </table:table-cell>
          <table:table-cell office:value-type="float" office:value="0.09543" calcext:value-type="float">
            <text:p>0.10</text:p>
          </table:table-cell>
        </table:table-row>
        <table:table-row table:style-name="ro1">
          <table:table-cell office:value-type="float" office:value="100320" calcext:value-type="float">
            <text:p>100320</text:p>
          </table:table-cell>
          <table:table-cell office:value-type="float" office:value="0.36965" calcext:value-type="float">
            <text:p>0.37</text:p>
          </table:table-cell>
        </table:table-row>
        <table:table-row table:style-name="ro1">
          <table:table-cell office:value-type="float" office:value="100380" calcext:value-type="float">
            <text:p>100380</text:p>
          </table:table-cell>
          <table:table-cell office:value-type="float" office:value="0.37599" calcext:value-type="float">
            <text:p>0.38</text:p>
          </table:table-cell>
        </table:table-row>
        <table:table-row table:style-name="ro1">
          <table:table-cell office:value-type="float" office:value="100440" calcext:value-type="float">
            <text:p>100440</text:p>
          </table:table-cell>
          <table:table-cell office:value-type="float" office:value="0.32495" calcext:value-type="float">
            <text:p>0.32</text:p>
          </table:table-cell>
        </table:table-row>
        <table:table-row table:style-name="ro1">
          <table:table-cell office:value-type="float" office:value="100500" calcext:value-type="float">
            <text:p>100500</text:p>
          </table:table-cell>
          <table:table-cell office:value-type="float" office:value="0.37599" calcext:value-type="float">
            <text:p>0.38</text:p>
          </table:table-cell>
        </table:table-row>
        <table:table-row table:style-name="ro1">
          <table:table-cell office:value-type="float" office:value="100560" calcext:value-type="float">
            <text:p>100560</text:p>
          </table:table-cell>
          <table:table-cell office:value-type="float" office:value="0.38233" calcext:value-type="float">
            <text:p>0.38</text:p>
          </table:table-cell>
        </table:table-row>
        <table:table-row table:style-name="ro1">
          <table:table-cell office:value-type="float" office:value="100620" calcext:value-type="float">
            <text:p>100620</text:p>
          </table:table-cell>
          <table:table-cell office:value-type="float" office:value="0.03805" calcext:value-type="float">
            <text:p>0.04</text:p>
          </table:table-cell>
        </table:table-row>
        <table:table-row table:style-name="ro1">
          <table:table-cell office:value-type="float" office:value="100680" calcext:value-type="float">
            <text:p>100680</text:p>
          </table:table-cell>
          <table:table-cell office:value-type="float" office:value="0.42068" calcext:value-type="float">
            <text:p>0.42</text:p>
          </table:table-cell>
        </table:table-row>
        <table:table-row table:style-name="ro1">
          <table:table-cell office:value-type="float" office:value="100740" calcext:value-type="float">
            <text:p>100740</text:p>
          </table:table-cell>
          <table:table-cell office:value-type="float" office:value="0.65654" calcext:value-type="float">
            <text:p>0.66</text:p>
          </table:table-cell>
        </table:table-row>
        <table:table-row table:style-name="ro1">
          <table:table-cell office:value-type="float" office:value="100800" calcext:value-type="float">
            <text:p>100800</text:p>
          </table:table-cell>
          <table:table-cell office:value-type="float" office:value="0.03805" calcext:value-type="float">
            <text:p>0.04</text:p>
          </table:table-cell>
        </table:table-row>
        <table:table-row table:style-name="ro1">
          <table:table-cell office:value-type="float" office:value="100860" calcext:value-type="float">
            <text:p>100860</text:p>
          </table:table-cell>
          <table:table-cell office:value-type="float" office:value="0.04439" calcext:value-type="float">
            <text:p>0.04</text:p>
          </table:table-cell>
        </table:table-row>
        <table:table-row table:style-name="ro1">
          <table:table-cell office:value-type="float" office:value="100920" calcext:value-type="float">
            <text:p>100920</text:p>
          </table:table-cell>
          <table:table-cell office:value-type="float" office:value="0.10811" calcext:value-type="float">
            <text:p>0.11</text:p>
          </table:table-cell>
        </table:table-row>
        <table:table-row table:style-name="ro1">
          <table:table-cell office:value-type="float" office:value="100980" calcext:value-type="float">
            <text:p>100980</text:p>
          </table:table-cell>
          <table:table-cell office:value-type="float" office:value="0.70123" calcext:value-type="float">
            <text:p>0.70</text:p>
          </table:table-cell>
        </table:table-row>
        <table:table-row table:style-name="ro1">
          <table:table-cell office:value-type="float" office:value="101040" calcext:value-type="float">
            <text:p>101040</text:p>
          </table:table-cell>
          <table:table-cell office:value-type="float" office:value="0.66921" calcext:value-type="float">
            <text:p>0.67</text:p>
          </table:table-cell>
        </table:table-row>
        <table:table-row table:style-name="ro1">
          <table:table-cell office:value-type="float" office:value="101100" calcext:value-type="float">
            <text:p>101100</text:p>
          </table:table-cell>
          <table:table-cell office:value-type="float" office:value="0.45872" calcext:value-type="float">
            <text:p>0.46</text:p>
          </table:table-cell>
        </table:table-row>
        <table:table-row table:style-name="ro1">
          <table:table-cell office:value-type="float" office:value="101160" calcext:value-type="float">
            <text:p>101160</text:p>
          </table:table-cell>
          <table:table-cell office:value-type="float" office:value="0.37598" calcext:value-type="float">
            <text:p>0.38</text:p>
          </table:table-cell>
        </table:table-row>
        <table:table-row table:style-name="ro1">
          <table:table-cell office:value-type="float" office:value="101220" calcext:value-type="float">
            <text:p>101220</text:p>
          </table:table-cell>
          <table:table-cell office:value-type="float" office:value="0.65653" calcext:value-type="float">
            <text:p>0.66</text:p>
          </table:table-cell>
        </table:table-row>
        <table:table-row table:style-name="ro1">
          <table:table-cell office:value-type="float" office:value="101280" calcext:value-type="float">
            <text:p>101280</text:p>
          </table:table-cell>
          <table:table-cell office:value-type="float" office:value="0.03171" calcext:value-type="float">
            <text:p>0.03</text:p>
          </table:table-cell>
        </table:table-row>
        <table:table-row table:style-name="ro1">
          <table:table-cell office:value-type="float" office:value="101340" calcext:value-type="float">
            <text:p>101340</text:p>
          </table:table-cell>
          <table:table-cell office:value-type="float" office:value="0.35696" calcext:value-type="float">
            <text:p>0.36</text:p>
          </table:table-cell>
        </table:table-row>
        <table:table-row table:style-name="ro1">
          <table:table-cell office:value-type="float" office:value="101400" calcext:value-type="float">
            <text:p>101400</text:p>
          </table:table-cell>
          <table:table-cell office:value-type="float" office:value="0.04439" calcext:value-type="float">
            <text:p>0.04</text:p>
          </table:table-cell>
        </table:table-row>
        <table:table-row table:style-name="ro1">
          <table:table-cell office:value-type="float" office:value="101460" calcext:value-type="float">
            <text:p>101460</text:p>
          </table:table-cell>
          <table:table-cell office:value-type="float" office:value="0.03171" calcext:value-type="float">
            <text:p>0.03</text:p>
          </table:table-cell>
        </table:table-row>
        <table:table-row table:style-name="ro1">
          <table:table-cell office:value-type="float" office:value="101520" calcext:value-type="float">
            <text:p>101520</text:p>
          </table:table-cell>
          <table:table-cell office:value-type="float" office:value="0.08909" calcext:value-type="float">
            <text:p>0.09</text:p>
          </table:table-cell>
        </table:table-row>
        <table:table-row table:style-name="ro1">
          <table:table-cell office:value-type="float" office:value="101580" calcext:value-type="float">
            <text:p>101580</text:p>
          </table:table-cell>
          <table:table-cell office:value-type="float" office:value="0.31227" calcext:value-type="float">
            <text:p>0.31</text:p>
          </table:table-cell>
        </table:table-row>
        <table:table-row table:style-name="ro1">
          <table:table-cell office:value-type="float" office:value="101640" calcext:value-type="float">
            <text:p>101640</text:p>
          </table:table-cell>
          <table:table-cell office:value-type="float" office:value="0.07006" calcext:value-type="float">
            <text:p>0.07</text:p>
          </table:table-cell>
        </table:table-row>
        <table:table-row table:style-name="ro1">
          <table:table-cell office:value-type="float" office:value="101700" calcext:value-type="float">
            <text:p>101700</text:p>
          </table:table-cell>
          <table:table-cell office:value-type="float" office:value="0.36331" calcext:value-type="float">
            <text:p>0.36</text:p>
          </table:table-cell>
        </table:table-row>
        <table:table-row table:style-name="ro1">
          <table:table-cell office:value-type="float" office:value="101760" calcext:value-type="float">
            <text:p>101760</text:p>
          </table:table-cell>
          <table:table-cell office:value-type="float" office:value="0.29324" calcext:value-type="float">
            <text:p>0.29</text:p>
          </table:table-cell>
        </table:table-row>
        <table:table-row table:style-name="ro1">
          <table:table-cell office:value-type="float" office:value="101820" calcext:value-type="float">
            <text:p>101820</text:p>
          </table:table-cell>
          <table:table-cell office:value-type="float" office:value="0.42069" calcext:value-type="float">
            <text:p>0.42</text:p>
          </table:table-cell>
        </table:table-row>
        <table:table-row table:style-name="ro1">
          <table:table-cell office:value-type="float" office:value="101880" calcext:value-type="float">
            <text:p>101880</text:p>
          </table:table-cell>
          <table:table-cell office:value-type="float" office:value="0.70124" calcext:value-type="float">
            <text:p>0.70</text:p>
          </table:table-cell>
        </table:table-row>
        <table:table-row table:style-name="ro1">
          <table:table-cell office:value-type="float" office:value="101940" calcext:value-type="float">
            <text:p>101940</text:p>
          </table:table-cell>
          <table:table-cell office:value-type="float" office:value="0.32495" calcext:value-type="float">
            <text:p>0.32</text:p>
          </table:table-cell>
        </table:table-row>
        <table:table-row table:style-name="ro1">
          <table:table-cell office:value-type="float" office:value="102000" calcext:value-type="float">
            <text:p>102000</text:p>
          </table:table-cell>
          <table:table-cell office:value-type="float" office:value="0.03805" calcext:value-type="float">
            <text:p>0.04</text:p>
          </table:table-cell>
        </table:table-row>
        <table:table-row table:style-name="ro1">
          <table:table-cell office:value-type="float" office:value="102060" calcext:value-type="float">
            <text:p>102060</text:p>
          </table:table-cell>
          <table:table-cell office:value-type="float" office:value="0.01902" calcext:value-type="float">
            <text:p>0.02</text:p>
          </table:table-cell>
        </table:table-row>
        <table:table-row table:style-name="ro1">
          <table:table-cell office:value-type="float" office:value="102120" calcext:value-type="float">
            <text:p>102120</text:p>
          </table:table-cell>
          <table:table-cell office:value-type="float" office:value="0.0764" calcext:value-type="float">
            <text:p>0.08</text:p>
          </table:table-cell>
        </table:table-row>
        <table:table-row table:style-name="ro1">
          <table:table-cell office:value-type="float" office:value="102180" calcext:value-type="float">
            <text:p>102180</text:p>
          </table:table-cell>
          <table:table-cell office:value-type="float" office:value="0.63753" calcext:value-type="float">
            <text:p>0.64</text:p>
          </table:table-cell>
        </table:table-row>
        <table:table-row table:style-name="ro1">
          <table:table-cell office:value-type="float" office:value="102240" calcext:value-type="float">
            <text:p>102240</text:p>
          </table:table-cell>
          <table:table-cell office:value-type="float" office:value="0.01902" calcext:value-type="float">
            <text:p>0.02</text:p>
          </table:table-cell>
        </table:table-row>
        <table:table-row table:style-name="ro1">
          <table:table-cell office:value-type="float" office:value="102300" calcext:value-type="float">
            <text:p>102300</text:p>
          </table:table-cell>
          <table:table-cell office:value-type="float" office:value="0.01902" calcext:value-type="float">
            <text:p>0.02</text:p>
          </table:table-cell>
        </table:table-row>
        <table:table-row table:style-name="ro1">
          <table:table-cell office:value-type="float" office:value="102360" calcext:value-type="float">
            <text:p>102360</text:p>
          </table:table-cell>
          <table:table-cell office:value-type="float" office:value="0.35063" calcext:value-type="float">
            <text:p>0.35</text:p>
          </table:table-cell>
        </table:table-row>
        <table:table-row table:style-name="ro1">
          <table:table-cell office:value-type="float" office:value="102420" calcext:value-type="float">
            <text:p>10242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102480" calcext:value-type="float">
            <text:p>10248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102540" calcext:value-type="float">
            <text:p>102540</text:p>
          </table:table-cell>
          <table:table-cell office:value-type="float" office:value="0.01903" calcext:value-type="float">
            <text:p>0.02</text:p>
          </table:table-cell>
        </table:table-row>
        <table:table-row table:style-name="ro1">
          <table:table-cell office:value-type="float" office:value="102600" calcext:value-type="float">
            <text:p>10260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102660" calcext:value-type="float">
            <text:p>10266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102720" calcext:value-type="float">
            <text:p>10272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102780" calcext:value-type="float">
            <text:p>102780</text:p>
          </table:table-cell>
          <table:table-cell office:value-type="float" office:value="0.02537" calcext:value-type="float">
            <text:p>0.03</text:p>
          </table:table-cell>
        </table:table-row>
        <table:table-row table:style-name="ro1">
          <table:table-cell office:value-type="float" office:value="102840" calcext:value-type="float">
            <text:p>1028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2900" calcext:value-type="float">
            <text:p>102900</text:p>
          </table:table-cell>
          <table:table-cell office:value-type="float" office:value="0.02537" calcext:value-type="float">
            <text:p>0.03</text:p>
          </table:table-cell>
        </table:table-row>
        <table:table-row table:style-name="ro1">
          <table:table-cell office:value-type="float" office:value="102960" calcext:value-type="float">
            <text:p>10296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03020" calcext:value-type="float">
            <text:p>10302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03080" calcext:value-type="float">
            <text:p>10308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03140" calcext:value-type="float">
            <text:p>103140</text:p>
          </table:table-cell>
          <table:table-cell office:value-type="float" office:value="0.34428" calcext:value-type="float">
            <text:p>0.34</text:p>
          </table:table-cell>
        </table:table-row>
        <table:table-row table:style-name="ro1">
          <table:table-cell office:value-type="float" office:value="103200" calcext:value-type="float">
            <text:p>10320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103260" calcext:value-type="float">
            <text:p>10326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103320" calcext:value-type="float">
            <text:p>10332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103380" calcext:value-type="float">
            <text:p>103380</text:p>
          </table:table-cell>
          <table:table-cell office:value-type="float" office:value="0.02537" calcext:value-type="float">
            <text:p>0.03</text:p>
          </table:table-cell>
        </table:table-row>
        <table:table-row table:style-name="ro1">
          <table:table-cell office:value-type="float" office:value="103440" calcext:value-type="float">
            <text:p>1034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3500" calcext:value-type="float">
            <text:p>10350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103560" calcext:value-type="float">
            <text:p>10356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03620" calcext:value-type="float">
            <text:p>10362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03680" calcext:value-type="float">
            <text:p>1036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3740" calcext:value-type="float">
            <text:p>1037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3800" calcext:value-type="float">
            <text:p>10380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03860" calcext:value-type="float">
            <text:p>1038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3920" calcext:value-type="float">
            <text:p>10392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03980" calcext:value-type="float">
            <text:p>10398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104040" calcext:value-type="float">
            <text:p>1040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4100" calcext:value-type="float">
            <text:p>10410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04160" calcext:value-type="float">
            <text:p>10416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04220" calcext:value-type="float">
            <text:p>10422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04280" calcext:value-type="float">
            <text:p>10428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104340" calcext:value-type="float">
            <text:p>10434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04400" calcext:value-type="float">
            <text:p>10440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04460" calcext:value-type="float">
            <text:p>1044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4520" calcext:value-type="float">
            <text:p>10452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104580" calcext:value-type="float">
            <text:p>10458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04640" calcext:value-type="float">
            <text:p>1046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4700" calcext:value-type="float">
            <text:p>10470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104760" calcext:value-type="float">
            <text:p>1047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4820" calcext:value-type="float">
            <text:p>10482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104880" calcext:value-type="float">
            <text:p>10488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104940" calcext:value-type="float">
            <text:p>10494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05000" calcext:value-type="float">
            <text:p>105000</text:p>
          </table:table-cell>
          <table:table-cell office:value-type="float" office:value="0.40802" calcext:value-type="float">
            <text:p>0.41</text:p>
          </table:table-cell>
        </table:table-row>
        <table:table-row table:style-name="ro1">
          <table:table-cell office:value-type="float" office:value="105060" calcext:value-type="float">
            <text:p>105060</text:p>
          </table:table-cell>
          <table:table-cell office:value-type="float" office:value="0.28691" calcext:value-type="float">
            <text:p>0.29</text:p>
          </table:table-cell>
        </table:table-row>
        <table:table-row table:style-name="ro1">
          <table:table-cell office:value-type="float" office:value="105120" calcext:value-type="float">
            <text:p>105120</text:p>
          </table:table-cell>
          <table:table-cell office:value-type="float" office:value="0.3443" calcext:value-type="float">
            <text:p>0.34</text:p>
          </table:table-cell>
        </table:table-row>
        <table:table-row table:style-name="ro1">
          <table:table-cell office:value-type="float" office:value="105180" calcext:value-type="float">
            <text:p>105180</text:p>
          </table:table-cell>
          <table:table-cell office:value-type="float" office:value="0.01903" calcext:value-type="float">
            <text:p>0.02</text:p>
          </table:table-cell>
        </table:table-row>
        <table:table-row table:style-name="ro1">
          <table:table-cell office:value-type="float" office:value="105240" calcext:value-type="float">
            <text:p>10524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105300" calcext:value-type="float">
            <text:p>1053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5360" calcext:value-type="float">
            <text:p>10536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05420" calcext:value-type="float">
            <text:p>105420</text:p>
          </table:table-cell>
          <table:table-cell office:value-type="float" office:value="0.01903" calcext:value-type="float">
            <text:p>0.02</text:p>
          </table:table-cell>
        </table:table-row>
        <table:table-row table:style-name="ro1">
          <table:table-cell office:value-type="float" office:value="105480" calcext:value-type="float">
            <text:p>10548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105540" calcext:value-type="float">
            <text:p>10554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05600" calcext:value-type="float">
            <text:p>10560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05660" calcext:value-type="float">
            <text:p>105660</text:p>
          </table:table-cell>
          <table:table-cell office:value-type="float" office:value="0.07641" calcext:value-type="float">
            <text:p>0.08</text:p>
          </table:table-cell>
        </table:table-row>
        <table:table-row table:style-name="ro1">
          <table:table-cell office:value-type="float" office:value="105720" calcext:value-type="float">
            <text:p>105720</text:p>
          </table:table-cell>
          <table:table-cell office:value-type="float" office:value="0.35063" calcext:value-type="float">
            <text:p>0.35</text:p>
          </table:table-cell>
        </table:table-row>
        <table:table-row table:style-name="ro1">
          <table:table-cell office:value-type="float" office:value="105780" calcext:value-type="float">
            <text:p>105780</text:p>
          </table:table-cell>
          <table:table-cell office:value-type="float" office:value="0.28691" calcext:value-type="float">
            <text:p>0.29</text:p>
          </table:table-cell>
        </table:table-row>
        <table:table-row table:style-name="ro1">
          <table:table-cell office:value-type="float" office:value="105840" calcext:value-type="float">
            <text:p>105840</text:p>
          </table:table-cell>
          <table:table-cell office:value-type="float" office:value="0.35697" calcext:value-type="float">
            <text:p>0.36</text:p>
          </table:table-cell>
        </table:table-row>
        <table:table-row table:style-name="ro1">
          <table:table-cell office:value-type="float" office:value="105900" calcext:value-type="float">
            <text:p>10590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05960" calcext:value-type="float">
            <text:p>10596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106020" calcext:value-type="float">
            <text:p>106020</text:p>
          </table:table-cell>
          <table:table-cell office:value-type="float" office:value="0.3633" calcext:value-type="float">
            <text:p>0.36</text:p>
          </table:table-cell>
        </table:table-row>
        <table:table-row table:style-name="ro1">
          <table:table-cell office:value-type="float" office:value="106080" calcext:value-type="float">
            <text:p>1060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6140" calcext:value-type="float">
            <text:p>10614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06200" calcext:value-type="float">
            <text:p>10620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106260" calcext:value-type="float">
            <text:p>10626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06320" calcext:value-type="float">
            <text:p>10632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106380" calcext:value-type="float">
            <text:p>1063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6440" calcext:value-type="float">
            <text:p>10644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06500" calcext:value-type="float">
            <text:p>10650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06560" calcext:value-type="float">
            <text:p>106560</text:p>
          </table:table-cell>
          <table:table-cell office:value-type="float" office:value="0.34429" calcext:value-type="float">
            <text:p>0.34</text:p>
          </table:table-cell>
        </table:table-row>
        <table:table-row table:style-name="ro1">
          <table:table-cell office:value-type="float" office:value="106620" calcext:value-type="float">
            <text:p>106620</text:p>
          </table:table-cell>
          <table:table-cell office:value-type="float" office:value="0.01903" calcext:value-type="float">
            <text:p>0.02</text:p>
          </table:table-cell>
        </table:table-row>
        <table:table-row table:style-name="ro1">
          <table:table-cell office:value-type="float" office:value="106680" calcext:value-type="float">
            <text:p>1066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6740" calcext:value-type="float">
            <text:p>10674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06800" calcext:value-type="float">
            <text:p>106800</text:p>
          </table:table-cell>
          <table:table-cell office:value-type="float" office:value="0.06372" calcext:value-type="float">
            <text:p>0.06</text:p>
          </table:table-cell>
        </table:table-row>
        <table:table-row table:style-name="ro1">
          <table:table-cell office:value-type="float" office:value="106860" calcext:value-type="float">
            <text:p>106860</text:p>
          </table:table-cell>
          <table:table-cell office:value-type="float" office:value="0.28691" calcext:value-type="float">
            <text:p>0.29</text:p>
          </table:table-cell>
        </table:table-row>
        <table:table-row table:style-name="ro1">
          <table:table-cell office:value-type="float" office:value="106920" calcext:value-type="float">
            <text:p>10692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106980" calcext:value-type="float">
            <text:p>106980</text:p>
          </table:table-cell>
          <table:table-cell office:value-type="float" office:value="0.01903" calcext:value-type="float">
            <text:p>0.02</text:p>
          </table:table-cell>
        </table:table-row>
        <table:table-row table:style-name="ro1">
          <table:table-cell office:value-type="float" office:value="107040" calcext:value-type="float">
            <text:p>1070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7100" calcext:value-type="float">
            <text:p>10710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07160" calcext:value-type="float">
            <text:p>107160</text:p>
          </table:table-cell>
          <table:table-cell office:value-type="float" office:value="0.35698" calcext:value-type="float">
            <text:p>0.36</text:p>
          </table:table-cell>
        </table:table-row>
        <table:table-row table:style-name="ro1">
          <table:table-cell office:value-type="float" office:value="107220" calcext:value-type="float">
            <text:p>107220</text:p>
          </table:table-cell>
          <table:table-cell office:value-type="float" office:value="0.35064" calcext:value-type="float">
            <text:p>0.35</text:p>
          </table:table-cell>
        </table:table-row>
        <table:table-row table:style-name="ro1">
          <table:table-cell office:value-type="float" office:value="107280" calcext:value-type="float">
            <text:p>107280</text:p>
          </table:table-cell>
          <table:table-cell office:value-type="float" office:value="0.07641" calcext:value-type="float">
            <text:p>0.08</text:p>
          </table:table-cell>
        </table:table-row>
        <table:table-row table:style-name="ro1">
          <table:table-cell office:value-type="float" office:value="107340" calcext:value-type="float">
            <text:p>107340</text:p>
          </table:table-cell>
          <table:table-cell office:value-type="float" office:value="0.2996" calcext:value-type="float">
            <text:p>0.30</text:p>
          </table:table-cell>
        </table:table-row>
        <table:table-row table:style-name="ro1">
          <table:table-cell office:value-type="float" office:value="107400" calcext:value-type="float">
            <text:p>107400</text:p>
          </table:table-cell>
          <table:table-cell office:value-type="float" office:value="0.06373" calcext:value-type="float">
            <text:p>0.06</text:p>
          </table:table-cell>
        </table:table-row>
        <table:table-row table:style-name="ro1">
          <table:table-cell office:value-type="float" office:value="107460" calcext:value-type="float">
            <text:p>107460</text:p>
          </table:table-cell>
          <table:table-cell office:value-type="float" office:value="0.30594" calcext:value-type="float">
            <text:p>0.31</text:p>
          </table:table-cell>
        </table:table-row>
        <table:table-row table:style-name="ro1">
          <table:table-cell office:value-type="float" office:value="107520" calcext:value-type="float">
            <text:p>1075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7580" calcext:value-type="float">
            <text:p>10758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07640" calcext:value-type="float">
            <text:p>10764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07700" calcext:value-type="float">
            <text:p>10770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07760" calcext:value-type="float">
            <text:p>10776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07820" calcext:value-type="float">
            <text:p>10782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07880" calcext:value-type="float">
            <text:p>107880</text:p>
          </table:table-cell>
          <table:table-cell office:value-type="float" office:value="0.01903" calcext:value-type="float">
            <text:p>0.02</text:p>
          </table:table-cell>
        </table:table-row>
        <table:table-row table:style-name="ro1">
          <table:table-cell office:value-type="float" office:value="107940" calcext:value-type="float">
            <text:p>107940</text:p>
          </table:table-cell>
          <table:table-cell office:value-type="float" office:value="0.35698" calcext:value-type="float">
            <text:p>0.36</text:p>
          </table:table-cell>
        </table:table-row>
        <table:table-row table:style-name="ro1">
          <table:table-cell office:value-type="float" office:value="108000" calcext:value-type="float">
            <text:p>108000</text:p>
          </table:table-cell>
          <table:table-cell office:value-type="float" office:value="0.01903" calcext:value-type="float">
            <text:p>0.02</text:p>
          </table:table-cell>
        </table:table-row>
        <table:table-row table:style-name="ro1">
          <table:table-cell office:value-type="float" office:value="108060" calcext:value-type="float">
            <text:p>10806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08120" calcext:value-type="float">
            <text:p>10812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108180" calcext:value-type="float">
            <text:p>10818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08240" calcext:value-type="float">
            <text:p>108240</text:p>
          </table:table-cell>
          <table:table-cell office:value-type="float" office:value="0.01903" calcext:value-type="float">
            <text:p>0.02</text:p>
          </table:table-cell>
        </table:table-row>
        <table:table-row table:style-name="ro1">
          <table:table-cell office:value-type="float" office:value="108300" calcext:value-type="float">
            <text:p>108300</text:p>
          </table:table-cell>
          <table:table-cell office:value-type="float" office:value="0.06373" calcext:value-type="float">
            <text:p>0.06</text:p>
          </table:table-cell>
        </table:table-row>
        <table:table-row table:style-name="ro1">
          <table:table-cell office:value-type="float" office:value="108360" calcext:value-type="float">
            <text:p>108360</text:p>
          </table:table-cell>
          <table:table-cell office:value-type="float" office:value="0.28692" calcext:value-type="float">
            <text:p>0.29</text:p>
          </table:table-cell>
        </table:table-row>
        <table:table-row table:style-name="ro1">
          <table:table-cell office:value-type="float" office:value="108420" calcext:value-type="float">
            <text:p>108420</text:p>
          </table:table-cell>
          <table:table-cell office:value-type="float" office:value="0.35065" calcext:value-type="float">
            <text:p>0.35</text:p>
          </table:table-cell>
        </table:table-row>
        <table:table-row table:style-name="ro1">
          <table:table-cell office:value-type="float" office:value="108480" calcext:value-type="float">
            <text:p>108480</text:p>
          </table:table-cell>
          <table:table-cell office:value-type="float" office:value="0.3443" calcext:value-type="float">
            <text:p>0.34</text:p>
          </table:table-cell>
        </table:table-row>
        <table:table-row table:style-name="ro1">
          <table:table-cell office:value-type="float" office:value="108540" calcext:value-type="float">
            <text:p>10854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08600" calcext:value-type="float">
            <text:p>10860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08660" calcext:value-type="float">
            <text:p>10866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108720" calcext:value-type="float">
            <text:p>10872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08780" calcext:value-type="float">
            <text:p>108780</text:p>
          </table:table-cell>
          <table:table-cell office:value-type="float" office:value="0.01903" calcext:value-type="float">
            <text:p>0.02</text:p>
          </table:table-cell>
        </table:table-row>
        <table:table-row table:style-name="ro1">
          <table:table-cell office:value-type="float" office:value="108840" calcext:value-type="float">
            <text:p>10884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08900" calcext:value-type="float">
            <text:p>10890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108960" calcext:value-type="float">
            <text:p>108960</text:p>
          </table:table-cell>
          <table:table-cell office:value-type="float" office:value="0.05738" calcext:value-type="float">
            <text:p>0.06</text:p>
          </table:table-cell>
        </table:table-row>
        <table:table-row table:style-name="ro1">
          <table:table-cell office:value-type="float" office:value="109020" calcext:value-type="float">
            <text:p>109020</text:p>
          </table:table-cell>
          <table:table-cell office:value-type="float" office:value="0.2996" calcext:value-type="float">
            <text:p>0.30</text:p>
          </table:table-cell>
        </table:table-row>
        <table:table-row table:style-name="ro1">
          <table:table-cell office:value-type="float" office:value="109080" calcext:value-type="float">
            <text:p>10908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09140" calcext:value-type="float">
            <text:p>10914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09200" calcext:value-type="float">
            <text:p>10920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109260" calcext:value-type="float">
            <text:p>10926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109320" calcext:value-type="float">
            <text:p>10932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109380" calcext:value-type="float">
            <text:p>10938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109440" calcext:value-type="float">
            <text:p>109440</text:p>
          </table:table-cell>
          <table:table-cell office:value-type="float" office:value="0.36332" calcext:value-type="float">
            <text:p>0.36</text:p>
          </table:table-cell>
        </table:table-row>
        <table:table-row table:style-name="ro1">
          <table:table-cell office:value-type="float" office:value="109500" calcext:value-type="float">
            <text:p>109500</text:p>
          </table:table-cell>
          <table:table-cell office:value-type="float" office:value="0.3443" calcext:value-type="float">
            <text:p>0.34</text:p>
          </table:table-cell>
        </table:table-row>
        <table:table-row table:style-name="ro1">
          <table:table-cell office:value-type="float" office:value="109560" calcext:value-type="float">
            <text:p>10956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109620" calcext:value-type="float">
            <text:p>10962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109680" calcext:value-type="float">
            <text:p>10968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109740" calcext:value-type="float">
            <text:p>109740</text:p>
          </table:table-cell>
          <table:table-cell office:value-type="float" office:value="0.01903" calcext:value-type="float">
            <text:p>0.02</text:p>
          </table:table-cell>
        </table:table-row>
        <table:table-row table:style-name="ro1">
          <table:table-cell office:value-type="float" office:value="109800" calcext:value-type="float">
            <text:p>10980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09860" calcext:value-type="float">
            <text:p>1098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9920" calcext:value-type="float">
            <text:p>109920</text:p>
          </table:table-cell>
          <table:table-cell office:value-type="float" office:value="0.06372" calcext:value-type="float">
            <text:p>0.06</text:p>
          </table:table-cell>
        </table:table-row>
        <table:table-row table:style-name="ro1">
          <table:table-cell office:value-type="float" office:value="109980" calcext:value-type="float">
            <text:p>109980</text:p>
          </table:table-cell>
          <table:table-cell office:value-type="float" office:value="0.64388" calcext:value-type="float">
            <text:p>0.64</text:p>
          </table:table-cell>
        </table:table-row>
        <table:table-row table:style-name="ro1">
          <table:table-cell office:value-type="float" office:value="110040" calcext:value-type="float">
            <text:p>11004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10100" calcext:value-type="float">
            <text:p>11010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10160" calcext:value-type="float">
            <text:p>11016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110220" calcext:value-type="float">
            <text:p>11022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10280" calcext:value-type="float">
            <text:p>11028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110340" calcext:value-type="float">
            <text:p>11034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110400" calcext:value-type="float">
            <text:p>11040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110460" calcext:value-type="float">
            <text:p>1104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0520" calcext:value-type="float">
            <text:p>11052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10580" calcext:value-type="float">
            <text:p>110580</text:p>
          </table:table-cell>
          <table:table-cell office:value-type="float" office:value="0.06373" calcext:value-type="float">
            <text:p>0.06</text:p>
          </table:table-cell>
        </table:table-row>
        <table:table-row table:style-name="ro1">
          <table:table-cell office:value-type="float" office:value="110640" calcext:value-type="float">
            <text:p>110640</text:p>
          </table:table-cell>
          <table:table-cell office:value-type="float" office:value="0.29326" calcext:value-type="float">
            <text:p>0.29</text:p>
          </table:table-cell>
        </table:table-row>
        <table:table-row table:style-name="ro1">
          <table:table-cell office:value-type="float" office:value="110700" calcext:value-type="float">
            <text:p>1107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0760" calcext:value-type="float">
            <text:p>11076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10820" calcext:value-type="float">
            <text:p>1108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0880" calcext:value-type="float">
            <text:p>110880</text:p>
          </table:table-cell>
          <table:table-cell office:value-type="float" office:value="0.35064" calcext:value-type="float">
            <text:p>0.35</text:p>
          </table:table-cell>
        </table:table-row>
        <table:table-row table:style-name="ro1">
          <table:table-cell office:value-type="float" office:value="110940" calcext:value-type="float">
            <text:p>11094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11000" calcext:value-type="float">
            <text:p>11100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11060" calcext:value-type="float">
            <text:p>1110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1120" calcext:value-type="float">
            <text:p>11112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11180" calcext:value-type="float">
            <text:p>11118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11240" calcext:value-type="float">
            <text:p>111240</text:p>
          </table:table-cell>
          <table:table-cell office:value-type="float" office:value="0.01903" calcext:value-type="float">
            <text:p>0.02</text:p>
          </table:table-cell>
        </table:table-row>
        <table:table-row table:style-name="ro1">
          <table:table-cell office:value-type="float" office:value="111300" calcext:value-type="float">
            <text:p>11130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11360" calcext:value-type="float">
            <text:p>11136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11420" calcext:value-type="float">
            <text:p>1114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1480" calcext:value-type="float">
            <text:p>11148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111540" calcext:value-type="float">
            <text:p>11154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111600" calcext:value-type="float">
            <text:p>11160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11660" calcext:value-type="float">
            <text:p>111660</text:p>
          </table:table-cell>
          <table:table-cell office:value-type="float" office:value="0.07006" calcext:value-type="float">
            <text:p>0.07</text:p>
          </table:table-cell>
        </table:table-row>
        <table:table-row table:style-name="ro1">
          <table:table-cell office:value-type="float" office:value="111720" calcext:value-type="float">
            <text:p>111720</text:p>
          </table:table-cell>
          <table:table-cell office:value-type="float" office:value="0.35696" calcext:value-type="float">
            <text:p>0.36</text:p>
          </table:table-cell>
        </table:table-row>
        <table:table-row table:style-name="ro1">
          <table:table-cell office:value-type="float" office:value="111780" calcext:value-type="float">
            <text:p>111780</text:p>
          </table:table-cell>
          <table:table-cell office:value-type="float" office:value="0.29958" calcext:value-type="float">
            <text:p>0.30</text:p>
          </table:table-cell>
        </table:table-row>
        <table:table-row table:style-name="ro1">
          <table:table-cell office:value-type="float" office:value="111840" calcext:value-type="float">
            <text:p>1118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1900" calcext:value-type="float">
            <text:p>11190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111960" calcext:value-type="float">
            <text:p>111960</text:p>
          </table:table-cell>
          <table:table-cell office:value-type="float" office:value="0.3633" calcext:value-type="float">
            <text:p>0.36</text:p>
          </table:table-cell>
        </table:table-row>
        <table:table-row table:style-name="ro1">
          <table:table-cell office:value-type="float" office:value="112020" calcext:value-type="float">
            <text:p>11202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12080" calcext:value-type="float">
            <text:p>112080</text:p>
          </table:table-cell>
          <table:table-cell office:value-type="float" office:value="0.01902" calcext:value-type="float">
            <text:p>0.02</text:p>
          </table:table-cell>
        </table:table-row>
        <table:table-row table:style-name="ro1">
          <table:table-cell office:value-type="float" office:value="112140" calcext:value-type="float">
            <text:p>112140</text:p>
          </table:table-cell>
          <table:table-cell office:value-type="float" office:value="0.35696" calcext:value-type="float">
            <text:p>0.36</text:p>
          </table:table-cell>
        </table:table-row>
        <table:table-row table:style-name="ro1">
          <table:table-cell office:value-type="float" office:value="112200" calcext:value-type="float">
            <text:p>11220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112260" calcext:value-type="float">
            <text:p>11226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112320" calcext:value-type="float">
            <text:p>11232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112380" calcext:value-type="float">
            <text:p>112380</text:p>
          </table:table-cell>
          <table:table-cell office:value-type="float" office:value="0.02537" calcext:value-type="float">
            <text:p>0.03</text:p>
          </table:table-cell>
        </table:table-row>
        <table:table-row table:style-name="ro1">
          <table:table-cell office:value-type="float" office:value="112440" calcext:value-type="float">
            <text:p>11244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112500" calcext:value-type="float">
            <text:p>1125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2560" calcext:value-type="float">
            <text:p>11256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12620" calcext:value-type="float">
            <text:p>11262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112680" calcext:value-type="float">
            <text:p>11268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12740" calcext:value-type="float">
            <text:p>112740</text:p>
          </table:table-cell>
          <table:table-cell office:value-type="float" office:value="0.06372" calcext:value-type="float">
            <text:p>0.06</text:p>
          </table:table-cell>
        </table:table-row>
        <table:table-row table:style-name="ro1">
          <table:table-cell office:value-type="float" office:value="112800" calcext:value-type="float">
            <text:p>112800</text:p>
          </table:table-cell>
          <table:table-cell office:value-type="float" office:value="0.2996" calcext:value-type="float">
            <text:p>0.30</text:p>
          </table:table-cell>
        </table:table-row>
        <table:table-row table:style-name="ro1">
          <table:table-cell office:value-type="float" office:value="112860" calcext:value-type="float">
            <text:p>112860</text:p>
          </table:table-cell>
          <table:table-cell office:value-type="float" office:value="0.01903" calcext:value-type="float">
            <text:p>0.02</text:p>
          </table:table-cell>
        </table:table-row>
        <table:table-row table:style-name="ro1">
          <table:table-cell office:value-type="float" office:value="112920" calcext:value-type="float">
            <text:p>1129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2980" calcext:value-type="float">
            <text:p>1129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3040" calcext:value-type="float">
            <text:p>113040</text:p>
          </table:table-cell>
          <table:table-cell office:value-type="float" office:value="0.35699" calcext:value-type="float">
            <text:p>0.36</text:p>
          </table:table-cell>
        </table:table-row>
        <table:table-row table:style-name="ro1">
          <table:table-cell office:value-type="float" office:value="113100" calcext:value-type="float">
            <text:p>11310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113160" calcext:value-type="float">
            <text:p>11316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113220" calcext:value-type="float">
            <text:p>11322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13280" calcext:value-type="float">
            <text:p>1132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3340" calcext:value-type="float">
            <text:p>113340</text:p>
          </table:table-cell>
          <table:table-cell office:value-type="float" office:value="0.07641" calcext:value-type="float">
            <text:p>0.08</text:p>
          </table:table-cell>
        </table:table-row>
        <table:table-row table:style-name="ro1">
          <table:table-cell office:value-type="float" office:value="113400" calcext:value-type="float">
            <text:p>113400</text:p>
          </table:table-cell>
          <table:table-cell office:value-type="float" office:value="0.29325" calcext:value-type="float">
            <text:p>0.29</text:p>
          </table:table-cell>
        </table:table-row>
        <table:table-row table:style-name="ro1">
          <table:table-cell office:value-type="float" office:value="113460" calcext:value-type="float">
            <text:p>113460</text:p>
          </table:table-cell>
          <table:table-cell office:value-type="float" office:value="0.02537" calcext:value-type="float">
            <text:p>0.03</text:p>
          </table:table-cell>
        </table:table-row>
        <table:table-row table:style-name="ro1">
          <table:table-cell office:value-type="float" office:value="113520" calcext:value-type="float">
            <text:p>11352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113580" calcext:value-type="float">
            <text:p>11358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13640" calcext:value-type="float">
            <text:p>113640</text:p>
          </table:table-cell>
          <table:table-cell office:value-type="float" office:value="0.01268" calcext:value-type="float">
            <text:p>0.01</text:p>
          </table:table-cell>
        </table:table-row>
        <table:table-row table:style-name="ro1">
          <table:table-cell office:value-type="float" office:value="113700" calcext:value-type="float">
            <text:p>113700</text:p>
          </table:table-cell>
          <table:table-cell office:value-type="float" office:value="0.44607" calcext:value-type="float">
            <text:p>0.45</text:p>
          </table:table-cell>
        </table:table-row>
        <table:table-row table:style-name="ro1">
          <table:table-cell office:value-type="float" office:value="113760" calcext:value-type="float">
            <text:p>113760</text:p>
          </table:table-cell>
          <table:table-cell office:value-type="float" office:value="0.75834" calcext:value-type="float">
            <text:p>0.76</text:p>
          </table:table-cell>
        </table:table-row>
        <table:table-row table:style-name="ro1">
          <table:table-cell office:value-type="float" office:value="113820" calcext:value-type="float">
            <text:p>113820</text:p>
          </table:table-cell>
          <table:table-cell office:value-type="float" office:value="0.75835" calcext:value-type="float">
            <text:p>0.76</text:p>
          </table:table-cell>
        </table:table-row>
        <table:table-row table:style-name="ro1">
          <table:table-cell office:value-type="float" office:value="113880" calcext:value-type="float">
            <text:p>113880</text:p>
          </table:table-cell>
          <table:table-cell office:value-type="float" office:value="0.73932" calcext:value-type="float">
            <text:p>0.74</text:p>
          </table:table-cell>
        </table:table-row>
        <table:table-row table:style-name="ro1">
          <table:table-cell office:value-type="float" office:value="113940" calcext:value-type="float">
            <text:p>113940</text:p>
          </table:table-cell>
          <table:table-cell office:value-type="float" office:value="0.376" calcext:value-type="float">
            <text:p>0.38</text:p>
          </table:table-cell>
        </table:table-row>
        <table:table-row table:style-name="ro1">
          <table:table-cell office:value-type="float" office:value="114000" calcext:value-type="float">
            <text:p>114000</text:p>
          </table:table-cell>
          <table:table-cell office:value-type="float" office:value="0.40137" calcext:value-type="float">
            <text:p>0.40</text:p>
          </table:table-cell>
        </table:table-row>
        <table:table-row table:style-name="ro1">
          <table:table-cell office:value-type="float" office:value="114060" calcext:value-type="float">
            <text:p>114060</text:p>
          </table:table-cell>
          <table:table-cell office:value-type="float" office:value="0.76468" calcext:value-type="float">
            <text:p>0.76</text:p>
          </table:table-cell>
        </table:table-row>
        <table:table-row table:style-name="ro1">
          <table:table-cell office:value-type="float" office:value="114120" calcext:value-type="float">
            <text:p>114120</text:p>
          </table:table-cell>
          <table:table-cell office:value-type="float" office:value="0.752" calcext:value-type="float">
            <text:p>0.75</text:p>
          </table:table-cell>
        </table:table-row>
        <table:table-row table:style-name="ro1">
          <table:table-cell office:value-type="float" office:value="114180" calcext:value-type="float">
            <text:p>114180</text:p>
          </table:table-cell>
          <table:table-cell office:value-type="float" office:value="0.76468" calcext:value-type="float">
            <text:p>0.76</text:p>
          </table:table-cell>
        </table:table-row>
        <table:table-row table:style-name="ro1">
          <table:table-cell office:value-type="float" office:value="114240" calcext:value-type="float">
            <text:p>114240</text:p>
          </table:table-cell>
          <table:table-cell office:value-type="float" office:value="0.76468" calcext:value-type="float">
            <text:p>0.76</text:p>
          </table:table-cell>
        </table:table-row>
        <table:table-row table:style-name="ro1">
          <table:table-cell office:value-type="float" office:value="114300" calcext:value-type="float">
            <text:p>114300</text:p>
          </table:table-cell>
          <table:table-cell office:value-type="float" office:value="0.76468" calcext:value-type="float">
            <text:p>0.76</text:p>
          </table:table-cell>
        </table:table-row>
        <table:table-row table:style-name="ro1">
          <table:table-cell office:value-type="float" office:value="114360" calcext:value-type="float">
            <text:p>114360</text:p>
          </table:table-cell>
          <table:table-cell office:value-type="float" office:value="0.77733" calcext:value-type="float">
            <text:p>0.78</text:p>
          </table:table-cell>
        </table:table-row>
        <table:table-row table:style-name="ro1">
          <table:table-cell office:value-type="float" office:value="114420" calcext:value-type="float">
            <text:p>114420</text:p>
          </table:table-cell>
          <table:table-cell office:value-type="float" office:value="0.86632" calcext:value-type="float">
            <text:p>0.87</text:p>
          </table:table-cell>
        </table:table-row>
        <table:table-row table:style-name="ro1">
          <table:table-cell office:value-type="float" office:value="114480" calcext:value-type="float">
            <text:p>114480</text:p>
          </table:table-cell>
          <table:table-cell office:value-type="float" office:value="1.0579" calcext:value-type="float">
            <text:p>1.06</text:p>
          </table:table-cell>
        </table:table-row>
        <table:table-row table:style-name="ro1">
          <table:table-cell office:value-type="float" office:value="114540" calcext:value-type="float">
            <text:p>114540</text:p>
          </table:table-cell>
          <table:table-cell office:value-type="float" office:value="0.35797" calcext:value-type="float">
            <text:p>0.36</text:p>
          </table:table-cell>
        </table:table-row>
        <table:table-row table:style-name="ro1">
          <table:table-cell office:value-type="float" office:value="114600" calcext:value-type="float">
            <text:p>114600</text:p>
          </table:table-cell>
          <table:table-cell office:value-type="float" office:value="0.09022" calcext:value-type="float">
            <text:p>0.09</text:p>
          </table:table-cell>
        </table:table-row>
        <table:table-row table:style-name="ro1">
          <table:table-cell office:value-type="float" office:value="114660" calcext:value-type="float">
            <text:p>114660</text:p>
          </table:table-cell>
          <table:table-cell office:value-type="float" office:value="0.11208" calcext:value-type="float">
            <text:p>0.11</text:p>
          </table:table-cell>
        </table:table-row>
        <table:table-row table:style-name="ro1">
          <table:table-cell office:value-type="float" office:value="114720" calcext:value-type="float">
            <text:p>114720</text:p>
          </table:table-cell>
          <table:table-cell office:value-type="float" office:value="0.13414" calcext:value-type="float">
            <text:p>0.13</text:p>
          </table:table-cell>
        </table:table-row>
        <table:table-row table:style-name="ro1">
          <table:table-cell office:value-type="float" office:value="114780" calcext:value-type="float">
            <text:p>114780</text:p>
          </table:table-cell>
          <table:table-cell office:value-type="float" office:value="0.15955" calcext:value-type="float">
            <text:p>0.16</text:p>
          </table:table-cell>
        </table:table-row>
        <table:table-row table:style-name="ro1">
          <table:table-cell office:value-type="float" office:value="114840" calcext:value-type="float">
            <text:p>114840</text:p>
          </table:table-cell>
          <table:table-cell office:value-type="float" office:value="0.22051" calcext:value-type="float">
            <text:p>0.22</text:p>
          </table:table-cell>
        </table:table-row>
        <table:table-row table:style-name="ro1">
          <table:table-cell office:value-type="float" office:value="114900" calcext:value-type="float">
            <text:p>114900</text:p>
          </table:table-cell>
          <table:table-cell office:value-type="float" office:value="0.4408" calcext:value-type="float">
            <text:p>0.44</text:p>
          </table:table-cell>
        </table:table-row>
        <table:table-row table:style-name="ro1">
          <table:table-cell office:value-type="float" office:value="114960" calcext:value-type="float">
            <text:p>114960</text:p>
          </table:table-cell>
          <table:table-cell office:value-type="float" office:value="0.511" calcext:value-type="float">
            <text:p>0.51</text:p>
          </table:table-cell>
        </table:table-row>
        <table:table-row table:style-name="ro1">
          <table:table-cell office:value-type="float" office:value="115020" calcext:value-type="float">
            <text:p>115020</text:p>
          </table:table-cell>
          <table:table-cell office:value-type="float" office:value="0.5859" calcext:value-type="float">
            <text:p>0.59</text:p>
          </table:table-cell>
        </table:table-row>
        <table:table-row table:style-name="ro1">
          <table:table-cell office:value-type="float" office:value="115080" calcext:value-type="float">
            <text:p>115080</text:p>
          </table:table-cell>
          <table:table-cell office:value-type="float" office:value="0.66395" calcext:value-type="float">
            <text:p>0.66</text:p>
          </table:table-cell>
        </table:table-row>
        <table:table-row table:style-name="ro1">
          <table:table-cell office:value-type="float" office:value="115140" calcext:value-type="float">
            <text:p>115140</text:p>
          </table:table-cell>
          <table:table-cell office:value-type="float" office:value="0.74368" calcext:value-type="float">
            <text:p>0.74</text:p>
          </table:table-cell>
        </table:table-row>
        <table:table-row table:style-name="ro1">
          <table:table-cell office:value-type="float" office:value="115200" calcext:value-type="float">
            <text:p>115200</text:p>
          </table:table-cell>
          <table:table-cell office:value-type="float" office:value="0.85772" calcext:value-type="float">
            <text:p>0.86</text:p>
          </table:table-cell>
        </table:table-row>
        <table:table-row table:style-name="ro1">
          <table:table-cell office:value-type="float" office:value="115260" calcext:value-type="float">
            <text:p>115260</text:p>
          </table:table-cell>
          <table:table-cell office:value-type="float" office:value="1.34983" calcext:value-type="float">
            <text:p>1.35</text:p>
          </table:table-cell>
        </table:table-row>
        <table:table-row table:style-name="ro1">
          <table:table-cell office:value-type="float" office:value="115320" calcext:value-type="float">
            <text:p>115320</text:p>
          </table:table-cell>
          <table:table-cell office:value-type="float" office:value="1.42019" calcext:value-type="float">
            <text:p>1.42</text:p>
          </table:table-cell>
        </table:table-row>
        <table:table-row table:style-name="ro1">
          <table:table-cell office:value-type="float" office:value="115380" calcext:value-type="float">
            <text:p>115380</text:p>
          </table:table-cell>
          <table:table-cell office:value-type="float" office:value="1.56218" calcext:value-type="float">
            <text:p>1.56</text:p>
          </table:table-cell>
        </table:table-row>
        <table:table-row table:style-name="ro1">
          <table:table-cell office:value-type="float" office:value="115440" calcext:value-type="float">
            <text:p>115440</text:p>
          </table:table-cell>
          <table:table-cell office:value-type="float" office:value="1.97932" calcext:value-type="float">
            <text:p>1.98</text:p>
          </table:table-cell>
        </table:table-row>
        <table:table-row table:style-name="ro1">
          <table:table-cell office:value-type="float" office:value="115500" calcext:value-type="float">
            <text:p>115500</text:p>
          </table:table-cell>
          <table:table-cell office:value-type="float" office:value="2.56421" calcext:value-type="float">
            <text:p>2.56</text:p>
          </table:table-cell>
        </table:table-row>
        <table:table-row table:style-name="ro1">
          <table:table-cell office:value-type="float" office:value="115560" calcext:value-type="float">
            <text:p>115560</text:p>
          </table:table-cell>
          <table:table-cell office:value-type="float" office:value="3.02348" calcext:value-type="float">
            <text:p>3.02</text:p>
          </table:table-cell>
        </table:table-row>
        <table:table-row table:style-name="ro1">
          <table:table-cell office:value-type="float" office:value="115620" calcext:value-type="float">
            <text:p>115620</text:p>
          </table:table-cell>
          <table:table-cell office:value-type="float" office:value="2.92041" calcext:value-type="float">
            <text:p>2.92</text:p>
          </table:table-cell>
        </table:table-row>
        <table:table-row table:style-name="ro1">
          <table:table-cell office:value-type="float" office:value="115680" calcext:value-type="float">
            <text:p>115680</text:p>
          </table:table-cell>
          <table:table-cell office:value-type="float" office:value="2.36226" calcext:value-type="float">
            <text:p>2.36</text:p>
          </table:table-cell>
        </table:table-row>
        <table:table-row table:style-name="ro1">
          <table:table-cell office:value-type="float" office:value="115740" calcext:value-type="float">
            <text:p>115740</text:p>
          </table:table-cell>
          <table:table-cell office:value-type="float" office:value="1.98117" calcext:value-type="float">
            <text:p>1.98</text:p>
          </table:table-cell>
        </table:table-row>
        <table:table-row table:style-name="ro1">
          <table:table-cell office:value-type="float" office:value="115800" calcext:value-type="float">
            <text:p>115800</text:p>
          </table:table-cell>
          <table:table-cell office:value-type="float" office:value="2.07739" calcext:value-type="float">
            <text:p>2.08</text:p>
          </table:table-cell>
        </table:table-row>
        <table:table-row table:style-name="ro1">
          <table:table-cell office:value-type="float" office:value="115860" calcext:value-type="float">
            <text:p>115860</text:p>
          </table:table-cell>
          <table:table-cell office:value-type="float" office:value="2.6813" calcext:value-type="float">
            <text:p>2.68</text:p>
          </table:table-cell>
        </table:table-row>
        <table:table-row table:style-name="ro1">
          <table:table-cell office:value-type="float" office:value="115920" calcext:value-type="float">
            <text:p>115920</text:p>
          </table:table-cell>
          <table:table-cell office:value-type="float" office:value="3.46791" calcext:value-type="float">
            <text:p>3.47</text:p>
          </table:table-cell>
        </table:table-row>
        <table:table-row table:style-name="ro1">
          <table:table-cell office:value-type="float" office:value="115980" calcext:value-type="float">
            <text:p>115980</text:p>
          </table:table-cell>
          <table:table-cell office:value-type="float" office:value="4.08955" calcext:value-type="float">
            <text:p>4.09</text:p>
          </table:table-cell>
        </table:table-row>
        <table:table-row table:style-name="ro1">
          <table:table-cell office:value-type="float" office:value="116040" calcext:value-type="float">
            <text:p>116040</text:p>
          </table:table-cell>
          <table:table-cell office:value-type="float" office:value="4.77287" calcext:value-type="float">
            <text:p>4.77</text:p>
          </table:table-cell>
        </table:table-row>
        <table:table-row table:style-name="ro1">
          <table:table-cell office:value-type="float" office:value="116100" calcext:value-type="float">
            <text:p>116100</text:p>
          </table:table-cell>
          <table:table-cell office:value-type="float" office:value="5.5765" calcext:value-type="float">
            <text:p>5.58</text:p>
          </table:table-cell>
        </table:table-row>
        <table:table-row table:style-name="ro1">
          <table:table-cell office:value-type="float" office:value="116160" calcext:value-type="float">
            <text:p>116160</text:p>
          </table:table-cell>
          <table:table-cell office:value-type="float" office:value="5.72558" calcext:value-type="float">
            <text:p>5.73</text:p>
          </table:table-cell>
        </table:table-row>
        <table:table-row table:style-name="ro1">
          <table:table-cell office:value-type="float" office:value="116220" calcext:value-type="float">
            <text:p>116220</text:p>
          </table:table-cell>
          <table:table-cell office:value-type="float" office:value="6.5883" calcext:value-type="float">
            <text:p>6.59</text:p>
          </table:table-cell>
        </table:table-row>
        <table:table-row table:style-name="ro1">
          <table:table-cell office:value-type="float" office:value="116280" calcext:value-type="float">
            <text:p>116280</text:p>
          </table:table-cell>
          <table:table-cell office:value-type="float" office:value="8.11218" calcext:value-type="float">
            <text:p>8.11</text:p>
          </table:table-cell>
        </table:table-row>
        <table:table-row table:style-name="ro1">
          <table:table-cell office:value-type="float" office:value="116340" calcext:value-type="float">
            <text:p>116340</text:p>
          </table:table-cell>
          <table:table-cell office:value-type="float" office:value="9.99876" calcext:value-type="float">
            <text:p>10.00</text:p>
          </table:table-cell>
        </table:table-row>
        <table:table-row table:style-name="ro1">
          <table:table-cell office:value-type="float" office:value="116400" calcext:value-type="float">
            <text:p>116400</text:p>
          </table:table-cell>
          <table:table-cell office:value-type="float" office:value="9.35278" calcext:value-type="float">
            <text:p>9.35</text:p>
          </table:table-cell>
        </table:table-row>
        <table:table-row table:style-name="ro1">
          <table:table-cell office:value-type="float" office:value="116460" calcext:value-type="float">
            <text:p>116460</text:p>
          </table:table-cell>
          <table:table-cell office:value-type="float" office:value="6.22318" calcext:value-type="float">
            <text:p>6.22</text:p>
          </table:table-cell>
        </table:table-row>
        <table:table-row table:style-name="ro1">
          <table:table-cell office:value-type="float" office:value="116520" calcext:value-type="float">
            <text:p>116520</text:p>
          </table:table-cell>
          <table:table-cell office:value-type="float" office:value="4.59597" calcext:value-type="float">
            <text:p>4.60</text:p>
          </table:table-cell>
        </table:table-row>
        <table:table-row table:style-name="ro1">
          <table:table-cell office:value-type="float" office:value="116580" calcext:value-type="float">
            <text:p>116580</text:p>
          </table:table-cell>
          <table:table-cell office:value-type="float" office:value="4.35635" calcext:value-type="float">
            <text:p>4.36</text:p>
          </table:table-cell>
        </table:table-row>
        <table:table-row table:style-name="ro1">
          <table:table-cell office:value-type="float" office:value="116640" calcext:value-type="float">
            <text:p>116640</text:p>
          </table:table-cell>
          <table:table-cell office:value-type="float" office:value="4.35736" calcext:value-type="float">
            <text:p>4.36</text:p>
          </table:table-cell>
        </table:table-row>
        <table:table-row table:style-name="ro1">
          <table:table-cell office:value-type="float" office:value="116700" calcext:value-type="float">
            <text:p>116700</text:p>
          </table:table-cell>
          <table:table-cell office:value-type="float" office:value="4.84149" calcext:value-type="float">
            <text:p>4.84</text:p>
          </table:table-cell>
        </table:table-row>
        <table:table-row table:style-name="ro1">
          <table:table-cell office:value-type="float" office:value="116760" calcext:value-type="float">
            <text:p>116760</text:p>
          </table:table-cell>
          <table:table-cell office:value-type="float" office:value="5.80884" calcext:value-type="float">
            <text:p>5.81</text:p>
          </table:table-cell>
        </table:table-row>
        <table:table-row table:style-name="ro1">
          <table:table-cell office:value-type="float" office:value="116820" calcext:value-type="float">
            <text:p>116820</text:p>
          </table:table-cell>
          <table:table-cell office:value-type="float" office:value="6.10959" calcext:value-type="float">
            <text:p>6.11</text:p>
          </table:table-cell>
        </table:table-row>
        <table:table-row table:style-name="ro1">
          <table:table-cell office:value-type="float" office:value="116880" calcext:value-type="float">
            <text:p>116880</text:p>
          </table:table-cell>
          <table:table-cell office:value-type="float" office:value="6.28857" calcext:value-type="float">
            <text:p>6.29</text:p>
          </table:table-cell>
        </table:table-row>
        <table:table-row table:style-name="ro1">
          <table:table-cell office:value-type="float" office:value="116940" calcext:value-type="float">
            <text:p>116940</text:p>
          </table:table-cell>
          <table:table-cell office:value-type="float" office:value="7.55457" calcext:value-type="float">
            <text:p>7.55</text:p>
          </table:table-cell>
        </table:table-row>
        <table:table-row table:style-name="ro1">
          <table:table-cell office:value-type="float" office:value="117000" calcext:value-type="float">
            <text:p>117000</text:p>
          </table:table-cell>
          <table:table-cell office:value-type="float" office:value="7.97315" calcext:value-type="float">
            <text:p>7.97</text:p>
          </table:table-cell>
        </table:table-row>
        <table:table-row table:style-name="ro1">
          <table:table-cell office:value-type="float" office:value="117060" calcext:value-type="float">
            <text:p>117060</text:p>
          </table:table-cell>
          <table:table-cell office:value-type="float" office:value="8.69261" calcext:value-type="float">
            <text:p>8.69</text:p>
          </table:table-cell>
        </table:table-row>
        <table:table-row table:style-name="ro1">
          <table:table-cell office:value-type="float" office:value="117120" calcext:value-type="float">
            <text:p>117120</text:p>
          </table:table-cell>
          <table:table-cell office:value-type="float" office:value="8.6531" calcext:value-type="float">
            <text:p>8.65</text:p>
          </table:table-cell>
        </table:table-row>
        <table:table-row table:style-name="ro1">
          <table:table-cell office:value-type="float" office:value="117180" calcext:value-type="float">
            <text:p>117180</text:p>
          </table:table-cell>
          <table:table-cell office:value-type="float" office:value="7.86747" calcext:value-type="float">
            <text:p>7.87</text:p>
          </table:table-cell>
        </table:table-row>
        <table:table-row table:style-name="ro1">
          <table:table-cell office:value-type="float" office:value="117240" calcext:value-type="float">
            <text:p>117240</text:p>
          </table:table-cell>
          <table:table-cell office:value-type="float" office:value="8.23374" calcext:value-type="float">
            <text:p>8.23</text:p>
          </table:table-cell>
        </table:table-row>
        <table:table-row table:style-name="ro1">
          <table:table-cell office:value-type="float" office:value="117300" calcext:value-type="float">
            <text:p>117300</text:p>
          </table:table-cell>
          <table:table-cell office:value-type="float" office:value="9.18932" calcext:value-type="float">
            <text:p>9.19</text:p>
          </table:table-cell>
        </table:table-row>
        <table:table-row table:style-name="ro1">
          <table:table-cell office:value-type="float" office:value="117360" calcext:value-type="float">
            <text:p>117360</text:p>
          </table:table-cell>
          <table:table-cell office:value-type="float" office:value="9.96326" calcext:value-type="float">
            <text:p>9.96</text:p>
          </table:table-cell>
        </table:table-row>
        <table:table-row table:style-name="ro1">
          <table:table-cell office:value-type="float" office:value="117420" calcext:value-type="float">
            <text:p>117420</text:p>
          </table:table-cell>
          <table:table-cell office:value-type="float" office:value="9.10155" calcext:value-type="float">
            <text:p>9.10</text:p>
          </table:table-cell>
        </table:table-row>
        <table:table-row table:style-name="ro1">
          <table:table-cell office:value-type="float" office:value="117480" calcext:value-type="float">
            <text:p>117480</text:p>
          </table:table-cell>
          <table:table-cell office:value-type="float" office:value="8.83056" calcext:value-type="float">
            <text:p>8.83</text:p>
          </table:table-cell>
        </table:table-row>
        <table:table-row table:style-name="ro1">
          <table:table-cell office:value-type="float" office:value="117540" calcext:value-type="float">
            <text:p>117540</text:p>
          </table:table-cell>
          <table:table-cell office:value-type="float" office:value="10.24566" calcext:value-type="float">
            <text:p>10.25</text:p>
          </table:table-cell>
        </table:table-row>
        <table:table-row table:style-name="ro1">
          <table:table-cell office:value-type="float" office:value="117600" calcext:value-type="float">
            <text:p>117600</text:p>
          </table:table-cell>
          <table:table-cell office:value-type="float" office:value="10.96326" calcext:value-type="float">
            <text:p>10.96</text:p>
          </table:table-cell>
        </table:table-row>
        <table:table-row table:style-name="ro1">
          <table:table-cell office:value-type="float" office:value="117660" calcext:value-type="float">
            <text:p>117660</text:p>
          </table:table-cell>
          <table:table-cell office:value-type="float" office:value="10.53116" calcext:value-type="float">
            <text:p>10.53</text:p>
          </table:table-cell>
        </table:table-row>
        <table:table-row table:style-name="ro1">
          <table:table-cell office:value-type="float" office:value="117720" calcext:value-type="float">
            <text:p>117720</text:p>
          </table:table-cell>
          <table:table-cell office:value-type="float" office:value="8.84258" calcext:value-type="float">
            <text:p>8.84</text:p>
          </table:table-cell>
        </table:table-row>
        <table:table-row table:style-name="ro1">
          <table:table-cell office:value-type="float" office:value="117780" calcext:value-type="float">
            <text:p>117780</text:p>
          </table:table-cell>
          <table:table-cell office:value-type="float" office:value="7.73781" calcext:value-type="float">
            <text:p>7.74</text:p>
          </table:table-cell>
        </table:table-row>
        <table:table-row table:style-name="ro1">
          <table:table-cell office:value-type="float" office:value="117840" calcext:value-type="float">
            <text:p>117840</text:p>
          </table:table-cell>
          <table:table-cell office:value-type="float" office:value="6.75471" calcext:value-type="float">
            <text:p>6.75</text:p>
          </table:table-cell>
        </table:table-row>
        <table:table-row table:style-name="ro1">
          <table:table-cell office:value-type="float" office:value="117900" calcext:value-type="float">
            <text:p>117900</text:p>
          </table:table-cell>
          <table:table-cell office:value-type="float" office:value="5.71965" calcext:value-type="float">
            <text:p>5.72</text:p>
          </table:table-cell>
        </table:table-row>
        <table:table-row table:style-name="ro1">
          <table:table-cell office:value-type="float" office:value="117960" calcext:value-type="float">
            <text:p>117960</text:p>
          </table:table-cell>
          <table:table-cell office:value-type="float" office:value="5.55199" calcext:value-type="float">
            <text:p>5.55</text:p>
          </table:table-cell>
        </table:table-row>
        <table:table-row table:style-name="ro1">
          <table:table-cell office:value-type="float" office:value="118020" calcext:value-type="float">
            <text:p>118020</text:p>
          </table:table-cell>
          <table:table-cell office:value-type="float" office:value="5.7353" calcext:value-type="float">
            <text:p>5.74</text:p>
          </table:table-cell>
        </table:table-row>
        <table:table-row table:style-name="ro1">
          <table:table-cell office:value-type="float" office:value="118080" calcext:value-type="float">
            <text:p>118080</text:p>
          </table:table-cell>
          <table:table-cell office:value-type="float" office:value="6.83824" calcext:value-type="float">
            <text:p>6.84</text:p>
          </table:table-cell>
        </table:table-row>
        <table:table-row table:style-name="ro1">
          <table:table-cell office:value-type="float" office:value="118140" calcext:value-type="float">
            <text:p>118140</text:p>
          </table:table-cell>
          <table:table-cell office:value-type="float" office:value="7.54195" calcext:value-type="float">
            <text:p>7.54</text:p>
          </table:table-cell>
        </table:table-row>
        <table:table-row table:style-name="ro1">
          <table:table-cell office:value-type="float" office:value="118200" calcext:value-type="float">
            <text:p>118200</text:p>
          </table:table-cell>
          <table:table-cell office:value-type="float" office:value="7.32507" calcext:value-type="float">
            <text:p>7.33</text:p>
          </table:table-cell>
        </table:table-row>
        <table:table-row table:style-name="ro1">
          <table:table-cell office:value-type="float" office:value="118260" calcext:value-type="float">
            <text:p>118260</text:p>
          </table:table-cell>
          <table:table-cell office:value-type="float" office:value="6.934" calcext:value-type="float">
            <text:p>6.93</text:p>
          </table:table-cell>
        </table:table-row>
        <table:table-row table:style-name="ro1">
          <table:table-cell office:value-type="float" office:value="118320" calcext:value-type="float">
            <text:p>118320</text:p>
          </table:table-cell>
          <table:table-cell office:value-type="float" office:value="6.77236" calcext:value-type="float">
            <text:p>6.77</text:p>
          </table:table-cell>
        </table:table-row>
        <table:table-row table:style-name="ro1">
          <table:table-cell office:value-type="float" office:value="118380" calcext:value-type="float">
            <text:p>118380</text:p>
          </table:table-cell>
          <table:table-cell office:value-type="float" office:value="6.26194" calcext:value-type="float">
            <text:p>6.26</text:p>
          </table:table-cell>
        </table:table-row>
        <table:table-row table:style-name="ro1">
          <table:table-cell office:value-type="float" office:value="118440" calcext:value-type="float">
            <text:p>118440</text:p>
          </table:table-cell>
          <table:table-cell office:value-type="float" office:value="6.27197" calcext:value-type="float">
            <text:p>6.27</text:p>
          </table:table-cell>
        </table:table-row>
        <table:table-row table:style-name="ro1">
          <table:table-cell office:value-type="float" office:value="118500" calcext:value-type="float">
            <text:p>118500</text:p>
          </table:table-cell>
          <table:table-cell office:value-type="float" office:value="6.33969" calcext:value-type="float">
            <text:p>6.34</text:p>
          </table:table-cell>
        </table:table-row>
        <table:table-row table:style-name="ro1">
          <table:table-cell office:value-type="float" office:value="118560" calcext:value-type="float">
            <text:p>118560</text:p>
          </table:table-cell>
          <table:table-cell office:value-type="float" office:value="6.64013" calcext:value-type="float">
            <text:p>6.64</text:p>
          </table:table-cell>
        </table:table-row>
        <table:table-row table:style-name="ro1">
          <table:table-cell office:value-type="float" office:value="118620" calcext:value-type="float">
            <text:p>118620</text:p>
          </table:table-cell>
          <table:table-cell office:value-type="float" office:value="7.23272" calcext:value-type="float">
            <text:p>7.23</text:p>
          </table:table-cell>
        </table:table-row>
        <table:table-row table:style-name="ro1">
          <table:table-cell office:value-type="float" office:value="118680" calcext:value-type="float">
            <text:p>118680</text:p>
          </table:table-cell>
          <table:table-cell office:value-type="float" office:value="7.8848" calcext:value-type="float">
            <text:p>7.88</text:p>
          </table:table-cell>
        </table:table-row>
        <table:table-row table:style-name="ro1">
          <table:table-cell office:value-type="float" office:value="118740" calcext:value-type="float">
            <text:p>118740</text:p>
          </table:table-cell>
          <table:table-cell office:value-type="float" office:value="9.47378" calcext:value-type="float">
            <text:p>9.47</text:p>
          </table:table-cell>
        </table:table-row>
        <table:table-row table:style-name="ro1">
          <table:table-cell office:value-type="float" office:value="118800" calcext:value-type="float">
            <text:p>118800</text:p>
          </table:table-cell>
          <table:table-cell office:value-type="float" office:value="10.42161" calcext:value-type="float">
            <text:p>10.42</text:p>
          </table:table-cell>
        </table:table-row>
        <table:table-row table:style-name="ro1">
          <table:table-cell office:value-type="float" office:value="118860" calcext:value-type="float">
            <text:p>118860</text:p>
          </table:table-cell>
          <table:table-cell office:value-type="float" office:value="9.0267" calcext:value-type="float">
            <text:p>9.03</text:p>
          </table:table-cell>
        </table:table-row>
        <table:table-row table:style-name="ro1">
          <table:table-cell office:value-type="float" office:value="118920" calcext:value-type="float">
            <text:p>118920</text:p>
          </table:table-cell>
          <table:table-cell office:value-type="float" office:value="9.85786" calcext:value-type="float">
            <text:p>9.86</text:p>
          </table:table-cell>
        </table:table-row>
        <table:table-row table:style-name="ro1">
          <table:table-cell office:value-type="float" office:value="118980" calcext:value-type="float">
            <text:p>118980</text:p>
          </table:table-cell>
          <table:table-cell office:value-type="float" office:value="9.98497" calcext:value-type="float">
            <text:p>9.98</text:p>
          </table:table-cell>
        </table:table-row>
        <table:table-row table:style-name="ro1">
          <table:table-cell office:value-type="float" office:value="119040" calcext:value-type="float">
            <text:p>119040</text:p>
          </table:table-cell>
          <table:table-cell office:value-type="float" office:value="10.11199" calcext:value-type="float">
            <text:p>10.11</text:p>
          </table:table-cell>
        </table:table-row>
        <table:table-row table:style-name="ro1">
          <table:table-cell office:value-type="float" office:value="119100" calcext:value-type="float">
            <text:p>119100</text:p>
          </table:table-cell>
          <table:table-cell office:value-type="float" office:value="10.59146" calcext:value-type="float">
            <text:p>10.59</text:p>
          </table:table-cell>
        </table:table-row>
        <table:table-row table:style-name="ro1">
          <table:table-cell office:value-type="float" office:value="119160" calcext:value-type="float">
            <text:p>119160</text:p>
          </table:table-cell>
          <table:table-cell office:value-type="float" office:value="11.2477" calcext:value-type="float">
            <text:p>11.25</text:p>
          </table:table-cell>
        </table:table-row>
        <table:table-row table:style-name="ro1">
          <table:table-cell office:value-type="float" office:value="119220" calcext:value-type="float">
            <text:p>119220</text:p>
          </table:table-cell>
          <table:table-cell office:value-type="float" office:value="12.72892" calcext:value-type="float">
            <text:p>12.73</text:p>
          </table:table-cell>
        </table:table-row>
        <table:table-row table:style-name="ro1">
          <table:table-cell office:value-type="float" office:value="119280" calcext:value-type="float">
            <text:p>119280</text:p>
          </table:table-cell>
          <table:table-cell office:value-type="float" office:value="12.73732" calcext:value-type="float">
            <text:p>12.74</text:p>
          </table:table-cell>
        </table:table-row>
        <table:table-row table:style-name="ro1">
          <table:table-cell office:value-type="float" office:value="119340" calcext:value-type="float">
            <text:p>119340</text:p>
          </table:table-cell>
          <table:table-cell office:value-type="float" office:value="11.21094" calcext:value-type="float">
            <text:p>11.21</text:p>
          </table:table-cell>
        </table:table-row>
        <table:table-row table:style-name="ro1">
          <table:table-cell office:value-type="float" office:value="119400" calcext:value-type="float">
            <text:p>119400</text:p>
          </table:table-cell>
          <table:table-cell office:value-type="float" office:value="10.15447" calcext:value-type="float">
            <text:p>10.15</text:p>
          </table:table-cell>
        </table:table-row>
        <table:table-row table:style-name="ro1">
          <table:table-cell office:value-type="float" office:value="119460" calcext:value-type="float">
            <text:p>119460</text:p>
          </table:table-cell>
          <table:table-cell office:value-type="float" office:value="10.57235" calcext:value-type="float">
            <text:p>10.57</text:p>
          </table:table-cell>
        </table:table-row>
        <table:table-row table:style-name="ro1">
          <table:table-cell office:value-type="float" office:value="119520" calcext:value-type="float">
            <text:p>119520</text:p>
          </table:table-cell>
          <table:table-cell office:value-type="float" office:value="10.75346" calcext:value-type="float">
            <text:p>10.75</text:p>
          </table:table-cell>
        </table:table-row>
        <table:table-row table:style-name="ro1">
          <table:table-cell office:value-type="float" office:value="119580" calcext:value-type="float">
            <text:p>119580</text:p>
          </table:table-cell>
          <table:table-cell office:value-type="float" office:value="12.52953" calcext:value-type="float">
            <text:p>12.53</text:p>
          </table:table-cell>
        </table:table-row>
        <table:table-row table:style-name="ro1">
          <table:table-cell office:value-type="float" office:value="119640" calcext:value-type="float">
            <text:p>119640</text:p>
          </table:table-cell>
          <table:table-cell office:value-type="float" office:value="14.3058" calcext:value-type="float">
            <text:p>14.31</text:p>
          </table:table-cell>
        </table:table-row>
        <table:table-row table:style-name="ro1">
          <table:table-cell office:value-type="float" office:value="119700" calcext:value-type="float">
            <text:p>119700</text:p>
          </table:table-cell>
          <table:table-cell office:value-type="float" office:value="15.43176" calcext:value-type="float">
            <text:p>15.43</text:p>
          </table:table-cell>
        </table:table-row>
        <table:table-row table:style-name="ro1">
          <table:table-cell office:value-type="float" office:value="119760" calcext:value-type="float">
            <text:p>119760</text:p>
          </table:table-cell>
          <table:table-cell office:value-type="float" office:value="17.44377" calcext:value-type="float">
            <text:p>17.44</text:p>
          </table:table-cell>
        </table:table-row>
        <table:table-row table:style-name="ro1">
          <table:table-cell office:value-type="float" office:value="119820" calcext:value-type="float">
            <text:p>119820</text:p>
          </table:table-cell>
          <table:table-cell office:value-type="float" office:value="18.86357" calcext:value-type="float">
            <text:p>18.86</text:p>
          </table:table-cell>
        </table:table-row>
        <table:table-row table:style-name="ro1">
          <table:table-cell office:value-type="float" office:value="119880" calcext:value-type="float">
            <text:p>119880</text:p>
          </table:table-cell>
          <table:table-cell office:value-type="float" office:value="20.16388" calcext:value-type="float">
            <text:p>20.16</text:p>
          </table:table-cell>
        </table:table-row>
        <table:table-row table:style-name="ro1">
          <table:table-cell office:value-type="float" office:value="119940" calcext:value-type="float">
            <text:p>119940</text:p>
          </table:table-cell>
          <table:table-cell office:value-type="float" office:value="21.99478" calcext:value-type="float">
            <text:p>21.99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23.76427" calcext:value-type="float">
            <text:p>23.76</text:p>
          </table:table-cell>
        </table:table-row>
        <table:table-row table:style-name="ro1">
          <table:table-cell office:value-type="float" office:value="120060" calcext:value-type="float">
            <text:p>120060</text:p>
          </table:table-cell>
          <table:table-cell office:value-type="float" office:value="22.81303" calcext:value-type="float">
            <text:p>22.81</text:p>
          </table:table-cell>
        </table:table-row>
        <table:table-row table:style-name="ro1">
          <table:table-cell office:value-type="float" office:value="120120" calcext:value-type="float">
            <text:p>120120</text:p>
          </table:table-cell>
          <table:table-cell office:value-type="float" office:value="28.2402" calcext:value-type="float">
            <text:p>28.24</text:p>
          </table:table-cell>
        </table:table-row>
        <table:table-row table:style-name="ro1">
          <table:table-cell office:value-type="float" office:value="120180" calcext:value-type="float">
            <text:p>120180</text:p>
          </table:table-cell>
          <table:table-cell office:value-type="float" office:value="32.18554" calcext:value-type="float">
            <text:p>32.19</text:p>
          </table:table-cell>
        </table:table-row>
        <table:table-row table:style-name="ro1">
          <table:table-cell office:value-type="float" office:value="120240" calcext:value-type="float">
            <text:p>120240</text:p>
          </table:table-cell>
          <table:table-cell office:value-type="float" office:value="36.00685" calcext:value-type="float">
            <text:p>36.01</text:p>
          </table:table-cell>
        </table:table-row>
        <table:table-row table:style-name="ro1">
          <table:table-cell office:value-type="float" office:value="120300" calcext:value-type="float">
            <text:p>120300</text:p>
          </table:table-cell>
          <table:table-cell office:value-type="float" office:value="35.34488" calcext:value-type="float">
            <text:p>35.34</text:p>
          </table:table-cell>
        </table:table-row>
        <table:table-row table:style-name="ro1">
          <table:table-cell office:value-type="float" office:value="120360" calcext:value-type="float">
            <text:p>120360</text:p>
          </table:table-cell>
          <table:table-cell office:value-type="float" office:value="28.49457" calcext:value-type="float">
            <text:p>28.49</text:p>
          </table:table-cell>
        </table:table-row>
        <table:table-row table:style-name="ro1">
          <table:table-cell office:value-type="float" office:value="120420" calcext:value-type="float">
            <text:p>120420</text:p>
          </table:table-cell>
          <table:table-cell office:value-type="float" office:value="25.36291" calcext:value-type="float">
            <text:p>25.36</text:p>
          </table:table-cell>
        </table:table-row>
        <table:table-row table:style-name="ro1">
          <table:table-cell office:value-type="float" office:value="120480" calcext:value-type="float">
            <text:p>120480</text:p>
          </table:table-cell>
          <table:table-cell office:value-type="float" office:value="26.06523" calcext:value-type="float">
            <text:p>26.07</text:p>
          </table:table-cell>
        </table:table-row>
        <table:table-row table:style-name="ro1">
          <table:table-cell office:value-type="float" office:value="120540" calcext:value-type="float">
            <text:p>120540</text:p>
          </table:table-cell>
          <table:table-cell office:value-type="float" office:value="26.1187" calcext:value-type="float">
            <text:p>26.12</text:p>
          </table:table-cell>
        </table:table-row>
        <table:table-row table:style-name="ro1">
          <table:table-cell office:value-type="float" office:value="120600" calcext:value-type="float">
            <text:p>120600</text:p>
          </table:table-cell>
          <table:table-cell office:value-type="float" office:value="23.87355" calcext:value-type="float">
            <text:p>23.87</text:p>
          </table:table-cell>
        </table:table-row>
        <table:table-row table:style-name="ro1">
          <table:table-cell office:value-type="float" office:value="120660" calcext:value-type="float">
            <text:p>120660</text:p>
          </table:table-cell>
          <table:table-cell office:value-type="float" office:value="23.98644" calcext:value-type="float">
            <text:p>23.99</text:p>
          </table:table-cell>
        </table:table-row>
        <table:table-row table:style-name="ro1">
          <table:table-cell office:value-type="float" office:value="120720" calcext:value-type="float">
            <text:p>120720</text:p>
          </table:table-cell>
          <table:table-cell office:value-type="float" office:value="21.74301" calcext:value-type="float">
            <text:p>21.74</text:p>
          </table:table-cell>
        </table:table-row>
        <table:table-row table:style-name="ro1">
          <table:table-cell office:value-type="float" office:value="120780" calcext:value-type="float">
            <text:p>120780</text:p>
          </table:table-cell>
          <table:table-cell office:value-type="float" office:value="22.15138" calcext:value-type="float">
            <text:p>22.15</text:p>
          </table:table-cell>
        </table:table-row>
        <table:table-row table:style-name="ro1">
          <table:table-cell office:value-type="float" office:value="120840" calcext:value-type="float">
            <text:p>120840</text:p>
          </table:table-cell>
          <table:table-cell office:value-type="float" office:value="25.91698" calcext:value-type="float">
            <text:p>25.92</text:p>
          </table:table-cell>
        </table:table-row>
        <table:table-row table:style-name="ro1">
          <table:table-cell office:value-type="float" office:value="120900" calcext:value-type="float">
            <text:p>120900</text:p>
          </table:table-cell>
          <table:table-cell office:value-type="float" office:value="29.85712" calcext:value-type="float">
            <text:p>29.86</text:p>
          </table:table-cell>
        </table:table-row>
        <table:table-row table:style-name="ro1">
          <table:table-cell office:value-type="float" office:value="120960" calcext:value-type="float">
            <text:p>120960</text:p>
          </table:table-cell>
          <table:table-cell office:value-type="float" office:value="28.55644" calcext:value-type="float">
            <text:p>28.56</text:p>
          </table:table-cell>
        </table:table-row>
        <table:table-row table:style-name="ro1">
          <table:table-cell office:value-type="float" office:value="121020" calcext:value-type="float">
            <text:p>121020</text:p>
          </table:table-cell>
          <table:table-cell office:value-type="float" office:value="27.1377" calcext:value-type="float">
            <text:p>27.14</text:p>
          </table:table-cell>
        </table:table-row>
        <table:table-row table:style-name="ro1">
          <table:table-cell office:value-type="float" office:value="121080" calcext:value-type="float">
            <text:p>121080</text:p>
          </table:table-cell>
          <table:table-cell office:value-type="float" office:value="28.01503" calcext:value-type="float">
            <text:p>28.02</text:p>
          </table:table-cell>
        </table:table-row>
        <table:table-row table:style-name="ro1">
          <table:table-cell office:value-type="float" office:value="121140" calcext:value-type="float">
            <text:p>121140</text:p>
          </table:table-cell>
          <table:table-cell office:value-type="float" office:value="27.24504" calcext:value-type="float">
            <text:p>27.25</text:p>
          </table:table-cell>
        </table:table-row>
        <table:table-row table:style-name="ro1">
          <table:table-cell office:value-type="float" office:value="121200" calcext:value-type="float">
            <text:p>121200</text:p>
          </table:table-cell>
          <table:table-cell office:value-type="float" office:value="21.82791" calcext:value-type="float">
            <text:p>21.83</text:p>
          </table:table-cell>
        </table:table-row>
        <table:table-row table:style-name="ro1">
          <table:table-cell office:value-type="float" office:value="121260" calcext:value-type="float">
            <text:p>121260</text:p>
          </table:table-cell>
          <table:table-cell office:value-type="float" office:value="20.70581" calcext:value-type="float">
            <text:p>20.71</text:p>
          </table:table-cell>
        </table:table-row>
        <table:table-row table:style-name="ro1">
          <table:table-cell office:value-type="float" office:value="121320" calcext:value-type="float">
            <text:p>121320</text:p>
          </table:table-cell>
          <table:table-cell office:value-type="float" office:value="21.58349" calcext:value-type="float">
            <text:p>21.58</text:p>
          </table:table-cell>
        </table:table-row>
        <table:table-row table:style-name="ro1">
          <table:table-cell office:value-type="float" office:value="121380" calcext:value-type="float">
            <text:p>121380</text:p>
          </table:table-cell>
          <table:table-cell office:value-type="float" office:value="23.4017" calcext:value-type="float">
            <text:p>23.40</text:p>
          </table:table-cell>
        </table:table-row>
        <table:table-row table:style-name="ro1">
          <table:table-cell office:value-type="float" office:value="121440" calcext:value-type="float">
            <text:p>121440</text:p>
          </table:table-cell>
          <table:table-cell office:value-type="float" office:value="25.04333" calcext:value-type="float">
            <text:p>25.04</text:p>
          </table:table-cell>
        </table:table-row>
        <table:table-row table:style-name="ro1">
          <table:table-cell office:value-type="float" office:value="121500" calcext:value-type="float">
            <text:p>121500</text:p>
          </table:table-cell>
          <table:table-cell office:value-type="float" office:value="27.74168" calcext:value-type="float">
            <text:p>27.74</text:p>
          </table:table-cell>
        </table:table-row>
        <table:table-row table:style-name="ro1">
          <table:table-cell office:value-type="float" office:value="121560" calcext:value-type="float">
            <text:p>121560</text:p>
          </table:table-cell>
          <table:table-cell office:value-type="float" office:value="32.37741" calcext:value-type="float">
            <text:p>32.38</text:p>
          </table:table-cell>
        </table:table-row>
        <table:table-row table:style-name="ro1">
          <table:table-cell office:value-type="float" office:value="121620" calcext:value-type="float">
            <text:p>121620</text:p>
          </table:table-cell>
          <table:table-cell office:value-type="float" office:value="27.73073" calcext:value-type="float">
            <text:p>27.73</text:p>
          </table:table-cell>
        </table:table-row>
        <table:table-row table:style-name="ro1">
          <table:table-cell office:value-type="float" office:value="121680" calcext:value-type="float">
            <text:p>121680</text:p>
          </table:table-cell>
          <table:table-cell office:value-type="float" office:value="23.20319" calcext:value-type="float">
            <text:p>23.20</text:p>
          </table:table-cell>
        </table:table-row>
        <table:table-row table:style-name="ro1">
          <table:table-cell office:value-type="float" office:value="121740" calcext:value-type="float">
            <text:p>121740</text:p>
          </table:table-cell>
          <table:table-cell office:value-type="float" office:value="22.49456" calcext:value-type="float">
            <text:p>22.49</text:p>
          </table:table-cell>
        </table:table-row>
        <table:table-row table:style-name="ro1">
          <table:table-cell office:value-type="float" office:value="121800" calcext:value-type="float">
            <text:p>121800</text:p>
          </table:table-cell>
          <table:table-cell office:value-type="float" office:value="23.07796" calcext:value-type="float">
            <text:p>23.08</text:p>
          </table:table-cell>
        </table:table-row>
        <table:table-row table:style-name="ro1">
          <table:table-cell office:value-type="float" office:value="121860" calcext:value-type="float">
            <text:p>121860</text:p>
          </table:table-cell>
          <table:table-cell office:value-type="float" office:value="22.2521" calcext:value-type="float">
            <text:p>22.25</text:p>
          </table:table-cell>
        </table:table-row>
        <table:table-row table:style-name="ro1">
          <table:table-cell office:value-type="float" office:value="121920" calcext:value-type="float">
            <text:p>121920</text:p>
          </table:table-cell>
          <table:table-cell office:value-type="float" office:value="26.94381" calcext:value-type="float">
            <text:p>26.94</text:p>
          </table:table-cell>
        </table:table-row>
        <table:table-row table:style-name="ro1">
          <table:table-cell office:value-type="float" office:value="121980" calcext:value-type="float">
            <text:p>121980</text:p>
          </table:table-cell>
          <table:table-cell office:value-type="float" office:value="31.34067" calcext:value-type="float">
            <text:p>31.34</text:p>
          </table:table-cell>
        </table:table-row>
        <table:table-row table:style-name="ro1">
          <table:table-cell office:value-type="float" office:value="122040" calcext:value-type="float">
            <text:p>122040</text:p>
          </table:table-cell>
          <table:table-cell office:value-type="float" office:value="30.6316" calcext:value-type="float">
            <text:p>30.63</text:p>
          </table:table-cell>
        </table:table-row>
        <table:table-row table:style-name="ro1">
          <table:table-cell office:value-type="float" office:value="122100" calcext:value-type="float">
            <text:p>122100</text:p>
          </table:table-cell>
          <table:table-cell office:value-type="float" office:value="28.39721" calcext:value-type="float">
            <text:p>28.40</text:p>
          </table:table-cell>
        </table:table-row>
        <table:table-row table:style-name="ro1">
          <table:table-cell office:value-type="float" office:value="122160" calcext:value-type="float">
            <text:p>122160</text:p>
          </table:table-cell>
          <table:table-cell office:value-type="float" office:value="26.10552" calcext:value-type="float">
            <text:p>26.11</text:p>
          </table:table-cell>
        </table:table-row>
        <table:table-row table:style-name="ro1">
          <table:table-cell office:value-type="float" office:value="122220" calcext:value-type="float">
            <text:p>122220</text:p>
          </table:table-cell>
          <table:table-cell office:value-type="float" office:value="26.86386" calcext:value-type="float">
            <text:p>26.86</text:p>
          </table:table-cell>
        </table:table-row>
        <table:table-row table:style-name="ro1">
          <table:table-cell office:value-type="float" office:value="122280" calcext:value-type="float">
            <text:p>122280</text:p>
          </table:table-cell>
          <table:table-cell office:value-type="float" office:value="26.7416" calcext:value-type="float">
            <text:p>26.74</text:p>
          </table:table-cell>
        </table:table-row>
        <table:table-row table:style-name="ro1">
          <table:table-cell office:value-type="float" office:value="122340" calcext:value-type="float">
            <text:p>122340</text:p>
          </table:table-cell>
          <table:table-cell office:value-type="float" office:value="25.38862" calcext:value-type="float">
            <text:p>25.39</text:p>
          </table:table-cell>
        </table:table-row>
        <table:table-row table:style-name="ro1">
          <table:table-cell office:value-type="float" office:value="122400" calcext:value-type="float">
            <text:p>122400</text:p>
          </table:table-cell>
          <table:table-cell office:value-type="float" office:value="27.67059" calcext:value-type="float">
            <text:p>27.67</text:p>
          </table:table-cell>
        </table:table-row>
        <table:table-row table:style-name="ro1">
          <table:table-cell office:value-type="float" office:value="122460" calcext:value-type="float">
            <text:p>122460</text:p>
          </table:table-cell>
          <table:table-cell office:value-type="float" office:value="27.90079" calcext:value-type="float">
            <text:p>27.90</text:p>
          </table:table-cell>
        </table:table-row>
        <table:table-row table:style-name="ro1">
          <table:table-cell office:value-type="float" office:value="122520" calcext:value-type="float">
            <text:p>122520</text:p>
          </table:table-cell>
          <table:table-cell office:value-type="float" office:value="26.78315" calcext:value-type="float">
            <text:p>26.78</text:p>
          </table:table-cell>
        </table:table-row>
        <table:table-row table:style-name="ro1">
          <table:table-cell office:value-type="float" office:value="122580" calcext:value-type="float">
            <text:p>122580</text:p>
          </table:table-cell>
          <table:table-cell office:value-type="float" office:value="28.36075" calcext:value-type="float">
            <text:p>28.36</text:p>
          </table:table-cell>
        </table:table-row>
        <table:table-row table:style-name="ro1">
          <table:table-cell office:value-type="float" office:value="122640" calcext:value-type="float">
            <text:p>122640</text:p>
          </table:table-cell>
          <table:table-cell office:value-type="float" office:value="29.29332" calcext:value-type="float">
            <text:p>29.29</text:p>
          </table:table-cell>
        </table:table-row>
        <table:table-row table:style-name="ro1">
          <table:table-cell office:value-type="float" office:value="122700" calcext:value-type="float">
            <text:p>122700</text:p>
          </table:table-cell>
          <table:table-cell office:value-type="float" office:value="28.81989" calcext:value-type="float">
            <text:p>28.82</text:p>
          </table:table-cell>
        </table:table-row>
        <table:table-row table:style-name="ro1">
          <table:table-cell office:value-type="float" office:value="122760" calcext:value-type="float">
            <text:p>122760</text:p>
          </table:table-cell>
          <table:table-cell office:value-type="float" office:value="29.34216" calcext:value-type="float">
            <text:p>29.34</text:p>
          </table:table-cell>
        </table:table-row>
        <table:table-row table:style-name="ro1">
          <table:table-cell office:value-type="float" office:value="122820" calcext:value-type="float">
            <text:p>122820</text:p>
          </table:table-cell>
          <table:table-cell office:value-type="float" office:value="31.67958" calcext:value-type="float">
            <text:p>31.68</text:p>
          </table:table-cell>
        </table:table-row>
        <table:table-row table:style-name="ro1">
          <table:table-cell office:value-type="float" office:value="122880" calcext:value-type="float">
            <text:p>122880</text:p>
          </table:table-cell>
          <table:table-cell office:value-type="float" office:value="34.36724" calcext:value-type="float">
            <text:p>34.37</text:p>
          </table:table-cell>
        </table:table-row>
        <table:table-row table:style-name="ro1">
          <table:table-cell office:value-type="float" office:value="122940" calcext:value-type="float">
            <text:p>122940</text:p>
          </table:table-cell>
          <table:table-cell office:value-type="float" office:value="35.88341" calcext:value-type="float">
            <text:p>35.88</text:p>
          </table:table-cell>
        </table:table-row>
        <table:table-row table:style-name="ro1">
          <table:table-cell office:value-type="float" office:value="123000" calcext:value-type="float">
            <text:p>123000</text:p>
          </table:table-cell>
          <table:table-cell office:value-type="float" office:value="37.39967" calcext:value-type="float">
            <text:p>37.40</text:p>
          </table:table-cell>
        </table:table-row>
        <table:table-row table:style-name="ro1">
          <table:table-cell office:value-type="float" office:value="123060" calcext:value-type="float">
            <text:p>123060</text:p>
          </table:table-cell>
          <table:table-cell office:value-type="float" office:value="33.59143" calcext:value-type="float">
            <text:p>33.59</text:p>
          </table:table-cell>
        </table:table-row>
        <table:table-row table:style-name="ro1">
          <table:table-cell office:value-type="float" office:value="123120" calcext:value-type="float">
            <text:p>123120</text:p>
          </table:table-cell>
          <table:table-cell office:value-type="float" office:value="29.90083" calcext:value-type="float">
            <text:p>29.90</text:p>
          </table:table-cell>
        </table:table-row>
        <table:table-row table:style-name="ro1">
          <table:table-cell office:value-type="float" office:value="123180" calcext:value-type="float">
            <text:p>123180</text:p>
          </table:table-cell>
          <table:table-cell office:value-type="float" office:value="31.18411" calcext:value-type="float">
            <text:p>31.18</text:p>
          </table:table-cell>
        </table:table-row>
        <table:table-row table:style-name="ro1">
          <table:table-cell office:value-type="float" office:value="123240" calcext:value-type="float">
            <text:p>123240</text:p>
          </table:table-cell>
          <table:table-cell office:value-type="float" office:value="33.4608" calcext:value-type="float">
            <text:p>33.46</text:p>
          </table:table-cell>
        </table:table-row>
        <table:table-row table:style-name="ro1">
          <table:table-cell office:value-type="float" office:value="123300" calcext:value-type="float">
            <text:p>123300</text:p>
          </table:table-cell>
          <table:table-cell office:value-type="float" office:value="33.16364" calcext:value-type="float">
            <text:p>33.16</text:p>
          </table:table-cell>
        </table:table-row>
        <table:table-row table:style-name="ro1">
          <table:table-cell office:value-type="float" office:value="123360" calcext:value-type="float">
            <text:p>123360</text:p>
          </table:table-cell>
          <table:table-cell office:value-type="float" office:value="33.27605" calcext:value-type="float">
            <text:p>33.28</text:p>
          </table:table-cell>
        </table:table-row>
        <table:table-row table:style-name="ro1">
          <table:table-cell office:value-type="float" office:value="123420" calcext:value-type="float">
            <text:p>123420</text:p>
          </table:table-cell>
          <table:table-cell office:value-type="float" office:value="37.77242" calcext:value-type="float">
            <text:p>37.77</text:p>
          </table:table-cell>
        </table:table-row>
        <table:table-row table:style-name="ro1">
          <table:table-cell office:value-type="float" office:value="123480" calcext:value-type="float">
            <text:p>123480</text:p>
          </table:table-cell>
          <table:table-cell office:value-type="float" office:value="46.00803" calcext:value-type="float">
            <text:p>46.01</text:p>
          </table:table-cell>
        </table:table-row>
        <table:table-row table:style-name="ro1">
          <table:table-cell office:value-type="float" office:value="123540" calcext:value-type="float">
            <text:p>123540</text:p>
          </table:table-cell>
          <table:table-cell office:value-type="float" office:value="53.65665" calcext:value-type="float">
            <text:p>53.66</text:p>
          </table:table-cell>
        </table:table-row>
        <table:table-row table:style-name="ro1">
          <table:table-cell office:value-type="float" office:value="123600" calcext:value-type="float">
            <text:p>123600</text:p>
          </table:table-cell>
          <table:table-cell office:value-type="float" office:value="58.55556" calcext:value-type="float">
            <text:p>58.56</text:p>
          </table:table-cell>
        </table:table-row>
        <table:table-row table:style-name="ro1">
          <table:table-cell office:value-type="float" office:value="123660" calcext:value-type="float">
            <text:p>123660</text:p>
          </table:table-cell>
          <table:table-cell office:value-type="float" office:value="57.55356" calcext:value-type="float">
            <text:p>57.55</text:p>
          </table:table-cell>
        </table:table-row>
        <table:table-row table:style-name="ro1">
          <table:table-cell office:value-type="float" office:value="123720" calcext:value-type="float">
            <text:p>123720</text:p>
          </table:table-cell>
          <table:table-cell office:value-type="float" office:value="51.52977" calcext:value-type="float">
            <text:p>51.53</text:p>
          </table:table-cell>
        </table:table-row>
        <table:table-row table:style-name="ro1">
          <table:table-cell office:value-type="float" office:value="123780" calcext:value-type="float">
            <text:p>123780</text:p>
          </table:table-cell>
          <table:table-cell office:value-type="float" office:value="45.2753" calcext:value-type="float">
            <text:p>45.28</text:p>
          </table:table-cell>
        </table:table-row>
        <table:table-row table:style-name="ro1">
          <table:table-cell office:value-type="float" office:value="123840" calcext:value-type="float">
            <text:p>123840</text:p>
          </table:table-cell>
          <table:table-cell office:value-type="float" office:value="46.14708" calcext:value-type="float">
            <text:p>46.15</text:p>
          </table:table-cell>
        </table:table-row>
        <table:table-row table:style-name="ro1">
          <table:table-cell office:value-type="float" office:value="123900" calcext:value-type="float">
            <text:p>123900</text:p>
          </table:table-cell>
          <table:table-cell office:value-type="float" office:value="50.52141" calcext:value-type="float">
            <text:p>50.52</text:p>
          </table:table-cell>
        </table:table-row>
        <table:table-row table:style-name="ro1">
          <table:table-cell office:value-type="float" office:value="123960" calcext:value-type="float">
            <text:p>123960</text:p>
          </table:table-cell>
          <table:table-cell office:value-type="float" office:value="55.76916" calcext:value-type="float">
            <text:p>55.77</text:p>
          </table:table-cell>
        </table:table-row>
        <table:table-row table:style-name="ro1">
          <table:table-cell office:value-type="float" office:value="124020" calcext:value-type="float">
            <text:p>124020</text:p>
          </table:table-cell>
          <table:table-cell office:value-type="float" office:value="53.602" calcext:value-type="float">
            <text:p>53.60</text:p>
          </table:table-cell>
        </table:table-row>
        <table:table-row table:style-name="ro1">
          <table:table-cell office:value-type="float" office:value="124080" calcext:value-type="float">
            <text:p>124080</text:p>
          </table:table-cell>
          <table:table-cell office:value-type="float" office:value="44.54846" calcext:value-type="float">
            <text:p>44.55</text:p>
          </table:table-cell>
        </table:table-row>
        <table:table-row table:style-name="ro1">
          <table:table-cell office:value-type="float" office:value="124140" calcext:value-type="float">
            <text:p>124140</text:p>
          </table:table-cell>
          <table:table-cell office:value-type="float" office:value="39.52392" calcext:value-type="float">
            <text:p>39.52</text:p>
          </table:table-cell>
        </table:table-row>
        <table:table-row table:style-name="ro1">
          <table:table-cell office:value-type="float" office:value="124200" calcext:value-type="float">
            <text:p>124200</text:p>
          </table:table-cell>
          <table:table-cell office:value-type="float" office:value="36.19351" calcext:value-type="float">
            <text:p>36.19</text:p>
          </table:table-cell>
        </table:table-row>
        <table:table-row table:style-name="ro1">
          <table:table-cell office:value-type="float" office:value="124260" calcext:value-type="float">
            <text:p>124260</text:p>
          </table:table-cell>
          <table:table-cell office:value-type="float" office:value="33.68037" calcext:value-type="float">
            <text:p>33.68</text:p>
          </table:table-cell>
        </table:table-row>
        <table:table-row table:style-name="ro1">
          <table:table-cell office:value-type="float" office:value="124320" calcext:value-type="float">
            <text:p>124320</text:p>
          </table:table-cell>
          <table:table-cell office:value-type="float" office:value="34.08478" calcext:value-type="float">
            <text:p>34.08</text:p>
          </table:table-cell>
        </table:table-row>
        <table:table-row table:style-name="ro1">
          <table:table-cell office:value-type="float" office:value="124380" calcext:value-type="float">
            <text:p>124380</text:p>
          </table:table-cell>
          <table:table-cell office:value-type="float" office:value="34.13925" calcext:value-type="float">
            <text:p>34.14</text:p>
          </table:table-cell>
        </table:table-row>
        <table:table-row table:style-name="ro1">
          <table:table-cell office:value-type="float" office:value="124440" calcext:value-type="float">
            <text:p>124440</text:p>
          </table:table-cell>
          <table:table-cell office:value-type="float" office:value="32.73547" calcext:value-type="float">
            <text:p>32.74</text:p>
          </table:table-cell>
        </table:table-row>
        <table:table-row table:style-name="ro1">
          <table:table-cell office:value-type="float" office:value="124500" calcext:value-type="float">
            <text:p>124500</text:p>
          </table:table-cell>
          <table:table-cell office:value-type="float" office:value="30.45752" calcext:value-type="float">
            <text:p>30.46</text:p>
          </table:table-cell>
        </table:table-row>
        <table:table-row table:style-name="ro1">
          <table:table-cell office:value-type="float" office:value="124560" calcext:value-type="float">
            <text:p>124560</text:p>
          </table:table-cell>
          <table:table-cell office:value-type="float" office:value="28.41335" calcext:value-type="float">
            <text:p>28.41</text:p>
          </table:table-cell>
        </table:table-row>
        <table:table-row table:style-name="ro1">
          <table:table-cell office:value-type="float" office:value="124620" calcext:value-type="float">
            <text:p>124620</text:p>
          </table:table-cell>
          <table:table-cell office:value-type="float" office:value="27.94368" calcext:value-type="float">
            <text:p>27.94</text:p>
          </table:table-cell>
        </table:table-row>
        <table:table-row table:style-name="ro1">
          <table:table-cell office:value-type="float" office:value="124680" calcext:value-type="float">
            <text:p>124680</text:p>
          </table:table-cell>
          <table:table-cell office:value-type="float" office:value="24.79144" calcext:value-type="float">
            <text:p>24.79</text:p>
          </table:table-cell>
        </table:table-row>
        <table:table-row table:style-name="ro1">
          <table:table-cell office:value-type="float" office:value="124740" calcext:value-type="float">
            <text:p>124740</text:p>
          </table:table-cell>
          <table:table-cell office:value-type="float" office:value="20.41469" calcext:value-type="float">
            <text:p>20.41</text:p>
          </table:table-cell>
        </table:table-row>
        <table:table-row table:style-name="ro1">
          <table:table-cell office:value-type="float" office:value="124800" calcext:value-type="float">
            <text:p>124800</text:p>
          </table:table-cell>
          <table:table-cell office:value-type="float" office:value="18.95452" calcext:value-type="float">
            <text:p>18.95</text:p>
          </table:table-cell>
        </table:table-row>
        <table:table-row table:style-name="ro1">
          <table:table-cell office:value-type="float" office:value="124860" calcext:value-type="float">
            <text:p>124860</text:p>
          </table:table-cell>
          <table:table-cell office:value-type="float" office:value="20.87649" calcext:value-type="float">
            <text:p>20.88</text:p>
          </table:table-cell>
        </table:table-row>
        <table:table-row table:style-name="ro1">
          <table:table-cell office:value-type="float" office:value="124920" calcext:value-type="float">
            <text:p>124920</text:p>
          </table:table-cell>
          <table:table-cell office:value-type="float" office:value="23.84735" calcext:value-type="float">
            <text:p>23.85</text:p>
          </table:table-cell>
        </table:table-row>
        <table:table-row table:style-name="ro1">
          <table:table-cell office:value-type="float" office:value="124980" calcext:value-type="float">
            <text:p>124980</text:p>
          </table:table-cell>
          <table:table-cell office:value-type="float" office:value="26.87587" calcext:value-type="float">
            <text:p>26.88</text:p>
          </table:table-cell>
        </table:table-row>
        <table:table-row table:style-name="ro1">
          <table:table-cell office:value-type="float" office:value="125040" calcext:value-type="float">
            <text:p>125040</text:p>
          </table:table-cell>
          <table:table-cell office:value-type="float" office:value="30.02005" calcext:value-type="float">
            <text:p>30.02</text:p>
          </table:table-cell>
        </table:table-row>
        <table:table-row table:style-name="ro1">
          <table:table-cell office:value-type="float" office:value="125100" calcext:value-type="float">
            <text:p>125100</text:p>
          </table:table-cell>
          <table:table-cell office:value-type="float" office:value="32.93052" calcext:value-type="float">
            <text:p>32.93</text:p>
          </table:table-cell>
        </table:table-row>
        <table:table-row table:style-name="ro1">
          <table:table-cell office:value-type="float" office:value="125160" calcext:value-type="float">
            <text:p>125160</text:p>
          </table:table-cell>
          <table:table-cell office:value-type="float" office:value="35.49001" calcext:value-type="float">
            <text:p>35.49</text:p>
          </table:table-cell>
        </table:table-row>
        <table:table-row table:style-name="ro1">
          <table:table-cell office:value-type="float" office:value="125220" calcext:value-type="float">
            <text:p>125220</text:p>
          </table:table-cell>
          <table:table-cell office:value-type="float" office:value="35.36953" calcext:value-type="float">
            <text:p>35.37</text:p>
          </table:table-cell>
        </table:table-row>
        <table:table-row table:style-name="ro1">
          <table:table-cell office:value-type="float" office:value="125280" calcext:value-type="float">
            <text:p>125280</text:p>
          </table:table-cell>
          <table:table-cell office:value-type="float" office:value="38.10366" calcext:value-type="float">
            <text:p>38.10</text:p>
          </table:table-cell>
        </table:table-row>
        <table:table-row table:style-name="ro1">
          <table:table-cell office:value-type="float" office:value="125340" calcext:value-type="float">
            <text:p>125340</text:p>
          </table:table-cell>
          <table:table-cell office:value-type="float" office:value="36.93511" calcext:value-type="float">
            <text:p>36.94</text:p>
          </table:table-cell>
        </table:table-row>
        <table:table-row table:style-name="ro1">
          <table:table-cell office:value-type="float" office:value="125400" calcext:value-type="float">
            <text:p>125400</text:p>
          </table:table-cell>
          <table:table-cell office:value-type="float" office:value="39.66824" calcext:value-type="float">
            <text:p>39.67</text:p>
          </table:table-cell>
        </table:table-row>
        <table:table-row table:style-name="ro1">
          <table:table-cell office:value-type="float" office:value="125460" calcext:value-type="float">
            <text:p>125460</text:p>
          </table:table-cell>
          <table:table-cell office:value-type="float" office:value="42.10987" calcext:value-type="float">
            <text:p>42.11</text:p>
          </table:table-cell>
        </table:table-row>
        <table:table-row table:style-name="ro1">
          <table:table-cell office:value-type="float" office:value="125520" calcext:value-type="float">
            <text:p>125520</text:p>
          </table:table-cell>
          <table:table-cell office:value-type="float" office:value="39.4273" calcext:value-type="float">
            <text:p>39.43</text:p>
          </table:table-cell>
        </table:table-row>
        <table:table-row table:style-name="ro1">
          <table:table-cell office:value-type="float" office:value="125580" calcext:value-type="float">
            <text:p>125580</text:p>
          </table:table-cell>
          <table:table-cell office:value-type="float" office:value="35.5811" calcext:value-type="float">
            <text:p>35.58</text:p>
          </table:table-cell>
        </table:table-row>
        <table:table-row table:style-name="ro1">
          <table:table-cell office:value-type="float" office:value="125640" calcext:value-type="float">
            <text:p>125640</text:p>
          </table:table-cell>
          <table:table-cell office:value-type="float" office:value="38.37172" calcext:value-type="float">
            <text:p>38.37</text:p>
          </table:table-cell>
        </table:table-row>
        <table:table-row table:style-name="ro1">
          <table:table-cell office:value-type="float" office:value="125700" calcext:value-type="float">
            <text:p>125700</text:p>
          </table:table-cell>
          <table:table-cell office:value-type="float" office:value="34.46874" calcext:value-type="float">
            <text:p>34.47</text:p>
          </table:table-cell>
        </table:table-row>
        <table:table-row table:style-name="ro1">
          <table:table-cell office:value-type="float" office:value="125760" calcext:value-type="float">
            <text:p>125760</text:p>
          </table:table-cell>
          <table:table-cell office:value-type="float" office:value="31.08946" calcext:value-type="float">
            <text:p>31.09</text:p>
          </table:table-cell>
        </table:table-row>
        <table:table-row table:style-name="ro1">
          <table:table-cell office:value-type="float" office:value="125820" calcext:value-type="float">
            <text:p>125820</text:p>
          </table:table-cell>
          <table:table-cell office:value-type="float" office:value="32.83244" calcext:value-type="float">
            <text:p>32.83</text:p>
          </table:table-cell>
        </table:table-row>
        <table:table-row table:style-name="ro1">
          <table:table-cell office:value-type="float" office:value="125880" calcext:value-type="float">
            <text:p>125880</text:p>
          </table:table-cell>
          <table:table-cell office:value-type="float" office:value="31.89735" calcext:value-type="float">
            <text:p>31.90</text:p>
          </table:table-cell>
        </table:table-row>
        <table:table-row table:style-name="ro1">
          <table:table-cell office:value-type="float" office:value="125940" calcext:value-type="float">
            <text:p>125940</text:p>
          </table:table-cell>
          <table:table-cell office:value-type="float" office:value="35.03618" calcext:value-type="float">
            <text:p>35.04</text:p>
          </table:table-cell>
        </table:table-row>
        <table:table-row table:style-name="ro1">
          <table:table-cell office:value-type="float" office:value="126000" calcext:value-type="float">
            <text:p>126000</text:p>
          </table:table-cell>
          <table:table-cell office:value-type="float" office:value="42.94406" calcext:value-type="float">
            <text:p>42.94</text:p>
          </table:table-cell>
        </table:table-row>
        <table:table-row table:style-name="ro1">
          <table:table-cell office:value-type="float" office:value="126060" calcext:value-type="float">
            <text:p>126060</text:p>
          </table:table-cell>
          <table:table-cell office:value-type="float" office:value="46.54605" calcext:value-type="float">
            <text:p>46.55</text:p>
          </table:table-cell>
        </table:table-row>
        <table:table-row table:style-name="ro1">
          <table:table-cell office:value-type="float" office:value="126120" calcext:value-type="float">
            <text:p>126120</text:p>
          </table:table-cell>
          <table:table-cell office:value-type="float" office:value="44.27364" calcext:value-type="float">
            <text:p>44.27</text:p>
          </table:table-cell>
        </table:table-row>
        <table:table-row table:style-name="ro1">
          <table:table-cell office:value-type="float" office:value="126180" calcext:value-type="float">
            <text:p>126180</text:p>
          </table:table-cell>
          <table:table-cell office:value-type="float" office:value="46.53786" calcext:value-type="float">
            <text:p>46.54</text:p>
          </table:table-cell>
        </table:table-row>
        <table:table-row table:style-name="ro1">
          <table:table-cell office:value-type="float" office:value="126240" calcext:value-type="float">
            <text:p>126240</text:p>
          </table:table-cell>
          <table:table-cell office:value-type="float" office:value="46.0096" calcext:value-type="float">
            <text:p>46.01</text:p>
          </table:table-cell>
        </table:table-row>
        <table:table-row table:style-name="ro1">
          <table:table-cell office:value-type="float" office:value="126300" calcext:value-type="float">
            <text:p>126300</text:p>
          </table:table-cell>
          <table:table-cell office:value-type="float" office:value="44.84228" calcext:value-type="float">
            <text:p>44.84</text:p>
          </table:table-cell>
        </table:table-row>
        <table:table-row table:style-name="ro1">
          <table:table-cell office:value-type="float" office:value="126360" calcext:value-type="float">
            <text:p>126360</text:p>
          </table:table-cell>
          <table:table-cell office:value-type="float" office:value="42.74516" calcext:value-type="float">
            <text:p>42.75</text:p>
          </table:table-cell>
        </table:table-row>
        <table:table-row table:style-name="ro1">
          <table:table-cell office:value-type="float" office:value="126420" calcext:value-type="float">
            <text:p>126420</text:p>
          </table:table-cell>
          <table:table-cell office:value-type="float" office:value="45.35725" calcext:value-type="float">
            <text:p>45.36</text:p>
          </table:table-cell>
        </table:table-row>
        <table:table-row table:style-name="ro1">
          <table:table-cell office:value-type="float" office:value="126480" calcext:value-type="float">
            <text:p>126480</text:p>
          </table:table-cell>
          <table:table-cell office:value-type="float" office:value="46.98087" calcext:value-type="float">
            <text:p>46.98</text:p>
          </table:table-cell>
        </table:table-row>
        <table:table-row table:style-name="ro1">
          <table:table-cell office:value-type="float" office:value="126540" calcext:value-type="float">
            <text:p>126540</text:p>
          </table:table-cell>
          <table:table-cell office:value-type="float" office:value="51.04478" calcext:value-type="float">
            <text:p>51.04</text:p>
          </table:table-cell>
        </table:table-row>
        <table:table-row table:style-name="ro1">
          <table:table-cell office:value-type="float" office:value="126600" calcext:value-type="float">
            <text:p>126600</text:p>
          </table:table-cell>
          <table:table-cell office:value-type="float" office:value="48.89108" calcext:value-type="float">
            <text:p>48.89</text:p>
          </table:table-cell>
        </table:table-row>
        <table:table-row table:style-name="ro1">
          <table:table-cell office:value-type="float" office:value="126660" calcext:value-type="float">
            <text:p>126660</text:p>
          </table:table-cell>
          <table:table-cell office:value-type="float" office:value="45.05215" calcext:value-type="float">
            <text:p>45.05</text:p>
          </table:table-cell>
        </table:table-row>
        <table:table-row table:style-name="ro1">
          <table:table-cell office:value-type="float" office:value="126720" calcext:value-type="float">
            <text:p>126720</text:p>
          </table:table-cell>
          <table:table-cell office:value-type="float" office:value="43.65408" calcext:value-type="float">
            <text:p>43.65</text:p>
          </table:table-cell>
        </table:table-row>
        <table:table-row table:style-name="ro1">
          <table:table-cell office:value-type="float" office:value="126780" calcext:value-type="float">
            <text:p>126780</text:p>
          </table:table-cell>
          <table:table-cell office:value-type="float" office:value="43.88283" calcext:value-type="float">
            <text:p>43.88</text:p>
          </table:table-cell>
        </table:table-row>
        <table:table-row table:style-name="ro1">
          <table:table-cell office:value-type="float" office:value="126840" calcext:value-type="float">
            <text:p>126840</text:p>
          </table:table-cell>
          <table:table-cell office:value-type="float" office:value="40.80067" calcext:value-type="float">
            <text:p>40.80</text:p>
          </table:table-cell>
        </table:table-row>
        <table:table-row table:style-name="ro1">
          <table:table-cell office:value-type="float" office:value="126900" calcext:value-type="float">
            <text:p>126900</text:p>
          </table:table-cell>
          <table:table-cell office:value-type="float" office:value="41.02983" calcext:value-type="float">
            <text:p>41.03</text:p>
          </table:table-cell>
        </table:table-row>
        <table:table-row table:style-name="ro1">
          <table:table-cell office:value-type="float" office:value="126960" calcext:value-type="float">
            <text:p>126960</text:p>
          </table:table-cell>
          <table:table-cell office:value-type="float" office:value="45.73257" calcext:value-type="float">
            <text:p>45.73</text:p>
          </table:table-cell>
        </table:table-row>
        <table:table-row table:style-name="ro1">
          <table:table-cell office:value-type="float" office:value="127020" calcext:value-type="float">
            <text:p>127020</text:p>
          </table:table-cell>
          <table:table-cell office:value-type="float" office:value="48.63383" calcext:value-type="float">
            <text:p>48.63</text:p>
          </table:table-cell>
        </table:table-row>
        <table:table-row table:style-name="ro1">
          <table:table-cell office:value-type="float" office:value="127080" calcext:value-type="float">
            <text:p>127080</text:p>
          </table:table-cell>
          <table:table-cell office:value-type="float" office:value="50.72132" calcext:value-type="float">
            <text:p>50.72</text:p>
          </table:table-cell>
        </table:table-row>
        <table:table-row table:style-name="ro1">
          <table:table-cell office:value-type="float" office:value="127140" calcext:value-type="float">
            <text:p>127140</text:p>
          </table:table-cell>
          <table:table-cell office:value-type="float" office:value="52.98193" calcext:value-type="float">
            <text:p>52.98</text:p>
          </table:table-cell>
        </table:table-row>
        <table:table-row table:style-name="ro1">
          <table:table-cell office:value-type="float" office:value="127200" calcext:value-type="float">
            <text:p>127200</text:p>
          </table:table-cell>
          <table:table-cell office:value-type="float" office:value="50.48075" calcext:value-type="float">
            <text:p>50.48</text:p>
          </table:table-cell>
        </table:table-row>
        <table:table-row table:style-name="ro1">
          <table:table-cell office:value-type="float" office:value="127260" calcext:value-type="float">
            <text:p>127260</text:p>
          </table:table-cell>
          <table:table-cell office:value-type="float" office:value="49.54908" calcext:value-type="float">
            <text:p>49.55</text:p>
          </table:table-cell>
        </table:table-row>
        <table:table-row table:style-name="ro1">
          <table:table-cell office:value-type="float" office:value="127320" calcext:value-type="float">
            <text:p>127320</text:p>
          </table:table-cell>
          <table:table-cell office:value-type="float" office:value="51.52176" calcext:value-type="float">
            <text:p>51.52</text:p>
          </table:table-cell>
        </table:table-row>
        <table:table-row table:style-name="ro1">
          <table:table-cell office:value-type="float" office:value="127380" calcext:value-type="float">
            <text:p>127380</text:p>
          </table:table-cell>
          <table:table-cell office:value-type="float" office:value="53.14407" calcext:value-type="float">
            <text:p>53.14</text:p>
          </table:table-cell>
        </table:table-row>
        <table:table-row table:style-name="ro1">
          <table:table-cell office:value-type="float" office:value="127440" calcext:value-type="float">
            <text:p>127440</text:p>
          </table:table-cell>
          <table:table-cell office:value-type="float" office:value="52.55804" calcext:value-type="float">
            <text:p>52.56</text:p>
          </table:table-cell>
        </table:table-row>
        <table:table-row table:style-name="ro1">
          <table:table-cell office:value-type="float" office:value="127500" calcext:value-type="float">
            <text:p>127500</text:p>
          </table:table-cell>
          <table:table-cell office:value-type="float" office:value="50.75541" calcext:value-type="float">
            <text:p>50.76</text:p>
          </table:table-cell>
        </table:table-row>
        <table:table-row table:style-name="ro1">
          <table:table-cell office:value-type="float" office:value="127560" calcext:value-type="float">
            <text:p>127560</text:p>
          </table:table-cell>
          <table:table-cell office:value-type="float" office:value="51.50614" calcext:value-type="float">
            <text:p>51.51</text:p>
          </table:table-cell>
        </table:table-row>
        <table:table-row table:style-name="ro1">
          <table:table-cell office:value-type="float" office:value="127620" calcext:value-type="float">
            <text:p>127620</text:p>
          </table:table-cell>
          <table:table-cell office:value-type="float" office:value="55.68143" calcext:value-type="float">
            <text:p>55.68</text:p>
          </table:table-cell>
        </table:table-row>
        <table:table-row table:style-name="ro1">
          <table:table-cell office:value-type="float" office:value="127680" calcext:value-type="float">
            <text:p>127680</text:p>
          </table:table-cell>
          <table:table-cell office:value-type="float" office:value="59.97281" calcext:value-type="float">
            <text:p>59.97</text:p>
          </table:table-cell>
        </table:table-row>
        <table:table-row table:style-name="ro1">
          <table:table-cell office:value-type="float" office:value="127740" calcext:value-type="float">
            <text:p>127740</text:p>
          </table:table-cell>
          <table:table-cell office:value-type="float" office:value="64.72738" calcext:value-type="float">
            <text:p>64.73</text:p>
          </table:table-cell>
        </table:table-row>
        <table:table-row table:style-name="ro1">
          <table:table-cell office:value-type="float" office:value="127800" calcext:value-type="float">
            <text:p>127800</text:p>
          </table:table-cell>
          <table:table-cell office:value-type="float" office:value="67.1599" calcext:value-type="float">
            <text:p>67.16</text:p>
          </table:table-cell>
        </table:table-row>
        <table:table-row table:style-name="ro1">
          <table:table-cell office:value-type="float" office:value="127860" calcext:value-type="float">
            <text:p>127860</text:p>
          </table:table-cell>
          <table:table-cell office:value-type="float" office:value="65.59018" calcext:value-type="float">
            <text:p>65.59</text:p>
          </table:table-cell>
        </table:table-row>
        <table:table-row table:style-name="ro1">
          <table:table-cell office:value-type="float" office:value="127920" calcext:value-type="float">
            <text:p>127920</text:p>
          </table:table-cell>
          <table:table-cell office:value-type="float" office:value="64.07674" calcext:value-type="float">
            <text:p>64.08</text:p>
          </table:table-cell>
        </table:table-row>
        <table:table-row table:style-name="ro1">
          <table:table-cell office:value-type="float" office:value="127980" calcext:value-type="float">
            <text:p>127980</text:p>
          </table:table-cell>
          <table:table-cell office:value-type="float" office:value="63.60777" calcext:value-type="float">
            <text:p>63.61</text:p>
          </table:table-cell>
        </table:table-row>
        <table:table-row table:style-name="ro1">
          <table:table-cell office:value-type="float" office:value="128040" calcext:value-type="float">
            <text:p>128040</text:p>
          </table:table-cell>
          <table:table-cell office:value-type="float" office:value="65.92434" calcext:value-type="float">
            <text:p>65.92</text:p>
          </table:table-cell>
        </table:table-row>
        <table:table-row table:style-name="ro1">
          <table:table-cell office:value-type="float" office:value="128100" calcext:value-type="float">
            <text:p>128100</text:p>
          </table:table-cell>
          <table:table-cell office:value-type="float" office:value="70.32796" calcext:value-type="float">
            <text:p>70.33</text:p>
          </table:table-cell>
        </table:table-row>
        <table:table-row table:style-name="ro1">
          <table:table-cell office:value-type="float" office:value="128160" calcext:value-type="float">
            <text:p>128160</text:p>
          </table:table-cell>
          <table:table-cell office:value-type="float" office:value="70.14933" calcext:value-type="float">
            <text:p>70.15</text:p>
          </table:table-cell>
        </table:table-row>
        <table:table-row table:style-name="ro1">
          <table:table-cell office:value-type="float" office:value="128220" calcext:value-type="float">
            <text:p>128220</text:p>
          </table:table-cell>
          <table:table-cell office:value-type="float" office:value="68.86982" calcext:value-type="float">
            <text:p>68.87</text:p>
          </table:table-cell>
        </table:table-row>
        <table:table-row table:style-name="ro1">
          <table:table-cell office:value-type="float" office:value="128280" calcext:value-type="float">
            <text:p>128280</text:p>
          </table:table-cell>
          <table:table-cell office:value-type="float" office:value="72.63609" calcext:value-type="float">
            <text:p>72.64</text:p>
          </table:table-cell>
        </table:table-row>
        <table:table-row table:style-name="ro1">
          <table:table-cell office:value-type="float" office:value="128340" calcext:value-type="float">
            <text:p>128340</text:p>
          </table:table-cell>
          <table:table-cell office:value-type="float" office:value="75.00909" calcext:value-type="float">
            <text:p>75.01</text:p>
          </table:table-cell>
        </table:table-row>
        <table:table-row table:style-name="ro1">
          <table:table-cell office:value-type="float" office:value="128400" calcext:value-type="float">
            <text:p>128400</text:p>
          </table:table-cell>
          <table:table-cell office:value-type="float" office:value="72.56978" calcext:value-type="float">
            <text:p>72.57</text:p>
          </table:table-cell>
        </table:table-row>
        <table:table-row table:style-name="ro1">
          <table:table-cell office:value-type="float" office:value="128460" calcext:value-type="float">
            <text:p>128460</text:p>
          </table:table-cell>
          <table:table-cell office:value-type="float" office:value="70.42037" calcext:value-type="float">
            <text:p>70.42</text:p>
          </table:table-cell>
        </table:table-row>
        <table:table-row table:style-name="ro1">
          <table:table-cell office:value-type="float" office:value="128520" calcext:value-type="float">
            <text:p>128520</text:p>
          </table:table-cell>
          <table:table-cell office:value-type="float" office:value="70.24108" calcext:value-type="float">
            <text:p>70.24</text:p>
          </table:table-cell>
        </table:table-row>
        <table:table-row table:style-name="ro1">
          <table:table-cell office:value-type="float" office:value="128580" calcext:value-type="float">
            <text:p>128580</text:p>
          </table:table-cell>
          <table:table-cell office:value-type="float" office:value="68.66978" calcext:value-type="float">
            <text:p>68.67</text:p>
          </table:table-cell>
        </table:table-row>
        <table:table-row table:style-name="ro1">
          <table:table-cell office:value-type="float" office:value="128640" calcext:value-type="float">
            <text:p>128640</text:p>
          </table:table-cell>
          <table:table-cell office:value-type="float" office:value="64.43282" calcext:value-type="float">
            <text:p>64.43</text:p>
          </table:table-cell>
        </table:table-row>
        <table:table-row table:style-name="ro1">
          <table:table-cell office:value-type="float" office:value="128700" calcext:value-type="float">
            <text:p>128700</text:p>
          </table:table-cell>
          <table:table-cell office:value-type="float" office:value="67.03867" calcext:value-type="float">
            <text:p>67.04</text:p>
          </table:table-cell>
        </table:table-row>
        <table:table-row table:style-name="ro1">
          <table:table-cell office:value-type="float" office:value="128760" calcext:value-type="float">
            <text:p>128760</text:p>
          </table:table-cell>
          <table:table-cell office:value-type="float" office:value="62.2251" calcext:value-type="float">
            <text:p>62.23</text:p>
          </table:table-cell>
        </table:table-row>
        <table:table-row table:style-name="ro1">
          <table:table-cell office:value-type="float" office:value="128820" calcext:value-type="float">
            <text:p>128820</text:p>
          </table:table-cell>
          <table:table-cell office:value-type="float" office:value="57.41114" calcext:value-type="float">
            <text:p>57.41</text:p>
          </table:table-cell>
        </table:table-row>
        <table:table-row table:style-name="ro1">
          <table:table-cell office:value-type="float" office:value="128880" calcext:value-type="float">
            <text:p>128880</text:p>
          </table:table-cell>
          <table:table-cell office:value-type="float" office:value="56.24957" calcext:value-type="float">
            <text:p>56.25</text:p>
          </table:table-cell>
        </table:table-row>
        <table:table-row table:style-name="ro1">
          <table:table-cell office:value-type="float" office:value="128940" calcext:value-type="float">
            <text:p>128940</text:p>
          </table:table-cell>
          <table:table-cell office:value-type="float" office:value="55.78285" calcext:value-type="float">
            <text:p>55.78</text:p>
          </table:table-cell>
        </table:table-row>
        <table:table-row table:style-name="ro1">
          <table:table-cell office:value-type="float" office:value="129000" calcext:value-type="float">
            <text:p>129000</text:p>
          </table:table-cell>
          <table:table-cell office:value-type="float" office:value="55.5485" calcext:value-type="float">
            <text:p>55.55</text:p>
          </table:table-cell>
        </table:table-row>
        <table:table-row table:style-name="ro1">
          <table:table-cell office:value-type="float" office:value="129060" calcext:value-type="float">
            <text:p>129060</text:p>
          </table:table-cell>
          <table:table-cell office:value-type="float" office:value="62.44183" calcext:value-type="float">
            <text:p>62.44</text:p>
          </table:table-cell>
        </table:table-row>
        <table:table-row table:style-name="ro1">
          <table:table-cell office:value-type="float" office:value="129120" calcext:value-type="float">
            <text:p>129120</text:p>
          </table:table-cell>
          <table:table-cell office:value-type="float" office:value="66.03265" calcext:value-type="float">
            <text:p>66.03</text:p>
          </table:table-cell>
        </table:table-row>
        <table:table-row table:style-name="ro1">
          <table:table-cell office:value-type="float" office:value="129180" calcext:value-type="float">
            <text:p>129180</text:p>
          </table:table-cell>
          <table:table-cell office:value-type="float" office:value="64.75462" calcext:value-type="float">
            <text:p>64.75</text:p>
          </table:table-cell>
        </table:table-row>
        <table:table-row table:style-name="ro1">
          <table:table-cell office:value-type="float" office:value="129240" calcext:value-type="float">
            <text:p>129240</text:p>
          </table:table-cell>
          <table:table-cell office:value-type="float" office:value="60.40593" calcext:value-type="float">
            <text:p>60.41</text:p>
          </table:table-cell>
        </table:table-row>
        <table:table-row table:style-name="ro1">
          <table:table-cell office:value-type="float" office:value="129300" calcext:value-type="float">
            <text:p>129300</text:p>
          </table:table-cell>
          <table:table-cell office:value-type="float" office:value="62.60512" calcext:value-type="float">
            <text:p>62.61</text:p>
          </table:table-cell>
        </table:table-row>
        <table:table-row table:style-name="ro1">
          <table:table-cell office:value-type="float" office:value="129360" calcext:value-type="float">
            <text:p>129360</text:p>
          </table:table-cell>
          <table:table-cell office:value-type="float" office:value="65.44128" calcext:value-type="float">
            <text:p>65.44</text:p>
          </table:table-cell>
        </table:table-row>
        <table:table-row table:style-name="ro1">
          <table:table-cell office:value-type="float" office:value="129420" calcext:value-type="float">
            <text:p>129420</text:p>
          </table:table-cell>
          <table:table-cell office:value-type="float" office:value="60.91956" calcext:value-type="float">
            <text:p>60.92</text:p>
          </table:table-cell>
        </table:table-row>
        <table:table-row table:style-name="ro1">
          <table:table-cell office:value-type="float" office:value="129480" calcext:value-type="float">
            <text:p>129480</text:p>
          </table:table-cell>
          <table:table-cell office:value-type="float" office:value="58.13629" calcext:value-type="float">
            <text:p>58.14</text:p>
          </table:table-cell>
        </table:table-row>
        <table:table-row table:style-name="ro1">
          <table:table-cell office:value-type="float" office:value="129540" calcext:value-type="float">
            <text:p>129540</text:p>
          </table:table-cell>
          <table:table-cell office:value-type="float" office:value="58.01699" calcext:value-type="float">
            <text:p>58.02</text:p>
          </table:table-cell>
        </table:table-row>
        <table:table-row table:style-name="ro1">
          <table:table-cell office:value-type="float" office:value="129600" calcext:value-type="float">
            <text:p>129600</text:p>
          </table:table-cell>
          <table:table-cell office:value-type="float" office:value="60.38875" calcext:value-type="float">
            <text:p>60.39</text:p>
          </table:table-cell>
        </table:table-row>
        <table:table-row table:style-name="ro1">
          <table:table-cell office:value-type="float" office:value="129660" calcext:value-type="float">
            <text:p>129660</text:p>
          </table:table-cell>
          <table:table-cell office:value-type="float" office:value="63.68763" calcext:value-type="float">
            <text:p>63.69</text:p>
          </table:table-cell>
        </table:table-row>
        <table:table-row table:style-name="ro1">
          <table:table-cell office:value-type="float" office:value="129720" calcext:value-type="float">
            <text:p>129720</text:p>
          </table:table-cell>
          <table:table-cell office:value-type="float" office:value="67.16105" calcext:value-type="float">
            <text:p>67.16</text:p>
          </table:table-cell>
        </table:table-row>
        <table:table-row table:style-name="ro1">
          <table:table-cell office:value-type="float" office:value="129780" calcext:value-type="float">
            <text:p>129780</text:p>
          </table:table-cell>
          <table:table-cell office:value-type="float" office:value="66.17342" calcext:value-type="float">
            <text:p>66.17</text:p>
          </table:table-cell>
        </table:table-row>
        <table:table-row table:style-name="ro1">
          <table:table-cell office:value-type="float" office:value="129840" calcext:value-type="float">
            <text:p>129840</text:p>
          </table:table-cell>
          <table:table-cell office:value-type="float" office:value="67.9079" calcext:value-type="float">
            <text:p>67.91</text:p>
          </table:table-cell>
        </table:table-row>
        <table:table-row table:style-name="ro1">
          <table:table-cell office:value-type="float" office:value="129900" calcext:value-type="float">
            <text:p>129900</text:p>
          </table:table-cell>
          <table:table-cell office:value-type="float" office:value="65.00998" calcext:value-type="float">
            <text:p>65.01</text:p>
          </table:table-cell>
        </table:table-row>
        <table:table-row table:style-name="ro1">
          <table:table-cell office:value-type="float" office:value="129960" calcext:value-type="float">
            <text:p>129960</text:p>
          </table:table-cell>
          <table:table-cell office:value-type="float" office:value="59.85391" calcext:value-type="float">
            <text:p>59.85</text:p>
          </table:table-cell>
        </table:table-row>
        <table:table-row table:style-name="ro1">
          <table:table-cell office:value-type="float" office:value="130020" calcext:value-type="float">
            <text:p>130020</text:p>
          </table:table-cell>
          <table:table-cell office:value-type="float" office:value="57.76686" calcext:value-type="float">
            <text:p>57.77</text:p>
          </table:table-cell>
        </table:table-row>
        <table:table-row table:style-name="ro1">
          <table:table-cell office:value-type="float" office:value="130080" calcext:value-type="float">
            <text:p>130080</text:p>
          </table:table-cell>
          <table:table-cell office:value-type="float" office:value="61.93494" calcext:value-type="float">
            <text:p>61.93</text:p>
          </table:table-cell>
        </table:table-row>
        <table:table-row table:style-name="ro1">
          <table:table-cell office:value-type="float" office:value="130140" calcext:value-type="float">
            <text:p>130140</text:p>
          </table:table-cell>
          <table:table-cell office:value-type="float" office:value="66.45084" calcext:value-type="float">
            <text:p>66.45</text:p>
          </table:table-cell>
        </table:table-row>
        <table:table-row table:style-name="ro1">
          <table:table-cell office:value-type="float" office:value="130200" calcext:value-type="float">
            <text:p>130200</text:p>
          </table:table-cell>
          <table:table-cell office:value-type="float" office:value="72.06478" calcext:value-type="float">
            <text:p>72.06</text:p>
          </table:table-cell>
        </table:table-row>
        <table:table-row table:style-name="ro1">
          <table:table-cell office:value-type="float" office:value="130260" calcext:value-type="float">
            <text:p>130260</text:p>
          </table:table-cell>
          <table:table-cell office:value-type="float" office:value="75.5356" calcext:value-type="float">
            <text:p>75.54</text:p>
          </table:table-cell>
        </table:table-row>
        <table:table-row table:style-name="ro1">
          <table:table-cell office:value-type="float" office:value="130320" calcext:value-type="float">
            <text:p>130320</text:p>
          </table:table-cell>
          <table:table-cell office:value-type="float" office:value="77.79083" calcext:value-type="float">
            <text:p>77.79</text:p>
          </table:table-cell>
        </table:table-row>
        <table:table-row table:style-name="ro1">
          <table:table-cell office:value-type="float" office:value="130380" calcext:value-type="float">
            <text:p>130380</text:p>
          </table:table-cell>
          <table:table-cell office:value-type="float" office:value="79.69712" calcext:value-type="float">
            <text:p>79.70</text:p>
          </table:table-cell>
        </table:table-row>
        <table:table-row table:style-name="ro1">
          <table:table-cell office:value-type="float" office:value="130440" calcext:value-type="float">
            <text:p>130440</text:p>
          </table:table-cell>
          <table:table-cell office:value-type="float" office:value="78.42223" calcext:value-type="float">
            <text:p>78.42</text:p>
          </table:table-cell>
        </table:table-row>
        <table:table-row table:style-name="ro1">
          <table:table-cell office:value-type="float" office:value="130500" calcext:value-type="float">
            <text:p>130500</text:p>
          </table:table-cell>
          <table:table-cell office:value-type="float" office:value="75.2946" calcext:value-type="float">
            <text:p>75.29</text:p>
          </table:table-cell>
        </table:table-row>
        <table:table-row table:style-name="ro1">
          <table:table-cell office:value-type="float" office:value="130560" calcext:value-type="float">
            <text:p>130560</text:p>
          </table:table-cell>
          <table:table-cell office:value-type="float" office:value="75.0031" calcext:value-type="float">
            <text:p>75.00</text:p>
          </table:table-cell>
        </table:table-row>
        <table:table-row table:style-name="ro1">
          <table:table-cell office:value-type="float" office:value="130620" calcext:value-type="float">
            <text:p>130620</text:p>
          </table:table-cell>
          <table:table-cell office:value-type="float" office:value="83.22175" calcext:value-type="float">
            <text:p>83.22</text:p>
          </table:table-cell>
        </table:table-row>
        <table:table-row table:style-name="ro1">
          <table:table-cell office:value-type="float" office:value="130680" calcext:value-type="float">
            <text:p>130680</text:p>
          </table:table-cell>
          <table:table-cell office:value-type="float" office:value="94.79533" calcext:value-type="float">
            <text:p>94.80</text:p>
          </table:table-cell>
        </table:table-row>
        <table:table-row table:style-name="ro1">
          <table:table-cell office:value-type="float" office:value="130740" calcext:value-type="float">
            <text:p>130740</text:p>
          </table:table-cell>
          <table:table-cell office:value-type="float" office:value="105.498" calcext:value-type="float">
            <text:p>105.50</text:p>
          </table:table-cell>
        </table:table-row>
        <table:table-row table:style-name="ro1">
          <table:table-cell office:value-type="float" office:value="130800" calcext:value-type="float">
            <text:p>130800</text:p>
          </table:table-cell>
          <table:table-cell office:value-type="float" office:value="121.291" calcext:value-type="float">
            <text:p>121.29</text:p>
          </table:table-cell>
        </table:table-row>
        <table:table-row table:style-name="ro1">
          <table:table-cell office:value-type="float" office:value="130860" calcext:value-type="float">
            <text:p>130860</text:p>
          </table:table-cell>
          <table:table-cell office:value-type="float" office:value="128.8066" calcext:value-type="float">
            <text:p>128.81</text:p>
          </table:table-cell>
        </table:table-row>
        <table:table-row table:style-name="ro1">
          <table:table-cell office:value-type="float" office:value="130920" calcext:value-type="float">
            <text:p>130920</text:p>
          </table:table-cell>
          <table:table-cell office:value-type="float" office:value="134.8739" calcext:value-type="float">
            <text:p>134.87</text:p>
          </table:table-cell>
        </table:table-row>
        <table:table-row table:style-name="ro1">
          <table:table-cell office:value-type="float" office:value="130980" calcext:value-type="float">
            <text:p>130980</text:p>
          </table:table-cell>
          <table:table-cell office:value-type="float" office:value="117.3435" calcext:value-type="float">
            <text:p>117.34</text:p>
          </table:table-cell>
        </table:table-row>
        <table:table-row table:style-name="ro1">
          <table:table-cell office:value-type="float" office:value="131040" calcext:value-type="float">
            <text:p>131040</text:p>
          </table:table-cell>
          <table:table-cell office:value-type="float" office:value="107.9707" calcext:value-type="float">
            <text:p>107.97</text:p>
          </table:table-cell>
        </table:table-row>
        <table:table-row table:style-name="ro1">
          <table:table-cell office:value-type="float" office:value="131100" calcext:value-type="float">
            <text:p>131100</text:p>
          </table:table-cell>
          <table:table-cell office:value-type="float" office:value="105.2501" calcext:value-type="float">
            <text:p>105.25</text:p>
          </table:table-cell>
        </table:table-row>
        <table:table-row table:style-name="ro1">
          <table:table-cell office:value-type="float" office:value="131160" calcext:value-type="float">
            <text:p>131160</text:p>
          </table:table-cell>
          <table:table-cell office:value-type="float" office:value="101.542" calcext:value-type="float">
            <text:p>101.54</text:p>
          </table:table-cell>
        </table:table-row>
        <table:table-row table:style-name="ro1">
          <table:table-cell office:value-type="float" office:value="131220" calcext:value-type="float">
            <text:p>131220</text:p>
          </table:table-cell>
          <table:table-cell office:value-type="float" office:value="101.6534" calcext:value-type="float">
            <text:p>101.65</text:p>
          </table:table-cell>
        </table:table-row>
        <table:table-row table:style-name="ro1">
          <table:table-cell office:value-type="float" office:value="131280" calcext:value-type="float">
            <text:p>131280</text:p>
          </table:table-cell>
          <table:table-cell office:value-type="float" office:value="101.2436" calcext:value-type="float">
            <text:p>101.24</text:p>
          </table:table-cell>
        </table:table-row>
        <table:table-row table:style-name="ro1">
          <table:table-cell office:value-type="float" office:value="131340" calcext:value-type="float">
            <text:p>131340</text:p>
          </table:table-cell>
          <table:table-cell office:value-type="float" office:value="109.2835" calcext:value-type="float">
            <text:p>109.28</text:p>
          </table:table-cell>
        </table:table-row>
        <table:table-row table:style-name="ro1">
          <table:table-cell office:value-type="float" office:value="131400" calcext:value-type="float">
            <text:p>131400</text:p>
          </table:table-cell>
          <table:table-cell office:value-type="float" office:value="128.2008" calcext:value-type="float">
            <text:p>128.20</text:p>
          </table:table-cell>
        </table:table-row>
        <table:table-row table:style-name="ro1">
          <table:table-cell office:value-type="float" office:value="131460" calcext:value-type="float">
            <text:p>131460</text:p>
          </table:table-cell>
          <table:table-cell office:value-type="float" office:value="132.4835" calcext:value-type="float">
            <text:p>132.48</text:p>
          </table:table-cell>
        </table:table-row>
        <table:table-row table:style-name="ro1">
          <table:table-cell office:value-type="float" office:value="131520" calcext:value-type="float">
            <text:p>131520</text:p>
          </table:table-cell>
          <table:table-cell office:value-type="float" office:value="120.2787" calcext:value-type="float">
            <text:p>120.28</text:p>
          </table:table-cell>
        </table:table-row>
        <table:table-row table:style-name="ro1">
          <table:table-cell office:value-type="float" office:value="131580" calcext:value-type="float">
            <text:p>131580</text:p>
          </table:table-cell>
          <table:table-cell office:value-type="float" office:value="115.2427" calcext:value-type="float">
            <text:p>115.24</text:p>
          </table:table-cell>
        </table:table-row>
        <table:table-row table:style-name="ro1">
          <table:table-cell office:value-type="float" office:value="131640" calcext:value-type="float">
            <text:p>131640</text:p>
          </table:table-cell>
          <table:table-cell office:value-type="float" office:value="112.2869" calcext:value-type="float">
            <text:p>112.29</text:p>
          </table:table-cell>
        </table:table-row>
        <table:table-row table:style-name="ro1">
          <table:table-cell office:value-type="float" office:value="131700" calcext:value-type="float">
            <text:p>131700</text:p>
          </table:table-cell>
          <table:table-cell office:value-type="float" office:value="113.7286" calcext:value-type="float">
            <text:p>113.73</text:p>
          </table:table-cell>
        </table:table-row>
        <table:table-row table:style-name="ro1">
          <table:table-cell office:value-type="float" office:value="131760" calcext:value-type="float">
            <text:p>131760</text:p>
          </table:table-cell>
          <table:table-cell office:value-type="float" office:value="117.7754" calcext:value-type="float">
            <text:p>117.78</text:p>
          </table:table-cell>
        </table:table-row>
        <table:table-row table:style-name="ro1">
          <table:table-cell office:value-type="float" office:value="131820" calcext:value-type="float">
            <text:p>131820</text:p>
          </table:table-cell>
          <table:table-cell office:value-type="float" office:value="112.6845" calcext:value-type="float">
            <text:p>112.68</text:p>
          </table:table-cell>
        </table:table-row>
        <table:table-row table:style-name="ro1">
          <table:table-cell office:value-type="float" office:value="131880" calcext:value-type="float">
            <text:p>131880</text:p>
          </table:table-cell>
          <table:table-cell office:value-type="float" office:value="107.9423" calcext:value-type="float">
            <text:p>107.94</text:p>
          </table:table-cell>
        </table:table-row>
        <table:table-row table:style-name="ro1">
          <table:table-cell office:value-type="float" office:value="131940" calcext:value-type="float">
            <text:p>131940</text:p>
          </table:table-cell>
          <table:table-cell office:value-type="float" office:value="113.1507" calcext:value-type="float">
            <text:p>113.15</text:p>
          </table:table-cell>
        </table:table-row>
        <table:table-row table:style-name="ro1">
          <table:table-cell office:value-type="float" office:value="132000" calcext:value-type="float">
            <text:p>132000</text:p>
          </table:table-cell>
          <table:table-cell office:value-type="float" office:value="122.0005" calcext:value-type="float">
            <text:p>122.00</text:p>
          </table:table-cell>
        </table:table-row>
        <table:table-row table:style-name="ro1">
          <table:table-cell office:value-type="float" office:value="132060" calcext:value-type="float">
            <text:p>132060</text:p>
          </table:table-cell>
          <table:table-cell office:value-type="float" office:value="110.3747" calcext:value-type="float">
            <text:p>110.37</text:p>
          </table:table-cell>
        </table:table-row>
        <table:table-row table:style-name="ro1">
          <table:table-cell office:value-type="float" office:value="132120" calcext:value-type="float">
            <text:p>132120</text:p>
          </table:table-cell>
          <table:table-cell office:value-type="float" office:value="97.36091" calcext:value-type="float">
            <text:p>97.36</text:p>
          </table:table-cell>
        </table:table-row>
        <table:table-row table:style-name="ro1">
          <table:table-cell office:value-type="float" office:value="132180" calcext:value-type="float">
            <text:p>132180</text:p>
          </table:table-cell>
          <table:table-cell office:value-type="float" office:value="89.72205" calcext:value-type="float">
            <text:p>89.72</text:p>
          </table:table-cell>
        </table:table-row>
        <table:table-row table:style-name="ro1">
          <table:table-cell office:value-type="float" office:value="132240" calcext:value-type="float">
            <text:p>132240</text:p>
          </table:table-cell>
          <table:table-cell office:value-type="float" office:value="91.85755" calcext:value-type="float">
            <text:p>91.86</text:p>
          </table:table-cell>
        </table:table-row>
        <table:table-row table:style-name="ro1">
          <table:table-cell office:value-type="float" office:value="132300" calcext:value-type="float">
            <text:p>132300</text:p>
          </table:table-cell>
          <table:table-cell office:value-type="float" office:value="93.87888" calcext:value-type="float">
            <text:p>93.88</text:p>
          </table:table-cell>
        </table:table-row>
        <table:table-row table:style-name="ro1">
          <table:table-cell office:value-type="float" office:value="132360" calcext:value-type="float">
            <text:p>132360</text:p>
          </table:table-cell>
          <table:table-cell office:value-type="float" office:value="90.81333" calcext:value-type="float">
            <text:p>90.81</text:p>
          </table:table-cell>
        </table:table-row>
        <table:table-row table:style-name="ro1">
          <table:table-cell office:value-type="float" office:value="132420" calcext:value-type="float">
            <text:p>132420</text:p>
          </table:table-cell>
          <table:table-cell office:value-type="float" office:value="90.35107" calcext:value-type="float">
            <text:p>90.35</text:p>
          </table:table-cell>
        </table:table-row>
        <table:table-row table:style-name="ro1">
          <table:table-cell office:value-type="float" office:value="132480" calcext:value-type="float">
            <text:p>132480</text:p>
          </table:table-cell>
          <table:table-cell office:value-type="float" office:value="94.69115" calcext:value-type="float">
            <text:p>94.69</text:p>
          </table:table-cell>
        </table:table-row>
        <table:table-row table:style-name="ro1">
          <table:table-cell office:value-type="float" office:value="132540" calcext:value-type="float">
            <text:p>132540</text:p>
          </table:table-cell>
          <table:table-cell office:value-type="float" office:value="97.98722" calcext:value-type="float">
            <text:p>97.99</text:p>
          </table:table-cell>
        </table:table-row>
        <table:table-row table:style-name="ro1">
          <table:table-cell office:value-type="float" office:value="132600" calcext:value-type="float">
            <text:p>132600</text:p>
          </table:table-cell>
          <table:table-cell office:value-type="float" office:value="90.46658" calcext:value-type="float">
            <text:p>90.47</text:p>
          </table:table-cell>
        </table:table-row>
        <table:table-row table:style-name="ro1">
          <table:table-cell office:value-type="float" office:value="132660" calcext:value-type="float">
            <text:p>132660</text:p>
          </table:table-cell>
          <table:table-cell office:value-type="float" office:value="85.02848" calcext:value-type="float">
            <text:p>85.03</text:p>
          </table:table-cell>
        </table:table-row>
        <table:table-row table:style-name="ro1">
          <table:table-cell office:value-type="float" office:value="132720" calcext:value-type="float">
            <text:p>132720</text:p>
          </table:table-cell>
          <table:table-cell office:value-type="float" office:value="85.89679" calcext:value-type="float">
            <text:p>85.90</text:p>
          </table:table-cell>
        </table:table-row>
        <table:table-row table:style-name="ro1">
          <table:table-cell office:value-type="float" office:value="132780" calcext:value-type="float">
            <text:p>132780</text:p>
          </table:table-cell>
          <table:table-cell office:value-type="float" office:value="82.48248" calcext:value-type="float">
            <text:p>82.48</text:p>
          </table:table-cell>
        </table:table-row>
        <table:table-row table:style-name="ro1">
          <table:table-cell office:value-type="float" office:value="132840" calcext:value-type="float">
            <text:p>132840</text:p>
          </table:table-cell>
          <table:table-cell office:value-type="float" office:value="81.61539" calcext:value-type="float">
            <text:p>81.62</text:p>
          </table:table-cell>
        </table:table-row>
        <table:table-row table:style-name="ro1">
          <table:table-cell office:value-type="float" office:value="132900" calcext:value-type="float">
            <text:p>132900</text:p>
          </table:table-cell>
          <table:table-cell office:value-type="float" office:value="79.59009" calcext:value-type="float">
            <text:p>79.59</text:p>
          </table:table-cell>
        </table:table-row>
        <table:table-row table:style-name="ro1">
          <table:table-cell office:value-type="float" office:value="132960" calcext:value-type="float">
            <text:p>132960</text:p>
          </table:table-cell>
          <table:table-cell office:value-type="float" office:value="73.10976" calcext:value-type="float">
            <text:p>73.11</text:p>
          </table:table-cell>
        </table:table-row>
        <table:table-row table:style-name="ro1">
          <table:table-cell office:value-type="float" office:value="133020" calcext:value-type="float">
            <text:p>133020</text:p>
          </table:table-cell>
          <table:table-cell office:value-type="float" office:value="70.73956" calcext:value-type="float">
            <text:p>70.74</text:p>
          </table:table-cell>
        </table:table-row>
        <table:table-row table:style-name="ro1">
          <table:table-cell office:value-type="float" office:value="133080" calcext:value-type="float">
            <text:p>133080</text:p>
          </table:table-cell>
          <table:table-cell office:value-type="float" office:value="70.45028" calcext:value-type="float">
            <text:p>70.45</text:p>
          </table:table-cell>
        </table:table-row>
        <table:table-row table:style-name="ro1">
          <table:table-cell office:value-type="float" office:value="133140" calcext:value-type="float">
            <text:p>133140</text:p>
          </table:table-cell>
          <table:table-cell office:value-type="float" office:value="72.99792" calcext:value-type="float">
            <text:p>73.00</text:p>
          </table:table-cell>
        </table:table-row>
        <table:table-row table:style-name="ro1">
          <table:table-cell office:value-type="float" office:value="133200" calcext:value-type="float">
            <text:p>133200</text:p>
          </table:table-cell>
          <table:table-cell office:value-type="float" office:value="75.95016" calcext:value-type="float">
            <text:p>75.95</text:p>
          </table:table-cell>
        </table:table-row>
        <table:table-row table:style-name="ro1">
          <table:table-cell office:value-type="float" office:value="133260" calcext:value-type="float">
            <text:p>133260</text:p>
          </table:table-cell>
          <table:table-cell office:value-type="float" office:value="78.3784" calcext:value-type="float">
            <text:p>78.38</text:p>
          </table:table-cell>
        </table:table-row>
        <table:table-row table:style-name="ro1">
          <table:table-cell office:value-type="float" office:value="133320" calcext:value-type="float">
            <text:p>133320</text:p>
          </table:table-cell>
          <table:table-cell office:value-type="float" office:value="81.32835" calcext:value-type="float">
            <text:p>81.33</text:p>
          </table:table-cell>
        </table:table-row>
        <table:table-row table:style-name="ro1">
          <table:table-cell office:value-type="float" office:value="133380" calcext:value-type="float">
            <text:p>133380</text:p>
          </table:table-cell>
          <table:table-cell office:value-type="float" office:value="87.23061" calcext:value-type="float">
            <text:p>87.23</text:p>
          </table:table-cell>
        </table:table-row>
        <table:table-row table:style-name="ro1">
          <table:table-cell office:value-type="float" office:value="133440" calcext:value-type="float">
            <text:p>133440</text:p>
          </table:table-cell>
          <table:table-cell office:value-type="float" office:value="92.90142" calcext:value-type="float">
            <text:p>92.90</text:p>
          </table:table-cell>
        </table:table-row>
        <table:table-row table:style-name="ro1">
          <table:table-cell office:value-type="float" office:value="133500" calcext:value-type="float">
            <text:p>133500</text:p>
          </table:table-cell>
          <table:table-cell office:value-type="float" office:value="102.2732" calcext:value-type="float">
            <text:p>102.27</text:p>
          </table:table-cell>
        </table:table-row>
        <table:table-row table:style-name="ro1">
          <table:table-cell office:value-type="float" office:value="133560" calcext:value-type="float">
            <text:p>133560</text:p>
          </table:table-cell>
          <table:table-cell office:value-type="float" office:value="111.759" calcext:value-type="float">
            <text:p>111.76</text:p>
          </table:table-cell>
        </table:table-row>
        <table:table-row table:style-name="ro1">
          <table:table-cell office:value-type="float" office:value="133620" calcext:value-type="float">
            <text:p>133620</text:p>
          </table:table-cell>
          <table:table-cell office:value-type="float" office:value="116.616" calcext:value-type="float">
            <text:p>116.62</text:p>
          </table:table-cell>
        </table:table-row>
        <table:table-row table:style-name="ro1">
          <table:table-cell office:value-type="float" office:value="133680" calcext:value-type="float">
            <text:p>133680</text:p>
          </table:table-cell>
          <table:table-cell office:value-type="float" office:value="122.8591" calcext:value-type="float">
            <text:p>122.86</text:p>
          </table:table-cell>
        </table:table-row>
        <table:table-row table:style-name="ro1">
          <table:table-cell office:value-type="float" office:value="133740" calcext:value-type="float">
            <text:p>133740</text:p>
          </table:table-cell>
          <table:table-cell office:value-type="float" office:value="126.3893" calcext:value-type="float">
            <text:p>126.39</text:p>
          </table:table-cell>
        </table:table-row>
        <table:table-row table:style-name="ro1">
          <table:table-cell office:value-type="float" office:value="133800" calcext:value-type="float">
            <text:p>133800</text:p>
          </table:table-cell>
          <table:table-cell office:value-type="float" office:value="129.6278" calcext:value-type="float">
            <text:p>129.63</text:p>
          </table:table-cell>
        </table:table-row>
        <table:table-row table:style-name="ro1">
          <table:table-cell office:value-type="float" office:value="133860" calcext:value-type="float">
            <text:p>133860</text:p>
          </table:table-cell>
          <table:table-cell office:value-type="float" office:value="135.3541" calcext:value-type="float">
            <text:p>135.35</text:p>
          </table:table-cell>
        </table:table-row>
        <table:table-row table:style-name="ro1">
          <table:table-cell office:value-type="float" office:value="133920" calcext:value-type="float">
            <text:p>133920</text:p>
          </table:table-cell>
          <table:table-cell office:value-type="float" office:value="142.1804" calcext:value-type="float">
            <text:p>142.18</text:p>
          </table:table-cell>
        </table:table-row>
        <table:table-row table:style-name="ro1">
          <table:table-cell office:value-type="float" office:value="133980" calcext:value-type="float">
            <text:p>133980</text:p>
          </table:table-cell>
          <table:table-cell office:value-type="float" office:value="146.5177" calcext:value-type="float">
            <text:p>146.52</text:p>
          </table:table-cell>
        </table:table-row>
        <table:table-row table:style-name="ro1">
          <table:table-cell office:value-type="float" office:value="134040" calcext:value-type="float">
            <text:p>134040</text:p>
          </table:table-cell>
          <table:table-cell office:value-type="float" office:value="145.2498" calcext:value-type="float">
            <text:p>145.25</text:p>
          </table:table-cell>
        </table:table-row>
        <table:table-row table:style-name="ro1">
          <table:table-cell office:value-type="float" office:value="134100" calcext:value-type="float">
            <text:p>134100</text:p>
          </table:table-cell>
          <table:table-cell office:value-type="float" office:value="143.7484" calcext:value-type="float">
            <text:p>143.75</text:p>
          </table:table-cell>
        </table:table-row>
        <table:table-row table:style-name="ro1">
          <table:table-cell office:value-type="float" office:value="134160" calcext:value-type="float">
            <text:p>134160</text:p>
          </table:table-cell>
          <table:table-cell office:value-type="float" office:value="146.3506" calcext:value-type="float">
            <text:p>146.35</text:p>
          </table:table-cell>
        </table:table-row>
        <table:table-row table:style-name="ro1">
          <table:table-cell office:value-type="float" office:value="134220" calcext:value-type="float">
            <text:p>134220</text:p>
          </table:table-cell>
          <table:table-cell office:value-type="float" office:value="148.0842" calcext:value-type="float">
            <text:p>148.08</text:p>
          </table:table-cell>
        </table:table-row>
        <table:table-row table:style-name="ro1">
          <table:table-cell office:value-type="float" office:value="134280" calcext:value-type="float">
            <text:p>134280</text:p>
          </table:table-cell>
          <table:table-cell office:value-type="float" office:value="146.2336" calcext:value-type="float">
            <text:p>146.23</text:p>
          </table:table-cell>
        </table:table-row>
        <table:table-row table:style-name="ro1">
          <table:table-cell office:value-type="float" office:value="134340" calcext:value-type="float">
            <text:p>134340</text:p>
          </table:table-cell>
          <table:table-cell office:value-type="float" office:value="139.7582" calcext:value-type="float">
            <text:p>139.76</text:p>
          </table:table-cell>
        </table:table-row>
        <table:table-row table:style-name="ro1">
          <table:table-cell office:value-type="float" office:value="134400" calcext:value-type="float">
            <text:p>134400</text:p>
          </table:table-cell>
          <table:table-cell office:value-type="float" office:value="139.9344" calcext:value-type="float">
            <text:p>139.93</text:p>
          </table:table-cell>
        </table:table-row>
        <table:table-row table:style-name="ro1">
          <table:table-cell office:value-type="float" office:value="134460" calcext:value-type="float">
            <text:p>134460</text:p>
          </table:table-cell>
          <table:table-cell office:value-type="float" office:value="139.3672" calcext:value-type="float">
            <text:p>139.37</text:p>
          </table:table-cell>
        </table:table-row>
        <table:table-row table:style-name="ro1">
          <table:table-cell office:value-type="float" office:value="134520" calcext:value-type="float">
            <text:p>134520</text:p>
          </table:table-cell>
          <table:table-cell office:value-type="float" office:value="139.0829" calcext:value-type="float">
            <text:p>139.08</text:p>
          </table:table-cell>
        </table:table-row>
        <table:table-row table:style-name="ro1">
          <table:table-cell office:value-type="float" office:value="134580" calcext:value-type="float">
            <text:p>134580</text:p>
          </table:table-cell>
          <table:table-cell office:value-type="float" office:value="142.0952" calcext:value-type="float">
            <text:p>142.10</text:p>
          </table:table-cell>
        </table:table-row>
        <table:table-row table:style-name="ro1">
          <table:table-cell office:value-type="float" office:value="134640" calcext:value-type="float">
            <text:p>134640</text:p>
          </table:table-cell>
          <table:table-cell office:value-type="float" office:value="139.5559" calcext:value-type="float">
            <text:p>139.56</text:p>
          </table:table-cell>
        </table:table-row>
        <table:table-row table:style-name="ro1">
          <table:table-cell office:value-type="float" office:value="134700" calcext:value-type="float">
            <text:p>134700</text:p>
          </table:table-cell>
          <table:table-cell office:value-type="float" office:value="142.0429" calcext:value-type="float">
            <text:p>142.04</text:p>
          </table:table-cell>
        </table:table-row>
        <table:table-row table:style-name="ro1">
          <table:table-cell office:value-type="float" office:value="134760" calcext:value-type="float">
            <text:p>134760</text:p>
          </table:table-cell>
          <table:table-cell office:value-type="float" office:value="136.1433" calcext:value-type="float">
            <text:p>136.14</text:p>
          </table:table-cell>
        </table:table-row>
        <table:table-row table:style-name="ro1">
          <table:table-cell office:value-type="float" office:value="134820" calcext:value-type="float">
            <text:p>134820</text:p>
          </table:table-cell>
          <table:table-cell office:value-type="float" office:value="135.1632" calcext:value-type="float">
            <text:p>135.16</text:p>
          </table:table-cell>
        </table:table-row>
        <table:table-row table:style-name="ro1">
          <table:table-cell office:value-type="float" office:value="134880" calcext:value-type="float">
            <text:p>134880</text:p>
          </table:table-cell>
          <table:table-cell office:value-type="float" office:value="130.0169" calcext:value-type="float">
            <text:p>130.02</text:p>
          </table:table-cell>
        </table:table-row>
        <table:table-row table:style-name="ro1">
          <table:table-cell office:value-type="float" office:value="134940" calcext:value-type="float">
            <text:p>134940</text:p>
          </table:table-cell>
          <table:table-cell office:value-type="float" office:value="125.5678" calcext:value-type="float">
            <text:p>125.57</text:p>
          </table:table-cell>
        </table:table-row>
        <table:table-row table:style-name="ro1">
          <table:table-cell office:value-type="float" office:value="135000" calcext:value-type="float">
            <text:p>135000</text:p>
          </table:table-cell>
          <table:table-cell office:value-type="float" office:value="119.731" calcext:value-type="float">
            <text:p>119.73</text:p>
          </table:table-cell>
        </table:table-row>
        <table:table-row table:style-name="ro1">
          <table:table-cell office:value-type="float" office:value="135060" calcext:value-type="float">
            <text:p>135060</text:p>
          </table:table-cell>
          <table:table-cell office:value-type="float" office:value="106.4267" calcext:value-type="float">
            <text:p>106.43</text:p>
          </table:table-cell>
        </table:table-row>
        <table:table-row table:style-name="ro1">
          <table:table-cell office:value-type="float" office:value="135120" calcext:value-type="float">
            <text:p>135120</text:p>
          </table:table-cell>
          <table:table-cell office:value-type="float" office:value="110.7108" calcext:value-type="float">
            <text:p>110.71</text:p>
          </table:table-cell>
        </table:table-row>
        <table:table-row table:style-name="ro1">
          <table:table-cell office:value-type="float" office:value="135180" calcext:value-type="float">
            <text:p>135180</text:p>
          </table:table-cell>
          <table:table-cell office:value-type="float" office:value="109.5617" calcext:value-type="float">
            <text:p>109.56</text:p>
          </table:table-cell>
        </table:table-row>
        <table:table-row table:style-name="ro1">
          <table:table-cell office:value-type="float" office:value="135240" calcext:value-type="float">
            <text:p>135240</text:p>
          </table:table-cell>
          <table:table-cell office:value-type="float" office:value="108.1784" calcext:value-type="float">
            <text:p>108.18</text:p>
          </table:table-cell>
        </table:table-row>
        <table:table-row table:style-name="ro1">
          <table:table-cell office:value-type="float" office:value="135300" calcext:value-type="float">
            <text:p>135300</text:p>
          </table:table-cell>
          <table:table-cell office:value-type="float" office:value="109.9195" calcext:value-type="float">
            <text:p>109.92</text:p>
          </table:table-cell>
        </table:table-row>
        <table:table-row table:style-name="ro1">
          <table:table-cell office:value-type="float" office:value="135360" calcext:value-type="float">
            <text:p>135360</text:p>
          </table:table-cell>
          <table:table-cell office:value-type="float" office:value="104.7162" calcext:value-type="float">
            <text:p>104.72</text:p>
          </table:table-cell>
        </table:table-row>
        <table:table-row table:style-name="ro1">
          <table:table-cell office:value-type="float" office:value="135420" calcext:value-type="float">
            <text:p>135420</text:p>
          </table:table-cell>
          <table:table-cell office:value-type="float" office:value="106.046" calcext:value-type="float">
            <text:p>106.05</text:p>
          </table:table-cell>
        </table:table-row>
        <table:table-row table:style-name="ro1">
          <table:table-cell office:value-type="float" office:value="135480" calcext:value-type="float">
            <text:p>135480</text:p>
          </table:table-cell>
          <table:table-cell office:value-type="float" office:value="118.5472" calcext:value-type="float">
            <text:p>118.55</text:p>
          </table:table-cell>
        </table:table-row>
        <table:table-row table:style-name="ro1">
          <table:table-cell office:value-type="float" office:value="135540" calcext:value-type="float">
            <text:p>135540</text:p>
          </table:table-cell>
          <table:table-cell office:value-type="float" office:value="132.4356" calcext:value-type="float">
            <text:p>132.44</text:p>
          </table:table-cell>
        </table:table-row>
        <table:table-row table:style-name="ro1">
          <table:table-cell office:value-type="float" office:value="135600" calcext:value-type="float">
            <text:p>135600</text:p>
          </table:table-cell>
          <table:table-cell office:value-type="float" office:value="137.6508" calcext:value-type="float">
            <text:p>137.65</text:p>
          </table:table-cell>
        </table:table-row>
        <table:table-row table:style-name="ro1">
          <table:table-cell office:value-type="float" office:value="135660" calcext:value-type="float">
            <text:p>135660</text:p>
          </table:table-cell>
          <table:table-cell office:value-type="float" office:value="132.6206" calcext:value-type="float">
            <text:p>132.62</text:p>
          </table:table-cell>
        </table:table-row>
        <table:table-row table:style-name="ro1">
          <table:table-cell office:value-type="float" office:value="135720" calcext:value-type="float">
            <text:p>135720</text:p>
          </table:table-cell>
          <table:table-cell office:value-type="float" office:value="127.1201" calcext:value-type="float">
            <text:p>127.12</text:p>
          </table:table-cell>
        </table:table-row>
        <table:table-row table:style-name="ro1">
          <table:table-cell office:value-type="float" office:value="135780" calcext:value-type="float">
            <text:p>135780</text:p>
          </table:table-cell>
          <table:table-cell office:value-type="float" office:value="123.4769" calcext:value-type="float">
            <text:p>123.48</text:p>
          </table:table-cell>
        </table:table-row>
        <table:table-row table:style-name="ro1">
          <table:table-cell office:value-type="float" office:value="135840" calcext:value-type="float">
            <text:p>135840</text:p>
          </table:table-cell>
          <table:table-cell office:value-type="float" office:value="113.8182" calcext:value-type="float">
            <text:p>113.82</text:p>
          </table:table-cell>
        </table:table-row>
        <table:table-row table:style-name="ro1">
          <table:table-cell office:value-type="float" office:value="135900" calcext:value-type="float">
            <text:p>135900</text:p>
          </table:table-cell>
          <table:table-cell office:value-type="float" office:value="107.2813" calcext:value-type="float">
            <text:p>107.28</text:p>
          </table:table-cell>
        </table:table-row>
        <table:table-row table:style-name="ro1">
          <table:table-cell office:value-type="float" office:value="135960" calcext:value-type="float">
            <text:p>135960</text:p>
          </table:table-cell>
          <table:table-cell office:value-type="float" office:value="110.35" calcext:value-type="float">
            <text:p>110.35</text:p>
          </table:table-cell>
        </table:table-row>
        <table:table-row table:style-name="ro1">
          <table:table-cell office:value-type="float" office:value="136020" calcext:value-type="float">
            <text:p>136020</text:p>
          </table:table-cell>
          <table:table-cell office:value-type="float" office:value="124.2983" calcext:value-type="float">
            <text:p>124.30</text:p>
          </table:table-cell>
        </table:table-row>
        <table:table-row table:style-name="ro1">
          <table:table-cell office:value-type="float" office:value="136080" calcext:value-type="float">
            <text:p>136080</text:p>
          </table:table-cell>
          <table:table-cell office:value-type="float" office:value="135.1248" calcext:value-type="float">
            <text:p>135.12</text:p>
          </table:table-cell>
        </table:table-row>
        <table:table-row table:style-name="ro1">
          <table:table-cell office:value-type="float" office:value="136140" calcext:value-type="float">
            <text:p>136140</text:p>
          </table:table-cell>
          <table:table-cell office:value-type="float" office:value="136.2878" calcext:value-type="float">
            <text:p>136.29</text:p>
          </table:table-cell>
        </table:table-row>
        <table:table-row table:style-name="ro1">
          <table:table-cell office:value-type="float" office:value="136200" calcext:value-type="float">
            <text:p>136200</text:p>
          </table:table-cell>
          <table:table-cell office:value-type="float" office:value="132.1828" calcext:value-type="float">
            <text:p>132.18</text:p>
          </table:table-cell>
        </table:table-row>
        <table:table-row table:style-name="ro1">
          <table:table-cell office:value-type="float" office:value="136260" calcext:value-type="float">
            <text:p>136260</text:p>
          </table:table-cell>
          <table:table-cell office:value-type="float" office:value="125.1249" calcext:value-type="float">
            <text:p>125.12</text:p>
          </table:table-cell>
        </table:table-row>
        <table:table-row table:style-name="ro1">
          <table:table-cell office:value-type="float" office:value="136320" calcext:value-type="float">
            <text:p>136320</text:p>
          </table:table-cell>
          <table:table-cell office:value-type="float" office:value="115.697" calcext:value-type="float">
            <text:p>115.70</text:p>
          </table:table-cell>
        </table:table-row>
        <table:table-row table:style-name="ro1">
          <table:table-cell office:value-type="float" office:value="136380" calcext:value-type="float">
            <text:p>136380</text:p>
          </table:table-cell>
          <table:table-cell office:value-type="float" office:value="114.2544" calcext:value-type="float">
            <text:p>114.25</text:p>
          </table:table-cell>
        </table:table-row>
        <table:table-row table:style-name="ro1">
          <table:table-cell office:value-type="float" office:value="136440" calcext:value-type="float">
            <text:p>136440</text:p>
          </table:table-cell>
          <table:table-cell office:value-type="float" office:value="105.9229" calcext:value-type="float">
            <text:p>105.92</text:p>
          </table:table-cell>
        </table:table-row>
        <table:table-row table:style-name="ro1">
          <table:table-cell office:value-type="float" office:value="136500" calcext:value-type="float">
            <text:p>136500</text:p>
          </table:table-cell>
          <table:table-cell office:value-type="float" office:value="101.6428" calcext:value-type="float">
            <text:p>101.64</text:p>
          </table:table-cell>
        </table:table-row>
        <table:table-row table:style-name="ro1">
          <table:table-cell office:value-type="float" office:value="136560" calcext:value-type="float">
            <text:p>136560</text:p>
          </table:table-cell>
          <table:table-cell office:value-type="float" office:value="105.1788" calcext:value-type="float">
            <text:p>105.18</text:p>
          </table:table-cell>
        </table:table-row>
        <table:table-row table:style-name="ro1">
          <table:table-cell office:value-type="float" office:value="136620" calcext:value-type="float">
            <text:p>136620</text:p>
          </table:table-cell>
          <table:table-cell office:value-type="float" office:value="113.1174" calcext:value-type="float">
            <text:p>113.12</text:p>
          </table:table-cell>
        </table:table-row>
        <table:table-row table:style-name="ro1">
          <table:table-cell office:value-type="float" office:value="136680" calcext:value-type="float">
            <text:p>136680</text:p>
          </table:table-cell>
          <table:table-cell office:value-type="float" office:value="118.1604" calcext:value-type="float">
            <text:p>118.16</text:p>
          </table:table-cell>
        </table:table-row>
        <table:table-row table:style-name="ro1">
          <table:table-cell office:value-type="float" office:value="136740" calcext:value-type="float">
            <text:p>136740</text:p>
          </table:table-cell>
          <table:table-cell office:value-type="float" office:value="125.2886" calcext:value-type="float">
            <text:p>125.29</text:p>
          </table:table-cell>
        </table:table-row>
        <table:table-row table:style-name="ro1">
          <table:table-cell office:value-type="float" office:value="136800" calcext:value-type="float">
            <text:p>136800</text:p>
          </table:table-cell>
          <table:table-cell office:value-type="float" office:value="124.7742" calcext:value-type="float">
            <text:p>124.77</text:p>
          </table:table-cell>
        </table:table-row>
        <table:table-row table:style-name="ro1">
          <table:table-cell office:value-type="float" office:value="136860" calcext:value-type="float">
            <text:p>136860</text:p>
          </table:table-cell>
          <table:table-cell office:value-type="float" office:value="123.0409" calcext:value-type="float">
            <text:p>123.04</text:p>
          </table:table-cell>
        </table:table-row>
        <table:table-row table:style-name="ro1">
          <table:table-cell office:value-type="float" office:value="136920" calcext:value-type="float">
            <text:p>136920</text:p>
          </table:table-cell>
          <table:table-cell office:value-type="float" office:value="118.6457" calcext:value-type="float">
            <text:p>118.65</text:p>
          </table:table-cell>
        </table:table-row>
        <table:table-row table:style-name="ro1">
          <table:table-cell office:value-type="float" office:value="136980" calcext:value-type="float">
            <text:p>136980</text:p>
          </table:table-cell>
          <table:table-cell office:value-type="float" office:value="118.7114" calcext:value-type="float">
            <text:p>118.71</text:p>
          </table:table-cell>
        </table:table-row>
        <table:table-row table:style-name="ro1">
          <table:table-cell office:value-type="float" office:value="137040" calcext:value-type="float">
            <text:p>137040</text:p>
          </table:table-cell>
          <table:table-cell office:value-type="float" office:value="133.483" calcext:value-type="float">
            <text:p>133.48</text:p>
          </table:table-cell>
        </table:table-row>
        <table:table-row table:style-name="ro1">
          <table:table-cell office:value-type="float" office:value="137100" calcext:value-type="float">
            <text:p>137100</text:p>
          </table:table-cell>
          <table:table-cell office:value-type="float" office:value="141.7123" calcext:value-type="float">
            <text:p>141.71</text:p>
          </table:table-cell>
        </table:table-row>
        <table:table-row table:style-name="ro1">
          <table:table-cell office:value-type="float" office:value="137160" calcext:value-type="float">
            <text:p>137160</text:p>
          </table:table-cell>
          <table:table-cell office:value-type="float" office:value="142.1246" calcext:value-type="float">
            <text:p>142.12</text:p>
          </table:table-cell>
        </table:table-row>
        <table:table-row table:style-name="ro1">
          <table:table-cell office:value-type="float" office:value="137220" calcext:value-type="float">
            <text:p>137220</text:p>
          </table:table-cell>
          <table:table-cell office:value-type="float" office:value="133.3245" calcext:value-type="float">
            <text:p>133.32</text:p>
          </table:table-cell>
        </table:table-row>
        <table:table-row table:style-name="ro1">
          <table:table-cell office:value-type="float" office:value="137280" calcext:value-type="float">
            <text:p>137280</text:p>
          </table:table-cell>
          <table:table-cell office:value-type="float" office:value="128.1138" calcext:value-type="float">
            <text:p>128.11</text:p>
          </table:table-cell>
        </table:table-row>
        <table:table-row table:style-name="ro1">
          <table:table-cell office:value-type="float" office:value="137340" calcext:value-type="float">
            <text:p>137340</text:p>
          </table:table-cell>
          <table:table-cell office:value-type="float" office:value="126.4394" calcext:value-type="float">
            <text:p>126.44</text:p>
          </table:table-cell>
        </table:table-row>
        <table:table-row table:style-name="ro1">
          <table:table-cell office:value-type="float" office:value="137400" calcext:value-type="float">
            <text:p>137400</text:p>
          </table:table-cell>
          <table:table-cell office:value-type="float" office:value="123.4338" calcext:value-type="float">
            <text:p>123.43</text:p>
          </table:table-cell>
        </table:table-row>
        <table:table-row table:style-name="ro1">
          <table:table-cell office:value-type="float" office:value="137460" calcext:value-type="float">
            <text:p>137460</text:p>
          </table:table-cell>
          <table:table-cell office:value-type="float" office:value="124.3745" calcext:value-type="float">
            <text:p>124.37</text:p>
          </table:table-cell>
        </table:table-row>
        <table:table-row table:style-name="ro1">
          <table:table-cell office:value-type="float" office:value="137520" calcext:value-type="float">
            <text:p>137520</text:p>
          </table:table-cell>
          <table:table-cell office:value-type="float" office:value="129.1959" calcext:value-type="float">
            <text:p>129.20</text:p>
          </table:table-cell>
        </table:table-row>
        <table:table-row table:style-name="ro1">
          <table:table-cell office:value-type="float" office:value="137580" calcext:value-type="float">
            <text:p>137580</text:p>
          </table:table-cell>
          <table:table-cell office:value-type="float" office:value="134.5934" calcext:value-type="float">
            <text:p>134.59</text:p>
          </table:table-cell>
        </table:table-row>
        <table:table-row table:style-name="ro1">
          <table:table-cell office:value-type="float" office:value="137640" calcext:value-type="float">
            <text:p>137640</text:p>
          </table:table-cell>
          <table:table-cell office:value-type="float" office:value="142.4825" calcext:value-type="float">
            <text:p>142.48</text:p>
          </table:table-cell>
        </table:table-row>
        <table:table-row table:style-name="ro1">
          <table:table-cell office:value-type="float" office:value="137700" calcext:value-type="float">
            <text:p>137700</text:p>
          </table:table-cell>
          <table:table-cell office:value-type="float" office:value="136.9313" calcext:value-type="float">
            <text:p>136.93</text:p>
          </table:table-cell>
        </table:table-row>
        <table:table-row table:style-name="ro1">
          <table:table-cell office:value-type="float" office:value="137760" calcext:value-type="float">
            <text:p>137760</text:p>
          </table:table-cell>
          <table:table-cell office:value-type="float" office:value="127.6675" calcext:value-type="float">
            <text:p>127.67</text:p>
          </table:table-cell>
        </table:table-row>
        <table:table-row table:style-name="ro1">
          <table:table-cell office:value-type="float" office:value="137820" calcext:value-type="float">
            <text:p>137820</text:p>
          </table:table-cell>
          <table:table-cell office:value-type="float" office:value="123.0956" calcext:value-type="float">
            <text:p>123.10</text:p>
          </table:table-cell>
        </table:table-row>
        <table:table-row table:style-name="ro1">
          <table:table-cell office:value-type="float" office:value="137880" calcext:value-type="float">
            <text:p>137880</text:p>
          </table:table-cell>
          <table:table-cell office:value-type="float" office:value="115.9729" calcext:value-type="float">
            <text:p>115.97</text:p>
          </table:table-cell>
        </table:table-row>
        <table:table-row table:style-name="ro1">
          <table:table-cell office:value-type="float" office:value="137940" calcext:value-type="float">
            <text:p>137940</text:p>
          </table:table-cell>
          <table:table-cell office:value-type="float" office:value="120.6773" calcext:value-type="float">
            <text:p>120.68</text:p>
          </table:table-cell>
        </table:table-row>
        <table:table-row table:style-name="ro1">
          <table:table-cell office:value-type="float" office:value="138000" calcext:value-type="float">
            <text:p>138000</text:p>
          </table:table-cell>
          <table:table-cell office:value-type="float" office:value="124.3936" calcext:value-type="float">
            <text:p>124.39</text:p>
          </table:table-cell>
        </table:table-row>
        <table:table-row table:style-name="ro1">
          <table:table-cell office:value-type="float" office:value="138060" calcext:value-type="float">
            <text:p>138060</text:p>
          </table:table-cell>
          <table:table-cell office:value-type="float" office:value="123.9974" calcext:value-type="float">
            <text:p>124.00</text:p>
          </table:table-cell>
        </table:table-row>
        <table:table-row table:style-name="ro1">
          <table:table-cell office:value-type="float" office:value="138120" calcext:value-type="float">
            <text:p>138120</text:p>
          </table:table-cell>
          <table:table-cell office:value-type="float" office:value="123.0216" calcext:value-type="float">
            <text:p>123.02</text:p>
          </table:table-cell>
        </table:table-row>
        <table:table-row table:style-name="ro1">
          <table:table-cell office:value-type="float" office:value="138180" calcext:value-type="float">
            <text:p>138180</text:p>
          </table:table-cell>
          <table:table-cell office:value-type="float" office:value="120.5957" calcext:value-type="float">
            <text:p>120.60</text:p>
          </table:table-cell>
        </table:table-row>
        <table:table-row table:style-name="ro1">
          <table:table-cell office:value-type="float" office:value="138240" calcext:value-type="float">
            <text:p>138240</text:p>
          </table:table-cell>
          <table:table-cell office:value-type="float" office:value="111.9061" calcext:value-type="float">
            <text:p>111.91</text:p>
          </table:table-cell>
        </table:table-row>
        <table:table-row table:style-name="ro1">
          <table:table-cell office:value-type="float" office:value="138300" calcext:value-type="float">
            <text:p>138300</text:p>
          </table:table-cell>
          <table:table-cell office:value-type="float" office:value="113.1918" calcext:value-type="float">
            <text:p>113.19</text:p>
          </table:table-cell>
        </table:table-row>
        <table:table-row table:style-name="ro1">
          <table:table-cell office:value-type="float" office:value="138360" calcext:value-type="float">
            <text:p>138360</text:p>
          </table:table-cell>
          <table:table-cell office:value-type="float" office:value="114.3009" calcext:value-type="float">
            <text:p>114.30</text:p>
          </table:table-cell>
        </table:table-row>
        <table:table-row table:style-name="ro1">
          <table:table-cell office:value-type="float" office:value="138420" calcext:value-type="float">
            <text:p>138420</text:p>
          </table:table-cell>
          <table:table-cell office:value-type="float" office:value="120.2827" calcext:value-type="float">
            <text:p>120.28</text:p>
          </table:table-cell>
        </table:table-row>
        <table:table-row table:style-name="ro1">
          <table:table-cell office:value-type="float" office:value="138480" calcext:value-type="float">
            <text:p>138480</text:p>
          </table:table-cell>
          <table:table-cell office:value-type="float" office:value="131.4869" calcext:value-type="float">
            <text:p>131.49</text:p>
          </table:table-cell>
        </table:table-row>
        <table:table-row table:style-name="ro1">
          <table:table-cell office:value-type="float" office:value="138540" calcext:value-type="float">
            <text:p>138540</text:p>
          </table:table-cell>
          <table:table-cell office:value-type="float" office:value="139.3842" calcext:value-type="float">
            <text:p>139.38</text:p>
          </table:table-cell>
        </table:table-row>
        <table:table-row table:style-name="ro1">
          <table:table-cell office:value-type="float" office:value="138600" calcext:value-type="float">
            <text:p>138600</text:p>
          </table:table-cell>
          <table:table-cell office:value-type="float" office:value="142.3538" calcext:value-type="float">
            <text:p>142.35</text:p>
          </table:table-cell>
        </table:table-row>
        <table:table-row table:style-name="ro1">
          <table:table-cell office:value-type="float" office:value="138660" calcext:value-type="float">
            <text:p>138660</text:p>
          </table:table-cell>
          <table:table-cell office:value-type="float" office:value="147.065" calcext:value-type="float">
            <text:p>147.07</text:p>
          </table:table-cell>
        </table:table-row>
        <table:table-row table:style-name="ro1">
          <table:table-cell office:value-type="float" office:value="138720" calcext:value-type="float">
            <text:p>138720</text:p>
          </table:table-cell>
          <table:table-cell office:value-type="float" office:value="158.3252" calcext:value-type="float">
            <text:p>158.33</text:p>
          </table:table-cell>
        </table:table-row>
        <table:table-row table:style-name="ro1">
          <table:table-cell office:value-type="float" office:value="138780" calcext:value-type="float">
            <text:p>138780</text:p>
          </table:table-cell>
          <table:table-cell office:value-type="float" office:value="171.4991" calcext:value-type="float">
            <text:p>171.50</text:p>
          </table:table-cell>
        </table:table-row>
        <table:table-row table:style-name="ro1">
          <table:table-cell office:value-type="float" office:value="138840" calcext:value-type="float">
            <text:p>138840</text:p>
          </table:table-cell>
          <table:table-cell office:value-type="float" office:value="182.2397" calcext:value-type="float">
            <text:p>182.24</text:p>
          </table:table-cell>
        </table:table-row>
        <table:table-row table:style-name="ro1">
          <table:table-cell office:value-type="float" office:value="138900" calcext:value-type="float">
            <text:p>138900</text:p>
          </table:table-cell>
          <table:table-cell office:value-type="float" office:value="181.2131" calcext:value-type="float">
            <text:p>181.21</text:p>
          </table:table-cell>
        </table:table-row>
        <table:table-row table:style-name="ro1">
          <table:table-cell office:value-type="float" office:value="138960" calcext:value-type="float">
            <text:p>138960</text:p>
          </table:table-cell>
          <table:table-cell office:value-type="float" office:value="161.4482" calcext:value-type="float">
            <text:p>161.45</text:p>
          </table:table-cell>
        </table:table-row>
        <table:table-row table:style-name="ro1">
          <table:table-cell office:value-type="float" office:value="139020" calcext:value-type="float">
            <text:p>139020</text:p>
          </table:table-cell>
          <table:table-cell office:value-type="float" office:value="153.9831" calcext:value-type="float">
            <text:p>153.98</text:p>
          </table:table-cell>
        </table:table-row>
        <table:table-row table:style-name="ro1">
          <table:table-cell office:value-type="float" office:value="139080" calcext:value-type="float">
            <text:p>139080</text:p>
          </table:table-cell>
          <table:table-cell office:value-type="float" office:value="147.0921" calcext:value-type="float">
            <text:p>147.09</text:p>
          </table:table-cell>
        </table:table-row>
        <table:table-row table:style-name="ro1">
          <table:table-cell office:value-type="float" office:value="139140" calcext:value-type="float">
            <text:p>139140</text:p>
          </table:table-cell>
          <table:table-cell office:value-type="float" office:value="134.1594" calcext:value-type="float">
            <text:p>134.16</text:p>
          </table:table-cell>
        </table:table-row>
        <table:table-row table:style-name="ro1">
          <table:table-cell office:value-type="float" office:value="139200" calcext:value-type="float">
            <text:p>139200</text:p>
          </table:table-cell>
          <table:table-cell office:value-type="float" office:value="129.6393" calcext:value-type="float">
            <text:p>129.64</text:p>
          </table:table-cell>
        </table:table-row>
        <table:table-row table:style-name="ro1">
          <table:table-cell office:value-type="float" office:value="139260" calcext:value-type="float">
            <text:p>139260</text:p>
          </table:table-cell>
          <table:table-cell office:value-type="float" office:value="122.3372" calcext:value-type="float">
            <text:p>122.34</text:p>
          </table:table-cell>
        </table:table-row>
        <table:table-row table:style-name="ro1">
          <table:table-cell office:value-type="float" office:value="139320" calcext:value-type="float">
            <text:p>139320</text:p>
          </table:table-cell>
          <table:table-cell office:value-type="float" office:value="114.1614" calcext:value-type="float">
            <text:p>114.16</text:p>
          </table:table-cell>
        </table:table-row>
        <table:table-row table:style-name="ro1">
          <table:table-cell office:value-type="float" office:value="139380" calcext:value-type="float">
            <text:p>139380</text:p>
          </table:table-cell>
          <table:table-cell office:value-type="float" office:value="112.4856" calcext:value-type="float">
            <text:p>112.49</text:p>
          </table:table-cell>
        </table:table-row>
        <table:table-row table:style-name="ro1">
          <table:table-cell office:value-type="float" office:value="139440" calcext:value-type="float">
            <text:p>139440</text:p>
          </table:table-cell>
          <table:table-cell office:value-type="float" office:value="114.6443" calcext:value-type="float">
            <text:p>114.64</text:p>
          </table:table-cell>
        </table:table-row>
        <table:table-row table:style-name="ro1">
          <table:table-cell office:value-type="float" office:value="139500" calcext:value-type="float">
            <text:p>139500</text:p>
          </table:table-cell>
          <table:table-cell office:value-type="float" office:value="116.3388" calcext:value-type="float">
            <text:p>116.34</text:p>
          </table:table-cell>
        </table:table-row>
        <table:table-row table:style-name="ro1">
          <table:table-cell office:value-type="float" office:value="139560" calcext:value-type="float">
            <text:p>139560</text:p>
          </table:table-cell>
          <table:table-cell office:value-type="float" office:value="109.6136" calcext:value-type="float">
            <text:p>109.61</text:p>
          </table:table-cell>
        </table:table-row>
        <table:table-row table:style-name="ro1">
          <table:table-cell office:value-type="float" office:value="139620" calcext:value-type="float">
            <text:p>139620</text:p>
          </table:table-cell>
          <table:table-cell office:value-type="float" office:value="106.4304" calcext:value-type="float">
            <text:p>106.43</text:p>
          </table:table-cell>
        </table:table-row>
        <table:table-row table:style-name="ro1">
          <table:table-cell office:value-type="float" office:value="139680" calcext:value-type="float">
            <text:p>139680</text:p>
          </table:table-cell>
          <table:table-cell office:value-type="float" office:value="114.6348" calcext:value-type="float">
            <text:p>114.63</text:p>
          </table:table-cell>
        </table:table-row>
        <table:table-row table:style-name="ro1">
          <table:table-cell office:value-type="float" office:value="139740" calcext:value-type="float">
            <text:p>139740</text:p>
          </table:table-cell>
          <table:table-cell office:value-type="float" office:value="120.5712" calcext:value-type="float">
            <text:p>120.57</text:p>
          </table:table-cell>
        </table:table-row>
        <table:table-row table:style-name="ro1">
          <table:table-cell office:value-type="float" office:value="139800" calcext:value-type="float">
            <text:p>139800</text:p>
          </table:table-cell>
          <table:table-cell office:value-type="float" office:value="125.2919" calcext:value-type="float">
            <text:p>125.29</text:p>
          </table:table-cell>
        </table:table-row>
        <table:table-row table:style-name="ro1">
          <table:table-cell office:value-type="float" office:value="139860" calcext:value-type="float">
            <text:p>139860</text:p>
          </table:table-cell>
          <table:table-cell office:value-type="float" office:value="131.7012" calcext:value-type="float">
            <text:p>131.70</text:p>
          </table:table-cell>
        </table:table-row>
        <table:table-row table:style-name="ro1">
          <table:table-cell office:value-type="float" office:value="139920" calcext:value-type="float">
            <text:p>139920</text:p>
          </table:table-cell>
          <table:table-cell office:value-type="float" office:value="133.1699" calcext:value-type="float">
            <text:p>133.17</text:p>
          </table:table-cell>
        </table:table-row>
        <table:table-row table:style-name="ro1">
          <table:table-cell office:value-type="float" office:value="139980" calcext:value-type="float">
            <text:p>139980</text:p>
          </table:table-cell>
          <table:table-cell office:value-type="float" office:value="138.3018" calcext:value-type="float">
            <text:p>138.30</text:p>
          </table:table-cell>
        </table:table-row>
        <table:table-row table:style-name="ro1">
          <table:table-cell office:value-type="float" office:value="140040" calcext:value-type="float">
            <text:p>140040</text:p>
          </table:table-cell>
          <table:table-cell office:value-type="float" office:value="137.9129" calcext:value-type="float">
            <text:p>137.91</text:p>
          </table:table-cell>
        </table:table-row>
        <table:table-row table:style-name="ro1">
          <table:table-cell office:value-type="float" office:value="140100" calcext:value-type="float">
            <text:p>140100</text:p>
          </table:table-cell>
          <table:table-cell office:value-type="float" office:value="149.0867" calcext:value-type="float">
            <text:p>149.09</text:p>
          </table:table-cell>
        </table:table-row>
        <table:table-row table:style-name="ro1">
          <table:table-cell office:value-type="float" office:value="140160" calcext:value-type="float">
            <text:p>140160</text:p>
          </table:table-cell>
          <table:table-cell office:value-type="float" office:value="145.9056" calcext:value-type="float">
            <text:p>145.91</text:p>
          </table:table-cell>
        </table:table-row>
        <table:table-row table:style-name="ro1">
          <table:table-cell office:value-type="float" office:value="140220" calcext:value-type="float">
            <text:p>140220</text:p>
          </table:table-cell>
          <table:table-cell office:value-type="float" office:value="141.9664" calcext:value-type="float">
            <text:p>141.97</text:p>
          </table:table-cell>
        </table:table-row>
        <table:table-row table:style-name="ro1">
          <table:table-cell office:value-type="float" office:value="140280" calcext:value-type="float">
            <text:p>140280</text:p>
          </table:table-cell>
          <table:table-cell office:value-type="float" office:value="149.3652" calcext:value-type="float">
            <text:p>149.37</text:p>
          </table:table-cell>
        </table:table-row>
        <table:table-row table:style-name="ro1">
          <table:table-cell office:value-type="float" office:value="140340" calcext:value-type="float">
            <text:p>140340</text:p>
          </table:table-cell>
          <table:table-cell office:value-type="float" office:value="161.9473" calcext:value-type="float">
            <text:p>161.95</text:p>
          </table:table-cell>
        </table:table-row>
        <table:table-row table:style-name="ro1">
          <table:table-cell office:value-type="float" office:value="140400" calcext:value-type="float">
            <text:p>140400</text:p>
          </table:table-cell>
          <table:table-cell office:value-type="float" office:value="156.9656" calcext:value-type="float">
            <text:p>156.97</text:p>
          </table:table-cell>
        </table:table-row>
        <table:table-row table:style-name="ro1">
          <table:table-cell office:value-type="float" office:value="140460" calcext:value-type="float">
            <text:p>140460</text:p>
          </table:table-cell>
          <table:table-cell office:value-type="float" office:value="166.1148" calcext:value-type="float">
            <text:p>166.11</text:p>
          </table:table-cell>
        </table:table-row>
        <table:table-row table:style-name="ro1">
          <table:table-cell office:value-type="float" office:value="140520" calcext:value-type="float">
            <text:p>140520</text:p>
          </table:table-cell>
          <table:table-cell office:value-type="float" office:value="168.979" calcext:value-type="float">
            <text:p>168.98</text:p>
          </table:table-cell>
        </table:table-row>
        <table:table-row table:style-name="ro1">
          <table:table-cell office:value-type="float" office:value="140580" calcext:value-type="float">
            <text:p>140580</text:p>
          </table:table-cell>
          <table:table-cell office:value-type="float" office:value="158.7026" calcext:value-type="float">
            <text:p>158.70</text:p>
          </table:table-cell>
        </table:table-row>
        <table:table-row table:style-name="ro1">
          <table:table-cell office:value-type="float" office:value="140640" calcext:value-type="float">
            <text:p>140640</text:p>
          </table:table-cell>
          <table:table-cell office:value-type="float" office:value="160.9915" calcext:value-type="float">
            <text:p>160.99</text:p>
          </table:table-cell>
        </table:table-row>
        <table:table-row table:style-name="ro1">
          <table:table-cell office:value-type="float" office:value="140700" calcext:value-type="float">
            <text:p>140700</text:p>
          </table:table-cell>
          <table:table-cell office:value-type="float" office:value="160.137" calcext:value-type="float">
            <text:p>160.14</text:p>
          </table:table-cell>
        </table:table-row>
        <table:table-row table:style-name="ro1">
          <table:table-cell office:value-type="float" office:value="140760" calcext:value-type="float">
            <text:p>140760</text:p>
          </table:table-cell>
          <table:table-cell office:value-type="float" office:value="152.8802" calcext:value-type="float">
            <text:p>152.88</text:p>
          </table:table-cell>
        </table:table-row>
        <table:table-row table:style-name="ro1">
          <table:table-cell office:value-type="float" office:value="140820" calcext:value-type="float">
            <text:p>140820</text:p>
          </table:table-cell>
          <table:table-cell office:value-type="float" office:value="142.655" calcext:value-type="float">
            <text:p>142.66</text:p>
          </table:table-cell>
        </table:table-row>
        <table:table-row table:style-name="ro1">
          <table:table-cell office:value-type="float" office:value="140880" calcext:value-type="float">
            <text:p>140880</text:p>
          </table:table-cell>
          <table:table-cell office:value-type="float" office:value="138.8893" calcext:value-type="float">
            <text:p>138.89</text:p>
          </table:table-cell>
        </table:table-row>
        <table:table-row table:style-name="ro1">
          <table:table-cell office:value-type="float" office:value="140940" calcext:value-type="float">
            <text:p>140940</text:p>
          </table:table-cell>
          <table:table-cell office:value-type="float" office:value="127.7837" calcext:value-type="float">
            <text:p>127.78</text:p>
          </table:table-cell>
        </table:table-row>
        <table:table-row table:style-name="ro1">
          <table:table-cell office:value-type="float" office:value="141000" calcext:value-type="float">
            <text:p>141000</text:p>
          </table:table-cell>
          <table:table-cell office:value-type="float" office:value="114.1682" calcext:value-type="float">
            <text:p>114.17</text:p>
          </table:table-cell>
        </table:table-row>
        <table:table-row table:style-name="ro1">
          <table:table-cell office:value-type="float" office:value="141060" calcext:value-type="float">
            <text:p>141060</text:p>
          </table:table-cell>
          <table:table-cell office:value-type="float" office:value="106.2602" calcext:value-type="float">
            <text:p>106.26</text:p>
          </table:table-cell>
        </table:table-row>
        <table:table-row table:style-name="ro1">
          <table:table-cell office:value-type="float" office:value="141120" calcext:value-type="float">
            <text:p>141120</text:p>
          </table:table-cell>
          <table:table-cell office:value-type="float" office:value="105.8082" calcext:value-type="float">
            <text:p>105.81</text:p>
          </table:table-cell>
        </table:table-row>
        <table:table-row table:style-name="ro1">
          <table:table-cell office:value-type="float" office:value="141180" calcext:value-type="float">
            <text:p>141180</text:p>
          </table:table-cell>
          <table:table-cell office:value-type="float" office:value="104.596" calcext:value-type="float">
            <text:p>104.60</text:p>
          </table:table-cell>
        </table:table-row>
        <table:table-row table:style-name="ro1">
          <table:table-cell office:value-type="float" office:value="141240" calcext:value-type="float">
            <text:p>141240</text:p>
          </table:table-cell>
          <table:table-cell office:value-type="float" office:value="101.0531" calcext:value-type="float">
            <text:p>101.05</text:p>
          </table:table-cell>
        </table:table-row>
        <table:table-row table:style-name="ro1">
          <table:table-cell office:value-type="float" office:value="141300" calcext:value-type="float">
            <text:p>141300</text:p>
          </table:table-cell>
          <table:table-cell office:value-type="float" office:value="98.84985" calcext:value-type="float">
            <text:p>98.85</text:p>
          </table:table-cell>
        </table:table-row>
        <table:table-row table:style-name="ro1">
          <table:table-cell office:value-type="float" office:value="141360" calcext:value-type="float">
            <text:p>141360</text:p>
          </table:table-cell>
          <table:table-cell office:value-type="float" office:value="94.19442" calcext:value-type="float">
            <text:p>94.19</text:p>
          </table:table-cell>
        </table:table-row>
        <table:table-row table:style-name="ro1">
          <table:table-cell office:value-type="float" office:value="141420" calcext:value-type="float">
            <text:p>141420</text:p>
          </table:table-cell>
          <table:table-cell office:value-type="float" office:value="93.15691" calcext:value-type="float">
            <text:p>93.16</text:p>
          </table:table-cell>
        </table:table-row>
        <table:table-row table:style-name="ro1">
          <table:table-cell office:value-type="float" office:value="141480" calcext:value-type="float">
            <text:p>141480</text:p>
          </table:table-cell>
          <table:table-cell office:value-type="float" office:value="90.19397" calcext:value-type="float">
            <text:p>90.19</text:p>
          </table:table-cell>
        </table:table-row>
        <table:table-row table:style-name="ro1">
          <table:table-cell office:value-type="float" office:value="141540" calcext:value-type="float">
            <text:p>141540</text:p>
          </table:table-cell>
          <table:table-cell office:value-type="float" office:value="93.18386" calcext:value-type="float">
            <text:p>93.18</text:p>
          </table:table-cell>
        </table:table-row>
        <table:table-row table:style-name="ro1">
          <table:table-cell office:value-type="float" office:value="141600" calcext:value-type="float">
            <text:p>141600</text:p>
          </table:table-cell>
          <table:table-cell office:value-type="float" office:value="92.90871" calcext:value-type="float">
            <text:p>92.91</text:p>
          </table:table-cell>
        </table:table-row>
        <table:table-row table:style-name="ro1">
          <table:table-cell office:value-type="float" office:value="141660" calcext:value-type="float">
            <text:p>141660</text:p>
          </table:table-cell>
          <table:table-cell office:value-type="float" office:value="98.05962" calcext:value-type="float">
            <text:p>98.06</text:p>
          </table:table-cell>
        </table:table-row>
        <table:table-row table:style-name="ro1">
          <table:table-cell office:value-type="float" office:value="141720" calcext:value-type="float">
            <text:p>141720</text:p>
          </table:table-cell>
          <table:table-cell office:value-type="float" office:value="100.6434" calcext:value-type="float">
            <text:p>100.64</text:p>
          </table:table-cell>
        </table:table-row>
        <table:table-row table:style-name="ro1">
          <table:table-cell office:value-type="float" office:value="141780" calcext:value-type="float">
            <text:p>141780</text:p>
          </table:table-cell>
          <table:table-cell office:value-type="float" office:value="96.98051" calcext:value-type="float">
            <text:p>96.98</text:p>
          </table:table-cell>
        </table:table-row>
        <table:table-row table:style-name="ro1">
          <table:table-cell office:value-type="float" office:value="141840" calcext:value-type="float">
            <text:p>141840</text:p>
          </table:table-cell>
          <table:table-cell office:value-type="float" office:value="93.89916" calcext:value-type="float">
            <text:p>93.90</text:p>
          </table:table-cell>
        </table:table-row>
        <table:table-row table:style-name="ro1">
          <table:table-cell office:value-type="float" office:value="141900" calcext:value-type="float">
            <text:p>141900</text:p>
          </table:table-cell>
          <table:table-cell office:value-type="float" office:value="94.90494" calcext:value-type="float">
            <text:p>94.90</text:p>
          </table:table-cell>
        </table:table-row>
        <table:table-row table:style-name="ro1">
          <table:table-cell office:value-type="float" office:value="141960" calcext:value-type="float">
            <text:p>141960</text:p>
          </table:table-cell>
          <table:table-cell office:value-type="float" office:value="92.87423" calcext:value-type="float">
            <text:p>92.87</text:p>
          </table:table-cell>
        </table:table-row>
        <table:table-row table:style-name="ro1">
          <table:table-cell office:value-type="float" office:value="142020" calcext:value-type="float">
            <text:p>142020</text:p>
          </table:table-cell>
          <table:table-cell office:value-type="float" office:value="93.64917" calcext:value-type="float">
            <text:p>93.65</text:p>
          </table:table-cell>
        </table:table-row>
        <table:table-row table:style-name="ro1">
          <table:table-cell office:value-type="float" office:value="142080" calcext:value-type="float">
            <text:p>142080</text:p>
          </table:table-cell>
          <table:table-cell office:value-type="float" office:value="95.64869" calcext:value-type="float">
            <text:p>95.65</text:p>
          </table:table-cell>
        </table:table-row>
        <table:table-row table:style-name="ro1">
          <table:table-cell office:value-type="float" office:value="142140" calcext:value-type="float">
            <text:p>142140</text:p>
          </table:table-cell>
          <table:table-cell office:value-type="float" office:value="97.93909" calcext:value-type="float">
            <text:p>97.94</text:p>
          </table:table-cell>
        </table:table-row>
        <table:table-row table:style-name="ro1">
          <table:table-cell office:value-type="float" office:value="142200" calcext:value-type="float">
            <text:p>142200</text:p>
          </table:table-cell>
          <table:table-cell office:value-type="float" office:value="94.67908" calcext:value-type="float">
            <text:p>94.68</text:p>
          </table:table-cell>
        </table:table-row>
        <table:table-row table:style-name="ro1">
          <table:table-cell office:value-type="float" office:value="142260" calcext:value-type="float">
            <text:p>142260</text:p>
          </table:table-cell>
          <table:table-cell office:value-type="float" office:value="88.73096" calcext:value-type="float">
            <text:p>88.73</text:p>
          </table:table-cell>
        </table:table-row>
        <table:table-row table:style-name="ro1">
          <table:table-cell office:value-type="float" office:value="142320" calcext:value-type="float">
            <text:p>142320</text:p>
          </table:table-cell>
          <table:table-cell office:value-type="float" office:value="80.26754" calcext:value-type="float">
            <text:p>80.27</text:p>
          </table:table-cell>
        </table:table-row>
        <table:table-row table:style-name="ro1">
          <table:table-cell office:value-type="float" office:value="142380" calcext:value-type="float">
            <text:p>142380</text:p>
          </table:table-cell>
          <table:table-cell office:value-type="float" office:value="74.90133" calcext:value-type="float">
            <text:p>74.90</text:p>
          </table:table-cell>
        </table:table-row>
        <table:table-row table:style-name="ro1">
          <table:table-cell office:value-type="float" office:value="142440" calcext:value-type="float">
            <text:p>142440</text:p>
          </table:table-cell>
          <table:table-cell office:value-type="float" office:value="76.78691" calcext:value-type="float">
            <text:p>76.79</text:p>
          </table:table-cell>
        </table:table-row>
        <table:table-row table:style-name="ro1">
          <table:table-cell office:value-type="float" office:value="142500" calcext:value-type="float">
            <text:p>142500</text:p>
          </table:table-cell>
          <table:table-cell office:value-type="float" office:value="79.60769" calcext:value-type="float">
            <text:p>79.61</text:p>
          </table:table-cell>
        </table:table-row>
        <table:table-row table:style-name="ro1">
          <table:table-cell office:value-type="float" office:value="142560" calcext:value-type="float">
            <text:p>142560</text:p>
          </table:table-cell>
          <table:table-cell office:value-type="float" office:value="87.63671" calcext:value-type="float">
            <text:p>87.64</text:p>
          </table:table-cell>
        </table:table-row>
        <table:table-row table:style-name="ro1">
          <table:table-cell office:value-type="float" office:value="142620" calcext:value-type="float">
            <text:p>142620</text:p>
          </table:table-cell>
          <table:table-cell office:value-type="float" office:value="90.46039" calcext:value-type="float">
            <text:p>90.46</text:p>
          </table:table-cell>
        </table:table-row>
        <table:table-row table:style-name="ro1">
          <table:table-cell office:value-type="float" office:value="142680" calcext:value-type="float">
            <text:p>142680</text:p>
          </table:table-cell>
          <table:table-cell office:value-type="float" office:value="89.12878" calcext:value-type="float">
            <text:p>89.13</text:p>
          </table:table-cell>
        </table:table-row>
        <table:table-row table:style-name="ro1">
          <table:table-cell office:value-type="float" office:value="142740" calcext:value-type="float">
            <text:p>142740</text:p>
          </table:table-cell>
          <table:table-cell office:value-type="float" office:value="80.42095" calcext:value-type="float">
            <text:p>80.42</text:p>
          </table:table-cell>
        </table:table-row>
        <table:table-row table:style-name="ro1">
          <table:table-cell office:value-type="float" office:value="142800" calcext:value-type="float">
            <text:p>142800</text:p>
          </table:table-cell>
          <table:table-cell office:value-type="float" office:value="74.28642" calcext:value-type="float">
            <text:p>74.29</text:p>
          </table:table-cell>
        </table:table-row>
        <table:table-row table:style-name="ro1">
          <table:table-cell office:value-type="float" office:value="142860" calcext:value-type="float">
            <text:p>142860</text:p>
          </table:table-cell>
          <table:table-cell office:value-type="float" office:value="78.28137" calcext:value-type="float">
            <text:p>78.28</text:p>
          </table:table-cell>
        </table:table-row>
        <table:table-row table:style-name="ro1">
          <table:table-cell office:value-type="float" office:value="142920" calcext:value-type="float">
            <text:p>142920</text:p>
          </table:table-cell>
          <table:table-cell office:value-type="float" office:value="84.32697" calcext:value-type="float">
            <text:p>84.33</text:p>
          </table:table-cell>
        </table:table-row>
        <table:table-row table:style-name="ro1">
          <table:table-cell office:value-type="float" office:value="142980" calcext:value-type="float">
            <text:p>142980</text:p>
          </table:table-cell>
          <table:table-cell office:value-type="float" office:value="83.87226" calcext:value-type="float">
            <text:p>83.87</text:p>
          </table:table-cell>
        </table:table-row>
        <table:table-row table:style-name="ro1">
          <table:table-cell office:value-type="float" office:value="143040" calcext:value-type="float">
            <text:p>143040</text:p>
          </table:table-cell>
          <table:table-cell office:value-type="float" office:value="82.4213" calcext:value-type="float">
            <text:p>82.42</text:p>
          </table:table-cell>
        </table:table-row>
        <table:table-row table:style-name="ro1">
          <table:table-cell office:value-type="float" office:value="143100" calcext:value-type="float">
            <text:p>143100</text:p>
          </table:table-cell>
          <table:table-cell office:value-type="float" office:value="82.4921" calcext:value-type="float">
            <text:p>82.49</text:p>
          </table:table-cell>
        </table:table-row>
        <table:table-row table:style-name="ro1">
          <table:table-cell office:value-type="float" office:value="143160" calcext:value-type="float">
            <text:p>143160</text:p>
          </table:table-cell>
          <table:table-cell office:value-type="float" office:value="82.09629" calcext:value-type="float">
            <text:p>82.10</text:p>
          </table:table-cell>
        </table:table-row>
        <table:table-row table:style-name="ro1">
          <table:table-cell office:value-type="float" office:value="143220" calcext:value-type="float">
            <text:p>143220</text:p>
          </table:table-cell>
          <table:table-cell office:value-type="float" office:value="83.04726" calcext:value-type="float">
            <text:p>83.05</text:p>
          </table:table-cell>
        </table:table-row>
        <table:table-row table:style-name="ro1">
          <table:table-cell office:value-type="float" office:value="143280" calcext:value-type="float">
            <text:p>143280</text:p>
          </table:table-cell>
          <table:table-cell office:value-type="float" office:value="83.29581" calcext:value-type="float">
            <text:p>83.30</text:p>
          </table:table-cell>
        </table:table-row>
        <table:table-row table:style-name="ro1">
          <table:table-cell office:value-type="float" office:value="143340" calcext:value-type="float">
            <text:p>143340</text:p>
          </table:table-cell>
          <table:table-cell office:value-type="float" office:value="89.11706" calcext:value-type="float">
            <text:p>89.12</text:p>
          </table:table-cell>
        </table:table-row>
        <table:table-row table:style-name="ro1">
          <table:table-cell office:value-type="float" office:value="143400" calcext:value-type="float">
            <text:p>143400</text:p>
          </table:table-cell>
          <table:table-cell office:value-type="float" office:value="83.15458" calcext:value-type="float">
            <text:p>83.15</text:p>
          </table:table-cell>
        </table:table-row>
        <table:table-row table:style-name="ro1">
          <table:table-cell office:value-type="float" office:value="143460" calcext:value-type="float">
            <text:p>143460</text:p>
          </table:table-cell>
          <table:table-cell office:value-type="float" office:value="77.53764" calcext:value-type="float">
            <text:p>77.54</text:p>
          </table:table-cell>
        </table:table-row>
        <table:table-row table:style-name="ro1">
          <table:table-cell office:value-type="float" office:value="143520" calcext:value-type="float">
            <text:p>143520</text:p>
          </table:table-cell>
          <table:table-cell office:value-type="float" office:value="68.63369" calcext:value-type="float">
            <text:p>68.63</text:p>
          </table:table-cell>
        </table:table-row>
        <table:table-row table:style-name="ro1">
          <table:table-cell office:value-type="float" office:value="143580" calcext:value-type="float">
            <text:p>143580</text:p>
          </table:table-cell>
          <table:table-cell office:value-type="float" office:value="59.54979" calcext:value-type="float">
            <text:p>59.55</text:p>
          </table:table-cell>
        </table:table-row>
        <table:table-row table:style-name="ro1">
          <table:table-cell office:value-type="float" office:value="143640" calcext:value-type="float">
            <text:p>143640</text:p>
          </table:table-cell>
          <table:table-cell office:value-type="float" office:value="56.91959" calcext:value-type="float">
            <text:p>56.92</text:p>
          </table:table-cell>
        </table:table-row>
        <table:table-row table:style-name="ro1">
          <table:table-cell office:value-type="float" office:value="143700" calcext:value-type="float">
            <text:p>143700</text:p>
          </table:table-cell>
          <table:table-cell office:value-type="float" office:value="57.22477" calcext:value-type="float">
            <text:p>57.22</text:p>
          </table:table-cell>
        </table:table-row>
        <table:table-row table:style-name="ro1">
          <table:table-cell office:value-type="float" office:value="143760" calcext:value-type="float">
            <text:p>143760</text:p>
          </table:table-cell>
          <table:table-cell office:value-type="float" office:value="57.76363" calcext:value-type="float">
            <text:p>57.76</text:p>
          </table:table-cell>
        </table:table-row>
        <table:table-row table:style-name="ro1">
          <table:table-cell office:value-type="float" office:value="143820" calcext:value-type="float">
            <text:p>143820</text:p>
          </table:table-cell>
          <table:table-cell office:value-type="float" office:value="56.19001" calcext:value-type="float">
            <text:p>56.19</text:p>
          </table:table-cell>
        </table:table-row>
        <table:table-row table:style-name="ro1">
          <table:table-cell office:value-type="float" office:value="143880" calcext:value-type="float">
            <text:p>143880</text:p>
          </table:table-cell>
          <table:table-cell office:value-type="float" office:value="56.02609" calcext:value-type="float">
            <text:p>56.03</text:p>
          </table:table-cell>
        </table:table-row>
        <table:table-row table:style-name="ro1">
          <table:table-cell office:value-type="float" office:value="143940" calcext:value-type="float">
            <text:p>143940</text:p>
          </table:table-cell>
          <table:table-cell office:value-type="float" office:value="55.80226" calcext:value-type="float">
            <text:p>55.80</text:p>
          </table:table-cell>
        </table:table-row>
        <table:table-row table:style-name="ro1">
          <table:table-cell office:value-type="float" office:value="144000" calcext:value-type="float">
            <text:p>144000</text:p>
          </table:table-cell>
          <table:table-cell office:value-type="float" office:value="51.93462" calcext:value-type="float">
            <text:p>51.93</text:p>
          </table:table-cell>
        </table:table-row>
        <table:table-row table:style-name="ro1">
          <table:table-cell office:value-type="float" office:value="144060" calcext:value-type="float">
            <text:p>144060</text:p>
          </table:table-cell>
          <table:table-cell office:value-type="float" office:value="48.01544" calcext:value-type="float">
            <text:p>48.02</text:p>
          </table:table-cell>
        </table:table-row>
        <table:table-row table:style-name="ro1">
          <table:table-cell office:value-type="float" office:value="144120" calcext:value-type="float">
            <text:p>144120</text:p>
          </table:table-cell>
          <table:table-cell office:value-type="float" office:value="45.38626" calcext:value-type="float">
            <text:p>45.39</text:p>
          </table:table-cell>
        </table:table-row>
        <table:table-row table:style-name="ro1">
          <table:table-cell office:value-type="float" office:value="144180" calcext:value-type="float">
            <text:p>144180</text:p>
          </table:table-cell>
          <table:table-cell office:value-type="float" office:value="45.63623" calcext:value-type="float">
            <text:p>45.64</text:p>
          </table:table-cell>
        </table:table-row>
        <table:table-row table:style-name="ro1">
          <table:table-cell office:value-type="float" office:value="144240" calcext:value-type="float">
            <text:p>144240</text:p>
          </table:table-cell>
          <table:table-cell office:value-type="float" office:value="46.53136" calcext:value-type="float">
            <text:p>46.53</text:p>
          </table:table-cell>
        </table:table-row>
        <table:table-row table:style-name="ro1">
          <table:table-cell office:value-type="float" office:value="144300" calcext:value-type="float">
            <text:p>144300</text:p>
          </table:table-cell>
          <table:table-cell office:value-type="float" office:value="48.42447" calcext:value-type="float">
            <text:p>48.42</text:p>
          </table:table-cell>
        </table:table-row>
        <table:table-row table:style-name="ro1">
          <table:table-cell office:value-type="float" office:value="144360" calcext:value-type="float">
            <text:p>144360</text:p>
          </table:table-cell>
          <table:table-cell office:value-type="float" office:value="50.72559" calcext:value-type="float">
            <text:p>50.73</text:p>
          </table:table-cell>
        </table:table-row>
        <table:table-row table:style-name="ro1">
          <table:table-cell office:value-type="float" office:value="144420" calcext:value-type="float">
            <text:p>144420</text:p>
          </table:table-cell>
          <table:table-cell office:value-type="float" office:value="51.49402" calcext:value-type="float">
            <text:p>51.49</text:p>
          </table:table-cell>
        </table:table-row>
        <table:table-row table:style-name="ro1">
          <table:table-cell office:value-type="float" office:value="144480" calcext:value-type="float">
            <text:p>144480</text:p>
          </table:table-cell>
          <table:table-cell office:value-type="float" office:value="51.78704" calcext:value-type="float">
            <text:p>51.79</text:p>
          </table:table-cell>
        </table:table-row>
        <table:table-row table:style-name="ro1">
          <table:table-cell office:value-type="float" office:value="144540" calcext:value-type="float">
            <text:p>144540</text:p>
          </table:table-cell>
          <table:table-cell office:value-type="float" office:value="53.60921" calcext:value-type="float">
            <text:p>53.61</text:p>
          </table:table-cell>
        </table:table-row>
        <table:table-row table:style-name="ro1">
          <table:table-cell office:value-type="float" office:value="144600" calcext:value-type="float">
            <text:p>144600</text:p>
          </table:table-cell>
          <table:table-cell office:value-type="float" office:value="56.36967" calcext:value-type="float">
            <text:p>56.37</text:p>
          </table:table-cell>
        </table:table-row>
        <table:table-row table:style-name="ro1">
          <table:table-cell office:value-type="float" office:value="144660" calcext:value-type="float">
            <text:p>144660</text:p>
          </table:table-cell>
          <table:table-cell office:value-type="float" office:value="57.83043" calcext:value-type="float">
            <text:p>57.83</text:p>
          </table:table-cell>
        </table:table-row>
        <table:table-row table:style-name="ro1">
          <table:table-cell office:value-type="float" office:value="144720" calcext:value-type="float">
            <text:p>144720</text:p>
          </table:table-cell>
          <table:table-cell office:value-type="float" office:value="57.46144" calcext:value-type="float">
            <text:p>57.46</text:p>
          </table:table-cell>
        </table:table-row>
        <table:table-row table:style-name="ro1">
          <table:table-cell office:value-type="float" office:value="144780" calcext:value-type="float">
            <text:p>144780</text:p>
          </table:table-cell>
          <table:table-cell office:value-type="float" office:value="57.61743" calcext:value-type="float">
            <text:p>57.62</text:p>
          </table:table-cell>
        </table:table-row>
        <table:table-row table:style-name="ro1">
          <table:table-cell office:value-type="float" office:value="144840" calcext:value-type="float">
            <text:p>144840</text:p>
          </table:table-cell>
          <table:table-cell office:value-type="float" office:value="55.7114" calcext:value-type="float">
            <text:p>55.71</text:p>
          </table:table-cell>
        </table:table-row>
        <table:table-row table:style-name="ro1">
          <table:table-cell office:value-type="float" office:value="144900" calcext:value-type="float">
            <text:p>144900</text:p>
          </table:table-cell>
          <table:table-cell office:value-type="float" office:value="52.33181" calcext:value-type="float">
            <text:p>52.33</text:p>
          </table:table-cell>
        </table:table-row>
        <table:table-row table:style-name="ro1">
          <table:table-cell office:value-type="float" office:value="144960" calcext:value-type="float">
            <text:p>144960</text:p>
          </table:table-cell>
          <table:table-cell office:value-type="float" office:value="50.36188" calcext:value-type="float">
            <text:p>50.36</text:p>
          </table:table-cell>
        </table:table-row>
        <table:table-row table:style-name="ro1">
          <table:table-cell office:value-type="float" office:value="145020" calcext:value-type="float">
            <text:p>145020</text:p>
          </table:table-cell>
          <table:table-cell office:value-type="float" office:value="50.97505" calcext:value-type="float">
            <text:p>50.98</text:p>
          </table:table-cell>
        </table:table-row>
        <table:table-row table:style-name="ro1">
          <table:table-cell office:value-type="float" office:value="145080" calcext:value-type="float">
            <text:p>145080</text:p>
          </table:table-cell>
          <table:table-cell office:value-type="float" office:value="52.58129" calcext:value-type="float">
            <text:p>52.58</text:p>
          </table:table-cell>
        </table:table-row>
        <table:table-row table:style-name="ro1">
          <table:table-cell office:value-type="float" office:value="145140" calcext:value-type="float">
            <text:p>145140</text:p>
          </table:table-cell>
          <table:table-cell office:value-type="float" office:value="54.06502" calcext:value-type="float">
            <text:p>54.07</text:p>
          </table:table-cell>
        </table:table-row>
        <table:table-row table:style-name="ro1">
          <table:table-cell office:value-type="float" office:value="145200" calcext:value-type="float">
            <text:p>145200</text:p>
          </table:table-cell>
          <table:table-cell office:value-type="float" office:value="54.37248" calcext:value-type="float">
            <text:p>54.37</text:p>
          </table:table-cell>
        </table:table-row>
        <table:table-row table:style-name="ro1">
          <table:table-cell office:value-type="float" office:value="145260" calcext:value-type="float">
            <text:p>145260</text:p>
          </table:table-cell>
          <table:table-cell office:value-type="float" office:value="52.33311" calcext:value-type="float">
            <text:p>52.33</text:p>
          </table:table-cell>
        </table:table-row>
        <table:table-row table:style-name="ro1">
          <table:table-cell office:value-type="float" office:value="145320" calcext:value-type="float">
            <text:p>145320</text:p>
          </table:table-cell>
          <table:table-cell office:value-type="float" office:value="48.95014" calcext:value-type="float">
            <text:p>48.95</text:p>
          </table:table-cell>
        </table:table-row>
        <table:table-row table:style-name="ro1">
          <table:table-cell office:value-type="float" office:value="145380" calcext:value-type="float">
            <text:p>145380</text:p>
          </table:table-cell>
          <table:table-cell office:value-type="float" office:value="47.26337" calcext:value-type="float">
            <text:p>47.26</text:p>
          </table:table-cell>
        </table:table-row>
        <table:table-row table:style-name="ro1">
          <table:table-cell office:value-type="float" office:value="145440" calcext:value-type="float">
            <text:p>145440</text:p>
          </table:table-cell>
          <table:table-cell office:value-type="float" office:value="46.21886" calcext:value-type="float">
            <text:p>46.22</text:p>
          </table:table-cell>
        </table:table-row>
        <table:table-row table:style-name="ro1">
          <table:table-cell office:value-type="float" office:value="145500" calcext:value-type="float">
            <text:p>145500</text:p>
          </table:table-cell>
          <table:table-cell office:value-type="float" office:value="44.29989" calcext:value-type="float">
            <text:p>44.30</text:p>
          </table:table-cell>
        </table:table-row>
        <table:table-row table:style-name="ro1">
          <table:table-cell office:value-type="float" office:value="145560" calcext:value-type="float">
            <text:p>145560</text:p>
          </table:table-cell>
          <table:table-cell office:value-type="float" office:value="44.65166" calcext:value-type="float">
            <text:p>44.65</text:p>
          </table:table-cell>
        </table:table-row>
        <table:table-row table:style-name="ro1">
          <table:table-cell office:value-type="float" office:value="145620" calcext:value-type="float">
            <text:p>145620</text:p>
          </table:table-cell>
          <table:table-cell office:value-type="float" office:value="45.23169" calcext:value-type="float">
            <text:p>45.23</text:p>
          </table:table-cell>
        </table:table-row>
        <table:table-row table:style-name="ro1">
          <table:table-cell office:value-type="float" office:value="145680" calcext:value-type="float">
            <text:p>145680</text:p>
          </table:table-cell>
          <table:table-cell office:value-type="float" office:value="43.42801" calcext:value-type="float">
            <text:p>43.43</text:p>
          </table:table-cell>
        </table:table-row>
        <table:table-row table:style-name="ro1">
          <table:table-cell office:value-type="float" office:value="145740" calcext:value-type="float">
            <text:p>145740</text:p>
          </table:table-cell>
          <table:table-cell office:value-type="float" office:value="42.2626" calcext:value-type="float">
            <text:p>42.26</text:p>
          </table:table-cell>
        </table:table-row>
        <table:table-row table:style-name="ro1">
          <table:table-cell office:value-type="float" office:value="145800" calcext:value-type="float">
            <text:p>145800</text:p>
          </table:table-cell>
          <table:table-cell office:value-type="float" office:value="41.9658" calcext:value-type="float">
            <text:p>41.97</text:p>
          </table:table-cell>
        </table:table-row>
        <table:table-row table:style-name="ro1">
          <table:table-cell office:value-type="float" office:value="145860" calcext:value-type="float">
            <text:p>145860</text:p>
          </table:table-cell>
          <table:table-cell office:value-type="float" office:value="40.22373" calcext:value-type="float">
            <text:p>40.22</text:p>
          </table:table-cell>
        </table:table-row>
        <table:table-row table:style-name="ro1">
          <table:table-cell office:value-type="float" office:value="145920" calcext:value-type="float">
            <text:p>145920</text:p>
          </table:table-cell>
          <table:table-cell office:value-type="float" office:value="38.888" calcext:value-type="float">
            <text:p>38.89</text:p>
          </table:table-cell>
        </table:table-row>
        <table:table-row table:style-name="ro1">
          <table:table-cell office:value-type="float" office:value="145980" calcext:value-type="float">
            <text:p>145980</text:p>
          </table:table-cell>
          <table:table-cell office:value-type="float" office:value="38.30314" calcext:value-type="float">
            <text:p>38.30</text:p>
          </table:table-cell>
        </table:table-row>
        <table:table-row table:style-name="ro1">
          <table:table-cell office:value-type="float" office:value="146040" calcext:value-type="float">
            <text:p>146040</text:p>
          </table:table-cell>
          <table:table-cell office:value-type="float" office:value="37.94748" calcext:value-type="float">
            <text:p>37.95</text:p>
          </table:table-cell>
        </table:table-row>
        <table:table-row table:style-name="ro1">
          <table:table-cell office:value-type="float" office:value="146100" calcext:value-type="float">
            <text:p>146100</text:p>
          </table:table-cell>
          <table:table-cell office:value-type="float" office:value="38.1077" calcext:value-type="float">
            <text:p>38.11</text:p>
          </table:table-cell>
        </table:table-row>
        <table:table-row table:style-name="ro1">
          <table:table-cell office:value-type="float" office:value="146160" calcext:value-type="float">
            <text:p>146160</text:p>
          </table:table-cell>
          <table:table-cell office:value-type="float" office:value="38.49308" calcext:value-type="float">
            <text:p>38.49</text:p>
          </table:table-cell>
        </table:table-row>
        <table:table-row table:style-name="ro1">
          <table:table-cell office:value-type="float" office:value="146220" calcext:value-type="float">
            <text:p>146220</text:p>
          </table:table-cell>
          <table:table-cell office:value-type="float" office:value="37.78804" calcext:value-type="float">
            <text:p>37.79</text:p>
          </table:table-cell>
        </table:table-row>
        <table:table-row table:style-name="ro1">
          <table:table-cell office:value-type="float" office:value="146280" calcext:value-type="float">
            <text:p>146280</text:p>
          </table:table-cell>
          <table:table-cell office:value-type="float" office:value="35.77152" calcext:value-type="float">
            <text:p>35.77</text:p>
          </table:table-cell>
        </table:table-row>
        <table:table-row table:style-name="ro1">
          <table:table-cell office:value-type="float" office:value="146340" calcext:value-type="float">
            <text:p>146340</text:p>
          </table:table-cell>
          <table:table-cell office:value-type="float" office:value="34.46144" calcext:value-type="float">
            <text:p>34.46</text:p>
          </table:table-cell>
        </table:table-row>
        <table:table-row table:style-name="ro1">
          <table:table-cell office:value-type="float" office:value="146400" calcext:value-type="float">
            <text:p>146400</text:p>
          </table:table-cell>
          <table:table-cell office:value-type="float" office:value="32.93624" calcext:value-type="float">
            <text:p>32.94</text:p>
          </table:table-cell>
        </table:table-row>
        <table:table-row table:style-name="ro1">
          <table:table-cell office:value-type="float" office:value="146460" calcext:value-type="float">
            <text:p>146460</text:p>
          </table:table-cell>
          <table:table-cell office:value-type="float" office:value="30.86194" calcext:value-type="float">
            <text:p>30.86</text:p>
          </table:table-cell>
        </table:table-row>
        <table:table-row table:style-name="ro1">
          <table:table-cell office:value-type="float" office:value="146520" calcext:value-type="float">
            <text:p>146520</text:p>
          </table:table-cell>
          <table:table-cell office:value-type="float" office:value="28.9681" calcext:value-type="float">
            <text:p>28.97</text:p>
          </table:table-cell>
        </table:table-row>
        <table:table-row table:style-name="ro1">
          <table:table-cell office:value-type="float" office:value="146580" calcext:value-type="float">
            <text:p>146580</text:p>
          </table:table-cell>
          <table:table-cell office:value-type="float" office:value="27.08028" calcext:value-type="float">
            <text:p>27.08</text:p>
          </table:table-cell>
        </table:table-row>
        <table:table-row table:style-name="ro1">
          <table:table-cell office:value-type="float" office:value="146640" calcext:value-type="float">
            <text:p>146640</text:p>
          </table:table-cell>
          <table:table-cell office:value-type="float" office:value="26.17243" calcext:value-type="float">
            <text:p>26.17</text:p>
          </table:table-cell>
        </table:table-row>
        <table:table-row table:style-name="ro1">
          <table:table-cell office:value-type="float" office:value="146700" calcext:value-type="float">
            <text:p>146700</text:p>
          </table:table-cell>
          <table:table-cell office:value-type="float" office:value="25.67438" calcext:value-type="float">
            <text:p>25.67</text:p>
          </table:table-cell>
        </table:table-row>
        <table:table-row table:style-name="ro1">
          <table:table-cell office:value-type="float" office:value="146760" calcext:value-type="float">
            <text:p>146760</text:p>
          </table:table-cell>
          <table:table-cell office:value-type="float" office:value="25.64798" calcext:value-type="float">
            <text:p>25.65</text:p>
          </table:table-cell>
        </table:table-row>
        <table:table-row table:style-name="ro1">
          <table:table-cell office:value-type="float" office:value="146820" calcext:value-type="float">
            <text:p>146820</text:p>
          </table:table-cell>
          <table:table-cell office:value-type="float" office:value="25.16925" calcext:value-type="float">
            <text:p>25.17</text:p>
          </table:table-cell>
        </table:table-row>
        <table:table-row table:style-name="ro1">
          <table:table-cell office:value-type="float" office:value="146880" calcext:value-type="float">
            <text:p>146880</text:p>
          </table:table-cell>
          <table:table-cell office:value-type="float" office:value="24.11572" calcext:value-type="float">
            <text:p>24.12</text:p>
          </table:table-cell>
        </table:table-row>
        <table:table-row table:style-name="ro1">
          <table:table-cell office:value-type="float" office:value="146940" calcext:value-type="float">
            <text:p>146940</text:p>
          </table:table-cell>
          <table:table-cell office:value-type="float" office:value="23.41476" calcext:value-type="float">
            <text:p>23.41</text:p>
          </table:table-cell>
        </table:table-row>
        <table:table-row table:style-name="ro1">
          <table:table-cell office:value-type="float" office:value="147000" calcext:value-type="float">
            <text:p>147000</text:p>
          </table:table-cell>
          <table:table-cell office:value-type="float" office:value="22.89539" calcext:value-type="float">
            <text:p>22.90</text:p>
          </table:table-cell>
        </table:table-row>
        <table:table-row table:style-name="ro1">
          <table:table-cell office:value-type="float" office:value="147060" calcext:value-type="float">
            <text:p>147060</text:p>
          </table:table-cell>
          <table:table-cell office:value-type="float" office:value="22.32151" calcext:value-type="float">
            <text:p>22.32</text:p>
          </table:table-cell>
        </table:table-row>
        <table:table-row table:style-name="ro1">
          <table:table-cell office:value-type="float" office:value="147120" calcext:value-type="float">
            <text:p>147120</text:p>
          </table:table-cell>
          <table:table-cell office:value-type="float" office:value="21.52072" calcext:value-type="float">
            <text:p>21.52</text:p>
          </table:table-cell>
        </table:table-row>
        <table:table-row table:style-name="ro1">
          <table:table-cell office:value-type="float" office:value="147180" calcext:value-type="float">
            <text:p>147180</text:p>
          </table:table-cell>
          <table:table-cell office:value-type="float" office:value="21.637" calcext:value-type="float">
            <text:p>21.64</text:p>
          </table:table-cell>
        </table:table-row>
        <table:table-row table:style-name="ro1">
          <table:table-cell office:value-type="float" office:value="147240" calcext:value-type="float">
            <text:p>147240</text:p>
          </table:table-cell>
          <table:table-cell office:value-type="float" office:value="21.53061" calcext:value-type="float">
            <text:p>21.53</text:p>
          </table:table-cell>
        </table:table-row>
        <table:table-row table:style-name="ro1">
          <table:table-cell office:value-type="float" office:value="147300" calcext:value-type="float">
            <text:p>147300</text:p>
          </table:table-cell>
          <table:table-cell office:value-type="float" office:value="21.18237" calcext:value-type="float">
            <text:p>21.18</text:p>
          </table:table-cell>
        </table:table-row>
        <table:table-row table:style-name="ro1">
          <table:table-cell office:value-type="float" office:value="147360" calcext:value-type="float">
            <text:p>147360</text:p>
          </table:table-cell>
          <table:table-cell office:value-type="float" office:value="20.95319" calcext:value-type="float">
            <text:p>20.95</text:p>
          </table:table-cell>
        </table:table-row>
        <table:table-row table:style-name="ro1">
          <table:table-cell office:value-type="float" office:value="147420" calcext:value-type="float">
            <text:p>147420</text:p>
          </table:table-cell>
          <table:table-cell office:value-type="float" office:value="20.96331" calcext:value-type="float">
            <text:p>20.96</text:p>
          </table:table-cell>
        </table:table-row>
        <table:table-row table:style-name="ro1">
          <table:table-cell office:value-type="float" office:value="147480" calcext:value-type="float">
            <text:p>147480</text:p>
          </table:table-cell>
          <table:table-cell office:value-type="float" office:value="20.97183" calcext:value-type="float">
            <text:p>20.97</text:p>
          </table:table-cell>
        </table:table-row>
        <table:table-row table:style-name="ro1">
          <table:table-cell office:value-type="float" office:value="147540" calcext:value-type="float">
            <text:p>147540</text:p>
          </table:table-cell>
          <table:table-cell office:value-type="float" office:value="21.82282" calcext:value-type="float">
            <text:p>21.82</text:p>
          </table:table-cell>
        </table:table-row>
        <table:table-row table:style-name="ro1">
          <table:table-cell office:value-type="float" office:value="147600" calcext:value-type="float">
            <text:p>147600</text:p>
          </table:table-cell>
          <table:table-cell office:value-type="float" office:value="22.36983" calcext:value-type="float">
            <text:p>22.37</text:p>
          </table:table-cell>
        </table:table-row>
        <table:table-row table:style-name="ro1">
          <table:table-cell office:value-type="float" office:value="147660" calcext:value-type="float">
            <text:p>147660</text:p>
          </table:table-cell>
          <table:table-cell office:value-type="float" office:value="22.67103" calcext:value-type="float">
            <text:p>22.67</text:p>
          </table:table-cell>
        </table:table-row>
        <table:table-row table:style-name="ro1">
          <table:table-cell office:value-type="float" office:value="147720" calcext:value-type="float">
            <text:p>147720</text:p>
          </table:table-cell>
          <table:table-cell office:value-type="float" office:value="23.38894" calcext:value-type="float">
            <text:p>23.39</text:p>
          </table:table-cell>
        </table:table-row>
        <table:table-row table:style-name="ro1">
          <table:table-cell office:value-type="float" office:value="147780" calcext:value-type="float">
            <text:p>147780</text:p>
          </table:table-cell>
          <table:table-cell office:value-type="float" office:value="23.73867" calcext:value-type="float">
            <text:p>23.74</text:p>
          </table:table-cell>
        </table:table-row>
        <table:table-row table:style-name="ro1">
          <table:table-cell office:value-type="float" office:value="147840" calcext:value-type="float">
            <text:p>147840</text:p>
          </table:table-cell>
          <table:table-cell office:value-type="float" office:value="23.23686" calcext:value-type="float">
            <text:p>23.24</text:p>
          </table:table-cell>
        </table:table-row>
        <table:table-row table:style-name="ro1">
          <table:table-cell office:value-type="float" office:value="147900" calcext:value-type="float">
            <text:p>147900</text:p>
          </table:table-cell>
          <table:table-cell office:value-type="float" office:value="22.24506" calcext:value-type="float">
            <text:p>22.25</text:p>
          </table:table-cell>
        </table:table-row>
        <table:table-row table:style-name="ro1">
          <table:table-cell office:value-type="float" office:value="147960" calcext:value-type="float">
            <text:p>147960</text:p>
          </table:table-cell>
          <table:table-cell office:value-type="float" office:value="21.42465" calcext:value-type="float">
            <text:p>21.42</text:p>
          </table:table-cell>
        </table:table-row>
        <table:table-row table:style-name="ro1">
          <table:table-cell office:value-type="float" office:value="148020" calcext:value-type="float">
            <text:p>148020</text:p>
          </table:table-cell>
          <table:table-cell office:value-type="float" office:value="20.83278" calcext:value-type="float">
            <text:p>20.83</text:p>
          </table:table-cell>
        </table:table-row>
        <table:table-row table:style-name="ro1">
          <table:table-cell office:value-type="float" office:value="148080" calcext:value-type="float">
            <text:p>148080</text:p>
          </table:table-cell>
          <table:table-cell office:value-type="float" office:value="20.22759" calcext:value-type="float">
            <text:p>20.23</text:p>
          </table:table-cell>
        </table:table-row>
        <table:table-row table:style-name="ro1">
          <table:table-cell office:value-type="float" office:value="148140" calcext:value-type="float">
            <text:p>148140</text:p>
          </table:table-cell>
          <table:table-cell office:value-type="float" office:value="18.89326" calcext:value-type="float">
            <text:p>18.89</text:p>
          </table:table-cell>
        </table:table-row>
        <table:table-row table:style-name="ro1">
          <table:table-cell office:value-type="float" office:value="148200" calcext:value-type="float">
            <text:p>148200</text:p>
          </table:table-cell>
          <table:table-cell office:value-type="float" office:value="17.90292" calcext:value-type="float">
            <text:p>17.90</text:p>
          </table:table-cell>
        </table:table-row>
        <table:table-row table:style-name="ro1">
          <table:table-cell office:value-type="float" office:value="148260" calcext:value-type="float">
            <text:p>148260</text:p>
          </table:table-cell>
          <table:table-cell office:value-type="float" office:value="17.13309" calcext:value-type="float">
            <text:p>17.13</text:p>
          </table:table-cell>
        </table:table-row>
        <table:table-row table:style-name="ro1">
          <table:table-cell office:value-type="float" office:value="148320" calcext:value-type="float">
            <text:p>148320</text:p>
          </table:table-cell>
          <table:table-cell office:value-type="float" office:value="16.51775" calcext:value-type="float">
            <text:p>16.52</text:p>
          </table:table-cell>
        </table:table-row>
        <table:table-row table:style-name="ro1">
          <table:table-cell office:value-type="float" office:value="148380" calcext:value-type="float">
            <text:p>148380</text:p>
          </table:table-cell>
          <table:table-cell office:value-type="float" office:value="15.87677" calcext:value-type="float">
            <text:p>15.88</text:p>
          </table:table-cell>
        </table:table-row>
        <table:table-row table:style-name="ro1">
          <table:table-cell office:value-type="float" office:value="148440" calcext:value-type="float">
            <text:p>148440</text:p>
          </table:table-cell>
          <table:table-cell office:value-type="float" office:value="15.66212" calcext:value-type="float">
            <text:p>15.66</text:p>
          </table:table-cell>
        </table:table-row>
        <table:table-row table:style-name="ro1">
          <table:table-cell office:value-type="float" office:value="148500" calcext:value-type="float">
            <text:p>148500</text:p>
          </table:table-cell>
          <table:table-cell office:value-type="float" office:value="15.4015" calcext:value-type="float">
            <text:p>15.40</text:p>
          </table:table-cell>
        </table:table-row>
        <table:table-row table:style-name="ro1">
          <table:table-cell office:value-type="float" office:value="148560" calcext:value-type="float">
            <text:p>148560</text:p>
          </table:table-cell>
          <table:table-cell office:value-type="float" office:value="15.30593" calcext:value-type="float">
            <text:p>15.31</text:p>
          </table:table-cell>
        </table:table-row>
        <table:table-row table:style-name="ro1">
          <table:table-cell office:value-type="float" office:value="148620" calcext:value-type="float">
            <text:p>148620</text:p>
          </table:table-cell>
          <table:table-cell office:value-type="float" office:value="15.40948" calcext:value-type="float">
            <text:p>15.41</text:p>
          </table:table-cell>
        </table:table-row>
        <table:table-row table:style-name="ro1">
          <table:table-cell office:value-type="float" office:value="148680" calcext:value-type="float">
            <text:p>148680</text:p>
          </table:table-cell>
          <table:table-cell office:value-type="float" office:value="15.56969" calcext:value-type="float">
            <text:p>15.57</text:p>
          </table:table-cell>
        </table:table-row>
        <table:table-row table:style-name="ro1">
          <table:table-cell office:value-type="float" office:value="148740" calcext:value-type="float">
            <text:p>148740</text:p>
          </table:table-cell>
          <table:table-cell office:value-type="float" office:value="15.51119" calcext:value-type="float">
            <text:p>15.51</text:p>
          </table:table-cell>
        </table:table-row>
        <table:table-row table:style-name="ro1">
          <table:table-cell office:value-type="float" office:value="148800" calcext:value-type="float">
            <text:p>148800</text:p>
          </table:table-cell>
          <table:table-cell office:value-type="float" office:value="14.32563" calcext:value-type="float">
            <text:p>14.33</text:p>
          </table:table-cell>
        </table:table-row>
        <table:table-row table:style-name="ro1">
          <table:table-cell office:value-type="float" office:value="148860" calcext:value-type="float">
            <text:p>148860</text:p>
          </table:table-cell>
          <table:table-cell office:value-type="float" office:value="12.79496" calcext:value-type="float">
            <text:p>12.79</text:p>
          </table:table-cell>
        </table:table-row>
        <table:table-row table:style-name="ro1">
          <table:table-cell office:value-type="float" office:value="148920" calcext:value-type="float">
            <text:p>148920</text:p>
          </table:table-cell>
          <table:table-cell office:value-type="float" office:value="10.67395" calcext:value-type="float">
            <text:p>10.67</text:p>
          </table:table-cell>
        </table:table-row>
        <table:table-row table:style-name="ro1">
          <table:table-cell office:value-type="float" office:value="148980" calcext:value-type="float">
            <text:p>148980</text:p>
          </table:table-cell>
          <table:table-cell office:value-type="float" office:value="8.71187" calcext:value-type="float">
            <text:p>8.71</text:p>
          </table:table-cell>
        </table:table-row>
        <table:table-row table:style-name="ro1">
          <table:table-cell office:value-type="float" office:value="149040" calcext:value-type="float">
            <text:p>149040</text:p>
          </table:table-cell>
          <table:table-cell office:value-type="float" office:value="7.36487" calcext:value-type="float">
            <text:p>7.36</text:p>
          </table:table-cell>
        </table:table-row>
        <table:table-row table:style-name="ro1">
          <table:table-cell office:value-type="float" office:value="149100" calcext:value-type="float">
            <text:p>149100</text:p>
          </table:table-cell>
          <table:table-cell office:value-type="float" office:value="6.14223" calcext:value-type="float">
            <text:p>6.14</text:p>
          </table:table-cell>
        </table:table-row>
        <table:table-row table:style-name="ro1">
          <table:table-cell office:value-type="float" office:value="149160" calcext:value-type="float">
            <text:p>149160</text:p>
          </table:table-cell>
          <table:table-cell office:value-type="float" office:value="4.77614" calcext:value-type="float">
            <text:p>4.78</text:p>
          </table:table-cell>
        </table:table-row>
        <table:table-row table:style-name="ro1">
          <table:table-cell office:value-type="float" office:value="149220" calcext:value-type="float">
            <text:p>149220</text:p>
          </table:table-cell>
          <table:table-cell office:value-type="float" office:value="3.81449" calcext:value-type="float">
            <text:p>3.81</text:p>
          </table:table-cell>
        </table:table-row>
        <table:table-row table:style-name="ro1">
          <table:table-cell office:value-type="float" office:value="149280" calcext:value-type="float">
            <text:p>149280</text:p>
          </table:table-cell>
          <table:table-cell office:value-type="float" office:value="2.93227" calcext:value-type="float">
            <text:p>2.93</text:p>
          </table:table-cell>
        </table:table-row>
        <table:table-row table:style-name="ro1">
          <table:table-cell office:value-type="float" office:value="149340" calcext:value-type="float">
            <text:p>149340</text:p>
          </table:table-cell>
          <table:table-cell office:value-type="float" office:value="2.1815" calcext:value-type="float">
            <text:p>2.18</text:p>
          </table:table-cell>
        </table:table-row>
        <table:table-row table:style-name="ro1">
          <table:table-cell office:value-type="float" office:value="149400" calcext:value-type="float">
            <text:p>149400</text:p>
          </table:table-cell>
          <table:table-cell office:value-type="float" office:value="1.67547" calcext:value-type="float">
            <text:p>1.68</text:p>
          </table:table-cell>
        </table:table-row>
        <table:table-row table:style-name="ro1">
          <table:table-cell office:value-type="float" office:value="149460" calcext:value-type="float">
            <text:p>149460</text:p>
          </table:table-cell>
          <table:table-cell office:value-type="float" office:value="1.39706" calcext:value-type="float">
            <text:p>1.40</text:p>
          </table:table-cell>
        </table:table-row>
        <table:table-row table:style-name="ro1">
          <table:table-cell office:value-type="float" office:value="149520" calcext:value-type="float">
            <text:p>149520</text:p>
          </table:table-cell>
          <table:table-cell office:value-type="float" office:value="1.05127" calcext:value-type="float">
            <text:p>1.05</text:p>
          </table:table-cell>
        </table:table-row>
        <table:table-row table:style-name="ro1">
          <table:table-cell office:value-type="float" office:value="149580" calcext:value-type="float">
            <text:p>149580</text:p>
          </table:table-cell>
          <table:table-cell office:value-type="float" office:value="0.88029" calcext:value-type="float">
            <text:p>0.88</text:p>
          </table:table-cell>
        </table:table-row>
        <table:table-row table:style-name="ro1">
          <table:table-cell office:value-type="float" office:value="149640" calcext:value-type="float">
            <text:p>149640</text:p>
          </table:table-cell>
          <table:table-cell office:value-type="float" office:value="0.66278" calcext:value-type="float">
            <text:p>0.66</text:p>
          </table:table-cell>
        </table:table-row>
        <table:table-row table:style-name="ro1">
          <table:table-cell office:value-type="float" office:value="149700" calcext:value-type="float">
            <text:p>149700</text:p>
          </table:table-cell>
          <table:table-cell office:value-type="float" office:value="0.80793" calcext:value-type="float">
            <text:p>0.81</text:p>
          </table:table-cell>
        </table:table-row>
        <table:table-row table:style-name="ro1">
          <table:table-cell office:value-type="float" office:value="149760" calcext:value-type="float">
            <text:p>149760</text:p>
          </table:table-cell>
          <table:table-cell office:value-type="float" office:value="4.58351" calcext:value-type="float">
            <text:p>4.58</text:p>
          </table:table-cell>
        </table:table-row>
        <table:table-row table:style-name="ro1">
          <table:table-cell office:value-type="float" office:value="149820" calcext:value-type="float">
            <text:p>149820</text:p>
          </table:table-cell>
          <table:table-cell office:value-type="float" office:value="4.13821" calcext:value-type="float">
            <text:p>4.14</text:p>
          </table:table-cell>
        </table:table-row>
        <table:table-row table:style-name="ro1">
          <table:table-cell office:value-type="float" office:value="149880" calcext:value-type="float">
            <text:p>149880</text:p>
          </table:table-cell>
          <table:table-cell office:value-type="float" office:value="3.82014" calcext:value-type="float">
            <text:p>3.82</text:p>
          </table:table-cell>
        </table:table-row>
        <table:table-row table:style-name="ro1">
          <table:table-cell office:value-type="float" office:value="149940" calcext:value-type="float">
            <text:p>149940</text:p>
          </table:table-cell>
          <table:table-cell office:value-type="float" office:value="3.71263" calcext:value-type="float">
            <text:p>3.71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3.05654" calcext:value-type="float">
            <text:p>3.06</text:p>
          </table:table-cell>
        </table:table-row>
        <table:table-row table:style-name="ro1">
          <table:table-cell office:value-type="float" office:value="150060" calcext:value-type="float">
            <text:p>150060</text:p>
          </table:table-cell>
          <table:table-cell office:value-type="float" office:value="3.05654" calcext:value-type="float">
            <text:p>3.06</text:p>
          </table:table-cell>
        </table:table-row>
        <table:table-row table:style-name="ro1">
          <table:table-cell office:value-type="float" office:value="150120" calcext:value-type="float">
            <text:p>150120</text:p>
          </table:table-cell>
          <table:table-cell office:value-type="float" office:value="2.95518" calcext:value-type="float">
            <text:p>2.96</text:p>
          </table:table-cell>
        </table:table-row>
        <table:table-row table:style-name="ro1">
          <table:table-cell office:value-type="float" office:value="150180" calcext:value-type="float">
            <text:p>150180</text:p>
          </table:table-cell>
          <table:table-cell office:value-type="float" office:value="2.29274" calcext:value-type="float">
            <text:p>2.29</text:p>
          </table:table-cell>
        </table:table-row>
        <table:table-row table:style-name="ro1">
          <table:table-cell office:value-type="float" office:value="150240" calcext:value-type="float">
            <text:p>150240</text:p>
          </table:table-cell>
          <table:table-cell office:value-type="float" office:value="2.23537" calcext:value-type="float">
            <text:p>2.24</text:p>
          </table:table-cell>
        </table:table-row>
        <table:table-row table:style-name="ro1">
          <table:table-cell office:value-type="float" office:value="150300" calcext:value-type="float">
            <text:p>150300</text:p>
          </table:table-cell>
          <table:table-cell office:value-type="float" office:value="1.9807" calcext:value-type="float">
            <text:p>1.98</text:p>
          </table:table-cell>
        </table:table-row>
        <table:table-row table:style-name="ro1">
          <table:table-cell office:value-type="float" office:value="150360" calcext:value-type="float">
            <text:p>150360</text:p>
          </table:table-cell>
          <table:table-cell office:value-type="float" office:value="1.81554" calcext:value-type="float">
            <text:p>1.82</text:p>
          </table:table-cell>
        </table:table-row>
        <table:table-row table:style-name="ro1">
          <table:table-cell office:value-type="float" office:value="150420" calcext:value-type="float">
            <text:p>150420</text:p>
          </table:table-cell>
          <table:table-cell office:value-type="float" office:value="1.52871" calcext:value-type="float">
            <text:p>1.53</text:p>
          </table:table-cell>
        </table:table-row>
        <table:table-row table:style-name="ro1">
          <table:table-cell office:value-type="float" office:value="150480" calcext:value-type="float">
            <text:p>150480</text:p>
          </table:table-cell>
          <table:table-cell office:value-type="float" office:value="1.52239" calcext:value-type="float">
            <text:p>1.52</text:p>
          </table:table-cell>
        </table:table-row>
        <table:table-row table:style-name="ro1">
          <table:table-cell office:value-type="float" office:value="150540" calcext:value-type="float">
            <text:p>150540</text:p>
          </table:table-cell>
          <table:table-cell office:value-type="float" office:value="1.49078" calcext:value-type="float">
            <text:p>1.49</text:p>
          </table:table-cell>
        </table:table-row>
        <table:table-row table:style-name="ro1">
          <table:table-cell office:value-type="float" office:value="150600" calcext:value-type="float">
            <text:p>150600</text:p>
          </table:table-cell>
          <table:table-cell office:value-type="float" office:value="1.06394" calcext:value-type="float">
            <text:p>1.06</text:p>
          </table:table-cell>
        </table:table-row>
        <table:table-row table:style-name="ro1">
          <table:table-cell office:value-type="float" office:value="150660" calcext:value-type="float">
            <text:p>150660</text:p>
          </table:table-cell>
          <table:table-cell office:value-type="float" office:value="0.76446" calcext:value-type="float">
            <text:p>0.76</text:p>
          </table:table-cell>
        </table:table-row>
        <table:table-row table:style-name="ro1">
          <table:table-cell office:value-type="float" office:value="150720" calcext:value-type="float">
            <text:p>150720</text:p>
          </table:table-cell>
          <table:table-cell office:value-type="float" office:value="0.76446" calcext:value-type="float">
            <text:p>0.76</text:p>
          </table:table-cell>
        </table:table-row>
        <table:table-row table:style-name="ro1">
          <table:table-cell office:value-type="float" office:value="150780" calcext:value-type="float">
            <text:p>150780</text:p>
          </table:table-cell>
          <table:table-cell office:value-type="float" office:value="0.76446" calcext:value-type="float">
            <text:p>0.76</text:p>
          </table:table-cell>
        </table:table-row>
        <table:table-row table:style-name="ro1">
          <table:table-cell office:value-type="float" office:value="150840" calcext:value-type="float">
            <text:p>150840</text:p>
          </table:table-cell>
          <table:table-cell office:value-type="float" office:value="0.76446" calcext:value-type="float">
            <text:p>0.76</text:p>
          </table:table-cell>
        </table:table-row>
        <table:table-row table:style-name="ro1">
          <table:table-cell office:value-type="float" office:value="150900" calcext:value-type="float">
            <text:p>150900</text:p>
          </table:table-cell>
          <table:table-cell office:value-type="float" office:value="0.75812" calcext:value-type="float">
            <text:p>0.76</text:p>
          </table:table-cell>
        </table:table-row>
        <table:table-row table:style-name="ro1">
          <table:table-cell office:value-type="float" office:value="150960" calcext:value-type="float">
            <text:p>150960</text:p>
          </table:table-cell>
          <table:table-cell office:value-type="float" office:value="0.33121" calcext:value-type="float">
            <text:p>0.33</text:p>
          </table:table-cell>
        </table:table-row>
        <table:table-row table:style-name="ro1">
          <table:table-cell office:value-type="float" office:value="151020" calcext:value-type="float">
            <text:p>151020</text:p>
          </table:table-cell>
          <table:table-cell office:value-type="float" office:value="0.01902" calcext:value-type="float">
            <text:p>0.02</text:p>
          </table:table-cell>
        </table:table-row>
        <table:table-row table:style-name="ro1">
          <table:table-cell office:value-type="float" office:value="151080" calcext:value-type="float">
            <text:p>1510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1140" calcext:value-type="float">
            <text:p>1511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1200" calcext:value-type="float">
            <text:p>1512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1260" calcext:value-type="float">
            <text:p>1512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1320" calcext:value-type="float">
            <text:p>1513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1380" calcext:value-type="float">
            <text:p>1513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1440" calcext:value-type="float">
            <text:p>1514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1500" calcext:value-type="float">
            <text:p>1515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1560" calcext:value-type="float">
            <text:p>1515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1620" calcext:value-type="float">
            <text:p>1516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1680" calcext:value-type="float">
            <text:p>1516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1740" calcext:value-type="float">
            <text:p>1517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1800" calcext:value-type="float">
            <text:p>1518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1860" calcext:value-type="float">
            <text:p>1518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1920" calcext:value-type="float">
            <text:p>1519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1980" calcext:value-type="float">
            <text:p>1519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2040" calcext:value-type="float">
            <text:p>1520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2100" calcext:value-type="float">
            <text:p>1521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2160" calcext:value-type="float">
            <text:p>1521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2220" calcext:value-type="float">
            <text:p>1522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2280" calcext:value-type="float">
            <text:p>1522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2340" calcext:value-type="float">
            <text:p>1523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2400" calcext:value-type="float">
            <text:p>1524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2460" calcext:value-type="float">
            <text:p>1524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2520" calcext:value-type="float">
            <text:p>1525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2580" calcext:value-type="float">
            <text:p>1525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2640" calcext:value-type="float">
            <text:p>1526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2700" calcext:value-type="float">
            <text:p>1527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2760" calcext:value-type="float">
            <text:p>1527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2820" calcext:value-type="float">
            <text:p>1528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2880" calcext:value-type="float">
            <text:p>1528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2940" calcext:value-type="float">
            <text:p>1529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3000" calcext:value-type="float">
            <text:p>1530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3060" calcext:value-type="float">
            <text:p>1530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3120" calcext:value-type="float">
            <text:p>1531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3180" calcext:value-type="float">
            <text:p>1531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3240" calcext:value-type="float">
            <text:p>1532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3300" calcext:value-type="float">
            <text:p>1533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3360" calcext:value-type="float">
            <text:p>1533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3420" calcext:value-type="float">
            <text:p>1534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3480" calcext:value-type="float">
            <text:p>1534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3540" calcext:value-type="float">
            <text:p>1535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3600" calcext:value-type="float">
            <text:p>1536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3660" calcext:value-type="float">
            <text:p>1536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3720" calcext:value-type="float">
            <text:p>1537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3780" calcext:value-type="float">
            <text:p>1537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3840" calcext:value-type="float">
            <text:p>1538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3900" calcext:value-type="float">
            <text:p>1539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3960" calcext:value-type="float">
            <text:p>1539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4020" calcext:value-type="float">
            <text:p>1540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4080" calcext:value-type="float">
            <text:p>1540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4140" calcext:value-type="float">
            <text:p>1541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4200" calcext:value-type="float">
            <text:p>1542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4260" calcext:value-type="float">
            <text:p>1542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4320" calcext:value-type="float">
            <text:p>1543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4380" calcext:value-type="float">
            <text:p>1543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4440" calcext:value-type="float">
            <text:p>1544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4500" calcext:value-type="float">
            <text:p>1545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4560" calcext:value-type="float">
            <text:p>1545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4620" calcext:value-type="float">
            <text:p>1546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4680" calcext:value-type="float">
            <text:p>1546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4740" calcext:value-type="float">
            <text:p>1547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4800" calcext:value-type="float">
            <text:p>1548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4860" calcext:value-type="float">
            <text:p>1548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4920" calcext:value-type="float">
            <text:p>1549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4980" calcext:value-type="float">
            <text:p>1549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5040" calcext:value-type="float">
            <text:p>1550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5100" calcext:value-type="float">
            <text:p>1551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5160" calcext:value-type="float">
            <text:p>1551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5220" calcext:value-type="float">
            <text:p>1552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5280" calcext:value-type="float">
            <text:p>1552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5340" calcext:value-type="float">
            <text:p>1553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5400" calcext:value-type="float">
            <text:p>1554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5460" calcext:value-type="float">
            <text:p>1554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5520" calcext:value-type="float">
            <text:p>1555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5580" calcext:value-type="float">
            <text:p>1555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5640" calcext:value-type="float">
            <text:p>1556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5700" calcext:value-type="float">
            <text:p>1557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5760" calcext:value-type="float">
            <text:p>1557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5820" calcext:value-type="float">
            <text:p>1558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5880" calcext:value-type="float">
            <text:p>1558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5940" calcext:value-type="float">
            <text:p>1559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6000" calcext:value-type="float">
            <text:p>1560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6060" calcext:value-type="float">
            <text:p>1560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6120" calcext:value-type="float">
            <text:p>1561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6180" calcext:value-type="float">
            <text:p>1561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6240" calcext:value-type="float">
            <text:p>1562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6300" calcext:value-type="float">
            <text:p>1563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6360" calcext:value-type="float">
            <text:p>1563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6420" calcext:value-type="float">
            <text:p>1564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6480" calcext:value-type="float">
            <text:p>1564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6540" calcext:value-type="float">
            <text:p>1565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6600" calcext:value-type="float">
            <text:p>15660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56660" calcext:value-type="float">
            <text:p>1566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6720" calcext:value-type="float">
            <text:p>1567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6780" calcext:value-type="float">
            <text:p>1567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6840" calcext:value-type="float">
            <text:p>1568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6900" calcext:value-type="float">
            <text:p>1569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6960" calcext:value-type="float">
            <text:p>1569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7020" calcext:value-type="float">
            <text:p>1570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7080" calcext:value-type="float">
            <text:p>1570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7140" calcext:value-type="float">
            <text:p>1571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7200" calcext:value-type="float">
            <text:p>1572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7260" calcext:value-type="float">
            <text:p>1572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7320" calcext:value-type="float">
            <text:p>1573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7380" calcext:value-type="float">
            <text:p>1573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7440" calcext:value-type="float">
            <text:p>1574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7500" calcext:value-type="float">
            <text:p>1575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7560" calcext:value-type="float">
            <text:p>1575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7620" calcext:value-type="float">
            <text:p>1576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7680" calcext:value-type="float">
            <text:p>1576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7740" calcext:value-type="float">
            <text:p>1577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7800" calcext:value-type="float">
            <text:p>1578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7860" calcext:value-type="float">
            <text:p>1578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7920" calcext:value-type="float">
            <text:p>1579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7980" calcext:value-type="float">
            <text:p>1579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8040" calcext:value-type="float">
            <text:p>1580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8100" calcext:value-type="float">
            <text:p>1581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8160" calcext:value-type="float">
            <text:p>1581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8220" calcext:value-type="float">
            <text:p>1582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8280" calcext:value-type="float">
            <text:p>1582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8340" calcext:value-type="float">
            <text:p>1583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8400" calcext:value-type="float">
            <text:p>1584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8460" calcext:value-type="float">
            <text:p>1584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8520" calcext:value-type="float">
            <text:p>1585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8580" calcext:value-type="float">
            <text:p>1585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8640" calcext:value-type="float">
            <text:p>1586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8700" calcext:value-type="float">
            <text:p>1587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8760" calcext:value-type="float">
            <text:p>1587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8820" calcext:value-type="float">
            <text:p>1588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8880" calcext:value-type="float">
            <text:p>1588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8940" calcext:value-type="float">
            <text:p>1589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9000" calcext:value-type="float">
            <text:p>1590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9060" calcext:value-type="float">
            <text:p>1590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9120" calcext:value-type="float">
            <text:p>1591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9180" calcext:value-type="float">
            <text:p>1591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9240" calcext:value-type="float">
            <text:p>1592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9300" calcext:value-type="float">
            <text:p>1593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9360" calcext:value-type="float">
            <text:p>1593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9420" calcext:value-type="float">
            <text:p>1594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9480" calcext:value-type="float">
            <text:p>1594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9540" calcext:value-type="float">
            <text:p>1595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9600" calcext:value-type="float">
            <text:p>1596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9660" calcext:value-type="float">
            <text:p>1596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9720" calcext:value-type="float">
            <text:p>1597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9780" calcext:value-type="float">
            <text:p>1597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9840" calcext:value-type="float">
            <text:p>1598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9900" calcext:value-type="float">
            <text:p>1599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9960" calcext:value-type="float">
            <text:p>1599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0020" calcext:value-type="float">
            <text:p>1600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0080" calcext:value-type="float">
            <text:p>1600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0140" calcext:value-type="float">
            <text:p>1601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0200" calcext:value-type="float">
            <text:p>16020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60260" calcext:value-type="float">
            <text:p>1602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0320" calcext:value-type="float">
            <text:p>1603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0380" calcext:value-type="float">
            <text:p>1603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0440" calcext:value-type="float">
            <text:p>1604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0500" calcext:value-type="float">
            <text:p>1605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0560" calcext:value-type="float">
            <text:p>1605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0620" calcext:value-type="float">
            <text:p>1606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0680" calcext:value-type="float">
            <text:p>1606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0740" calcext:value-type="float">
            <text:p>1607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0800" calcext:value-type="float">
            <text:p>1608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0860" calcext:value-type="float">
            <text:p>1608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0920" calcext:value-type="float">
            <text:p>1609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0980" calcext:value-type="float">
            <text:p>1609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1040" calcext:value-type="float">
            <text:p>1610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1100" calcext:value-type="float">
            <text:p>1611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1160" calcext:value-type="float">
            <text:p>1611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1220" calcext:value-type="float">
            <text:p>1612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1280" calcext:value-type="float">
            <text:p>1612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1340" calcext:value-type="float">
            <text:p>1613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1400" calcext:value-type="float">
            <text:p>1614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1460" calcext:value-type="float">
            <text:p>1614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1520" calcext:value-type="float">
            <text:p>1615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1580" calcext:value-type="float">
            <text:p>1615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1640" calcext:value-type="float">
            <text:p>1616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1700" calcext:value-type="float">
            <text:p>1617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1760" calcext:value-type="float">
            <text:p>1617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1820" calcext:value-type="float">
            <text:p>1618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1880" calcext:value-type="float">
            <text:p>1618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1940" calcext:value-type="float">
            <text:p>1619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2000" calcext:value-type="float">
            <text:p>1620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2060" calcext:value-type="float">
            <text:p>1620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2120" calcext:value-type="float">
            <text:p>1621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2180" calcext:value-type="float">
            <text:p>1621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2240" calcext:value-type="float">
            <text:p>1622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2300" calcext:value-type="float">
            <text:p>1623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2360" calcext:value-type="float">
            <text:p>1623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2420" calcext:value-type="float">
            <text:p>1624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2480" calcext:value-type="float">
            <text:p>1624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2540" calcext:value-type="float">
            <text:p>1625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2600" calcext:value-type="float">
            <text:p>1626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2660" calcext:value-type="float">
            <text:p>1626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2720" calcext:value-type="float">
            <text:p>1627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2780" calcext:value-type="float">
            <text:p>1627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2840" calcext:value-type="float">
            <text:p>1628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2900" calcext:value-type="float">
            <text:p>1629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2960" calcext:value-type="float">
            <text:p>1629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3020" calcext:value-type="float">
            <text:p>1630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3080" calcext:value-type="float">
            <text:p>1630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3140" calcext:value-type="float">
            <text:p>1631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3200" calcext:value-type="float">
            <text:p>1632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3260" calcext:value-type="float">
            <text:p>1632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3320" calcext:value-type="float">
            <text:p>1633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3380" calcext:value-type="float">
            <text:p>1633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3440" calcext:value-type="float">
            <text:p>1634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3500" calcext:value-type="float">
            <text:p>1635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3560" calcext:value-type="float">
            <text:p>1635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3620" calcext:value-type="float">
            <text:p>1636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3680" calcext:value-type="float">
            <text:p>1636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3740" calcext:value-type="float">
            <text:p>1637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3800" calcext:value-type="float">
            <text:p>1638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3860" calcext:value-type="float">
            <text:p>1638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3920" calcext:value-type="float">
            <text:p>1639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3980" calcext:value-type="float">
            <text:p>1639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4040" calcext:value-type="float">
            <text:p>1640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4100" calcext:value-type="float">
            <text:p>1641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4160" calcext:value-type="float">
            <text:p>1641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4220" calcext:value-type="float">
            <text:p>1642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4280" calcext:value-type="float">
            <text:p>1642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4340" calcext:value-type="float">
            <text:p>1643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4400" calcext:value-type="float">
            <text:p>1644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4460" calcext:value-type="float">
            <text:p>1644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4520" calcext:value-type="float">
            <text:p>1645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4580" calcext:value-type="float">
            <text:p>1645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4640" calcext:value-type="float">
            <text:p>1646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4700" calcext:value-type="float">
            <text:p>1647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4760" calcext:value-type="float">
            <text:p>1647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4820" calcext:value-type="float">
            <text:p>1648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4880" calcext:value-type="float">
            <text:p>1648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4940" calcext:value-type="float">
            <text:p>1649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5000" calcext:value-type="float">
            <text:p>1650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5060" calcext:value-type="float">
            <text:p>1650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5120" calcext:value-type="float">
            <text:p>1651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5180" calcext:value-type="float">
            <text:p>1651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5240" calcext:value-type="float">
            <text:p>1652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5300" calcext:value-type="float">
            <text:p>1653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5360" calcext:value-type="float">
            <text:p>1653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5420" calcext:value-type="float">
            <text:p>1654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5480" calcext:value-type="float">
            <text:p>1654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5540" calcext:value-type="float">
            <text:p>1655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5600" calcext:value-type="float">
            <text:p>1656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5660" calcext:value-type="float">
            <text:p>1656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5720" calcext:value-type="float">
            <text:p>1657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5780" calcext:value-type="float">
            <text:p>1657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5840" calcext:value-type="float">
            <text:p>1658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5900" calcext:value-type="float">
            <text:p>1659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5960" calcext:value-type="float">
            <text:p>1659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6020" calcext:value-type="float">
            <text:p>1660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6080" calcext:value-type="float">
            <text:p>1660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6140" calcext:value-type="float">
            <text:p>1661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6200" calcext:value-type="float">
            <text:p>1662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6260" calcext:value-type="float">
            <text:p>1662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6320" calcext:value-type="float">
            <text:p>1663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6380" calcext:value-type="float">
            <text:p>1663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6440" calcext:value-type="float">
            <text:p>1664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6500" calcext:value-type="float">
            <text:p>1665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6560" calcext:value-type="float">
            <text:p>1665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6620" calcext:value-type="float">
            <text:p>1666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6680" calcext:value-type="float">
            <text:p>1666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6740" calcext:value-type="float">
            <text:p>1667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6800" calcext:value-type="float">
            <text:p>1668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6860" calcext:value-type="float">
            <text:p>1668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6920" calcext:value-type="float">
            <text:p>1669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6980" calcext:value-type="float">
            <text:p>1669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7040" calcext:value-type="float">
            <text:p>1670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7100" calcext:value-type="float">
            <text:p>1671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7160" calcext:value-type="float">
            <text:p>1671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7220" calcext:value-type="float">
            <text:p>1672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7280" calcext:value-type="float">
            <text:p>1672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7340" calcext:value-type="float">
            <text:p>1673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7400" calcext:value-type="float">
            <text:p>1674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7460" calcext:value-type="float">
            <text:p>1674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7520" calcext:value-type="float">
            <text:p>1675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7580" calcext:value-type="float">
            <text:p>1675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7640" calcext:value-type="float">
            <text:p>1676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7700" calcext:value-type="float">
            <text:p>1677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7760" calcext:value-type="float">
            <text:p>1677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7820" calcext:value-type="float">
            <text:p>1678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7880" calcext:value-type="float">
            <text:p>1678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7940" calcext:value-type="float">
            <text:p>1679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8000" calcext:value-type="float">
            <text:p>1680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8060" calcext:value-type="float">
            <text:p>1680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8120" calcext:value-type="float">
            <text:p>1681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8180" calcext:value-type="float">
            <text:p>1681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8240" calcext:value-type="float">
            <text:p>1682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8300" calcext:value-type="float">
            <text:p>1683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8360" calcext:value-type="float">
            <text:p>1683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8420" calcext:value-type="float">
            <text:p>1684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8480" calcext:value-type="float">
            <text:p>1684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8540" calcext:value-type="float">
            <text:p>1685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8600" calcext:value-type="float">
            <text:p>1686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8660" calcext:value-type="float">
            <text:p>1686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8720" calcext:value-type="float">
            <text:p>1687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8780" calcext:value-type="float">
            <text:p>1687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8840" calcext:value-type="float">
            <text:p>1688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8900" calcext:value-type="float">
            <text:p>1689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8960" calcext:value-type="float">
            <text:p>1689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9020" calcext:value-type="float">
            <text:p>1690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9080" calcext:value-type="float">
            <text:p>1690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9140" calcext:value-type="float">
            <text:p>1691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9200" calcext:value-type="float">
            <text:p>1692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9260" calcext:value-type="float">
            <text:p>1692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9320" calcext:value-type="float">
            <text:p>1693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9380" calcext:value-type="float">
            <text:p>1693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9440" calcext:value-type="float">
            <text:p>1694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9500" calcext:value-type="float">
            <text:p>1695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9560" calcext:value-type="float">
            <text:p>1695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9620" calcext:value-type="float">
            <text:p>1696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9680" calcext:value-type="float">
            <text:p>1696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9740" calcext:value-type="float">
            <text:p>1697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9800" calcext:value-type="float">
            <text:p>1698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9860" calcext:value-type="float">
            <text:p>1698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9920" calcext:value-type="float">
            <text:p>1699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9980" calcext:value-type="float">
            <text:p>1699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0040" calcext:value-type="float">
            <text:p>1700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0100" calcext:value-type="float">
            <text:p>1701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0160" calcext:value-type="float">
            <text:p>1701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0220" calcext:value-type="float">
            <text:p>1702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0280" calcext:value-type="float">
            <text:p>1702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0340" calcext:value-type="float">
            <text:p>1703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0400" calcext:value-type="float">
            <text:p>1704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0460" calcext:value-type="float">
            <text:p>1704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0520" calcext:value-type="float">
            <text:p>1705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0580" calcext:value-type="float">
            <text:p>1705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0640" calcext:value-type="float">
            <text:p>1706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0700" calcext:value-type="float">
            <text:p>1707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0760" calcext:value-type="float">
            <text:p>1707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0820" calcext:value-type="float">
            <text:p>1708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0880" calcext:value-type="float">
            <text:p>1708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0940" calcext:value-type="float">
            <text:p>1709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1000" calcext:value-type="float">
            <text:p>171000</text:p>
          </table:table-cell>
          <table:table-cell office:value-type="float" office:value="0.00634" calcext:value-type="float">
            <text:p>0.01</text:p>
          </table:table-cell>
        </table:table-row>
        <table:table-row table:style-name="ro1">
          <table:table-cell office:value-type="float" office:value="171060" calcext:value-type="float">
            <text:p>1710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1120" calcext:value-type="float">
            <text:p>1711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1180" calcext:value-type="float">
            <text:p>1711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1240" calcext:value-type="float">
            <text:p>1712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1300" calcext:value-type="float">
            <text:p>1713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1360" calcext:value-type="float">
            <text:p>1713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1420" calcext:value-type="float">
            <text:p>1714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1480" calcext:value-type="float">
            <text:p>1714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1540" calcext:value-type="float">
            <text:p>1715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1600" calcext:value-type="float">
            <text:p>1716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1660" calcext:value-type="float">
            <text:p>1716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1720" calcext:value-type="float">
            <text:p>1717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1780" calcext:value-type="float">
            <text:p>1717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1840" calcext:value-type="float">
            <text:p>1718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1900" calcext:value-type="float">
            <text:p>1719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1960" calcext:value-type="float">
            <text:p>1719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2020" calcext:value-type="float">
            <text:p>1720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2080" calcext:value-type="float">
            <text:p>1720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2140" calcext:value-type="float">
            <text:p>1721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2200" calcext:value-type="float">
            <text:p>1722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2260" calcext:value-type="float">
            <text:p>1722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2320" calcext:value-type="float">
            <text:p>1723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2380" calcext:value-type="float">
            <text:p>1723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2440" calcext:value-type="float">
            <text:p>1724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2500" calcext:value-type="float">
            <text:p>1725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2560" calcext:value-type="float">
            <text:p>17256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2620" calcext:value-type="float">
            <text:p>1726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2680" calcext:value-type="float">
            <text:p>1726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2740" calcext:value-type="float">
            <text:p>17274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2800" calcext:value-type="float">
            <text:p>172800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number-rows-repeated="104569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7-03T13:45:30.918942695</meta:creation-date>
    <dc:date>2021-07-03T14:37:53.387619895</dc:date>
    <meta:editing-duration>PT32M1S</meta:editing-duration>
    <meta:editing-cycles>1</meta:editing-cycles>
    <meta:document-statistic meta:table-count="1" meta:cell-count="5762" meta:object-count="0"/>
    <meta:generator>LibreOffice/7.1.4.2$Linux_X86_64 LibreOffice_project/e19c8e005a853514adc94ef87a3fca3f43994787</meta:generator>
  </office:meta>
</office:document-meta>
</file>